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229.49pt"/>
    </style:style>
    <style:style style:name="co6" style:family="table-column">
      <style:table-column-properties fo:break-before="auto" style:column-width="94.51pt"/>
    </style:style>
    <style:style style:name="co10" style:family="table-column">
      <style:table-column-properties fo:break-before="auto" style:column-width="96.75pt"/>
    </style:style>
    <style:style style:name="co11" style:family="table-column">
      <style:table-column-properties fo:break-before="auto" style:column-width="104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2" style:family="table" style:master-page-name="PageStyle_5f_Relative_20_quantities">
      <style:table-properties table:display="true" style:writing-mode="lr-tb"/>
    </style:style>
    <style:style style:name="ta3" style:family="table" style:master-page-name="PageStyle_5f_Missing_20_data">
      <style:table-properties table:display="true" style:writing-mode="lr-tb"/>
    </style:style>
    <style:style style:name="ta4" style:family="table" style:master-page-name="PageStyle_5f_Log2">
      <style:table-properties table:display="true" style:writing-mode="lr-tb"/>
    </style:style>
    <style:style style:name="ta5" style:family="table" style:master-page-name="PageStyle_5f_Mean-centered">
      <style:table-properties table:display="true" style:writing-mode="lr-tb"/>
    </style:style>
    <style:style style:name="ta6" style:family="table" style:master-page-name="PageStyle_5f_Autoscaled">
      <style:table-properties table:display="true" style:writing-mode="lr-tb"/>
    </style:style>
    <style:style style:name="ta7" style:family="table" style:master-page-name="PageStyle_5f_Raw_5f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_Data" table:style-name="ta7">
        <office:forms form:automatic-focus="false" form:apply-design-mode="false"/>
        <table:table-column table:style-name="co1" table:default-cell-style-name="ce12"/>
        <table:table-column table:style-name="co2" table:number-columns-repeated="32" table:default-cell-style-name="ce12"/>
        <table:table-column table:style-name="co10" table:default-cell-style-name="ce12"/>
        <table:table-column table:style-name="co11" table:default-cell-style-name="ce12"/>
        <table:table-column table:style-name="co2" table:default-cell-style-name="ce12"/>
        <table:table-column table:style-name="co5" table:default-cell-style-name="ce12"/>
        <table:table-column table:style-name="co2" table:number-columns-repeated="2" table:default-cell-style-name="ce12"/>
        <table:table-column table:style-name="co6" table:default-cell-style-name="ce12"/>
        <table:table-column table:style-name="co2" table:number-columns-repeated="984" table:default-cell-style-name="ce12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table:style-name="ce13" office:value-type="string" calcext:value-type="string">
            <text:p>#Plasmideos</text:p>
          </table:table-cell>
          <table:table-cell table:style-name="ce13" office:value-type="string" calcext:value-type="string">
            <text:p>#Morfologia</text:p>
          </table:table-cell>
          <table:table-cell table:style-name="ce13" office:value-type="string" calcext:value-type="string">
            <text:p>#Patch_clamp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office:value-type="float" office:value="37.0699996948242" calcext:value-type="float">
            <text:p>37.0699996948</text:p>
          </table:table-cell>
          <table:table-cell office:value-type="float" office:value="45.9049987792969" calcext:value-type="float">
            <text:p>45.9049987793</text:p>
          </table:table-cell>
          <table:table-cell office:value-type="float" office:value="44.5289993286133" calcext:value-type="float">
            <text:p>44.5289993286</text:p>
          </table:table-cell>
          <table:table-cell office:value-type="float" office:value="38.4179992675781" calcext:value-type="float">
            <text:p>38.4179992676</text:p>
          </table:table-cell>
          <table:table-cell office:value-type="float" office:value="40.9850006103516" calcext:value-type="float">
            <text:p>40.9850006104</text:p>
          </table:table-cell>
          <table:table-cell office:value-type="float" office:value="46.4609985351563" calcext:value-type="float">
            <text:p>46.4609985352</text:p>
          </table:table-cell>
          <table:table-cell office:value-type="float" office:value="43.4309997558594" calcext:value-type="float">
            <text:p>43.4309997559</text:p>
          </table:table-cell>
          <table:table-cell table:style-name="Default"/>
          <table:table-cell office:value-type="float" office:value="41.5190010070801" calcext:value-type="float">
            <text:p>41.5190010071</text:p>
          </table:table-cell>
          <table:table-cell office:value-type="float" office:value="45.0229988098145" calcext:value-type="float">
            <text:p>45.0229988098</text:p>
          </table:table-cell>
          <table:table-cell office:value-type="float" office:value="43.8530006408691" calcext:value-type="float">
            <text:p>43.8530006409</text:p>
          </table:table-cell>
          <table:table-cell office:value-type="float" office:value="45.2159996032715" calcext:value-type="float">
            <text:p>45.2159996033</text:p>
          </table:table-cell>
          <table:table-cell office:value-type="float" office:value="39.7799987792969" calcext:value-type="float">
            <text:p>39.7799987793</text:p>
          </table:table-cell>
          <table:table-cell office:value-type="float" office:value="37.0999984741211" calcext:value-type="float">
            <text:p>37.0999984741</text:p>
          </table:table-cell>
          <table:table-cell office:value-type="float" office:value="36.882999420166" calcext:value-type="float">
            <text:p>36.8829994202</text:p>
          </table:table-cell>
          <table:table-cell office:value-type="float" office:value="33.4609985351562" calcext:value-type="float">
            <text:p>33.4609985352</text:p>
          </table:table-cell>
          <table:table-cell office:value-type="float" office:value="45.6879997253418" calcext:value-type="float">
            <text:p>45.6879997253</text:p>
          </table:table-cell>
          <table:table-cell office:value-type="float" office:value="34.8950004577637" calcext:value-type="float">
            <text:p>34.8950004578</text:p>
          </table:table-cell>
          <table:table-cell office:value-type="float" office:value="46.0009994506836" calcext:value-type="float">
            <text:p>46.0009994507</text:p>
          </table:table-cell>
          <table:table-cell office:value-type="float" office:value="33.6949996948242" calcext:value-type="float">
            <text:p>33.6949996948</text:p>
          </table:table-cell>
          <table:table-cell office:value-type="float" office:value="44.5120010375977" calcext:value-type="float">
            <text:p>44.5120010376</text:p>
          </table:table-cell>
          <table:table-cell office:value-type="float" office:value="40.1660003662109" calcext:value-type="float">
            <text:p>40.1660003662</text:p>
          </table:table-cell>
          <table:table-cell office:value-type="float" office:value="41.0979995727539" calcext:value-type="float">
            <text:p>41.0979995728</text:p>
          </table:table-cell>
          <table:table-cell office:value-type="float" office:value="43.8889999389648" calcext:value-type="float">
            <text:p>43.888999939</text:p>
          </table:table-cell>
          <table:table-cell table:style-name="Default"/>
          <table:table-cell office:value-type="float" office:value="47.5320014953613" calcext:value-type="float">
            <text:p>47.5320014954</text:p>
          </table:table-cell>
          <table:table-cell office:value-type="float" office:value="37.1269989013672" calcext:value-type="float">
            <text:p>37.1269989014</text:p>
          </table:table-cell>
          <table:table-cell table:style-name="Default"/>
          <table:table-cell office:value-type="float" office:value="40.1969985961914" calcext:value-type="float">
            <text:p>40.1969985962</text:p>
          </table:table-cell>
          <table:table-cell office:value-type="float" office:value="38.7849998474121" calcext:value-type="float">
            <text:p>38.7849998474</text:p>
          </table:table-cell>
          <table:table-cell table:style-name="ce14" office:value-type="string" calcext:value-type="string">
            <text:p>GFP Dsred</text:p>
          </table:table-cell>
          <table:table-cell table:style-name="ce14" office:value-type="string" calcext:value-type="string">
            <text:p>Fibroblastoide</text:p>
          </table:table-cell>
          <table:table-cell table:style-name="ce14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office:value-type="float" office:value="43.1339988708496" calcext:value-type="float">
            <text:p>43.1339988708</text:p>
          </table:table-cell>
          <table:table-cell table:style-name="Default" table:number-columns-repeated="2"/>
          <table:table-cell office:value-type="float" office:value="43.4850006103516" calcext:value-type="float">
            <text:p>43.4850006104</text:p>
          </table:table-cell>
          <table:table-cell office:value-type="float" office:value="41.1279983520508" calcext:value-type="float">
            <text:p>41.1279983521</text:p>
          </table:table-cell>
          <table:table-cell table:style-name="Default"/>
          <table:table-cell office:value-type="float" office:value="41.6489982604981" calcext:value-type="float">
            <text:p>41.6489982605</text:p>
          </table:table-cell>
          <table:table-cell table:style-name="Default"/>
          <table:table-cell office:value-type="float" office:value="38.2729988098144" calcext:value-type="float">
            <text:p>38.2729988098</text:p>
          </table:table-cell>
          <table:table-cell office:value-type="float" office:value="39.4900016784668" calcext:value-type="float">
            <text:p>39.4900016785</text:p>
          </table:table-cell>
          <table:table-cell office:value-type="float" office:value="38.8800010681152" calcext:value-type="float">
            <text:p>38.8800010681</text:p>
          </table:table-cell>
          <table:table-cell office:value-type="float" office:value="40.7210006713867" calcext:value-type="float">
            <text:p>40.7210006714</text:p>
          </table:table-cell>
          <table:table-cell office:value-type="float" office:value="38.148998260498" calcext:value-type="float">
            <text:p>38.1489982605</text:p>
          </table:table-cell>
          <table:table-cell office:value-type="float" office:value="38.8680000305176" calcext:value-type="float">
            <text:p>38.8680000305</text:p>
          </table:table-cell>
          <table:table-cell office:value-type="float" office:value="38.9910011291504" calcext:value-type="float">
            <text:p>38.9910011292</text:p>
          </table:table-cell>
          <table:table-cell office:value-type="float" office:value="37.7900009155273" calcext:value-type="float">
            <text:p>37.7900009155</text:p>
          </table:table-cell>
          <table:table-cell office:value-type="float" office:value="43.1699981689453" calcext:value-type="float">
            <text:p>43.1699981689</text:p>
          </table:table-cell>
          <table:table-cell office:value-type="float" office:value="35.7639999389648" calcext:value-type="float">
            <text:p>35.763999939</text:p>
          </table:table-cell>
          <table:table-cell table:style-name="Default"/>
          <table:table-cell office:value-type="float" office:value="30.2099990844727" calcext:value-type="float">
            <text:p>30.2099990845</text:p>
          </table:table-cell>
          <table:table-cell table:style-name="Default"/>
          <table:table-cell office:value-type="float" office:value="39.3040008544922" calcext:value-type="float">
            <text:p>39.3040008545</text:p>
          </table:table-cell>
          <table:table-cell office:value-type="float" office:value="39.7869987487793" calcext:value-type="float">
            <text:p>39.7869987488</text:p>
          </table:table-cell>
          <table:table-cell office:value-type="float" office:value="40.7109985351562" calcext:value-type="float">
            <text:p>40.7109985352</text:p>
          </table:table-cell>
          <table:table-cell table:style-name="Default" table:number-columns-repeated="2"/>
          <table:table-cell office:value-type="float" office:value="37.3759994506836" calcext:value-type="float">
            <text:p>37.3759994507</text:p>
          </table:table-cell>
          <table:table-cell office:value-type="float" office:value="31.246000289917" calcext:value-type="float">
            <text:p>31.2460002899</text:p>
          </table:table-cell>
          <table:table-cell office:value-type="float" office:value="40.435001373291" calcext:value-type="float">
            <text:p>40.4350013733</text:p>
          </table:table-cell>
          <table:table-cell office:value-type="float" office:value="34.8930015563965" calcext:value-type="float">
            <text:p>34.8930015564</text:p>
          </table:table-cell>
          <table:table-cell table:style-name="ce14" office:value-type="string" calcext:value-type="string">
            <text:p>GFP Dsred</text:p>
          </table:table-cell>
          <table:table-cell table:style-name="ce14" office:value-type="string" calcext:value-type="string">
            <text:p>Fibroblastoide</text:p>
          </table:table-cell>
          <table:table-cell table:style-name="ce14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office:value-type="float" office:value="46.2599983215332" calcext:value-type="float">
            <text:p>46.2599983215</text:p>
          </table:table-cell>
          <table:table-cell office:value-type="float" office:value="48.7179985046387" calcext:value-type="float">
            <text:p>48.7179985046</text:p>
          </table:table-cell>
          <table:table-cell office:value-type="float" office:value="45.8580017089844" calcext:value-type="float">
            <text:p>45.858001709</text:p>
          </table:table-cell>
          <table:table-cell office:value-type="float" office:value="40.3009986877441" calcext:value-type="float">
            <text:p>40.3009986877</text:p>
          </table:table-cell>
          <table:table-cell office:value-type="float" office:value="43.3019981384277" calcext:value-type="float">
            <text:p>43.3019981384</text:p>
          </table:table-cell>
          <table:table-cell office:value-type="float" office:value="32.2890014648438" calcext:value-type="float">
            <text:p>32.2890014648</text:p>
          </table:table-cell>
          <table:table-cell office:value-type="float" office:value="46.5900001525879" calcext:value-type="float">
            <text:p>46.5900001526</text:p>
          </table:table-cell>
          <table:table-cell table:style-name="Default"/>
          <table:table-cell office:value-type="float" office:value="43.7060012817383" calcext:value-type="float">
            <text:p>43.7060012817</text:p>
          </table:table-cell>
          <table:table-cell office:value-type="float" office:value="46.5830001831055" calcext:value-type="float">
            <text:p>46.5830001831</text:p>
          </table:table-cell>
          <table:table-cell office:value-type="float" office:value="32.109001159668" calcext:value-type="float">
            <text:p>32.1090011597</text:p>
          </table:table-cell>
          <table:table-cell office:value-type="float" office:value="42.3310012817383" calcext:value-type="float">
            <text:p>42.3310012817</text:p>
          </table:table-cell>
          <table:table-cell office:value-type="float" office:value="42.3979988098145" calcext:value-type="float">
            <text:p>42.3979988098</text:p>
          </table:table-cell>
          <table:table-cell table:style-name="Default"/>
          <table:table-cell office:value-type="float" office:value="44.4799995422363" calcext:value-type="float">
            <text:p>44.4799995422</text:p>
          </table:table-cell>
          <table:table-cell office:value-type="float" office:value="31.30299949646" calcext:value-type="float">
            <text:p>31.3029994965</text:p>
          </table:table-cell>
          <table:table-cell table:style-name="Default"/>
          <table:table-cell office:value-type="float" office:value="36.0200004577637" calcext:value-type="float">
            <text:p>36.0200004578</text:p>
          </table:table-cell>
          <table:table-cell office:value-type="float" office:value="47.6300010681152" calcext:value-type="float">
            <text:p>47.6300010681</text:p>
          </table:table-cell>
          <table:table-cell office:value-type="float" office:value="29.7299995422363" calcext:value-type="float">
            <text:p>29.7299995422</text:p>
          </table:table-cell>
          <table:table-cell table:style-name="Default"/>
          <table:table-cell office:value-type="float" office:value="38.3520011901855" calcext:value-type="float">
            <text:p>38.3520011902</text:p>
          </table:table-cell>
          <table:table-cell office:value-type="float" office:value="38.0089988708496" calcext:value-type="float">
            <text:p>38.0089988708</text:p>
          </table:table-cell>
          <table:table-cell office:value-type="float" office:value="29.2409992218018" calcext:value-type="float">
            <text:p>29.2409992218</text:p>
          </table:table-cell>
          <table:table-cell office:value-type="float" office:value="30.1280002593994" calcext:value-type="float">
            <text:p>30.1280002594</text:p>
          </table:table-cell>
          <table:table-cell office:value-type="float" office:value="42.7649993896484" calcext:value-type="float">
            <text:p>42.7649993896</text:p>
          </table:table-cell>
          <table:table-cell office:value-type="float" office:value="42.1310005187988" calcext:value-type="float">
            <text:p>42.1310005188</text:p>
          </table:table-cell>
          <table:table-cell office:value-type="float" office:value="38.0550003051758" calcext:value-type="float">
            <text:p>38.0550003052</text:p>
          </table:table-cell>
          <table:table-cell office:value-type="float" office:value="30.5009994506836" calcext:value-type="float">
            <text:p>30.5009994507</text:p>
          </table:table-cell>
          <table:table-cell office:value-type="float" office:value="43.1419982910156" calcext:value-type="float">
            <text:p>43.141998291</text:p>
          </table:table-cell>
          <table:table-cell table:style-name="ce14" office:value-type="string" calcext:value-type="string">
            <text:p>GFP Dsred</text:p>
          </table:table-cell>
          <table:table-cell table:style-name="ce14" office:value-type="string" calcext:value-type="string">
            <text:p>Fibroblastoide</text:p>
          </table:table-cell>
          <table:table-cell table:style-name="ce14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office:value-type="float" office:value="38.0820007324219" calcext:value-type="float">
            <text:p>38.0820007324</text:p>
          </table:table-cell>
          <table:table-cell office:value-type="float" office:value="49.2480010986328" calcext:value-type="float">
            <text:p>49.2480010986</text:p>
          </table:table-cell>
          <table:table-cell office:value-type="float" office:value="40.773998260498" calcext:value-type="float">
            <text:p>40.7739982605</text:p>
          </table:table-cell>
          <table:table-cell office:value-type="float" office:value="36.4679985046387" calcext:value-type="float">
            <text:p>36.4679985046</text:p>
          </table:table-cell>
          <table:table-cell office:value-type="float" office:value="42.6790008544922" calcext:value-type="float">
            <text:p>42.6790008545</text:p>
          </table:table-cell>
          <table:table-cell office:value-type="float" office:value="45.5019989013672" calcext:value-type="float">
            <text:p>45.5019989014</text:p>
          </table:table-cell>
          <table:table-cell office:value-type="float" office:value="49.4959983825684" calcext:value-type="float">
            <text:p>49.4959983826</text:p>
          </table:table-cell>
          <table:table-cell office:value-type="float" office:value="39.6220016479492" calcext:value-type="float">
            <text:p>39.6220016479</text:p>
          </table:table-cell>
          <table:table-cell office:value-type="float" office:value="37.4679985046387" calcext:value-type="float">
            <text:p>37.4679985046</text:p>
          </table:table-cell>
          <table:table-cell office:value-type="float" office:value="45.1180000305176" calcext:value-type="float">
            <text:p>45.1180000305</text:p>
          </table:table-cell>
          <table:table-cell office:value-type="float" office:value="40.0929985046387" calcext:value-type="float">
            <text:p>40.0929985046</text:p>
          </table:table-cell>
          <table:table-cell table:style-name="Default"/>
          <table:table-cell office:value-type="float" office:value="31.8330001831055" calcext:value-type="float">
            <text:p>31.8330001831</text:p>
          </table:table-cell>
          <table:table-cell office:value-type="float" office:value="38.0950012207031" calcext:value-type="float">
            <text:p>38.0950012207</text:p>
          </table:table-cell>
          <table:table-cell office:value-type="float" office:value="39.5509986877441" calcext:value-type="float">
            <text:p>39.5509986877</text:p>
          </table:table-cell>
          <table:table-cell office:value-type="float" office:value="29.8419990539551" calcext:value-type="float">
            <text:p>29.841999054</text:p>
          </table:table-cell>
          <table:table-cell office:value-type="float" office:value="41.3359985351562" calcext:value-type="float">
            <text:p>41.3359985352</text:p>
          </table:table-cell>
          <table:table-cell office:value-type="float" office:value="32.6069984436035" calcext:value-type="float">
            <text:p>32.6069984436</text:p>
          </table:table-cell>
          <table:table-cell office:value-type="float" office:value="33.060001373291" calcext:value-type="float">
            <text:p>33.0600013733</text:p>
          </table:table-cell>
          <table:table-cell office:value-type="float" office:value="29.8339996337891" calcext:value-type="float">
            <text:p>29.8339996338</text:p>
          </table:table-cell>
          <table:table-cell office:value-type="float" office:value="38.3839988708496" calcext:value-type="float">
            <text:p>38.3839988708</text:p>
          </table:table-cell>
          <table:table-cell office:value-type="float" office:value="33.3619995117188" calcext:value-type="float">
            <text:p>33.3619995117</text:p>
          </table:table-cell>
          <table:table-cell office:value-type="float" office:value="38.9910011291504" calcext:value-type="float">
            <text:p>38.9910011292</text:p>
          </table:table-cell>
          <table:table-cell office:value-type="float" office:value="36.5839996337891" calcext:value-type="float">
            <text:p>36.5839996338</text:p>
          </table:table-cell>
          <table:table-cell table:style-name="Default" table:number-columns-repeated="2"/>
          <table:table-cell office:value-type="float" office:value="37.1339988708496" calcext:value-type="float">
            <text:p>37.1339988708</text:p>
          </table:table-cell>
          <table:table-cell table:style-name="Default"/>
          <table:table-cell office:value-type="float" office:value="35.6160011291504" calcext:value-type="float">
            <text:p>35.6160011292</text:p>
          </table:table-cell>
          <table:table-cell office:value-type="float" office:value="36.2519989013672" calcext:value-type="float">
            <text:p>36.2519989014</text:p>
          </table:table-cell>
          <table:table-cell table:style-name="ce14" office:value-type="string" calcext:value-type="string">
            <text:p>GFP Dsred</text:p>
          </table:table-cell>
          <table:table-cell table:style-name="ce14" office:value-type="string" calcext:value-type="string">
            <text:p>Fibroblastoide</text:p>
          </table:table-cell>
          <table:table-cell table:style-name="ce14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office:value-type="float" office:value="30.7409992218018" calcext:value-type="float">
            <text:p>30.7409992218</text:p>
          </table:table-cell>
          <table:table-cell table:style-name="Default"/>
          <table:table-cell office:value-type="float" office:value="37.9939994812012" calcext:value-type="float">
            <text:p>37.9939994812</text:p>
          </table:table-cell>
          <table:table-cell office:value-type="float" office:value="35.576000213623" calcext:value-type="float">
            <text:p>35.5760002136</text:p>
          </table:table-cell>
          <table:table-cell table:style-name="Default"/>
          <table:table-cell office:value-type="float" office:value="48.6650009155273" calcext:value-type="float">
            <text:p>48.6650009155</text:p>
          </table:table-cell>
          <table:table-cell table:style-name="Default" table:number-columns-repeated="2"/>
          <table:table-cell office:value-type="float" office:value="37.1230010986328" calcext:value-type="float">
            <text:p>37.1230010986</text:p>
          </table:table-cell>
          <table:table-cell office:value-type="float" office:value="44.5639991760254" calcext:value-type="float">
            <text:p>44.563999176</text:p>
          </table:table-cell>
          <table:table-cell table:style-name="Default"/>
          <table:table-cell office:value-type="float" office:value="35.8520011901855" calcext:value-type="float">
            <text:p>35.8520011902</text:p>
          </table:table-cell>
          <table:table-cell office:value-type="float" office:value="31.621000289917" calcext:value-type="float">
            <text:p>31.6210002899</text:p>
          </table:table-cell>
          <table:table-cell office:value-type="float" office:value="30.5100002288818" calcext:value-type="float">
            <text:p>30.5100002289</text:p>
          </table:table-cell>
          <table:table-cell office:value-type="float" office:value="37.4029998779297" calcext:value-type="float">
            <text:p>37.4029998779</text:p>
          </table:table-cell>
          <table:table-cell office:value-type="float" office:value="29.6180000305176" calcext:value-type="float">
            <text:p>29.6180000305</text:p>
          </table:table-cell>
          <table:table-cell office:value-type="float" office:value="35.5639991760254" calcext:value-type="float">
            <text:p>35.563999176</text:p>
          </table:table-cell>
          <table:table-cell office:value-type="float" office:value="32.4589996337891" calcext:value-type="float">
            <text:p>32.4589996338</text:p>
          </table:table-cell>
          <table:table-cell office:value-type="float" office:value="30.423999786377" calcext:value-type="float">
            <text:p>30.4239997864</text:p>
          </table:table-cell>
          <table:table-cell office:value-type="float" office:value="40.0099983215332" calcext:value-type="float">
            <text:p>40.0099983215</text:p>
          </table:table-cell>
          <table:table-cell office:value-type="float" office:value="45.8019981384277" calcext:value-type="float">
            <text:p>45.8019981384</text:p>
          </table:table-cell>
          <table:table-cell office:value-type="float" office:value="33.0330009460449" calcext:value-type="float">
            <text:p>33.033000946</text:p>
          </table:table-cell>
          <table:table-cell office:value-type="float" office:value="42.5029983520508" calcext:value-type="float">
            <text:p>42.5029983521</text:p>
          </table:table-cell>
          <table:table-cell office:value-type="float" office:value="35.382999420166" calcext:value-type="float">
            <text:p>35.3829994202</text:p>
          </table:table-cell>
          <table:table-cell table:style-name="Default" table:number-columns-repeated="2"/>
          <table:table-cell office:value-type="float" office:value="35.6119995117187" calcext:value-type="float">
            <text:p>35.6119995117</text:p>
          </table:table-cell>
          <table:table-cell table:style-name="Default"/>
          <table:table-cell office:value-type="float" office:value="35.2439994812012" calcext:value-type="float">
            <text:p>35.2439994812</text:p>
          </table:table-cell>
          <table:table-cell office:value-type="float" office:value="43.8129997253418" calcext:value-type="float">
            <text:p>43.8129997253</text:p>
          </table:table-cell>
          <table:table-cell table:style-name="ce14" office:value-type="string" calcext:value-type="string">
            <text:p>GFP Dsred</text:p>
          </table:table-cell>
          <table:table-cell table:style-name="ce14" office:value-type="string" calcext:value-type="string">
            <text:p>Fibroblastoide</text:p>
          </table:table-cell>
          <table:table-cell table:style-name="ce14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office:value-type="float" office:value="36.8569984436035" calcext:value-type="float">
            <text:p>36.8569984436</text:p>
          </table:table-cell>
          <table:table-cell office:value-type="float" office:value="44.6199989318848" calcext:value-type="float">
            <text:p>44.6199989319</text:p>
          </table:table-cell>
          <table:table-cell office:value-type="float" office:value="44.4860000610352" calcext:value-type="float">
            <text:p>44.486000061</text:p>
          </table:table-cell>
          <table:table-cell office:value-type="float" office:value="37.1419982910156" calcext:value-type="float">
            <text:p>37.141998291</text:p>
          </table:table-cell>
          <table:table-cell table:style-name="Default"/>
          <table:table-cell office:value-type="float" office:value="41.5480003356934" calcext:value-type="float">
            <text:p>41.5480003357</text:p>
          </table:table-cell>
          <table:table-cell table:style-name="Default" table:number-columns-repeated="2"/>
          <table:table-cell office:value-type="float" office:value="36.2039985656738" calcext:value-type="float">
            <text:p>36.2039985657</text:p>
          </table:table-cell>
          <table:table-cell office:value-type="float" office:value="45.9500007629395" calcext:value-type="float">
            <text:p>45.9500007629</text:p>
          </table:table-cell>
          <table:table-cell office:value-type="float" office:value="39.3279991149902" calcext:value-type="float">
            <text:p>39.327999115</text:p>
          </table:table-cell>
          <table:table-cell office:value-type="float" office:value="46.7919998168945" calcext:value-type="float">
            <text:p>46.7919998169</text:p>
          </table:table-cell>
          <table:table-cell office:value-type="float" office:value="44.0410003662109" calcext:value-type="float">
            <text:p>44.0410003662</text:p>
          </table:table-cell>
          <table:table-cell table:style-name="Default"/>
          <table:table-cell office:value-type="float" office:value="39.7430000305176" calcext:value-type="float">
            <text:p>39.7430000305</text:p>
          </table:table-cell>
          <table:table-cell office:value-type="float" office:value="33.4339981079102" calcext:value-type="float">
            <text:p>33.4339981079</text:p>
          </table:table-cell>
          <table:table-cell table:style-name="Default"/>
          <table:table-cell office:value-type="float" office:value="36.9070014953613" calcext:value-type="float">
            <text:p>36.9070014954</text:p>
          </table:table-cell>
          <table:table-cell office:value-type="float" office:value="47.3499984741211" calcext:value-type="float">
            <text:p>47.3499984741</text:p>
          </table:table-cell>
          <table:table-cell office:value-type="float" office:value="38.6349983215332" calcext:value-type="float">
            <text:p>38.6349983215</text:p>
          </table:table-cell>
          <table:table-cell office:value-type="float" office:value="35.7830009460449" calcext:value-type="float">
            <text:p>35.783000946</text:p>
          </table:table-cell>
          <table:table-cell office:value-type="float" office:value="39.5279998779297" calcext:value-type="float">
            <text:p>39.5279998779</text:p>
          </table:table-cell>
          <table:table-cell office:value-type="float" office:value="39.2220001220703" calcext:value-type="float">
            <text:p>39.2220001221</text:p>
          </table:table-cell>
          <table:table-cell office:value-type="float" office:value="34.367000579834" calcext:value-type="float">
            <text:p>34.3670005798</text:p>
          </table:table-cell>
          <table:table-cell table:style-name="Default"/>
          <table:table-cell office:value-type="float" office:value="40.7779998779297" calcext:value-type="float">
            <text:p>40.7779998779</text:p>
          </table:table-cell>
          <table:table-cell office:value-type="float" office:value="42.9830017089844" calcext:value-type="float">
            <text:p>42.983001709</text:p>
          </table:table-cell>
          <table:table-cell table:style-name="Default"/>
          <table:table-cell office:value-type="float" office:value="40.9900016784668" calcext:value-type="float">
            <text:p>40.9900016785</text:p>
          </table:table-cell>
          <table:table-cell office:value-type="float" office:value="48.1990013122559" calcext:value-type="float">
            <text:p>48.1990013123</text:p>
          </table:table-cell>
          <table:table-cell table:style-name="ce15" office:value-type="string" calcext:value-type="string">
            <text:p>GFP Dsred</text:p>
          </table:table-cell>
          <table:table-cell table:style-name="ce15" office:value-type="string" calcext:value-type="string">
            <text:p>Fibroblastoide</text:p>
          </table:table-cell>
          <table:table-cell table:style-name="ce15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office:value-type="float" office:value="39.5950012207031" calcext:value-type="float">
            <text:p>39.5950012207</text:p>
          </table:table-cell>
          <table:table-cell office:value-type="float" office:value="44.4790000915527" calcext:value-type="float">
            <text:p>44.4790000916</text:p>
          </table:table-cell>
          <table:table-cell office:value-type="float" office:value="37.1220016479492" calcext:value-type="float">
            <text:p>37.1220016479</text:p>
          </table:table-cell>
          <table:table-cell office:value-type="float" office:value="36.4930000305176" calcext:value-type="float">
            <text:p>36.4930000305</text:p>
          </table:table-cell>
          <table:table-cell office:value-type="float" office:value="43.0940017700195" calcext:value-type="float">
            <text:p>43.09400177</text:p>
          </table:table-cell>
          <table:table-cell table:style-name="Default"/>
          <table:table-cell office:value-type="float" office:value="41.9140014648437" calcext:value-type="float">
            <text:p>41.9140014648</text:p>
          </table:table-cell>
          <table:table-cell office:value-type="float" office:value="44.7210006713867" calcext:value-type="float">
            <text:p>44.7210006714</text:p>
          </table:table-cell>
          <table:table-cell office:value-type="float" office:value="37.9640007019043" calcext:value-type="float">
            <text:p>37.9640007019</text:p>
          </table:table-cell>
          <table:table-cell office:value-type="float" office:value="39.2490005493164" calcext:value-type="float">
            <text:p>39.2490005493</text:p>
          </table:table-cell>
          <table:table-cell office:value-type="float" office:value="44.8580017089844" calcext:value-type="float">
            <text:p>44.858001709</text:p>
          </table:table-cell>
          <table:table-cell office:value-type="float" office:value="40.564998626709" calcext:value-type="float">
            <text:p>40.5649986267</text:p>
          </table:table-cell>
          <table:table-cell office:value-type="float" office:value="40.4539985656738" calcext:value-type="float">
            <text:p>40.4539985657</text:p>
          </table:table-cell>
          <table:table-cell office:value-type="float" office:value="44.8349990844727" calcext:value-type="float">
            <text:p>44.8349990845</text:p>
          </table:table-cell>
          <table:table-cell office:value-type="float" office:value="37.3819999694824" calcext:value-type="float">
            <text:p>37.3819999695</text:p>
          </table:table-cell>
          <table:table-cell office:value-type="float" office:value="35.2480010986328" calcext:value-type="float">
            <text:p>35.2480010986</text:p>
          </table:table-cell>
          <table:table-cell table:style-name="Default"/>
          <table:table-cell office:value-type="float" office:value="35.0719985961914" calcext:value-type="float">
            <text:p>35.0719985962</text:p>
          </table:table-cell>
          <table:table-cell office:value-type="float" office:value="39.7540016174316" calcext:value-type="float">
            <text:p>39.7540016174</text:p>
          </table:table-cell>
          <table:table-cell office:value-type="float" office:value="32.3839988708496" calcext:value-type="float">
            <text:p>32.3839988708</text:p>
          </table:table-cell>
          <table:table-cell office:value-type="float" office:value="42.2540016174316" calcext:value-type="float">
            <text:p>42.2540016174</text:p>
          </table:table-cell>
          <table:table-cell table:style-name="Default"/>
          <table:table-cell office:value-type="float" office:value="40.3059997558594" calcext:value-type="float">
            <text:p>40.3059997559</text:p>
          </table:table-cell>
          <table:table-cell office:value-type="float" office:value="38.8339996337891" calcext:value-type="float">
            <text:p>38.8339996338</text:p>
          </table:table-cell>
          <table:table-cell table:style-name="Default"/>
          <table:table-cell office:value-type="float" office:value="40.3219985961914" calcext:value-type="float">
            <text:p>40.3219985962</text:p>
          </table:table-cell>
          <table:table-cell office:value-type="float" office:value="37.1150016784668" calcext:value-type="float">
            <text:p>37.1150016785</text:p>
          </table:table-cell>
          <table:table-cell table:style-name="Default"/>
          <table:table-cell office:value-type="float" office:value="42.2319984436035" calcext:value-type="float">
            <text:p>42.2319984436</text:p>
          </table:table-cell>
          <table:table-cell office:value-type="float" office:value="43.3880004882812" calcext:value-type="float">
            <text:p>43.3880004883</text:p>
          </table:table-cell>
          <table:table-cell table:style-name="ce16" office:value-type="string" calcext:value-type="string">
            <text:p>Neurog2 Sox2</text:p>
          </table:table-cell>
          <table:table-cell table:style-name="ce16" office:value-type="string" calcext:value-type="string">
            <text:p>Fibroblastoide</text:p>
          </table:table-cell>
          <table:table-cell table:style-name="ce16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office:value-type="float" office:value="44.4510002136231" calcext:value-type="float">
            <text:p>44.4510002136</text:p>
          </table:table-cell>
          <table:table-cell office:value-type="float" office:value="32.5279998779297" calcext:value-type="float">
            <text:p>32.5279998779</text:p>
          </table:table-cell>
          <table:table-cell office:value-type="float" office:value="41.943000793457" calcext:value-type="float">
            <text:p>41.9430007935</text:p>
          </table:table-cell>
          <table:table-cell office:value-type="float" office:value="36.2229995727539" calcext:value-type="float">
            <text:p>36.2229995728</text:p>
          </table:table-cell>
          <table:table-cell office:value-type="float" office:value="47.0530014038086" calcext:value-type="float">
            <text:p>47.0530014038</text:p>
          </table:table-cell>
          <table:table-cell office:value-type="float" office:value="30.94700050354" calcext:value-type="float">
            <text:p>30.9470005035</text:p>
          </table:table-cell>
          <table:table-cell office:value-type="float" office:value="42.984001159668" calcext:value-type="float">
            <text:p>42.9840011597</text:p>
          </table:table-cell>
          <table:table-cell office:value-type="float" office:value="47.8440017700195" calcext:value-type="float">
            <text:p>47.84400177</text:p>
          </table:table-cell>
          <table:table-cell office:value-type="float" office:value="36.7210006713867" calcext:value-type="float">
            <text:p>36.7210006714</text:p>
          </table:table-cell>
          <table:table-cell office:value-type="float" office:value="39.0629997253418" calcext:value-type="float">
            <text:p>39.0629997253</text:p>
          </table:table-cell>
          <table:table-cell office:value-type="float" office:value="39.5550003051758" calcext:value-type="float">
            <text:p>39.5550003052</text:p>
          </table:table-cell>
          <table:table-cell office:value-type="float" office:value="39.9389991760254" calcext:value-type="float">
            <text:p>39.938999176</text:p>
          </table:table-cell>
          <table:table-cell office:value-type="float" office:value="30.2770004272461" calcext:value-type="float">
            <text:p>30.2770004272</text:p>
          </table:table-cell>
          <table:table-cell table:style-name="Default"/>
          <table:table-cell office:value-type="float" office:value="41.4480018615723" calcext:value-type="float">
            <text:p>41.4480018616</text:p>
          </table:table-cell>
          <table:table-cell office:value-type="float" office:value="28.8339996337891" calcext:value-type="float">
            <text:p>28.8339996338</text:p>
          </table:table-cell>
          <table:table-cell office:value-type="float" office:value="43.4799995422363" calcext:value-type="float">
            <text:p>43.4799995422</text:p>
          </table:table-cell>
          <table:table-cell office:value-type="float" office:value="35.4329986572266" calcext:value-type="float">
            <text:p>35.4329986572</text:p>
          </table:table-cell>
          <table:table-cell office:value-type="float" office:value="44.7039985656738" calcext:value-type="float">
            <text:p>44.7039985657</text:p>
          </table:table-cell>
          <table:table-cell office:value-type="float" office:value="28.2679996490479" calcext:value-type="float">
            <text:p>28.267999649</text:p>
          </table:table-cell>
          <table:table-cell office:value-type="float" office:value="41.5379981994629" calcext:value-type="float">
            <text:p>41.5379981995</text:p>
          </table:table-cell>
          <table:table-cell office:value-type="float" office:value="38.4160003662109" calcext:value-type="float">
            <text:p>38.4160003662</text:p>
          </table:table-cell>
          <table:table-cell office:value-type="float" office:value="42.5029983520508" calcext:value-type="float">
            <text:p>42.5029983521</text:p>
          </table:table-cell>
          <table:table-cell office:value-type="float" office:value="45.2610015869141" calcext:value-type="float">
            <text:p>45.2610015869</text:p>
          </table:table-cell>
          <table:table-cell table:style-name="Default"/>
          <table:table-cell office:value-type="float" office:value="41.8740005493164" calcext:value-type="float">
            <text:p>41.8740005493</text:p>
          </table:table-cell>
          <table:table-cell office:value-type="float" office:value="39.625" calcext:value-type="float">
            <text:p>39.625</text:p>
          </table:table-cell>
          <table:table-cell office:value-type="float" office:value="37.2120018005371" calcext:value-type="float">
            <text:p>37.2120018005</text:p>
          </table:table-cell>
          <table:table-cell office:value-type="float" office:value="47.0480003356934" calcext:value-type="float">
            <text:p>47.0480003357</text:p>
          </table:table-cell>
          <table:table-cell office:value-type="float" office:value="40.2719993591309" calcext:value-type="float">
            <text:p>40.2719993591</text:p>
          </table:table-cell>
          <table:table-cell table:style-name="ce16" office:value-type="string" calcext:value-type="string">
            <text:p>Neurog2 Sox2</text:p>
          </table:table-cell>
          <table:table-cell table:style-name="ce16" office:value-type="string" calcext:value-type="string">
            <text:p>Fibroblastoide</text:p>
          </table:table-cell>
          <table:table-cell table:style-name="ce16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office:value-type="float" office:value="45.6189994812012" calcext:value-type="float">
            <text:p>45.6189994812</text:p>
          </table:table-cell>
          <table:table-cell office:value-type="float" office:value="46.3540000915527" calcext:value-type="float">
            <text:p>46.3540000916</text:p>
          </table:table-cell>
          <table:table-cell office:value-type="float" office:value="43.4259986877441" calcext:value-type="float">
            <text:p>43.4259986877</text:p>
          </table:table-cell>
          <table:table-cell office:value-type="float" office:value="31.6679992675781" calcext:value-type="float">
            <text:p>31.6679992676</text:p>
          </table:table-cell>
          <table:table-cell office:value-type="float" office:value="31.4459991455078" calcext:value-type="float">
            <text:p>31.4459991455</text:p>
          </table:table-cell>
          <table:table-cell office:value-type="float" office:value="45.7360000610352" calcext:value-type="float">
            <text:p>45.736000061</text:p>
          </table:table-cell>
          <table:table-cell table:style-name="Default"/>
          <table:table-cell office:value-type="float" office:value="49.5830001831055" calcext:value-type="float">
            <text:p>49.5830001831</text:p>
          </table:table-cell>
          <table:table-cell office:value-type="float" office:value="37.3619995117187" calcext:value-type="float">
            <text:p>37.3619995117</text:p>
          </table:table-cell>
          <table:table-cell office:value-type="float" office:value="42.9679985046387" calcext:value-type="float">
            <text:p>42.9679985046</text:p>
          </table:table-cell>
          <table:table-cell office:value-type="float" office:value="38.5499992370605" calcext:value-type="float">
            <text:p>38.5499992371</text:p>
          </table:table-cell>
          <table:table-cell office:value-type="float" office:value="28.5480003356934" calcext:value-type="float">
            <text:p>28.5480003357</text:p>
          </table:table-cell>
          <table:table-cell office:value-type="float" office:value="35.6100006103516" calcext:value-type="float">
            <text:p>35.6100006104</text:p>
          </table:table-cell>
          <table:table-cell office:value-type="float" office:value="46.4830017089844" calcext:value-type="float">
            <text:p>46.483001709</text:p>
          </table:table-cell>
          <table:table-cell office:value-type="float" office:value="37.5750007629395" calcext:value-type="float">
            <text:p>37.5750007629</text:p>
          </table:table-cell>
          <table:table-cell office:value-type="float" office:value="32.3930015563965" calcext:value-type="float">
            <text:p>32.3930015564</text:p>
          </table:table-cell>
          <table:table-cell office:value-type="float" office:value="31.1480007171631" calcext:value-type="float">
            <text:p>31.1480007172</text:p>
          </table:table-cell>
          <table:table-cell office:value-type="float" office:value="33.6069984436035" calcext:value-type="float">
            <text:p>33.6069984436</text:p>
          </table:table-cell>
          <table:table-cell office:value-type="float" office:value="49.3730010986328" calcext:value-type="float">
            <text:p>49.3730010986</text:p>
          </table:table-cell>
          <table:table-cell office:value-type="float" office:value="30.6580009460449" calcext:value-type="float">
            <text:p>30.658000946</text:p>
          </table:table-cell>
          <table:table-cell office:value-type="float" office:value="46.5229988098145" calcext:value-type="float">
            <text:p>46.5229988098</text:p>
          </table:table-cell>
          <table:table-cell office:value-type="float" office:value="34.0830001831055" calcext:value-type="float">
            <text:p>34.0830001831</text:p>
          </table:table-cell>
          <table:table-cell office:value-type="float" office:value="43.5029983520508" calcext:value-type="float">
            <text:p>43.5029983521</text:p>
          </table:table-cell>
          <table:table-cell office:value-type="float" office:value="28.7830009460449" calcext:value-type="float">
            <text:p>28.783000946</text:p>
          </table:table-cell>
          <table:table-cell office:value-type="float" office:value="42.9389991760254" calcext:value-type="float">
            <text:p>42.938999176</text:p>
          </table:table-cell>
          <table:table-cell office:value-type="float" office:value="32.7919998168945" calcext:value-type="float">
            <text:p>32.7919998169</text:p>
          </table:table-cell>
          <table:table-cell office:value-type="float" office:value="39.7480010986328" calcext:value-type="float">
            <text:p>39.7480010986</text:p>
          </table:table-cell>
          <table:table-cell office:value-type="float" office:value="38.8730010986328" calcext:value-type="float">
            <text:p>38.8730010986</text:p>
          </table:table-cell>
          <table:table-cell office:value-type="float" office:value="30.6539993286133" calcext:value-type="float">
            <text:p>30.6539993286</text:p>
          </table:table-cell>
          <table:table-cell office:value-type="float" office:value="41.7270011901856" calcext:value-type="float">
            <text:p>41.7270011902</text:p>
          </table:table-cell>
          <table:table-cell table:style-name="ce16" office:value-type="string" calcext:value-type="string">
            <text:p>Neurog2 Sox2</text:p>
          </table:table-cell>
          <table:table-cell table:style-name="ce16" office:value-type="string" calcext:value-type="string">
            <text:p>Fibroblastoide</text:p>
          </table:table-cell>
          <table:table-cell table:style-name="ce16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office:value-type="float" office:value="40.9850006103516" calcext:value-type="float">
            <text:p>40.9850006104</text:p>
          </table:table-cell>
          <table:table-cell table:style-name="Default"/>
          <table:table-cell office:value-type="float" office:value="41.6559982299805" calcext:value-type="float">
            <text:p>41.65599823</text:p>
          </table:table-cell>
          <table:table-cell office:value-type="float" office:value="36.3279991149902" calcext:value-type="float">
            <text:p>36.327999115</text:p>
          </table:table-cell>
          <table:table-cell office:value-type="float" office:value="46.8940010070801" calcext:value-type="float">
            <text:p>46.8940010071</text:p>
          </table:table-cell>
          <table:table-cell office:value-type="float" office:value="29" calcext:value-type="float">
            <text:p>29</text:p>
          </table:table-cell>
          <table:table-cell office:value-type="float" office:value="35.265998840332" calcext:value-type="float">
            <text:p>35.2659988403</text:p>
          </table:table-cell>
          <table:table-cell office:value-type="float" office:value="44.2620010375977" calcext:value-type="float">
            <text:p>44.2620010376</text:p>
          </table:table-cell>
          <table:table-cell office:value-type="float" office:value="37.7389984130859" calcext:value-type="float">
            <text:p>37.7389984131</text:p>
          </table:table-cell>
          <table:table-cell office:value-type="float" office:value="41.0690002441406" calcext:value-type="float">
            <text:p>41.0690002441</text:p>
          </table:table-cell>
          <table:table-cell office:value-type="float" office:value="45.9710006713867" calcext:value-type="float">
            <text:p>45.9710006714</text:p>
          </table:table-cell>
          <table:table-cell office:value-type="float" office:value="39.2540016174316" calcext:value-type="float">
            <text:p>39.2540016174</text:p>
          </table:table-cell>
          <table:table-cell office:value-type="float" office:value="32.6300010681152" calcext:value-type="float">
            <text:p>32.6300010681</text:p>
          </table:table-cell>
          <table:table-cell table:style-name="Default"/>
          <table:table-cell office:value-type="float" office:value="41.3860015869141" calcext:value-type="float">
            <text:p>41.3860015869</text:p>
          </table:table-cell>
          <table:table-cell office:value-type="float" office:value="30.5030002593994" calcext:value-type="float">
            <text:p>30.5030002594</text:p>
          </table:table-cell>
          <table:table-cell office:value-type="float" office:value="48.0130004882813" calcext:value-type="float">
            <text:p>48.0130004883</text:p>
          </table:table-cell>
          <table:table-cell office:value-type="float" office:value="33.5480003356934" calcext:value-type="float">
            <text:p>33.5480003357</text:p>
          </table:table-cell>
          <table:table-cell office:value-type="float" office:value="46.0540008544922" calcext:value-type="float">
            <text:p>46.0540008545</text:p>
          </table:table-cell>
          <table:table-cell office:value-type="float" office:value="26.6240005493164" calcext:value-type="float">
            <text:p>26.6240005493</text:p>
          </table:table-cell>
          <table:table-cell table:style-name="Default"/>
          <table:table-cell office:value-type="float" office:value="38.0309982299805" calcext:value-type="float">
            <text:p>38.03099823</text:p>
          </table:table-cell>
          <table:table-cell office:value-type="float" office:value="43.1360015869141" calcext:value-type="float">
            <text:p>43.1360015869</text:p>
          </table:table-cell>
          <table:table-cell office:value-type="float" office:value="44.7550010681152" calcext:value-type="float">
            <text:p>44.7550010681</text:p>
          </table:table-cell>
          <table:table-cell table:style-name="Default"/>
          <table:table-cell office:value-type="float" office:value="44.2470016479492" calcext:value-type="float">
            <text:p>44.2470016479</text:p>
          </table:table-cell>
          <table:table-cell office:value-type="float" office:value="38.7599983215332" calcext:value-type="float">
            <text:p>38.7599983215</text:p>
          </table:table-cell>
          <table:table-cell office:value-type="float" office:value="40.1520004272461" calcext:value-type="float">
            <text:p>40.1520004272</text:p>
          </table:table-cell>
          <table:table-cell office:value-type="float" office:value="35.882999420166" calcext:value-type="float">
            <text:p>35.8829994202</text:p>
          </table:table-cell>
          <table:table-cell office:value-type="float" office:value="35.7569999694824" calcext:value-type="float">
            <text:p>35.7569999695</text:p>
          </table:table-cell>
          <table:table-cell table:style-name="ce16" office:value-type="string" calcext:value-type="string">
            <text:p>Neurog2 Sox2</text:p>
          </table:table-cell>
          <table:table-cell table:style-name="ce16" office:value-type="string" calcext:value-type="string">
            <text:p>Fibroblastoide</text:p>
          </table:table-cell>
          <table:table-cell table:style-name="ce16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style-name="Default" table:number-columns-repeated="2"/>
          <table:table-cell office:value-type="float" office:value="37.2970008850098" calcext:value-type="float">
            <text:p>37.297000885</text:p>
          </table:table-cell>
          <table:table-cell office:value-type="float" office:value="37.4809989929199" calcext:value-type="float">
            <text:p>37.4809989929</text:p>
          </table:table-cell>
          <table:table-cell table:style-name="Default"/>
          <table:table-cell office:value-type="float" office:value="31.2029991149902" calcext:value-type="float">
            <text:p>31.202999115</text:p>
          </table:table-cell>
          <table:table-cell office:value-type="float" office:value="43.4809989929199" calcext:value-type="float">
            <text:p>43.4809989929</text:p>
          </table:table-cell>
          <table:table-cell office:value-type="float" office:value="43.3219985961914" calcext:value-type="float">
            <text:p>43.3219985962</text:p>
          </table:table-cell>
          <table:table-cell office:value-type="float" office:value="36.9959983825684" calcext:value-type="float">
            <text:p>36.9959983826</text:p>
          </table:table-cell>
          <table:table-cell office:value-type="float" office:value="45.1349983215332" calcext:value-type="float">
            <text:p>45.1349983215</text:p>
          </table:table-cell>
          <table:table-cell office:value-type="float" office:value="48.992000579834" calcext:value-type="float">
            <text:p>48.9920005798</text:p>
          </table:table-cell>
          <table:table-cell office:value-type="float" office:value="47.3040008544922" calcext:value-type="float">
            <text:p>47.3040008545</text:p>
          </table:table-cell>
          <table:table-cell office:value-type="float" office:value="31.0599994659424" calcext:value-type="float">
            <text:p>31.0599994659</text:p>
          </table:table-cell>
          <table:table-cell table:style-name="Default"/>
          <table:table-cell office:value-type="float" office:value="37.7080001831055" calcext:value-type="float">
            <text:p>37.7080001831</text:p>
          </table:table-cell>
          <table:table-cell office:value-type="float" office:value="30.9290008544922" calcext:value-type="float">
            <text:p>30.9290008545</text:p>
          </table:table-cell>
          <table:table-cell office:value-type="float" office:value="49.0900001525879" calcext:value-type="float">
            <text:p>49.0900001526</text:p>
          </table:table-cell>
          <table:table-cell office:value-type="float" office:value="33.3600006103516" calcext:value-type="float">
            <text:p>33.3600006104</text:p>
          </table:table-cell>
          <table:table-cell office:value-type="float" office:value="49.826000213623" calcext:value-type="float">
            <text:p>49.8260002136</text:p>
          </table:table-cell>
          <table:table-cell office:value-type="float" office:value="30.6389999389648" calcext:value-type="float">
            <text:p>30.638999939</text:p>
          </table:table-cell>
          <table:table-cell office:value-type="float" office:value="47.7350006103516" calcext:value-type="float">
            <text:p>47.7350006104</text:p>
          </table:table-cell>
          <table:table-cell office:value-type="float" office:value="42.0660018920898" calcext:value-type="float">
            <text:p>42.0660018921</text:p>
          </table:table-cell>
          <table:table-cell office:value-type="float" office:value="39.1879997253418" calcext:value-type="float">
            <text:p>39.1879997253</text:p>
          </table:table-cell>
          <table:table-cell office:value-type="float" office:value="37.5120010375977" calcext:value-type="float">
            <text:p>37.5120010376</text:p>
          </table:table-cell>
          <table:table-cell office:value-type="float" office:value="45.7529983520508" calcext:value-type="float">
            <text:p>45.7529983521</text:p>
          </table:table-cell>
          <table:table-cell office:value-type="float" office:value="31.556999206543" calcext:value-type="float">
            <text:p>31.5569992065</text:p>
          </table:table-cell>
          <table:table-cell office:value-type="float" office:value="36.2200012207031" calcext:value-type="float">
            <text:p>36.2200012207</text:p>
          </table:table-cell>
          <table:table-cell table:style-name="Default"/>
          <table:table-cell office:value-type="float" office:value="30.4750003814697" calcext:value-type="float">
            <text:p>30.4750003815</text:p>
          </table:table-cell>
          <table:table-cell office:value-type="float" office:value="46.3889999389648" calcext:value-type="float">
            <text:p>46.388999939</text:p>
          </table:table-cell>
          <table:table-cell table:style-name="ce16" office:value-type="string" calcext:value-type="string">
            <text:p>Neurog2 Sox2</text:p>
          </table:table-cell>
          <table:table-cell table:style-name="ce16" office:value-type="string" calcext:value-type="string">
            <text:p>Fibroblastoide</text:p>
          </table:table-cell>
          <table:table-cell table:style-name="ce16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office:value-type="float" office:value="30.7350006103516" calcext:value-type="float">
            <text:p>30.7350006104</text:p>
          </table:table-cell>
          <table:table-cell office:value-type="float" office:value="33.2649993896484" calcext:value-type="float">
            <text:p>33.2649993896</text:p>
          </table:table-cell>
          <table:table-cell office:value-type="float" office:value="41.4910011291504" calcext:value-type="float">
            <text:p>41.4910011292</text:p>
          </table:table-cell>
          <table:table-cell office:value-type="float" office:value="38.0789985656738" calcext:value-type="float">
            <text:p>38.0789985657</text:p>
          </table:table-cell>
          <table:table-cell office:value-type="float" office:value="43.7849998474121" calcext:value-type="float">
            <text:p>43.7849998474</text:p>
          </table:table-cell>
          <table:table-cell office:value-type="float" office:value="49.1669998168945" calcext:value-type="float">
            <text:p>49.1669998169</text:p>
          </table:table-cell>
          <table:table-cell office:value-type="float" office:value="43.6360015869141" calcext:value-type="float">
            <text:p>43.6360015869</text:p>
          </table:table-cell>
          <table:table-cell table:style-name="Default"/>
          <table:table-cell office:value-type="float" office:value="38.0279998779297" calcext:value-type="float">
            <text:p>38.0279998779</text:p>
          </table:table-cell>
          <table:table-cell office:value-type="float" office:value="41.7809982299805" calcext:value-type="float">
            <text:p>41.78099823</text:p>
          </table:table-cell>
          <table:table-cell office:value-type="float" office:value="45.2350006103516" calcext:value-type="float">
            <text:p>45.2350006104</text:p>
          </table:table-cell>
          <table:table-cell office:value-type="float" office:value="42.4090003967285" calcext:value-type="float">
            <text:p>42.4090003967</text:p>
          </table:table-cell>
          <table:table-cell office:value-type="float" office:value="36.576000213623" calcext:value-type="float">
            <text:p>36.5760002136</text:p>
          </table:table-cell>
          <table:table-cell office:value-type="float" office:value="35.757999420166" calcext:value-type="float">
            <text:p>35.7579994202</text:p>
          </table:table-cell>
          <table:table-cell office:value-type="float" office:value="41.7789993286133" calcext:value-type="float">
            <text:p>41.7789993286</text:p>
          </table:table-cell>
          <table:table-cell office:value-type="float" office:value="31.1550006866455" calcext:value-type="float">
            <text:p>31.1550006866</text:p>
          </table:table-cell>
          <table:table-cell office:value-type="float" office:value="43.4539985656738" calcext:value-type="float">
            <text:p>43.4539985657</text:p>
          </table:table-cell>
          <table:table-cell office:value-type="float" office:value="28.9039993286133" calcext:value-type="float">
            <text:p>28.9039993286</text:p>
          </table:table-cell>
          <table:table-cell office:value-type="float" office:value="46.1180000305176" calcext:value-type="float">
            <text:p>46.1180000305</text:p>
          </table:table-cell>
          <table:table-cell office:value-type="float" office:value="29.6730003356934" calcext:value-type="float">
            <text:p>29.6730003357</text:p>
          </table:table-cell>
          <table:table-cell office:value-type="float" office:value="31.6270008087158" calcext:value-type="float">
            <text:p>31.6270008087</text:p>
          </table:table-cell>
          <table:table-cell office:value-type="float" office:value="37.7169990539551" calcext:value-type="float">
            <text:p>37.716999054</text:p>
          </table:table-cell>
          <table:table-cell office:value-type="float" office:value="42.2379989624023" calcext:value-type="float">
            <text:p>42.2379989624</text:p>
          </table:table-cell>
          <table:table-cell office:value-type="float" office:value="43.7169990539551" calcext:value-type="float">
            <text:p>43.716999054</text:p>
          </table:table-cell>
          <table:table-cell table:style-name="Default"/>
          <table:table-cell office:value-type="float" office:value="43.3660011291504" calcext:value-type="float">
            <text:p>43.3660011292</text:p>
          </table:table-cell>
          <table:table-cell office:value-type="float" office:value="37.2099990844727" calcext:value-type="float">
            <text:p>37.2099990845</text:p>
          </table:table-cell>
          <table:table-cell office:value-type="float" office:value="46.0970001220703" calcext:value-type="float">
            <text:p>46.0970001221</text:p>
          </table:table-cell>
          <table:table-cell office:value-type="float" office:value="27.55299949646" calcext:value-type="float">
            <text:p>27.5529994965</text:p>
          </table:table-cell>
          <table:table-cell office:value-type="float" office:value="41.2070007324219" calcext:value-type="float">
            <text:p>41.2070007324</text:p>
          </table:table-cell>
          <table:table-cell table:style-name="ce16" office:value-type="string" calcext:value-type="string">
            <text:p>Neurog2 Sox2</text:p>
          </table:table-cell>
          <table:table-cell table:style-name="ce16" office:value-type="string" calcext:value-type="string">
            <text:p>Fibroblastoide</text:p>
          </table:table-cell>
          <table:table-cell table:style-name="ce16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office:value-type="float" office:value="40.6269989013672" calcext:value-type="float">
            <text:p>40.6269989014</text:p>
          </table:table-cell>
          <table:table-cell office:value-type="float" office:value="40.9749984741211" calcext:value-type="float">
            <text:p>40.9749984741</text:p>
          </table:table-cell>
          <table:table-cell office:value-type="float" office:value="36.0050010681152" calcext:value-type="float">
            <text:p>36.0050010681</text:p>
          </table:table-cell>
          <table:table-cell office:value-type="float" office:value="37.1940002441406" calcext:value-type="float">
            <text:p>37.1940002441</text:p>
          </table:table-cell>
          <table:table-cell office:value-type="float" office:value="29.1340007781982" calcext:value-type="float">
            <text:p>29.1340007782</text:p>
          </table:table-cell>
          <table:table-cell office:value-type="float" office:value="29.5990009307861" calcext:value-type="float">
            <text:p>29.5990009308</text:p>
          </table:table-cell>
          <table:table-cell office:value-type="float" office:value="38.2029991149902" calcext:value-type="float">
            <text:p>38.202999115</text:p>
          </table:table-cell>
          <table:table-cell office:value-type="float" office:value="31.1690006256104" calcext:value-type="float">
            <text:p>31.1690006256</text:p>
          </table:table-cell>
          <table:table-cell office:value-type="float" office:value="36.8520011901855" calcext:value-type="float">
            <text:p>36.8520011902</text:p>
          </table:table-cell>
          <table:table-cell office:value-type="float" office:value="37.1749992370605" calcext:value-type="float">
            <text:p>37.1749992371</text:p>
          </table:table-cell>
          <table:table-cell office:value-type="float" office:value="29.492000579834" calcext:value-type="float">
            <text:p>29.4920005798</text:p>
          </table:table-cell>
          <table:table-cell office:value-type="float" office:value="27.8159999847412" calcext:value-type="float">
            <text:p>27.8159999847</text:p>
          </table:table-cell>
          <table:table-cell office:value-type="float" office:value="42.8050003051758" calcext:value-type="float">
            <text:p>42.8050003052</text:p>
          </table:table-cell>
          <table:table-cell office:value-type="float" office:value="42.2980003356934" calcext:value-type="float">
            <text:p>42.2980003357</text:p>
          </table:table-cell>
          <table:table-cell table:style-name="Default"/>
          <table:table-cell office:value-type="float" office:value="29.5739994049072" calcext:value-type="float">
            <text:p>29.5739994049</text:p>
          </table:table-cell>
          <table:table-cell office:value-type="float" office:value="39.4210014343262" calcext:value-type="float">
            <text:p>39.4210014343</text:p>
          </table:table-cell>
          <table:table-cell office:value-type="float" office:value="34.6220016479492" calcext:value-type="float">
            <text:p>34.6220016479</text:p>
          </table:table-cell>
          <table:table-cell office:value-type="float" office:value="41.0289993286133" calcext:value-type="float">
            <text:p>41.0289993286</text:p>
          </table:table-cell>
          <table:table-cell office:value-type="float" office:value="27.7789993286133" calcext:value-type="float">
            <text:p>27.7789993286</text:p>
          </table:table-cell>
          <table:table-cell office:value-type="float" office:value="27.2119998931885" calcext:value-type="float">
            <text:p>27.2119998932</text:p>
          </table:table-cell>
          <table:table-cell office:value-type="float" office:value="30.0779991149902" calcext:value-type="float">
            <text:p>30.077999115</text:p>
          </table:table-cell>
          <table:table-cell office:value-type="float" office:value="29.8269996643066" calcext:value-type="float">
            <text:p>29.8269996643</text:p>
          </table:table-cell>
          <table:table-cell office:value-type="float" office:value="35.1360015869141" calcext:value-type="float">
            <text:p>35.1360015869</text:p>
          </table:table-cell>
          <table:table-cell office:value-type="float" office:value="29.9640007019043" calcext:value-type="float">
            <text:p>29.9640007019</text:p>
          </table:table-cell>
          <table:table-cell office:value-type="float" office:value="43.7010002136231" calcext:value-type="float">
            <text:p>43.7010002136</text:p>
          </table:table-cell>
          <table:table-cell office:value-type="float" office:value="39.4860000610352" calcext:value-type="float">
            <text:p>39.486000061</text:p>
          </table:table-cell>
          <table:table-cell office:value-type="float" office:value="42.5410003662109" calcext:value-type="float">
            <text:p>42.5410003662</text:p>
          </table:table-cell>
          <table:table-cell office:value-type="float" office:value="24.173999786377" calcext:value-type="float">
            <text:p>24.1739997864</text:p>
          </table:table-cell>
          <table:table-cell office:value-type="float" office:value="27.9360008239746" calcext:value-type="float">
            <text:p>27.936000824</text:p>
          </table:table-cell>
          <table:table-cell table:style-name="ce16" office:value-type="string" calcext:value-type="string">
            <text:p>Neurog2 Sox2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office:value-type="float" office:value="40.9729995727539" calcext:value-type="float">
            <text:p>40.9729995728</text:p>
          </table:table-cell>
          <table:table-cell office:value-type="float" office:value="41.6399993896484" calcext:value-type="float">
            <text:p>41.6399993896</text:p>
          </table:table-cell>
          <table:table-cell office:value-type="float" office:value="41.3769989013672" calcext:value-type="float">
            <text:p>41.3769989014</text:p>
          </table:table-cell>
          <table:table-cell office:value-type="float" office:value="38.6339988708496" calcext:value-type="float">
            <text:p>38.6339988708</text:p>
          </table:table-cell>
          <table:table-cell office:value-type="float" office:value="39.0439987182617" calcext:value-type="float">
            <text:p>39.0439987183</text:p>
          </table:table-cell>
          <table:table-cell office:value-type="float" office:value="36.7459983825684" calcext:value-type="float">
            <text:p>36.7459983826</text:p>
          </table:table-cell>
          <table:table-cell office:value-type="float" office:value="41.9609985351562" calcext:value-type="float">
            <text:p>41.9609985352</text:p>
          </table:table-cell>
          <table:table-cell office:value-type="float" office:value="47.0359992980957" calcext:value-type="float">
            <text:p>47.0359992981</text:p>
          </table:table-cell>
          <table:table-cell office:value-type="float" office:value="37.8310012817383" calcext:value-type="float">
            <text:p>37.8310012817</text:p>
          </table:table-cell>
          <table:table-cell office:value-type="float" office:value="40.6800003051758" calcext:value-type="float">
            <text:p>40.6800003052</text:p>
          </table:table-cell>
          <table:table-cell office:value-type="float" office:value="40.1339988708496" calcext:value-type="float">
            <text:p>40.1339988708</text:p>
          </table:table-cell>
          <table:table-cell office:value-type="float" office:value="39.0919990539551" calcext:value-type="float">
            <text:p>39.091999054</text:p>
          </table:table-cell>
          <table:table-cell office:value-type="float" office:value="39.9739990234375" calcext:value-type="float">
            <text:p>39.9739990234</text:p>
          </table:table-cell>
          <table:table-cell office:value-type="float" office:value="49.4150009155274" calcext:value-type="float">
            <text:p>49.4150009155</text:p>
          </table:table-cell>
          <table:table-cell office:value-type="float" office:value="41.5089988708496" calcext:value-type="float">
            <text:p>41.5089988708</text:p>
          </table:table-cell>
          <table:table-cell office:value-type="float" office:value="44.9780006408691" calcext:value-type="float">
            <text:p>44.9780006409</text:p>
          </table:table-cell>
          <table:table-cell office:value-type="float" office:value="30.5330009460449" calcext:value-type="float">
            <text:p>30.533000946</text:p>
          </table:table-cell>
          <table:table-cell office:value-type="float" office:value="34.2309989929199" calcext:value-type="float">
            <text:p>34.2309989929</text:p>
          </table:table-cell>
          <table:table-cell office:value-type="float" office:value="46.0730018615723" calcext:value-type="float">
            <text:p>46.0730018616</text:p>
          </table:table-cell>
          <table:table-cell office:value-type="float" office:value="31.2229995727539" calcext:value-type="float">
            <text:p>31.2229995728</text:p>
          </table:table-cell>
          <table:table-cell office:value-type="float" office:value="36.976001739502" calcext:value-type="float">
            <text:p>36.9760017395</text:p>
          </table:table-cell>
          <table:table-cell office:value-type="float" office:value="46.2099990844727" calcext:value-type="float">
            <text:p>46.2099990845</text:p>
          </table:table-cell>
          <table:table-cell office:value-type="float" office:value="31.1089992523193" calcext:value-type="float">
            <text:p>31.1089992523</text:p>
          </table:table-cell>
          <table:table-cell office:value-type="float" office:value="39.7490005493164" calcext:value-type="float">
            <text:p>39.7490005493</text:p>
          </table:table-cell>
          <table:table-cell table:style-name="Default"/>
          <table:table-cell office:value-type="float" office:value="42.7550010681152" calcext:value-type="float">
            <text:p>42.7550010681</text:p>
          </table:table-cell>
          <table:table-cell office:value-type="float" office:value="37.9140014648438" calcext:value-type="float">
            <text:p>37.9140014648</text:p>
          </table:table-cell>
          <table:table-cell office:value-type="float" office:value="31.318000793457" calcext:value-type="float">
            <text:p>31.3180007935</text:p>
          </table:table-cell>
          <table:table-cell office:value-type="float" office:value="39.798999786377" calcext:value-type="float">
            <text:p>39.7989997864</text:p>
          </table:table-cell>
          <table:table-cell office:value-type="float" office:value="39.2869987487793" calcext:value-type="float">
            <text:p>39.2869987488</text:p>
          </table:table-cell>
          <table:table-cell table:style-name="ce16" office:value-type="string" calcext:value-type="string">
            <text:p>Neurog2 Sox2</text:p>
          </table:table-cell>
          <table:table-cell table:style-name="ce20" office:value-type="string" calcext:value-type="string">
            <text:p>Alterado</text:p>
          </table:table-cell>
          <table:table-cell table:style-name="ce20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office:value-type="float" office:value="41.3699989318848" calcext:value-type="float">
            <text:p>41.3699989319</text:p>
          </table:table-cell>
          <table:table-cell office:value-type="float" office:value="42.6720008850098" calcext:value-type="float">
            <text:p>42.672000885</text:p>
          </table:table-cell>
          <table:table-cell office:value-type="float" office:value="34.8129997253418" calcext:value-type="float">
            <text:p>34.8129997253</text:p>
          </table:table-cell>
          <table:table-cell office:value-type="float" office:value="40.375" calcext:value-type="float">
            <text:p>40.375</text:p>
          </table:table-cell>
          <table:table-cell office:value-type="float" office:value="40.5610008239746" calcext:value-type="float">
            <text:p>40.561000824</text:p>
          </table:table-cell>
          <table:table-cell table:style-name="Default"/>
          <table:table-cell office:value-type="float" office:value="39.8170013427734" calcext:value-type="float">
            <text:p>39.8170013428</text:p>
          </table:table-cell>
          <table:table-cell office:value-type="float" office:value="40.3460006713867" calcext:value-type="float">
            <text:p>40.3460006714</text:p>
          </table:table-cell>
          <table:table-cell office:value-type="float" office:value="40.7039985656738" calcext:value-type="float">
            <text:p>40.7039985657</text:p>
          </table:table-cell>
          <table:table-cell office:value-type="float" office:value="40.3499984741211" calcext:value-type="float">
            <text:p>40.3499984741</text:p>
          </table:table-cell>
          <table:table-cell office:value-type="float" office:value="40.3779983520508" calcext:value-type="float">
            <text:p>40.3779983521</text:p>
          </table:table-cell>
          <table:table-cell office:value-type="float" office:value="27.5650005340576" calcext:value-type="float">
            <text:p>27.5650005341</text:p>
          </table:table-cell>
          <table:table-cell office:value-type="float" office:value="35.7820014953613" calcext:value-type="float">
            <text:p>35.7820014954</text:p>
          </table:table-cell>
          <table:table-cell table:style-name="Default"/>
          <table:table-cell office:value-type="float" office:value="37.5989990234375" calcext:value-type="float">
            <text:p>37.5989990234</text:p>
          </table:table-cell>
          <table:table-cell office:value-type="float" office:value="37.4449996948242" calcext:value-type="float">
            <text:p>37.4449996948</text:p>
          </table:table-cell>
          <table:table-cell table:style-name="Default"/>
          <table:table-cell office:value-type="float" office:value="27.9039993286133" calcext:value-type="float">
            <text:p>27.9039993286</text:p>
          </table:table-cell>
          <table:table-cell office:value-type="float" office:value="39.6759986877441" calcext:value-type="float">
            <text:p>39.6759986877</text:p>
          </table:table-cell>
          <table:table-cell office:value-type="float" office:value="30.1959991455078" calcext:value-type="float">
            <text:p>30.1959991455</text:p>
          </table:table-cell>
          <table:table-cell table:style-name="Default"/>
          <table:table-cell office:value-type="float" office:value="36.7050018310547" calcext:value-type="float">
            <text:p>36.7050018311</text:p>
          </table:table-cell>
          <table:table-cell office:value-type="float" office:value="39.2150001525879" calcext:value-type="float">
            <text:p>39.2150001526</text:p>
          </table:table-cell>
          <table:table-cell office:value-type="float" office:value="28.3309993743896" calcext:value-type="float">
            <text:p>28.3309993744</text:p>
          </table:table-cell>
          <table:table-cell table:style-name="Default" table:number-columns-repeated="2"/>
          <table:table-cell table:number-columns-repeated="2" office:value-type="float" office:value="36.1209983825684" calcext:value-type="float">
            <text:p>36.1209983826</text:p>
          </table:table-cell>
          <table:table-cell office:value-type="float" office:value="35.9049987792969" calcext:value-type="float">
            <text:p>35.9049987793</text:p>
          </table:table-cell>
          <table:table-cell office:value-type="float" office:value="40.3790016174316" calcext:value-type="float">
            <text:p>40.3790016174</text:p>
          </table:table-cell>
          <table:table-cell table:style-name="ce16" office:value-type="string" calcext:value-type="string">
            <text:p>Neurog2 Sox2</text:p>
          </table:table-cell>
          <table:table-cell table:style-name="ce16" office:value-type="string" calcext:value-type="string">
            <text:p>Neuronal</text:p>
          </table:table-cell>
          <table:table-cell table:style-name="ce20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office:value-type="float" office:value="41.8019981384277" calcext:value-type="float">
            <text:p>41.8019981384</text:p>
          </table:table-cell>
          <table:table-cell office:value-type="float" office:value="45.0870018005371" calcext:value-type="float">
            <text:p>45.0870018005</text:p>
          </table:table-cell>
          <table:table-cell office:value-type="float" office:value="40.6489982604981" calcext:value-type="float">
            <text:p>40.6489982605</text:p>
          </table:table-cell>
          <table:table-cell office:value-type="float" office:value="39.8209991455078" calcext:value-type="float">
            <text:p>39.8209991455</text:p>
          </table:table-cell>
          <table:table-cell office:value-type="float" office:value="31" calcext:value-type="float">
            <text:p>31</text:p>
          </table:table-cell>
          <table:table-cell office:value-type="float" office:value="39.5060005187988" calcext:value-type="float">
            <text:p>39.5060005188</text:p>
          </table:table-cell>
          <table:table-cell office:value-type="float" office:value="36.1020011901855" calcext:value-type="float">
            <text:p>36.1020011902</text:p>
          </table:table-cell>
          <table:table-cell table:style-name="Default"/>
          <table:table-cell office:value-type="float" office:value="40.2789993286133" calcext:value-type="float">
            <text:p>40.2789993286</text:p>
          </table:table-cell>
          <table:table-cell office:value-type="float" office:value="42.0379981994629" calcext:value-type="float">
            <text:p>42.0379981995</text:p>
          </table:table-cell>
          <table:table-cell office:value-type="float" office:value="36.6020011901855" calcext:value-type="float">
            <text:p>36.6020011902</text:p>
          </table:table-cell>
          <table:table-cell office:value-type="float" office:value="47.6800003051758" calcext:value-type="float">
            <text:p>47.6800003052</text:p>
          </table:table-cell>
          <table:table-cell office:value-type="float" office:value="33.8170013427734" calcext:value-type="float">
            <text:p>33.8170013428</text:p>
          </table:table-cell>
          <table:table-cell office:value-type="float" office:value="38.9459991455078" calcext:value-type="float">
            <text:p>38.9459991455</text:p>
          </table:table-cell>
          <table:table-cell office:value-type="float" office:value="45.1180000305176" calcext:value-type="float">
            <text:p>45.1180000305</text:p>
          </table:table-cell>
          <table:table-cell office:value-type="float" office:value="44.8230018615723" calcext:value-type="float">
            <text:p>44.8230018616</text:p>
          </table:table-cell>
          <table:table-cell office:value-type="float" office:value="45.3089981079102" calcext:value-type="float">
            <text:p>45.3089981079</text:p>
          </table:table-cell>
          <table:table-cell office:value-type="float" office:value="34.7280006408691" calcext:value-type="float">
            <text:p>34.7280006409</text:p>
          </table:table-cell>
          <table:table-cell office:value-type="float" office:value="43.7140007019043" calcext:value-type="float">
            <text:p>43.7140007019</text:p>
          </table:table-cell>
          <table:table-cell office:value-type="float" office:value="31.9890003204346" calcext:value-type="float">
            <text:p>31.9890003204</text:p>
          </table:table-cell>
          <table:table-cell office:value-type="float" office:value="31.0949993133545" calcext:value-type="float">
            <text:p>31.0949993134</text:p>
          </table:table-cell>
          <table:table-cell office:value-type="float" office:value="40.7750015258789" calcext:value-type="float">
            <text:p>40.7750015259</text:p>
          </table:table-cell>
          <table:table-cell office:value-type="float" office:value="41.9580001831055" calcext:value-type="float">
            <text:p>41.9580001831</text:p>
          </table:table-cell>
          <table:table-cell office:value-type="float" office:value="29.007999420166" calcext:value-type="float">
            <text:p>29.0079994202</text:p>
          </table:table-cell>
          <table:table-cell table:style-name="Default"/>
          <table:table-cell office:value-type="float" office:value="37.3530006408691" calcext:value-type="float">
            <text:p>37.3530006409</text:p>
          </table:table-cell>
          <table:table-cell office:value-type="float" office:value="40.5439987182617" calcext:value-type="float">
            <text:p>40.5439987183</text:p>
          </table:table-cell>
          <table:table-cell office:value-type="float" office:value="48.6319999694824" calcext:value-type="float">
            <text:p>48.6319999695</text:p>
          </table:table-cell>
          <table:table-cell office:value-type="float" office:value="44.5289993286133" calcext:value-type="float">
            <text:p>44.5289993286</text:p>
          </table:table-cell>
          <table:table-cell office:value-type="float" office:value="28.6660003662109" calcext:value-type="float">
            <text:p>28.6660003662</text:p>
          </table:table-cell>
          <table:table-cell table:style-name="ce16" office:value-type="string" calcext:value-type="string">
            <text:p>Neurog2 Sox2</text:p>
          </table:table-cell>
          <table:table-cell table:style-name="ce16" office:value-type="string" calcext:value-type="string">
            <text:p>Neuronal</text:p>
          </table:table-cell>
          <table:table-cell table:style-name="ce20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office:value-type="float" office:value="42.3209991455078" calcext:value-type="float">
            <text:p>42.3209991455</text:p>
          </table:table-cell>
          <table:table-cell table:style-name="Default"/>
          <table:table-cell office:value-type="float" office:value="47.8269996643066" calcext:value-type="float">
            <text:p>47.8269996643</text:p>
          </table:table-cell>
          <table:table-cell office:value-type="float" office:value="34.5180015563965" calcext:value-type="float">
            <text:p>34.5180015564</text:p>
          </table:table-cell>
          <table:table-cell office:value-type="float" office:value="43.515998840332" calcext:value-type="float">
            <text:p>43.5159988403</text:p>
          </table:table-cell>
          <table:table-cell office:value-type="float" office:value="37.6479988098145" calcext:value-type="float">
            <text:p>37.6479988098</text:p>
          </table:table-cell>
          <table:table-cell table:style-name="Default"/>
          <table:table-cell office:value-type="float" office:value="45.9799995422363" calcext:value-type="float">
            <text:p>45.9799995422</text:p>
          </table:table-cell>
          <table:table-cell office:value-type="float" office:value="37.1510009765625" calcext:value-type="float">
            <text:p>37.1510009766</text:p>
          </table:table-cell>
          <table:table-cell office:value-type="float" office:value="45.5769996643066" calcext:value-type="float">
            <text:p>45.5769996643</text:p>
          </table:table-cell>
          <table:table-cell table:style-name="Default"/>
          <table:table-cell office:value-type="float" office:value="38.8300018310547" calcext:value-type="float">
            <text:p>38.8300018311</text:p>
          </table:table-cell>
          <table:table-cell office:value-type="float" office:value="38.5589981079102" calcext:value-type="float">
            <text:p>38.5589981079</text:p>
          </table:table-cell>
          <table:table-cell table:style-name="Default"/>
          <table:table-cell office:value-type="float" office:value="45.6949996948242" calcext:value-type="float">
            <text:p>45.6949996948</text:p>
          </table:table-cell>
          <table:table-cell office:value-type="float" office:value="29.4209995269775" calcext:value-type="float">
            <text:p>29.420999527</text:p>
          </table:table-cell>
          <table:table-cell table:style-name="Default"/>
          <table:table-cell office:value-type="float" office:value="33.5530014038086" calcext:value-type="float">
            <text:p>33.5530014038</text:p>
          </table:table-cell>
          <table:table-cell office:value-type="float" office:value="46.6570014953613" calcext:value-type="float">
            <text:p>46.6570014954</text:p>
          </table:table-cell>
          <table:table-cell office:value-type="float" office:value="35.9900016784668" calcext:value-type="float">
            <text:p>35.9900016785</text:p>
          </table:table-cell>
          <table:table-cell office:value-type="float" office:value="38.9640007019043" calcext:value-type="float">
            <text:p>38.9640007019</text:p>
          </table:table-cell>
          <table:table-cell office:value-type="float" office:value="39.6539993286133" calcext:value-type="float">
            <text:p>39.6539993286</text:p>
          </table:table-cell>
          <table:table-cell office:value-type="float" office:value="43.6510009765625" calcext:value-type="float">
            <text:p>43.6510009766</text:p>
          </table:table-cell>
          <table:table-cell office:value-type="float" office:value="41.0989990234375" calcext:value-type="float">
            <text:p>41.0989990234</text:p>
          </table:table-cell>
          <table:table-cell office:value-type="float" office:value="40.7369995117188" calcext:value-type="float">
            <text:p>40.7369995117</text:p>
          </table:table-cell>
          <table:table-cell table:style-name="Default"/>
          <table:table-cell office:value-type="float" office:value="35.4809989929199" calcext:value-type="float">
            <text:p>35.4809989929</text:p>
          </table:table-cell>
          <table:table-cell table:style-name="Default"/>
          <table:table-cell office:value-type="float" office:value="29.8969993591309" calcext:value-type="float">
            <text:p>29.8969993591</text:p>
          </table:table-cell>
          <table:table-cell office:value-type="float" office:value="44.2610015869141" calcext:value-type="float">
            <text:p>44.2610015869</text:p>
          </table:table-cell>
          <table:table-cell table:style-name="ce17" office:value-type="string" calcext:value-type="string">
            <text:p>Neurog2 Sox2</text:p>
          </table:table-cell>
          <table:table-cell table:style-name="ce17" office:value-type="string" calcext:value-type="string">
            <text:p>Neuronal</text:p>
          </table:table-cell>
          <table:table-cell table:style-name="ce17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office:value-type="float" office:value="41.6440010070801" calcext:value-type="float">
            <text:p>41.6440010071</text:p>
          </table:table-cell>
          <table:table-cell office:value-type="float" office:value="48.3499984741211" calcext:value-type="float">
            <text:p>48.3499984741</text:p>
          </table:table-cell>
          <table:table-cell office:value-type="float" office:value="39.1990013122559" calcext:value-type="float">
            <text:p>39.1990013123</text:p>
          </table:table-cell>
          <table:table-cell office:value-type="float" office:value="37.9020004272461" calcext:value-type="float">
            <text:p>37.9020004272</text:p>
          </table:table-cell>
          <table:table-cell office:value-type="float" office:value="49.5349998474121" calcext:value-type="float">
            <text:p>49.5349998474</text:p>
          </table:table-cell>
          <table:table-cell office:value-type="float" office:value="43.1599998474121" calcext:value-type="float">
            <text:p>43.1599998474</text:p>
          </table:table-cell>
          <table:table-cell table:style-name="Default"/>
          <table:table-cell office:value-type="float" office:value="44.6209983825684" calcext:value-type="float">
            <text:p>44.6209983826</text:p>
          </table:table-cell>
          <table:table-cell office:value-type="float" office:value="42.7029991149902" calcext:value-type="float">
            <text:p>42.702999115</text:p>
          </table:table-cell>
          <table:table-cell office:value-type="float" office:value="43.476001739502" calcext:value-type="float">
            <text:p>43.4760017395</text:p>
          </table:table-cell>
          <table:table-cell office:value-type="float" office:value="38.7669982910156" calcext:value-type="float">
            <text:p>38.766998291</text:p>
          </table:table-cell>
          <table:table-cell office:value-type="float" office:value="46.9010009765625" calcext:value-type="float">
            <text:p>46.9010009766</text:p>
          </table:table-cell>
          <table:table-cell office:value-type="float" office:value="40.8520011901855" calcext:value-type="float">
            <text:p>40.8520011902</text:p>
          </table:table-cell>
          <table:table-cell office:value-type="float" office:value="45.0019989013672" calcext:value-type="float">
            <text:p>45.0019989014</text:p>
          </table:table-cell>
          <table:table-cell table:style-name="Default"/>
          <table:table-cell office:value-type="float" office:value="29.9559993743896" calcext:value-type="float">
            <text:p>29.9559993744</text:p>
          </table:table-cell>
          <table:table-cell office:value-type="float" office:value="48.3110008239746" calcext:value-type="float">
            <text:p>48.311000824</text:p>
          </table:table-cell>
          <table:table-cell office:value-type="float" office:value="34.6269989013672" calcext:value-type="float">
            <text:p>34.6269989014</text:p>
          </table:table-cell>
          <table:table-cell office:value-type="float" office:value="42.9650001525879" calcext:value-type="float">
            <text:p>42.9650001526</text:p>
          </table:table-cell>
          <table:table-cell office:value-type="float" office:value="40.5260009765625" calcext:value-type="float">
            <text:p>40.5260009766</text:p>
          </table:table-cell>
          <table:table-cell office:value-type="float" office:value="45.3969993591309" calcext:value-type="float">
            <text:p>45.3969993591</text:p>
          </table:table-cell>
          <table:table-cell office:value-type="float" office:value="32.3139991760254" calcext:value-type="float">
            <text:p>32.313999176</text:p>
          </table:table-cell>
          <table:table-cell office:value-type="float" office:value="40.9589996337891" calcext:value-type="float">
            <text:p>40.9589996338</text:p>
          </table:table-cell>
          <table:table-cell office:value-type="float" office:value="29.4769992828369" calcext:value-type="float">
            <text:p>29.4769992828</text:p>
          </table:table-cell>
          <table:table-cell office:value-type="float" office:value="35.6730003356934" calcext:value-type="float">
            <text:p>35.6730003357</text:p>
          </table:table-cell>
          <table:table-cell office:value-type="float" office:value="38.5849990844727" calcext:value-type="float">
            <text:p>38.5849990845</text:p>
          </table:table-cell>
          <table:table-cell office:value-type="float" office:value="41.7760009765625" calcext:value-type="float">
            <text:p>41.7760009766</text:p>
          </table:table-cell>
          <table:table-cell table:style-name="Default"/>
          <table:table-cell office:value-type="float" office:value="38.576000213623" calcext:value-type="float">
            <text:p>38.5760002136</text:p>
          </table:table-cell>
          <table:table-cell office:value-type="float" office:value="29.5709991455078" calcext:value-type="float">
            <text:p>29.5709991455</text:p>
          </table:table-cell>
          <table:table-cell table:style-name="ce18" office:value-type="string" calcext:value-type="string">
            <text:p>Mash1 Sox2</text:p>
          </table:table-cell>
          <table:table-cell table:style-name="ce18" office:value-type="string" calcext:value-type="string">
            <text:p>Fibroblastoide</text:p>
          </table:table-cell>
          <table:table-cell table:style-name="ce18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office:value-type="float" office:value="42.818000793457" calcext:value-type="float">
            <text:p>42.8180007935</text:p>
          </table:table-cell>
          <table:table-cell table:style-name="Default"/>
          <table:table-cell office:value-type="float" office:value="36.8040008544922" calcext:value-type="float">
            <text:p>36.8040008545</text:p>
          </table:table-cell>
          <table:table-cell office:value-type="float" office:value="42.9949989318848" calcext:value-type="float">
            <text:p>42.9949989319</text:p>
          </table:table-cell>
          <table:table-cell office:value-type="float" office:value="49.8409996032715" calcext:value-type="float">
            <text:p>49.8409996033</text:p>
          </table:table-cell>
          <table:table-cell office:value-type="float" office:value="46.4879989624023" calcext:value-type="float">
            <text:p>46.4879989624</text:p>
          </table:table-cell>
          <table:table-cell table:style-name="Default"/>
          <table:table-cell office:value-type="float" office:value="38.8230018615723" calcext:value-type="float">
            <text:p>38.8230018616</text:p>
          </table:table-cell>
          <table:table-cell office:value-type="float" office:value="35.7929992675781" calcext:value-type="float">
            <text:p>35.7929992676</text:p>
          </table:table-cell>
          <table:table-cell office:value-type="float" office:value="43.1759986877441" calcext:value-type="float">
            <text:p>43.1759986877</text:p>
          </table:table-cell>
          <table:table-cell office:value-type="float" office:value="44.189998626709" calcext:value-type="float">
            <text:p>44.1899986267</text:p>
          </table:table-cell>
          <table:table-cell office:value-type="float" office:value="38.5940017700195" calcext:value-type="float">
            <text:p>38.59400177</text:p>
          </table:table-cell>
          <table:table-cell office:value-type="float" office:value="32.226001739502" calcext:value-type="float">
            <text:p>32.2260017395</text:p>
          </table:table-cell>
          <table:table-cell table:style-name="Default"/>
          <table:table-cell office:value-type="float" office:value="37.8520011901855" calcext:value-type="float">
            <text:p>37.8520011902</text:p>
          </table:table-cell>
          <table:table-cell office:value-type="float" office:value="30.0160007476807" calcext:value-type="float">
            <text:p>30.0160007477</text:p>
          </table:table-cell>
          <table:table-cell office:value-type="float" office:value="44.3559989929199" calcext:value-type="float">
            <text:p>44.3559989929</text:p>
          </table:table-cell>
          <table:table-cell office:value-type="float" office:value="34.1640014648438" calcext:value-type="float">
            <text:p>34.1640014648</text:p>
          </table:table-cell>
          <table:table-cell office:value-type="float" office:value="44.6839981079102" calcext:value-type="float">
            <text:p>44.6839981079</text:p>
          </table:table-cell>
          <table:table-cell office:value-type="float" office:value="29.7140007019043" calcext:value-type="float">
            <text:p>29.7140007019</text:p>
          </table:table-cell>
          <table:table-cell office:value-type="float" office:value="49.109001159668" calcext:value-type="float">
            <text:p>49.1090011597</text:p>
          </table:table-cell>
          <table:table-cell office:value-type="float" office:value="34.1389999389648" calcext:value-type="float">
            <text:p>34.138999939</text:p>
          </table:table-cell>
          <table:table-cell office:value-type="float" office:value="43.8689994812012" calcext:value-type="float">
            <text:p>43.8689994812</text:p>
          </table:table-cell>
          <table:table-cell office:value-type="float" office:value="43.4710006713867" calcext:value-type="float">
            <text:p>43.4710006714</text:p>
          </table:table-cell>
          <table:table-cell office:value-type="float" office:value="42.9080009460449" calcext:value-type="float">
            <text:p>42.908000946</text:p>
          </table:table-cell>
          <table:table-cell office:value-type="float" office:value="37.5460014343262" calcext:value-type="float">
            <text:p>37.5460014343</text:p>
          </table:table-cell>
          <table:table-cell office:value-type="float" office:value="35.7220001220703" calcext:value-type="float">
            <text:p>35.7220001221</text:p>
          </table:table-cell>
          <table:table-cell office:value-type="float" office:value="37.4729995727539" calcext:value-type="float">
            <text:p>37.4729995728</text:p>
          </table:table-cell>
          <table:table-cell office:value-type="float" office:value="43.2089996337891" calcext:value-type="float">
            <text:p>43.2089996338</text:p>
          </table:table-cell>
          <table:table-cell office:value-type="float" office:value="43.4360008239746" calcext:value-type="float">
            <text:p>43.436000824</text:p>
          </table:table-cell>
          <table:table-cell table:style-name="ce19" office:value-type="string" calcext:value-type="string">
            <text:p>Mash1 Sox2</text:p>
          </table:table-cell>
          <table:table-cell table:style-name="ce17" office:value-type="string" calcext:value-type="string">
            <text:p>Fibroblastoide</text:p>
          </table:table-cell>
          <table:table-cell table:style-name="ce17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office:value-type="float" office:value="48.3219985961914" calcext:value-type="float">
            <text:p>48.3219985962</text:p>
          </table:table-cell>
          <table:table-cell office:value-type="float" office:value="45.5810012817383" calcext:value-type="float">
            <text:p>45.5810012817</text:p>
          </table:table-cell>
          <table:table-cell office:value-type="float" office:value="36.2120018005371" calcext:value-type="float">
            <text:p>36.2120018005</text:p>
          </table:table-cell>
          <table:table-cell office:value-type="float" office:value="36.4410018920898" calcext:value-type="float">
            <text:p>36.4410018921</text:p>
          </table:table-cell>
          <table:table-cell office:value-type="float" office:value="48.4850006103516" calcext:value-type="float">
            <text:p>48.4850006104</text:p>
          </table:table-cell>
          <table:table-cell table:style-name="Default"/>
          <table:table-cell office:value-type="float" office:value="46.6049995422363" calcext:value-type="float">
            <text:p>46.6049995422</text:p>
          </table:table-cell>
          <table:table-cell office:value-type="float" office:value="41.5909996032715" calcext:value-type="float">
            <text:p>41.5909996033</text:p>
          </table:table-cell>
          <table:table-cell office:value-type="float" office:value="35.4480018615723" calcext:value-type="float">
            <text:p>35.4480018616</text:p>
          </table:table-cell>
          <table:table-cell office:value-type="float" office:value="41.375" calcext:value-type="float">
            <text:p>41.375</text:p>
          </table:table-cell>
          <table:table-cell table:style-name="Default" table:number-columns-repeated="2"/>
          <table:table-cell office:value-type="float" office:value="34.0060005187988" calcext:value-type="float">
            <text:p>34.0060005188</text:p>
          </table:table-cell>
          <table:table-cell office:value-type="float" office:value="49.4169998168945" calcext:value-type="float">
            <text:p>49.4169998169</text:p>
          </table:table-cell>
          <table:table-cell office:value-type="float" office:value="42.9620018005371" calcext:value-type="float">
            <text:p>42.9620018005</text:p>
          </table:table-cell>
          <table:table-cell office:value-type="float" office:value="30.5540008544922" calcext:value-type="float">
            <text:p>30.5540008545</text:p>
          </table:table-cell>
          <table:table-cell office:value-type="float" office:value="43.476001739502" calcext:value-type="float">
            <text:p>43.4760017395</text:p>
          </table:table-cell>
          <table:table-cell office:value-type="float" office:value="33.2599983215332" calcext:value-type="float">
            <text:p>33.2599983215</text:p>
          </table:table-cell>
          <table:table-cell office:value-type="float" office:value="44.5060005187988" calcext:value-type="float">
            <text:p>44.5060005188</text:p>
          </table:table-cell>
          <table:table-cell office:value-type="float" office:value="41.3979988098145" calcext:value-type="float">
            <text:p>41.3979988098</text:p>
          </table:table-cell>
          <table:table-cell table:style-name="Default"/>
          <table:table-cell office:value-type="float" office:value="36.9889984130859" calcext:value-type="float">
            <text:p>36.9889984131</text:p>
          </table:table-cell>
          <table:table-cell office:value-type="float" office:value="44.5789985656738" calcext:value-type="float">
            <text:p>44.5789985657</text:p>
          </table:table-cell>
          <table:table-cell office:value-type="float" office:value="43.5810012817383" calcext:value-type="float">
            <text:p>43.5810012817</text:p>
          </table:table-cell>
          <table:table-cell office:value-type="float" office:value="46.4259986877441" calcext:value-type="float">
            <text:p>46.4259986877</text:p>
          </table:table-cell>
          <table:table-cell office:value-type="float" office:value="41.9669990539551" calcext:value-type="float">
            <text:p>41.966999054</text:p>
          </table:table-cell>
          <table:table-cell office:value-type="float" office:value="37.8079986572266" calcext:value-type="float">
            <text:p>37.8079986572</text:p>
          </table:table-cell>
          <table:table-cell table:style-name="Default"/>
          <table:table-cell office:value-type="float" office:value="30.1660003662109" calcext:value-type="float">
            <text:p>30.1660003662</text:p>
          </table:table-cell>
          <table:table-cell office:value-type="float" office:value="43.7309989929199" calcext:value-type="float">
            <text:p>43.7309989929</text:p>
          </table:table-cell>
          <table:table-cell table:style-name="ce16" office:value-type="string" calcext:value-type="string">
            <text:p>Mash1 Sox2</text:p>
          </table:table-cell>
          <table:table-cell table:style-name="ce16" office:value-type="string" calcext:value-type="string">
            <text:p>Fibroblastoide</text:p>
          </table:table-cell>
          <table:table-cell table:style-name="ce16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office:value-type="float" office:value="38.8950004577637" calcext:value-type="float">
            <text:p>38.8950004578</text:p>
          </table:table-cell>
          <table:table-cell/>
          <table:table-cell office:value-type="float" office:value="44.3359985351563" calcext:value-type="float">
            <text:p>44.3359985352</text:p>
          </table:table-cell>
          <table:table-cell office:value-type="float" office:value="35.8170013427734" calcext:value-type="float">
            <text:p>35.8170013428</text:p>
          </table:table-cell>
          <table:table-cell office:value-type="float" office:value="46.1529998779297" calcext:value-type="float">
            <text:p>46.1529998779</text:p>
          </table:table-cell>
          <table:table-cell office:value-type="float" office:value="30.7649993896484" calcext:value-type="float">
            <text:p>30.7649993896</text:p>
          </table:table-cell>
          <table:table-cell office:value-type="float" office:value="49.0320014953613" calcext:value-type="float">
            <text:p>49.0320014954</text:p>
          </table:table-cell>
          <table:table-cell table:style-name="Default"/>
          <table:table-cell office:value-type="float" office:value="36.5620002746582" calcext:value-type="float">
            <text:p>36.5620002747</text:p>
          </table:table-cell>
          <table:table-cell office:value-type="float" office:value="45.0069999694824" calcext:value-type="float">
            <text:p>45.0069999695</text:p>
          </table:table-cell>
          <table:table-cell office:value-type="float" office:value="42.2389984130859" calcext:value-type="float">
            <text:p>42.2389984131</text:p>
          </table:table-cell>
          <table:table-cell office:value-type="float" office:value="44.8409996032715" calcext:value-type="float">
            <text:p>44.8409996033</text:p>
          </table:table-cell>
          <table:table-cell office:value-type="float" office:value="31.1469993591309" calcext:value-type="float">
            <text:p>31.1469993591</text:p>
          </table:table-cell>
          <table:table-cell/>
          <table:table-cell office:value-type="float" office:value="38.5130004882812" calcext:value-type="float">
            <text:p>38.5130004883</text:p>
          </table:table-cell>
          <table:table-cell office:value-type="float" office:value="27.8439998626709" calcext:value-type="float">
            <text:p>27.8439998627</text:p>
          </table:table-cell>
          <table:table-cell office:value-type="float" office:value="41.4510002136231" calcext:value-type="float">
            <text:p>41.4510002136</text:p>
          </table:table-cell>
          <table:table-cell office:value-type="float" office:value="34.0270004272461" calcext:value-type="float">
            <text:p>34.0270004272</text:p>
          </table:table-cell>
          <table:table-cell office:value-type="float" office:value="48.1360015869141" calcext:value-type="float">
            <text:p>48.1360015869</text:p>
          </table:table-cell>
          <table:table-cell office:value-type="float" office:value="28.9330005645752" calcext:value-type="float">
            <text:p>28.9330005646</text:p>
          </table:table-cell>
          <table:table-cell office:value-type="float" office:value="42.5800018310547" calcext:value-type="float">
            <text:p>42.5800018311</text:p>
          </table:table-cell>
          <table:table-cell office:value-type="float" office:value="36.6860008239746" calcext:value-type="float">
            <text:p>36.686000824</text:p>
          </table:table-cell>
          <table:table-cell office:value-type="float" office:value="43.9739990234375" calcext:value-type="float">
            <text:p>43.9739990234</text:p>
          </table:table-cell>
          <table:table-cell office:value-type="float" office:value="40.6529998779297" calcext:value-type="float">
            <text:p>40.6529998779</text:p>
          </table:table-cell>
          <table:table-cell office:value-type="float" office:value="47.0219993591309" calcext:value-type="float">
            <text:p>47.0219993591</text:p>
          </table:table-cell>
          <table:table-cell office:value-type="float" office:value="35.7029991149902" calcext:value-type="float">
            <text:p>35.702999115</text:p>
          </table:table-cell>
          <table:table-cell office:value-type="float" office:value="34.9819984436035" calcext:value-type="float">
            <text:p>34.9819984436</text:p>
          </table:table-cell>
          <table:table-cell office:value-type="float" office:value="33.2859992980957" calcext:value-type="float">
            <text:p>33.2859992981</text:p>
          </table:table-cell>
          <table:table-cell office:value-type="float" office:value="34.673999786377" calcext:value-type="float">
            <text:p>34.6739997864</text:p>
          </table:table-cell>
          <table:table-cell office:value-type="float" office:value="37.4389991760254" calcext:value-type="float">
            <text:p>37.438999176</text:p>
          </table:table-cell>
          <table:table-cell table:style-name="ce20" office:value-type="string" calcext:value-type="string">
            <text:p>Mash1 Sox2</text:p>
          </table:table-cell>
          <table:table-cell table:style-name="ce16" office:value-type="string" calcext:value-type="string">
            <text:p>Fibroblastoide</text:p>
          </table:table-cell>
          <table:table-cell table:style-name="ce20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office:value-type="float" office:value="46.3520011901855" calcext:value-type="float">
            <text:p>46.3520011902</text:p>
          </table:table-cell>
          <table:table-cell/>
          <table:table-cell office:value-type="float" office:value="36.5250015258789" calcext:value-type="float">
            <text:p>36.5250015259</text:p>
          </table:table-cell>
          <table:table-cell office:value-type="float" office:value="37.6580009460449" calcext:value-type="float">
            <text:p>37.658000946</text:p>
          </table:table-cell>
          <table:table-cell office:value-type="float" office:value="45.6040000915527" calcext:value-type="float">
            <text:p>45.6040000916</text:p>
          </table:table-cell>
          <table:table-cell office:value-type="float" office:value="41.3979988098145" calcext:value-type="float">
            <text:p>41.3979988098</text:p>
          </table:table-cell>
          <table:table-cell table:style-name="Default"/>
          <table:table-cell office:value-type="float" office:value="37.1650009155273" calcext:value-type="float">
            <text:p>37.1650009155</text:p>
          </table:table-cell>
          <table:table-cell office:value-type="float" office:value="38.609001159668" calcext:value-type="float">
            <text:p>38.6090011597</text:p>
          </table:table-cell>
          <table:table-cell office:value-type="float" office:value="42.8790016174316" calcext:value-type="float">
            <text:p>42.8790016174</text:p>
          </table:table-cell>
          <table:table-cell office:value-type="float" office:value="44.5429992675781" calcext:value-type="float">
            <text:p>44.5429992676</text:p>
          </table:table-cell>
          <table:table-cell office:value-type="float" office:value="41.5769996643066" calcext:value-type="float">
            <text:p>41.5769996643</text:p>
          </table:table-cell>
          <table:table-cell office:value-type="float" office:value="40.935001373291" calcext:value-type="float">
            <text:p>40.9350013733</text:p>
          </table:table-cell>
          <table:table-cell/>
          <table:table-cell office:value-type="float" office:value="42.318000793457" calcext:value-type="float">
            <text:p>42.3180007935</text:p>
          </table:table-cell>
          <table:table-cell office:value-type="float" office:value="30.9370002746582" calcext:value-type="float">
            <text:p>30.9370002747</text:p>
          </table:table-cell>
          <table:table-cell office:value-type="float" office:value="45.2029991149902" calcext:value-type="float">
            <text:p>45.202999115</text:p>
          </table:table-cell>
          <table:table-cell office:value-type="float" office:value="33.4550018310547" calcext:value-type="float">
            <text:p>33.4550018311</text:p>
          </table:table-cell>
          <table:table-cell office:value-type="float" office:value="47.8400001525879" calcext:value-type="float">
            <text:p>47.8400001526</text:p>
          </table:table-cell>
          <table:table-cell office:value-type="float" office:value="43.8860015869141" calcext:value-type="float">
            <text:p>43.8860015869</text:p>
          </table:table-cell>
          <table:table-cell table:style-name="Default"/>
          <table:table-cell office:value-type="float" office:value="43.625" calcext:value-type="float">
            <text:p>43.625</text:p>
          </table:table-cell>
          <table:table-cell office:value-type="float" office:value="43.3089981079102" calcext:value-type="float">
            <text:p>43.3089981079</text:p>
          </table:table-cell>
          <table:table-cell office:value-type="float" office:value="47.0120010375977" calcext:value-type="float">
            <text:p>47.0120010376</text:p>
          </table:table-cell>
          <table:table-cell table:style-name="Default"/>
          <table:table-cell office:value-type="float" office:value="37.7960014343262" calcext:value-type="float">
            <text:p>37.7960014343</text:p>
          </table:table-cell>
          <table:table-cell office:value-type="float" office:value="41.8470001220703" calcext:value-type="float">
            <text:p>41.8470001221</text:p>
          </table:table-cell>
          <table:table-cell office:value-type="float" office:value="38.0859985351562" calcext:value-type="float">
            <text:p>38.0859985352</text:p>
          </table:table-cell>
          <table:table-cell office:value-type="float" office:value="42.1580009460449" calcext:value-type="float">
            <text:p>42.158000946</text:p>
          </table:table-cell>
          <table:table-cell office:value-type="float" office:value="41.4049987792969" calcext:value-type="float">
            <text:p>41.4049987793</text:p>
          </table:table-cell>
          <table:table-cell table:style-name="ce19" office:value-type="string" calcext:value-type="string">
            <text:p>Mash1 Sox2</text:p>
          </table:table-cell>
          <table:table-cell table:style-name="ce19" office:value-type="string" calcext:value-type="string">
            <text:p>Neuronal</text:p>
          </table:table-cell>
          <table:table-cell table:style-name="ce19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office:value-type="float" office:value="29.8519992828369" calcext:value-type="float">
            <text:p>29.8519992828</text:p>
          </table:table-cell>
          <table:table-cell/>
          <table:table-cell office:value-type="float" office:value="36.2680015563965" calcext:value-type="float">
            <text:p>36.2680015564</text:p>
          </table:table-cell>
          <table:table-cell office:value-type="float" office:value="37.4679985046387" calcext:value-type="float">
            <text:p>37.4679985046</text:p>
          </table:table-cell>
          <table:table-cell office:value-type="float" office:value="30.8460006713867" calcext:value-type="float">
            <text:p>30.8460006714</text:p>
          </table:table-cell>
          <table:table-cell office:value-type="float" office:value="29.4200000762939" calcext:value-type="float">
            <text:p>29.4200000763</text:p>
          </table:table-cell>
          <table:table-cell office:value-type="float" office:value="35.0740013122559" calcext:value-type="float">
            <text:p>35.0740013123</text:p>
          </table:table-cell>
          <table:table-cell office:value-type="float" office:value="30.9750003814697" calcext:value-type="float">
            <text:p>30.9750003815</text:p>
          </table:table-cell>
          <table:table-cell office:value-type="float" office:value="39.75" calcext:value-type="float">
            <text:p>39.75</text:p>
          </table:table-cell>
          <table:table-cell office:value-type="float" office:value="40.5340003967285" calcext:value-type="float">
            <text:p>40.5340003967</text:p>
          </table:table-cell>
          <table:table-cell/>
          <table:table-cell office:value-type="float" office:value="39.742000579834" calcext:value-type="float">
            <text:p>39.7420005798</text:p>
          </table:table-cell>
          <table:table-cell office:value-type="float" office:value="32.5779991149902" calcext:value-type="float">
            <text:p>32.577999115</text:p>
          </table:table-cell>
          <table:table-cell/>
          <table:table-cell office:value-type="float" office:value="37.5439987182617" calcext:value-type="float">
            <text:p>37.5439987183</text:p>
          </table:table-cell>
          <table:table-cell office:value-type="float" office:value="33.4659996032715" calcext:value-type="float">
            <text:p>33.4659996033</text:p>
          </table:table-cell>
          <table:table-cell office:value-type="float" office:value="28.257999420166" calcext:value-type="float">
            <text:p>28.2579994202</text:p>
          </table:table-cell>
          <table:table-cell office:value-type="float" office:value="34.0870018005371" calcext:value-type="float">
            <text:p>34.0870018005</text:p>
          </table:table-cell>
          <table:table-cell office:value-type="float" office:value="30.5779991149902" calcext:value-type="float">
            <text:p>30.577999115</text:p>
          </table:table-cell>
          <table:table-cell office:value-type="float" office:value="29.8059997558594" calcext:value-type="float">
            <text:p>29.8059997559</text:p>
          </table:table-cell>
          <table:table-cell office:value-type="float" office:value="29.2800006866455" calcext:value-type="float">
            <text:p>29.2800006866</text:p>
          </table:table-cell>
          <table:table-cell office:value-type="float" office:value="29.242000579834" calcext:value-type="float">
            <text:p>29.2420005798</text:p>
          </table:table-cell>
          <table:table-cell office:value-type="float" office:value="40.7070007324219" calcext:value-type="float">
            <text:p>40.7070007324</text:p>
          </table:table-cell>
          <table:table-cell office:value-type="float" office:value="42.7820014953613" calcext:value-type="float">
            <text:p>42.7820014954</text:p>
          </table:table-cell>
          <table:table-cell office:value-type="float" office:value="41.6769981384277" calcext:value-type="float">
            <text:p>41.6769981384</text:p>
          </table:table-cell>
          <table:table-cell/>
          <table:table-cell office:value-type="float" office:value="36.8359985351562" calcext:value-type="float">
            <text:p>36.8359985352</text:p>
          </table:table-cell>
          <table:table-cell office:value-type="float" office:value="29.4619998931885" calcext:value-type="float">
            <text:p>29.4619998932</text:p>
          </table:table-cell>
          <table:table-cell office:value-type="float" office:value="31.4659996032715" calcext:value-type="float">
            <text:p>31.4659996033</text:p>
          </table:table-cell>
          <table:table-cell office:value-type="float" office:value="28.2609996795654" calcext:value-type="float">
            <text:p>28.2609996796</text:p>
          </table:table-cell>
          <table:table-cell table:style-name="ce15" office:value-type="string" calcext:value-type="string">
            <text:p>Mash1 Sox2</text:p>
          </table:table-cell>
          <table:table-cell table:style-name="ce15" office:value-type="string" calcext:value-type="string">
            <text:p>Neuronal</text:p>
          </table:table-cell>
          <table:table-cell table:style-name="ce15" office:value-type="string" calcext:value-type="string">
            <text:p>Nao</text:p>
          </table:table-cell>
          <table:table-cell table:style-name="Default" table:number-columns-repeated="2"/>
          <table:table-cell table:number-columns-repeated="988"/>
        </table:table-row>
        <table:table-row table:style-name="ro2" table:number-rows-repeated="2">
          <table:table-cell table:number-columns-repeated="34"/>
          <table:table-cell table:style-name="Default" table:number-columns-repeated="2"/>
          <table:table-cell table:number-columns-repeated="98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lative quantities" table:style-name="ta2"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0.2875729" calcext:value-type="float">
            <text:p>0.2875729</text:p>
          </table:table-cell>
          <table:table-cell table:style-name="ce10" office:value-type="float" office:value="131.3251" calcext:value-type="float">
            <text:p>131.3251</text:p>
          </table:table-cell>
          <table:table-cell table:style-name="ce10" office:value-type="float" office:value="50.59767992" calcext:value-type="float">
            <text:p>50.59767992</text:p>
          </table:table-cell>
          <table:table-cell table:style-name="ce10" office:value-type="float" office:value="0.732042476" calcext:value-type="float">
            <text:p>0.732042476</text:p>
          </table:table-cell>
          <table:table-cell table:style-name="ce10" office:value-type="float" office:value="4.337911" calcext:value-type="float">
            <text:p>4.337911</text:p>
          </table:table-cell>
          <table:table-cell table:style-name="ce10" office:value-type="float" office:value="193.0725" calcext:value-type="float">
            <text:p>193.0725</text:p>
          </table:table-cell>
          <table:table-cell table:style-name="ce10" office:value-type="float" office:value="23.63741" calcext:value-type="float">
            <text:p>23.6374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.2810293" calcext:value-type="float">
            <text:p>6.2810293</text:p>
          </table:table-cell>
          <table:table-cell table:style-name="ce10" office:value-type="float" office:value="71.258925" calcext:value-type="float">
            <text:p>71.258925</text:p>
          </table:table-cell>
          <table:table-cell table:style-name="ce10" office:value-type="float" office:value="31.66903" calcext:value-type="float">
            <text:p>31.66903</text:p>
          </table:table-cell>
          <table:table-cell table:style-name="ce10" office:value-type="float" office:value="81.45885" calcext:value-type="float">
            <text:p>81.45885</text:p>
          </table:table-cell>
          <table:table-cell table:style-name="ce10" office:value-type="float" office:value="1.881650623" calcext:value-type="float">
            <text:p>1.881650623</text:p>
          </table:table-cell>
          <table:table-cell table:style-name="ce10" office:value-type="float" office:value="0.2936152" calcext:value-type="float">
            <text:p>0.2936152</text:p>
          </table:table-cell>
          <table:table-cell table:style-name="ce10" office:value-type="float" office:value="0.2526128" calcext:value-type="float">
            <text:p>0.2526128</text:p>
          </table:table-cell>
          <table:table-cell table:style-name="ce10" office:value-type="float" office:value="0.02356841" calcext:value-type="float">
            <text:p>0.02356841</text:p>
          </table:table-cell>
          <table:table-cell table:style-name="ce10" office:value-type="float" office:value="112.986" calcext:value-type="float">
            <text:p>112.986</text:p>
          </table:table-cell>
          <table:table-cell table:style-name="ce10" office:value-type="float" office:value="0.06368072" calcext:value-type="float">
            <text:p>0.06368072</text:p>
          </table:table-cell>
          <table:table-cell table:style-name="ce10" office:value-type="float" office:value="140.3611" calcext:value-type="float">
            <text:p>140.3611</text:p>
          </table:table-cell>
          <table:table-cell table:style-name="ce10" office:value-type="float" office:value="0.02771863" calcext:value-type="float">
            <text:p>0.02771863</text:p>
          </table:table-cell>
          <table:table-cell table:style-name="ce10" office:value-type="float" office:value="50.00502" calcext:value-type="float">
            <text:p>50.00502</text:p>
          </table:table-cell>
          <table:table-cell table:style-name="ce10" office:value-type="float" office:value="2.458878" calcext:value-type="float">
            <text:p>2.458878</text:p>
          </table:table-cell>
          <table:table-cell table:style-name="ce10" office:value-type="float" office:value="4.691338408" calcext:value-type="float">
            <text:p>4.691338408</text:p>
          </table:table-cell>
          <table:table-cell table:style-name="ce10" office:value-type="float" office:value="32.4692" calcext:value-type="float">
            <text:p>32.469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05.6246" calcext:value-type="float">
            <text:p>405.6246</text:p>
          </table:table-cell>
          <table:table-cell table:style-name="ce10" office:value-type="float" office:value="0.29916201" calcext:value-type="float">
            <text:p>0.29916201</text:p>
          </table:table-cell>
          <table:table-cell table:style-name="ce10" office:value-type="float" office:value="0.000001685959" calcext:value-type="float">
            <text:p>0.00000168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.512282" calcext:value-type="float">
            <text:p>2.512282</text:p>
          </table:table-cell>
          <table:table-cell table:style-name="ce10" office:value-type="float" office:value="0.9440923" calcext:value-type="float">
            <text:p>0.9440923</text:p>
          </table:table-cell>
          <table:table-cell table:style-name="ce10" office:value-type="float" office:value="0.00003032778" calcext:value-type="float">
            <text:p>3.032778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19.23949" calcext:value-type="float">
            <text:p>19.23949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24.538932937" calcext:value-type="float">
            <text:p>24.538932937</text:p>
          </table:table-cell>
          <table:table-cell table:style-name="ce10" office:value-type="float" office:value="4.789909" calcext:value-type="float">
            <text:p>4.7899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.873278" calcext:value-type="float">
            <text:p>6.87327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6620439" calcext:value-type="float">
            <text:p>0.6620439</text:p>
          </table:table-cell>
          <table:table-cell table:style-name="ce10" office:value-type="float" office:value="1.539009" calcext:value-type="float">
            <text:p>1.539009</text:p>
          </table:table-cell>
          <table:table-cell table:style-name="ce10" office:value-type="float" office:value="1.008353" calcext:value-type="float">
            <text:p>1.008353</text:p>
          </table:table-cell>
          <table:table-cell table:style-name="ce10" office:value-type="float" office:value="3.612508" calcext:value-type="float">
            <text:p>3.612508</text:p>
          </table:table-cell>
          <table:table-cell table:style-name="ce10" office:value-type="float" office:value="0.607517663" calcext:value-type="float">
            <text:p>0.60751766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889979" calcext:value-type="float">
            <text:p>1.0889979</text:p>
          </table:table-cell>
          <table:table-cell table:style-name="ce10" office:value-type="float" office:value="0.4736853" calcext:value-type="float">
            <text:p>0.4736853</text:p>
          </table:table-cell>
          <table:table-cell table:style-name="ce10" office:value-type="float" office:value="19.72561" calcext:value-type="float">
            <text:p>19.72561</text:p>
          </table:table-cell>
          <table:table-cell table:style-name="ce10" office:value-type="float" office:value="0.1163062023" calcext:value-type="float">
            <text:p>0.116306202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2475609" calcext:value-type="float">
            <text:p>0.0024756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.352849" calcext:value-type="float">
            <text:p>1.352849</text:p>
          </table:table-cell>
          <table:table-cell table:style-name="ce10" office:value-type="float" office:value="1.890802594" calcext:value-type="float">
            <text:p>1.890802594</text:p>
          </table:table-cell>
          <table:table-cell table:style-name="ce10" office:value-type="float" office:value="3.587549" calcext:value-type="float">
            <text:p>3.587549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35551922" calcext:value-type="float">
            <text:p>0.35551922</text:p>
          </table:table-cell>
          <table:table-cell table:style-name="ce10" office:value-type="float" office:value="0.000001861633" calcext:value-type="float">
            <text:p>1.861633E-06</text:p>
          </table:table-cell>
          <table:table-cell table:style-name="ce10" office:value-type="float" office:value="0.005076325" calcext:value-type="float">
            <text:p>0.005076325</text:p>
          </table:table-cell>
          <table:table-cell table:style-name="ce10" office:value-type="float" office:value="2.962882" calcext:value-type="float">
            <text:p>2.962882</text:p>
          </table:table-cell>
          <table:table-cell table:style-name="ce10" office:value-type="float" office:value="0.06359255" calcext:value-type="float">
            <text:p>0.06359255</text:p>
          </table:table-cell>
          <table:table-cell table:style-name="ce10" office:value-type="float" office:value="0.00002421063" calcext:value-type="float">
            <text:p>2.421063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167.9628" calcext:value-type="float">
            <text:p>167.9628</text:p>
          </table:table-cell>
          <table:table-cell table:style-name="ce10" office:value-type="float" office:value="922.8795" calcext:value-type="float">
            <text:p>922.8795</text:p>
          </table:table-cell>
          <table:table-cell table:style-name="ce10" office:value-type="float" office:value="127.11599" calcext:value-type="float">
            <text:p>127.11599</text:p>
          </table:table-cell>
          <table:table-cell table:style-name="ce10" office:value-type="float" office:value="2.700073514" calcext:value-type="float">
            <text:p>2.700073514</text:p>
          </table:table-cell>
          <table:table-cell table:style-name="ce10" office:value-type="float" office:value="21.61556" calcext:value-type="float">
            <text:p>21.61556</text:p>
          </table:table-cell>
          <table:table-cell table:style-name="ce10" office:value-type="float" office:value="0.01045982" calcext:value-type="float">
            <text:p>0.01045982</text:p>
          </table:table-cell>
          <table:table-cell table:style-name="ce10" office:value-type="float" office:value="211.1318" calcext:value-type="float">
            <text:p>211.131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8.6011506" calcext:value-type="float">
            <text:p>28.6011506</text:p>
          </table:table-cell>
          <table:table-cell table:style-name="ce10" office:value-type="float" office:value="210.109879" calcext:value-type="float">
            <text:p>210.109879</text:p>
          </table:table-cell>
          <table:table-cell table:style-name="ce10" office:value-type="float" office:value="0.00923291" calcext:value-type="float">
            <text:p>0.00923291</text:p>
          </table:table-cell>
          <table:table-cell table:style-name="ce10" office:value-type="float" office:value="11.02725" calcext:value-type="float">
            <text:p>11.02725</text:p>
          </table:table-cell>
          <table:table-cell table:style-name="ce10" office:value-type="float" office:value="11.551424034" calcext:value-type="float">
            <text:p>11.55142403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8.9080331" calcext:value-type="float">
            <text:p>48.9080331</text:p>
          </table:table-cell>
          <table:table-cell table:style-name="ce10" office:value-type="float" office:value="0.0052809" calcext:value-type="float">
            <text:p>0.00528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388886352" calcext:value-type="float">
            <text:p>0.1388886352</text:p>
          </table:table-cell>
          <table:table-cell table:style-name="ce10" office:value-type="float" office:value="434.1353" calcext:value-type="float">
            <text:p>434.1353</text:p>
          </table:table-cell>
          <table:table-cell table:style-name="ce10" office:value-type="float" office:value="0.001774957" calcext:value-type="float">
            <text:p>0.00177495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6993086" calcext:value-type="float">
            <text:p>0.6993086</text:p>
          </table:table-cell>
          <table:table-cell table:style-name="ce10" office:value-type="float" office:value="0.55133415" calcext:value-type="float">
            <text:p>0.55133415</text:p>
          </table:table-cell>
          <table:table-cell table:style-name="ce10" office:value-type="float" office:value="0.00126469" calcext:value-type="float">
            <text:p>0.00126469</text:p>
          </table:table-cell>
          <table:table-cell table:style-name="ce10" office:value-type="float" office:value="0.002338826" calcext:value-type="float">
            <text:p>0.002338826</text:p>
          </table:table-cell>
          <table:table-cell table:style-name="ce10" office:value-type="float" office:value="14.89751" calcext:value-type="float">
            <text:p>14.89751</text:p>
          </table:table-cell>
          <table:table-cell table:style-name="ce10" office:value-type="float" office:value="9.59977451" calcext:value-type="float">
            <text:p>9.59977451</text:p>
          </table:table-cell>
          <table:table-cell table:style-name="ce10" office:value-type="float" office:value="0.00000196778" calcext:value-type="float">
            <text:p>1.96778E-06</text:p>
          </table:table-cell>
          <table:table-cell table:style-name="ce10" office:value-type="float" office:value="0.5691971" calcext:value-type="float">
            <text:p>0.5691971</text:p>
          </table:table-cell>
          <table:table-cell table:style-name="ce10" office:value-type="float" office:value="0.003028879" calcext:value-type="float">
            <text:p>0.003028879</text:p>
          </table:table-cell>
          <table:table-cell table:style-name="ce10" office:value-type="float" office:value="19.34647" calcext:value-type="float">
            <text:p>19.34647</text:p>
          </table:table-cell>
          <table:table-cell table:style-name="ce10" office:value-type="float" office:value="0.00003596616" calcext:value-type="float">
            <text:p>3.596616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0.5799501" calcext:value-type="float">
            <text:p>0.5799501</text:p>
          </table:table-cell>
          <table:table-cell table:style-name="ce10" office:value-type="float" office:value="1332.575" calcext:value-type="float">
            <text:p>1332.575</text:p>
          </table:table-cell>
          <table:table-cell table:style-name="ce10" office:value-type="float" office:value="3.74768127" calcext:value-type="float">
            <text:p>3.74768127</text:p>
          </table:table-cell>
          <table:table-cell table:style-name="ce10" office:value-type="float" office:value="0.189464374" calcext:value-type="float">
            <text:p>0.189464374</text:p>
          </table:table-cell>
          <table:table-cell table:style-name="ce10" office:value-type="float" office:value="14.03543" calcext:value-type="float">
            <text:p>14.03543</text:p>
          </table:table-cell>
          <table:table-cell table:style-name="ce10" office:value-type="float" office:value="99.31907" calcext:value-type="float">
            <text:p>99.31907</text:p>
          </table:table-cell>
          <table:table-cell table:style-name="ce10" office:value-type="float" office:value="1582.509" calcext:value-type="float">
            <text:p>1582.509</text:p>
          </table:table-cell>
          <table:table-cell table:style-name="ce10" office:value-type="float" office:value="1.686464" calcext:value-type="float">
            <text:p>1.686464</text:p>
          </table:table-cell>
          <table:table-cell table:style-name="ce10" office:value-type="float" office:value="0.3789287" calcext:value-type="float">
            <text:p>0.3789287</text:p>
          </table:table-cell>
          <table:table-cell table:style-name="ce10" office:value-type="float" office:value="76.109257" calcext:value-type="float">
            <text:p>76.109257</text:p>
          </table:table-cell>
          <table:table-cell table:style-name="ce10" office:value-type="float" office:value="2.337552" calcext:value-type="float">
            <text:p>2.33755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7625249" calcext:value-type="float">
            <text:p>0.007625249</text:p>
          </table:table-cell>
          <table:table-cell table:style-name="ce10" office:value-type="float" office:value="0.5851998" calcext:value-type="float">
            <text:p>0.5851998</text:p>
          </table:table-cell>
          <table:table-cell table:style-name="ce10" office:value-type="float" office:value="1.6054733" calcext:value-type="float">
            <text:p>1.6054733</text:p>
          </table:table-cell>
          <table:table-cell table:style-name="ce10" office:value-type="float" office:value="0.00191824" calcext:value-type="float">
            <text:p>0.00191824</text:p>
          </table:table-cell>
          <table:table-cell table:style-name="ce10" office:value-type="float" office:value="5.532757" calcext:value-type="float">
            <text:p>5.532757</text:p>
          </table:table-cell>
          <table:table-cell table:style-name="ce10" office:value-type="float" office:value="0.0130391935" calcext:value-type="float">
            <text:p>0.0130391935</text:p>
          </table:table-cell>
          <table:table-cell table:style-name="ce10" office:value-type="float" office:value="0.01784918" calcext:value-type="float">
            <text:p>0.01784918</text:p>
          </table:table-cell>
          <table:table-cell table:style-name="ce10" office:value-type="float" office:value="0.001907633" calcext:value-type="float">
            <text:p>0.001907633</text:p>
          </table:table-cell>
          <table:table-cell table:style-name="ce10" office:value-type="float" office:value="0.7149919" calcext:value-type="float">
            <text:p>0.7149919</text:p>
          </table:table-cell>
          <table:table-cell table:style-name="ce10" office:value-type="float" office:value="0.02200537" calcext:value-type="float">
            <text:p>0.02200537</text:p>
          </table:table-cell>
          <table:table-cell table:style-name="ce10" office:value-type="float" office:value="1.088997868" calcext:value-type="float">
            <text:p>1.088997868</text:p>
          </table:table-cell>
          <table:table-cell table:style-name="ce10" office:value-type="float" office:value="0.2053276" calcext:value-type="float">
            <text:p>0.2053276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30061708" calcext:value-type="float">
            <text:p>0.30061708</text:p>
          </table:table-cell>
          <table:table-cell table:style-name="ce10" office:value-type="float" office:value="0.000002800277" calcext:value-type="float">
            <text:p>2.800277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049665" calcext:value-type="float">
            <text:p>0.1049665</text:p>
          </table:table-cell>
          <table:table-cell table:style-name="ce10" office:value-type="float" office:value="0.1631192" calcext:value-type="float">
            <text:p>0.1631192</text:p>
          </table:table-cell>
          <table:table-cell table:style-name="ce10" office:value-type="float" office:value="0.0000239436" calcext:value-type="float">
            <text:p>2.39436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0.003577083" calcext:value-type="float">
            <text:p>0.00357708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54563174" calcext:value-type="float">
            <text:p>0.54563174</text:p>
          </table:table-cell>
          <table:table-cell table:style-name="ce10" office:value-type="float" office:value="0.102096139" calcext:value-type="float">
            <text:p>0.10209613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889.5926" calcext:value-type="float">
            <text:p>889.5926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2983342" calcext:value-type="float">
            <text:p>0.2983342</text:p>
          </table:table-cell>
          <table:table-cell table:style-name="ce10" office:value-type="float" office:value="51.840193" calcext:value-type="float">
            <text:p>51.84019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236215" calcext:value-type="float">
            <text:p>0.1236215</text:p>
          </table:table-cell>
          <table:table-cell table:style-name="ce10" office:value-type="float" office:value="0.00658318" calcext:value-type="float">
            <text:p>0.00658318</text:p>
          </table:table-cell>
          <table:table-cell table:style-name="ce10" office:value-type="float" office:value="0.003047834" calcext:value-type="float">
            <text:p>0.003047834</text:p>
          </table:table-cell>
          <table:table-cell table:style-name="ce10" office:value-type="float" office:value="0.3622355" calcext:value-type="float">
            <text:p>0.3622355</text:p>
          </table:table-cell>
          <table:table-cell table:style-name="ce10" office:value-type="float" office:value="0.001642376" calcext:value-type="float">
            <text:p>0.001642376</text:p>
          </table:table-cell>
          <table:table-cell table:style-name="ce10" office:value-type="float" office:value="0.1012504" calcext:value-type="float">
            <text:p>0.1012504</text:p>
          </table:table-cell>
          <table:table-cell table:style-name="ce10" office:value-type="float" office:value="0.0117678913" calcext:value-type="float">
            <text:p>0.0117678913</text:p>
          </table:table-cell>
          <table:table-cell table:style-name="ce10" office:value-type="float" office:value="0.002871459" calcext:value-type="float">
            <text:p>0.002871459</text:p>
          </table:table-cell>
          <table:table-cell table:style-name="ce10" office:value-type="float" office:value="2.206865" calcext:value-type="float">
            <text:p>2.206865</text:p>
          </table:table-cell>
          <table:table-cell table:style-name="ce10" office:value-type="float" office:value="122.2761" calcext:value-type="float">
            <text:p>122.2761</text:p>
          </table:table-cell>
          <table:table-cell table:style-name="ce10" office:value-type="float" office:value="0.01751823" calcext:value-type="float">
            <text:p>0.01751823</text:p>
          </table:table-cell>
          <table:table-cell table:style-name="ce10" office:value-type="float" office:value="12.423487809" calcext:value-type="float">
            <text:p>12.423487809</text:p>
          </table:table-cell>
          <table:table-cell table:style-name="ce10" office:value-type="float" office:value="0.0893121" calcext:value-type="float">
            <text:p>0.0893121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10467578" calcext:value-type="float">
            <text:p>0.10467578</text:p>
          </table:table-cell>
          <table:table-cell table:style-name="ce10" office:value-type="float" office:value="0.000002574994" calcext:value-type="float">
            <text:p>0.00000257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8110864" calcext:value-type="float">
            <text:p>0.08110864</text:p>
          </table:table-cell>
          <table:table-cell table:style-name="ce10" office:value-type="float" office:value="30.80302" calcext:value-type="float">
            <text:p>30.80302</text:p>
          </table:table-cell>
          <table:table-cell table:style-name="ce10" office:value-type="float" office:value="0.0000197745" calcext:value-type="float">
            <text:p>1.97745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0.2481008" calcext:value-type="float">
            <text:p>0.2481008</text:p>
          </table:table-cell>
          <table:table-cell table:style-name="ce10" office:value-type="float" office:value="53.89199" calcext:value-type="float">
            <text:p>53.89199</text:p>
          </table:table-cell>
          <table:table-cell table:style-name="ce10" office:value-type="float" office:value="49.11187715" calcext:value-type="float">
            <text:p>49.11187715</text:p>
          </table:table-cell>
          <table:table-cell table:style-name="ce10" office:value-type="float" office:value="0.302288561" calcext:value-type="float">
            <text:p>0.30228856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.408561" calcext:value-type="float">
            <text:p>6.408561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1577813" calcext:value-type="float">
            <text:p>0.1577813</text:p>
          </table:table-cell>
          <table:table-cell table:style-name="ce10" office:value-type="float" office:value="135.486074" calcext:value-type="float">
            <text:p>135.486074</text:p>
          </table:table-cell>
          <table:table-cell table:style-name="ce10" office:value-type="float" office:value="1.375541" calcext:value-type="float">
            <text:p>1.375541</text:p>
          </table:table-cell>
          <table:table-cell table:style-name="ce10" office:value-type="float" office:value="242.8632" calcext:value-type="float">
            <text:p>242.8632</text:p>
          </table:table-cell>
          <table:table-cell table:style-name="ce10" office:value-type="float" office:value="36.076822346" calcext:value-type="float">
            <text:p>36.07682234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.8340081" calcext:value-type="float">
            <text:p>1.8340081</text:p>
          </table:table-cell>
          <table:table-cell table:style-name="ce10" office:value-type="float" office:value="0.02313143" calcext:value-type="float">
            <text:p>0.0231314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568506261" calcext:value-type="float">
            <text:p>0.2568506261</text:p>
          </table:table-cell>
          <table:table-cell table:style-name="ce10" office:value-type="float" office:value="357.5493" calcext:value-type="float">
            <text:p>357.5493</text:p>
          </table:table-cell>
          <table:table-cell table:style-name="ce10" office:value-type="float" office:value="0.8508627" calcext:value-type="float">
            <text:p>0.8508627</text:p>
          </table:table-cell>
          <table:table-cell table:style-name="ce10" office:value-type="float" office:value="0.1178481" calcext:value-type="float">
            <text:p>0.1178481</text:p>
          </table:table-cell>
          <table:table-cell table:style-name="ce10" office:value-type="float" office:value="1.580082" calcext:value-type="float">
            <text:p>1.580082</text:p>
          </table:table-cell>
          <table:table-cell table:style-name="ce10" office:value-type="float" office:value="1.278099471" calcext:value-type="float">
            <text:p>1.278099471</text:p>
          </table:table-cell>
          <table:table-cell table:style-name="ce10" office:value-type="float" office:value="0.04416357" calcext:value-type="float">
            <text:p>0.0441635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.758091" calcext:value-type="float">
            <text:p>3.758091</text:p>
          </table:table-cell>
          <table:table-cell table:style-name="ce10" office:value-type="float" office:value="17.32762125" calcext:value-type="float">
            <text:p>17.32762125</text:p>
          </table:table-cell>
          <table:table-cell table:style-name="ce10" office:value-type="float" office:value="0.000002678766" calcext:value-type="float">
            <text:p>2.678766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.352975" calcext:value-type="float">
            <text:p>4.352975</text:p>
          </table:table-cell>
          <table:table-cell table:style-name="ce10" office:value-type="float" office:value="644.0377" calcext:value-type="float">
            <text:p>644.0377</text:p>
          </table:table-cell>
          <table:table-cell table:style-name="ce10" office:value-type="float" office:value="0.03711127" calcext:value-type="float">
            <text:p>0.03711127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1.655195" calcext:value-type="float">
            <text:p>1.655195</text:p>
          </table:table-cell>
          <table:table-cell table:style-name="ce10" office:value-type="float" office:value="48.87416" calcext:value-type="float">
            <text:p>48.87416</text:p>
          </table:table-cell>
          <table:table-cell table:style-name="ce10" office:value-type="float" office:value="0.29812756" calcext:value-type="float">
            <text:p>0.29812756</text:p>
          </table:table-cell>
          <table:table-cell table:style-name="ce10" office:value-type="float" office:value="0.192776357" calcext:value-type="float">
            <text:p>0.192776357</text:p>
          </table:table-cell>
          <table:table-cell table:style-name="ce10" office:value-type="float" office:value="18.71343" calcext:value-type="float">
            <text:p>18.7134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8.259197" calcext:value-type="float">
            <text:p>8.259197</text:p>
          </table:table-cell>
          <table:table-cell table:style-name="ce10" office:value-type="float" office:value="57.80012" calcext:value-type="float">
            <text:p>57.80012</text:p>
          </table:table-cell>
          <table:table-cell table:style-name="ce10" office:value-type="float" office:value="0.5344033" calcext:value-type="float">
            <text:p>0.5344033</text:p>
          </table:table-cell>
          <table:table-cell table:style-name="ce10" office:value-type="float" office:value="1.302245" calcext:value-type="float">
            <text:p>1.302245</text:p>
          </table:table-cell>
          <table:table-cell table:style-name="ce10" office:value-type="float" office:value="63.55799" calcext:value-type="float">
            <text:p>63.55799</text:p>
          </table:table-cell>
          <table:table-cell table:style-name="ce10" office:value-type="float" office:value="3.242257" calcext:value-type="float">
            <text:p>3.242257</text:p>
          </table:table-cell>
          <table:table-cell table:style-name="ce10" office:value-type="float" office:value="3.00215521" calcext:value-type="float">
            <text:p>3.00215521</text:p>
          </table:table-cell>
          <table:table-cell table:style-name="ce10" office:value-type="float" office:value="62.55265" calcext:value-type="float">
            <text:p>62.55265</text:p>
          </table:table-cell>
          <table:table-cell table:style-name="ce10" office:value-type="float" office:value="0.357001" calcext:value-type="float">
            <text:p>0.357001</text:p>
          </table:table-cell>
          <table:table-cell table:style-name="ce10" office:value-type="float" office:value="0.08133393" calcext:value-type="float">
            <text:p>0.0813339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719929076" calcext:value-type="float">
            <text:p>0.0719929076</text:p>
          </table:table-cell>
          <table:table-cell table:style-name="ce10" office:value-type="float" office:value="1.848047" calcext:value-type="float">
            <text:p>1.848047</text:p>
          </table:table-cell>
          <table:table-cell table:style-name="ce10" office:value-type="float" office:value="0.01117175" calcext:value-type="float">
            <text:p>0.01117175</text:p>
          </table:table-cell>
          <table:table-cell table:style-name="ce10" office:value-type="float" office:value="10.45413" calcext:value-type="float">
            <text:p>10.454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.709449497" calcext:value-type="float">
            <text:p>2.709449497</text:p>
          </table:table-cell>
          <table:table-cell table:style-name="ce10" office:value-type="float" office:value="0.9767083" calcext:value-type="float">
            <text:p>0.976708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.739663" calcext:value-type="float">
            <text:p>2.739663</text:p>
          </table:table-cell>
          <table:table-cell table:style-name="ce10" office:value-type="float" office:value="0.29668454" calcext:value-type="float">
            <text:p>0.29668454</text:p>
          </table:table-cell>
          <table:table-cell table:style-name="ce10" office:value-type="float" office:value="0.000002240109" calcext:value-type="float">
            <text:p>2.240109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0.2959" calcext:value-type="float">
            <text:p>10.2959</text:p>
          </table:table-cell>
          <table:table-cell table:style-name="ce10" office:value-type="float" office:value="22.94329" calcext:value-type="float">
            <text:p>22.94329</text:p>
          </table:table-cell>
          <table:table-cell table:style-name="ce10" office:value-type="float" office:value="0.0000260926" calcext:value-type="float">
            <text:p>2.6092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47.93476" calcext:value-type="float">
            <text:p>47.93476</text:p>
          </table:table-cell>
          <table:table-cell table:style-name="ce10" office:value-type="float" office:value="0.01234439" calcext:value-type="float">
            <text:p>0.01234439</text:p>
          </table:table-cell>
          <table:table-cell table:style-name="ce10" office:value-type="float" office:value="8.42689292" calcext:value-type="float">
            <text:p>8.42689292</text:p>
          </table:table-cell>
          <table:table-cell table:style-name="ce10" office:value-type="float" office:value="0.15987315" calcext:value-type="float">
            <text:p>0.15987315</text:p>
          </table:table-cell>
          <table:table-cell table:style-name="ce10" office:value-type="float" office:value="291.0254" calcext:value-type="float">
            <text:p>291.0254</text:p>
          </table:table-cell>
          <table:table-cell table:style-name="ce10" office:value-type="float" office:value="0.004126117" calcext:value-type="float">
            <text:p>0.004126117</text:p>
          </table:table-cell>
          <table:table-cell table:style-name="ce10" office:value-type="float" office:value="17.33963" calcext:value-type="float">
            <text:p>17.33963</text:p>
          </table:table-cell>
          <table:table-cell table:style-name="ce10" office:value-type="float" office:value="503.5537" calcext:value-type="float">
            <text:p>503.5537</text:p>
          </table:table-cell>
          <table:table-cell table:style-name="ce10" office:value-type="float" office:value="0.2257817" calcext:value-type="float">
            <text:p>0.2257817</text:p>
          </table:table-cell>
          <table:table-cell table:style-name="ce10" office:value-type="float" office:value="1.144724" calcext:value-type="float">
            <text:p>1.144724</text:p>
          </table:table-cell>
          <table:table-cell table:style-name="ce10" office:value-type="float" office:value="1.609933" calcext:value-type="float">
            <text:p>1.609933</text:p>
          </table:table-cell>
          <table:table-cell table:style-name="ce10" office:value-type="float" office:value="2.100888" calcext:value-type="float">
            <text:p>2.100888</text:p>
          </table:table-cell>
          <table:table-cell table:style-name="ce10" office:value-type="float" office:value="0.002593292" calcext:value-type="float">
            <text:p>0.00259329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.9794047" calcext:value-type="float">
            <text:p>5.9794047</text:p>
          </table:table-cell>
          <table:table-cell table:style-name="ce10" office:value-type="float" office:value="0.0009538167" calcext:value-type="float">
            <text:p>0.0009538167</text:p>
          </table:table-cell>
          <table:table-cell table:style-name="ce10" office:value-type="float" office:value="24.45402" calcext:value-type="float">
            <text:p>24.45402</text:p>
          </table:table-cell>
          <table:table-cell table:style-name="ce10" office:value-type="float" office:value="0.0924616333" calcext:value-type="float">
            <text:p>0.0924616333</text:p>
          </table:table-cell>
          <table:table-cell table:style-name="ce10" office:value-type="float" office:value="57.12295" calcext:value-type="float">
            <text:p>57.12295</text:p>
          </table:table-cell>
          <table:table-cell table:style-name="ce10" office:value-type="float" office:value="0.0006442908" calcext:value-type="float">
            <text:p>0.0006442908</text:p>
          </table:table-cell>
          <table:table-cell table:style-name="ce10" office:value-type="float" office:value="6.364284" calcext:value-type="float">
            <text:p>6.364284</text:p>
          </table:table-cell>
          <table:table-cell table:style-name="ce10" office:value-type="float" office:value="0.7310289" calcext:value-type="float">
            <text:p>0.7310289</text:p>
          </table:table-cell>
          <table:table-cell table:style-name="ce10" office:value-type="float" office:value="12.423487809" calcext:value-type="float">
            <text:p>12.423487809</text:p>
          </table:table-cell>
          <table:table-cell table:style-name="ce10" office:value-type="float" office:value="84.03984" calcext:value-type="float">
            <text:p>84.0398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8.033343" calcext:value-type="float">
            <text:p>8.033343</text:p>
          </table:table-cell>
          <table:table-cell table:style-name="ce10" office:value-type="float" office:value="1.68997277" calcext:value-type="float">
            <text:p>1.68997277</text:p>
          </table:table-cell>
          <table:table-cell table:style-name="ce10" office:value-type="float" office:value="0.000001378948" calcext:value-type="float">
            <text:p>1.378948E-06</text:p>
          </table:table-cell>
          <table:table-cell table:style-name="ce10" office:value-type="float" office:value="0.3173181" calcext:value-type="float">
            <text:p>0.3173181</text:p>
          </table:table-cell>
          <table:table-cell table:style-name="ce10" office:value-type="float" office:value="290.0183" calcext:value-type="float">
            <text:p>290.0183</text:p>
          </table:table-cell>
          <table:table-cell table:style-name="ce10" office:value-type="float" office:value="2.646342" calcext:value-type="float">
            <text:p>2.646342</text:p>
          </table:table-cell>
          <table:table-cell table:style-name="ce10" office:value-type="float" office:value="0.00004712986" calcext:value-type="float">
            <text:p>4.71298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107.7093" calcext:value-type="float">
            <text:p>107.7093</text:p>
          </table:table-cell>
          <table:table-cell table:style-name="ce10" office:value-type="float" office:value="179.2712" calcext:value-type="float">
            <text:p>179.2712</text:p>
          </table:table-cell>
          <table:table-cell table:style-name="ce10" office:value-type="float" office:value="23.55560837" calcext:value-type="float">
            <text:p>23.55560837</text:p>
          </table:table-cell>
          <table:table-cell table:style-name="ce10" office:value-type="float" office:value="0.006801173" calcext:value-type="float">
            <text:p>0.006801173</text:p>
          </table:table-cell>
          <table:table-cell table:style-name="ce10" office:value-type="float" office:value="0.005831162" calcext:value-type="float">
            <text:p>0.005831162</text:p>
          </table:table-cell>
          <table:table-cell table:style-name="ce10" office:value-type="float" office:value="116.8084" calcext:value-type="float">
            <text:p>116.808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80.879" calcext:value-type="float">
            <text:p>1680.879</text:p>
          </table:table-cell>
          <table:table-cell table:style-name="ce10" office:value-type="float" office:value="0.3520859" calcext:value-type="float">
            <text:p>0.3520859</text:p>
          </table:table-cell>
          <table:table-cell table:style-name="ce10" office:value-type="float" office:value="17.148358" calcext:value-type="float">
            <text:p>17.148358</text:p>
          </table:table-cell>
          <table:table-cell table:style-name="ce10" office:value-type="float" office:value="0.8021807" calcext:value-type="float">
            <text:p>0.8021807</text:p>
          </table:table-cell>
          <table:table-cell table:style-name="ce10" office:value-type="float" office:value="0.000782295" calcext:value-type="float">
            <text:p>0.000782295</text:p>
          </table:table-cell>
          <table:table-cell table:style-name="ce10" office:value-type="float" office:value="0.104530844" calcext:value-type="float">
            <text:p>0.104530844</text:p>
          </table:table-cell>
          <table:table-cell table:style-name="ce10" office:value-type="float" office:value="196.0397" calcext:value-type="float">
            <text:p>196.0397</text:p>
          </table:table-cell>
          <table:table-cell table:style-name="ce10" office:value-type="float" office:value="0.4081017" calcext:value-type="float">
            <text:p>0.4081017</text:p>
          </table:table-cell>
          <table:table-cell table:style-name="ce10" office:value-type="float" office:value="0.01124168" calcext:value-type="float">
            <text:p>0.01124168</text:p>
          </table:table-cell>
          <table:table-cell table:style-name="ce10" office:value-type="float" office:value="0.004742951" calcext:value-type="float">
            <text:p>0.004742951</text:p>
          </table:table-cell>
          <table:table-cell table:style-name="ce10" office:value-type="float" office:value="0.0260783869" calcext:value-type="float">
            <text:p>0.0260783869</text:p>
          </table:table-cell>
          <table:table-cell table:style-name="ce10" office:value-type="float" office:value="1453.183" calcext:value-type="float">
            <text:p>1453.183</text:p>
          </table:table-cell>
          <table:table-cell table:style-name="ce10" office:value-type="float" office:value="0.003377101" calcext:value-type="float">
            <text:p>0.003377101</text:p>
          </table:table-cell>
          <table:table-cell table:style-name="ce10" office:value-type="float" office:value="201.5507" calcext:value-type="float">
            <text:p>201.5507</text:p>
          </table:table-cell>
          <table:table-cell table:style-name="ce10" office:value-type="float" office:value="0.036272" calcext:value-type="float">
            <text:p>0.036272</text:p>
          </table:table-cell>
          <table:table-cell table:style-name="ce10" office:value-type="float" office:value="24.846975619" calcext:value-type="float">
            <text:p>24.846975619</text:p>
          </table:table-cell>
          <table:table-cell table:style-name="ce10" office:value-type="float" office:value="0.0009206886" calcext:value-type="float">
            <text:p>0.0009206886</text:p>
          </table:table-cell>
          <table:table-cell table:style-name="ce10" office:value-type="float" office:value="16.8071" calcext:value-type="float">
            <text:p>16.8071</text:p>
          </table:table-cell>
          <table:table-cell table:style-name="ce10" office:value-type="float" office:value="0.01482319" calcext:value-type="float">
            <text:p>0.01482319</text:p>
          </table:table-cell>
          <table:table-cell table:style-name="ce10" office:value-type="float" office:value="1.8403767" calcext:value-type="float">
            <text:p>1.8403767</text:p>
          </table:table-cell>
          <table:table-cell table:style-name="ce10" office:value-type="float" office:value="0.000001717807" calcext:value-type="float">
            <text:p>1.717807E-06</text:p>
          </table:table-cell>
          <table:table-cell table:style-name="ce10" office:value-type="float" office:value="1.003473" calcext:value-type="float">
            <text:p>1.003473</text:p>
          </table:table-cell>
          <table:table-cell table:style-name="ce10" office:value-type="float" office:value="0.003367747" calcext:value-type="float">
            <text:p>0.003367747</text:p>
          </table:table-cell>
          <table:table-cell table:style-name="ce10" office:value-type="float" office:value="7.255129" calcext:value-type="float">
            <text:p>7.255129</text:p>
          </table:table-cell>
          <table:table-cell table:style-name="ce10" office:value-type="float" office:value="0.0000242442" calcext:value-type="float">
            <text:p>2.42442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4.337911" calcext:value-type="float">
            <text:p>4.33791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.90670799" calcext:value-type="float">
            <text:p>6.90670799</text:p>
          </table:table-cell>
          <table:table-cell table:style-name="ce10" office:value-type="float" office:value="0.171942622" calcext:value-type="float">
            <text:p>0.171942622</text:p>
          </table:table-cell>
          <table:table-cell table:style-name="ce10" office:value-type="float" office:value="260.6556" calcext:value-type="float">
            <text:p>260.6556</text:p>
          </table:table-cell>
          <table:table-cell table:style-name="ce10" office:value-type="float" office:value="0.001070129" calcext:value-type="float">
            <text:p>0.001070129</text:p>
          </table:table-cell>
          <table:table-cell table:style-name="ce10" office:value-type="float" office:value="0.08235493" calcext:value-type="float">
            <text:p>0.08235493</text:p>
          </table:table-cell>
          <table:table-cell table:style-name="ce10" office:value-type="float" office:value="42.04904" calcext:value-type="float">
            <text:p>42.04904</text:p>
          </table:table-cell>
          <table:table-cell table:style-name="ce10" office:value-type="float" office:value="0.457232" calcext:value-type="float">
            <text:p>0.457232</text:p>
          </table:table-cell>
          <table:table-cell table:style-name="ce10" office:value-type="float" office:value="4.59798" calcext:value-type="float">
            <text:p>4.59798</text:p>
          </table:table-cell>
          <table:table-cell table:style-name="ce10" office:value-type="float" office:value="137.4726" calcext:value-type="float">
            <text:p>137.4726</text:p>
          </table:table-cell>
          <table:table-cell table:style-name="ce10" office:value-type="float" office:value="1.306767" calcext:value-type="float">
            <text:p>1.306767</text:p>
          </table:table-cell>
          <table:table-cell table:style-name="ce10" office:value-type="float" office:value="0.013248759" calcext:value-type="float">
            <text:p>0.0132487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.7278813" calcext:value-type="float">
            <text:p>5.7278813</text:p>
          </table:table-cell>
          <table:table-cell table:style-name="ce10" office:value-type="float" office:value="0.003033082" calcext:value-type="float">
            <text:p>0.003033082</text:p>
          </table:table-cell>
          <table:table-cell table:style-name="ce10" office:value-type="float" office:value="566.1343" calcext:value-type="float">
            <text:p>566.1343</text:p>
          </table:table-cell>
          <table:table-cell table:style-name="ce10" office:value-type="float" office:value="0.0250334395" calcext:value-type="float">
            <text:p>0.0250334395</text:p>
          </table:table-cell>
          <table:table-cell table:style-name="ce10" office:value-type="float" office:value="145.6136" calcext:value-type="float">
            <text:p>145.6136</text:p>
          </table:table-cell>
          <table:table-cell table:style-name="ce10" office:value-type="float" office:value="0.0002061526" calcext:value-type="float">
            <text:p>0.00020615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5598058" calcext:value-type="float">
            <text:p>0.5598058</text:p>
          </table:table-cell>
          <table:table-cell table:style-name="ce10" office:value-type="float" office:value="19.266219292" calcext:value-type="float">
            <text:p>19.266219292</text:p>
          </table:table-cell>
          <table:table-cell table:style-name="ce10" office:value-type="float" office:value="59.17849" calcext:value-type="float">
            <text:p>59.1784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1.61413" calcext:value-type="float">
            <text:p>41.61413</text:p>
          </table:table-cell>
          <table:table-cell table:style-name="ce10" office:value-type="float" office:value="0.9278724" calcext:value-type="float">
            <text:p>0.9278724</text:p>
          </table:table-cell>
          <table:table-cell table:style-name="ce10" office:value-type="float" office:value="0.000002750261" calcext:value-type="float">
            <text:p>2.750261E-06</text:p>
          </table:table-cell>
          <table:table-cell table:style-name="ce10" office:value-type="float" office:value="2.435133" calcext:value-type="float">
            <text:p>2.435133</text:p>
          </table:table-cell>
          <table:table-cell table:style-name="ce10" office:value-type="float" office:value="0.1263064" calcext:value-type="float">
            <text:p>0.1263064</text:p>
          </table:table-cell>
          <table:table-cell table:style-name="ce10" office:value-type="float" office:value="0.1157433" calcext:value-type="float">
            <text:p>0.1157433</text:p>
          </table:table-cell>
          <table:table-cell table:style-name="ce10" office:value-type="float" office:value="0.00001879881" calcext:value-type="float">
            <text:p>1.879881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33657522" calcext:value-type="float">
            <text:p>0.33657522</text:p>
          </table:table-cell>
          <table:table-cell table:style-name="ce10" office:value-type="float" office:value="0.382358803" calcext:value-type="float">
            <text:p>0.38235880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4927252" calcext:value-type="float">
            <text:p>0.004927252</text:p>
          </table:table-cell>
          <table:table-cell table:style-name="ce10" office:value-type="float" office:value="24.47096" calcext:value-type="float">
            <text:p>24.47096</text:p>
          </table:table-cell>
          <table:table-cell table:style-name="ce10" office:value-type="float" office:value="21.91731" calcext:value-type="float">
            <text:p>21.91731</text:p>
          </table:table-cell>
          <table:table-cell table:style-name="ce10" office:value-type="float" office:value="0.2731941" calcext:value-type="float">
            <text:p>0.2731941</text:p>
          </table:table-cell>
          <table:table-cell table:style-name="ce10" office:value-type="float" office:value="77.011304" calcext:value-type="float">
            <text:p>77.011304</text:p>
          </table:table-cell>
          <table:table-cell table:style-name="ce10" office:value-type="float" office:value="1115.907" calcext:value-type="float">
            <text:p>1115.907</text:p>
          </table:table-cell>
          <table:table-cell table:style-name="ce10" office:value-type="float" office:value="346.3294" calcext:value-type="float">
            <text:p>346.3294</text:p>
          </table:table-cell>
          <table:table-cell table:style-name="ce10" office:value-type="float" office:value="0.004462288" calcext:value-type="float">
            <text:p>0.00446228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4475126" calcext:value-type="float">
            <text:p>0.4475126</text:p>
          </table:table-cell>
          <table:table-cell table:style-name="ce10" office:value-type="float" office:value="0.004074958" calcext:value-type="float">
            <text:p>0.004074958</text:p>
          </table:table-cell>
          <table:table-cell table:style-name="ce10" office:value-type="float" office:value="1194.342" calcext:value-type="float">
            <text:p>1194.342</text:p>
          </table:table-cell>
          <table:table-cell table:style-name="ce10" office:value-type="float" office:value="0.021974903" calcext:value-type="float">
            <text:p>0.021974903</text:p>
          </table:table-cell>
          <table:table-cell table:style-name="ce10" office:value-type="float" office:value="1989.238" calcext:value-type="float">
            <text:p>1989.238</text:p>
          </table:table-cell>
          <table:table-cell table:style-name="ce10" office:value-type="float" office:value="0.003332914" calcext:value-type="float">
            <text:p>0.003332914</text:p>
          </table:table-cell>
          <table:table-cell table:style-name="ce10" office:value-type="float" office:value="466.91" calcext:value-type="float">
            <text:p>466.91</text:p>
          </table:table-cell>
          <table:table-cell table:style-name="ce10" office:value-type="float" office:value="9.176868" calcext:value-type="float">
            <text:p>9.176868</text:p>
          </table:table-cell>
          <table:table-cell table:style-name="ce10" office:value-type="float" office:value="1.248330311" calcext:value-type="float">
            <text:p>1.248330311</text:p>
          </table:table-cell>
          <table:table-cell table:style-name="ce10" office:value-type="float" office:value="0.3906642" calcext:value-type="float">
            <text:p>0.3906642</text:p>
          </table:table-cell>
          <table:table-cell table:style-name="ce10" office:value-type="float" office:value="118.1928" calcext:value-type="float">
            <text:p>118.1928</text:p>
          </table:table-cell>
          <table:table-cell table:style-name="ce10" office:value-type="float" office:value="0.006297519" calcext:value-type="float">
            <text:p>0.006297519</text:p>
          </table:table-cell>
          <table:table-cell table:style-name="ce10" office:value-type="float" office:value="0.15954123" calcext:value-type="float">
            <text:p>0.15954123</text:p>
          </table:table-cell>
          <table:table-cell table:style-name="ce10" office:value-type="float" office:value="0.000002495915" calcext:value-type="float">
            <text:p>2.495915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2974783" calcext:value-type="float">
            <text:p>0.002974783</text:p>
          </table:table-cell>
          <table:table-cell table:style-name="ce10" office:value-type="float" office:value="183.6735" calcext:value-type="float">
            <text:p>183.6735</text:p>
          </table:table-cell>
          <table:table-cell table:style-name="ce10" office:value-type="float" office:value="0.00002074324" calcext:value-type="float">
            <text:p>2.074324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0.00356224" calcext:value-type="float">
            <text:p>0.00356224</text:p>
          </table:table-cell>
          <table:table-cell table:style-name="ce10" office:value-type="float" office:value="0.02057447" calcext:value-type="float">
            <text:p>0.02057447</text:p>
          </table:table-cell>
          <table:table-cell table:style-name="ce10" office:value-type="float" office:value="6.16030222" calcext:value-type="float">
            <text:p>6.16030222</text:p>
          </table:table-cell>
          <table:table-cell table:style-name="ce10" office:value-type="float" office:value="0.578744533" calcext:value-type="float">
            <text:p>0.578744533</text:p>
          </table:table-cell>
          <table:table-cell table:style-name="ce10" office:value-type="float" office:value="30.21095" calcext:value-type="float">
            <text:p>30.21095</text:p>
          </table:table-cell>
          <table:table-cell table:style-name="ce10" office:value-type="float" office:value="1259.818" calcext:value-type="float">
            <text:p>1259.818</text:p>
          </table:table-cell>
          <table:table-cell table:style-name="ce10" office:value-type="float" office:value="27.24655" calcext:value-type="float">
            <text:p>27.2465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5586435" calcext:value-type="float">
            <text:p>0.5586435</text:p>
          </table:table-cell>
          <table:table-cell table:style-name="ce10" office:value-type="float" office:value="7.531818" calcext:value-type="float">
            <text:p>7.531818</text:p>
          </table:table-cell>
          <table:table-cell table:style-name="ce10" office:value-type="float" office:value="82.5388" calcext:value-type="float">
            <text:p>82.5388</text:p>
          </table:table-cell>
          <table:table-cell table:style-name="ce10" office:value-type="float" office:value="11.63985" calcext:value-type="float">
            <text:p>11.63985</text:p>
          </table:table-cell>
          <table:table-cell table:style-name="ce10" office:value-type="float" office:value="0.204192278" calcext:value-type="float">
            <text:p>0.204192278</text:p>
          </table:table-cell>
          <table:table-cell table:style-name="ce10" office:value-type="float" office:value="0.1158235" calcext:value-type="float">
            <text:p>0.1158235</text:p>
          </table:table-cell>
          <table:table-cell table:style-name="ce10" office:value-type="float" office:value="7.5213901" calcext:value-type="float">
            <text:p>7.5213901</text:p>
          </table:table-cell>
          <table:table-cell table:style-name="ce10" office:value-type="float" office:value="0.00476602" calcext:value-type="float">
            <text:p>0.00476602</text:p>
          </table:table-cell>
          <table:table-cell table:style-name="ce10" office:value-type="float" office:value="24.01724" calcext:value-type="float">
            <text:p>24.01724</text:p>
          </table:table-cell>
          <table:table-cell table:style-name="ce10" office:value-type="float" office:value="0.0010012371" calcext:value-type="float">
            <text:p>0.0010012371</text:p>
          </table:table-cell>
          <table:table-cell table:style-name="ce10" office:value-type="float" office:value="152.2185" calcext:value-type="float">
            <text:p>152.2185</text:p>
          </table:table-cell>
          <table:table-cell table:style-name="ce10" office:value-type="float" office:value="0.001706197" calcext:value-type="float">
            <text:p>0.001706197</text:p>
          </table:table-cell>
          <table:table-cell table:style-name="ce10" office:value-type="float" office:value="0.006610618" calcext:value-type="float">
            <text:p>0.006610618</text:p>
          </table:table-cell>
          <table:table-cell table:style-name="ce10" office:value-type="float" office:value="0.4503127" calcext:value-type="float">
            <text:p>0.4503127</text:p>
          </table:table-cell>
          <table:table-cell table:style-name="ce10" office:value-type="float" office:value="10.338815209" calcext:value-type="float">
            <text:p>10.338815209</text:p>
          </table:table-cell>
          <table:table-cell table:style-name="ce10" office:value-type="float" office:value="28.82001" calcext:value-type="float">
            <text:p>28.8200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2.59609" calcext:value-type="float">
            <text:p>22.59609</text:p>
          </table:table-cell>
          <table:table-cell table:style-name="ce10" office:value-type="float" office:value="0.31687793" calcext:value-type="float">
            <text:p>0.31687793</text:p>
          </table:table-cell>
          <table:table-cell table:style-name="ce10" office:value-type="float" office:value="0.00000196778" calcext:value-type="float">
            <text:p>1.96778E-06</text:p>
          </table:table-cell>
          <table:table-cell table:style-name="ce10" office:value-type="float" office:value="150.0189" calcext:value-type="float">
            <text:p>150.0189</text:p>
          </table:table-cell>
          <table:table-cell table:style-name="ce10" office:value-type="float" office:value="0.0003925052" calcext:value-type="float">
            <text:p>0.0003925052</text:p>
          </table:table-cell>
          <table:table-cell table:style-name="ce10" office:value-type="float" office:value="5.059521" calcext:value-type="float">
            <text:p>5.059521</text:p>
          </table:table-cell>
          <table:table-cell table:style-name="ce10" office:value-type="float" office:value="0.00001726248" calcext:value-type="float">
            <text:p>1.726248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3.384632" calcext:value-type="float">
            <text:p>3.384632</text:p>
          </table:table-cell>
          <table:table-cell table:style-name="ce10" office:value-type="float" office:value="4.307941" calcext:value-type="float">
            <text:p>4.307941</text:p>
          </table:table-cell>
          <table:table-cell table:style-name="ce10" office:value-type="float" office:value="0.13745212" calcext:value-type="float">
            <text:p>0.13745212</text:p>
          </table:table-cell>
          <table:table-cell table:style-name="ce10" office:value-type="float" office:value="0.313383308" calcext:value-type="float">
            <text:p>0.313383308</text:p>
          </table:table-cell>
          <table:table-cell table:style-name="ce10" office:value-type="float" office:value="0.001174287" calcext:value-type="float">
            <text:p>0.001174287</text:p>
          </table:table-cell>
          <table:table-cell table:style-name="ce10" office:value-type="float" office:value="0.001620889" calcext:value-type="float">
            <text:p>0.001620889</text:p>
          </table:table-cell>
          <table:table-cell table:style-name="ce10" office:value-type="float" office:value="0.6306883" calcext:value-type="float">
            <text:p>0.6306883</text:p>
          </table:table-cell>
          <table:table-cell table:style-name="ce10" office:value-type="float" office:value="0.004812495" calcext:value-type="float">
            <text:p>0.004812495</text:p>
          </table:table-cell>
          <table:table-cell table:style-name="ce10" office:value-type="float" office:value="0.2472429" calcext:value-type="float">
            <text:p>0.2472429</text:p>
          </table:table-cell>
          <table:table-cell table:style-name="ce10" office:value-type="float" office:value="0.309283" calcext:value-type="float">
            <text:p>0.309283</text:p>
          </table:table-cell>
          <table:table-cell table:style-name="ce10" office:value-type="float" office:value="0.001505022" calcext:value-type="float">
            <text:p>0.001505022</text:p>
          </table:table-cell>
          <table:table-cell table:style-name="ce10" office:value-type="float" office:value="0.0004709952" calcext:value-type="float">
            <text:p>0.0004709952</text:p>
          </table:table-cell>
          <table:table-cell table:style-name="ce10" office:value-type="float" office:value="15.316346571" calcext:value-type="float">
            <text:p>15.316346571</text:p>
          </table:table-cell>
          <table:table-cell table:style-name="ce10" office:value-type="float" office:value="10.77787" calcext:value-type="float">
            <text:p>10.7778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1593041" calcext:value-type="float">
            <text:p>0.001593041</text:p>
          </table:table-cell>
          <table:table-cell table:style-name="ce10" office:value-type="float" office:value="1.467135" calcext:value-type="float">
            <text:p>1.467135</text:p>
          </table:table-cell>
          <table:table-cell table:style-name="ce10" office:value-type="float" office:value="0.0527020046" calcext:value-type="float">
            <text:p>0.0527020046</text:p>
          </table:table-cell>
          <table:table-cell table:style-name="ce10" office:value-type="float" office:value="4.472245" calcext:value-type="float">
            <text:p>4.472245</text:p>
          </table:table-cell>
          <table:table-cell table:style-name="ce10" office:value-type="float" office:value="0.0004590692" calcext:value-type="float">
            <text:p>0.0004590692</text:p>
          </table:table-cell>
          <table:table-cell table:style-name="ce10" office:value-type="float" office:value="0.0003098806" calcext:value-type="float">
            <text:p>0.0003098806</text:p>
          </table:table-cell>
          <table:table-cell table:style-name="ce10" office:value-type="float" office:value="0.002259155" calcext:value-type="float">
            <text:p>0.002259155</text:p>
          </table:table-cell>
          <table:table-cell table:style-name="ce10" office:value-type="float" office:value="0.0018984" calcext:value-type="float">
            <text:p>0.0018984</text:p>
          </table:table-cell>
          <table:table-cell table:style-name="ce10" office:value-type="float" office:value="0.07525867" calcext:value-type="float">
            <text:p>0.07525867</text:p>
          </table:table-cell>
          <table:table-cell table:style-name="ce10" office:value-type="float" office:value="0.002087513" calcext:value-type="float">
            <text:p>0.002087513</text:p>
          </table:table-cell>
          <table:table-cell table:style-name="ce10" office:value-type="float" office:value="28.50218" calcext:value-type="float">
            <text:p>28.50218</text:p>
          </table:table-cell>
          <table:table-cell table:style-name="ce10" office:value-type="float" office:value="1.53474616" calcext:value-type="float">
            <text:p>1.53474616</text:p>
          </table:table-cell>
          <table:table-cell table:style-name="ce10" office:value-type="float" office:value="0.000001912644" calcext:value-type="float">
            <text:p>1.912644E-06</text:p>
          </table:table-cell>
          <table:table-cell table:style-name="ce10" office:value-type="float" office:value="12.75508" calcext:value-type="float">
            <text:p>12.75508</text:p>
          </table:table-cell>
          <table:table-cell table:style-name="ce10" office:value-type="float" office:value="0.00003772812" calcext:value-type="float">
            <text:p>3.772812E-05</text:p>
          </table:table-cell>
          <table:table-cell table:style-name="ce10" office:value-type="float" office:value="0.0005118472" calcext:value-type="float">
            <text:p>0.0005118472</text:p>
          </table:table-cell>
          <table:table-cell table:style-name="ce10" office:value-type="float" office:value="0.001292159" calcext:value-type="float">
            <text:p>0.001292159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4.301976" calcext:value-type="float">
            <text:p>4.301976</text:p>
          </table:table-cell>
          <table:table-cell table:style-name="ce10" office:value-type="float" office:value="6.830539" calcext:value-type="float">
            <text:p>6.830539</text:p>
          </table:table-cell>
          <table:table-cell table:style-name="ce10" office:value-type="float" office:value="5.69224951" calcext:value-type="float">
            <text:p>5.69224951</text:p>
          </table:table-cell>
          <table:table-cell table:style-name="ce10" office:value-type="float" office:value="0.850273495" calcext:value-type="float">
            <text:p>0.850273495</text:p>
          </table:table-cell>
          <table:table-cell table:style-name="ce10" office:value-type="float" office:value="1.129746" calcext:value-type="float">
            <text:p>1.129746</text:p>
          </table:table-cell>
          <table:table-cell table:style-name="ce10" office:value-type="float" office:value="0.229728" calcext:value-type="float">
            <text:p>0.229728</text:p>
          </table:table-cell>
          <table:table-cell table:style-name="ce10" office:value-type="float" office:value="8.532678" calcext:value-type="float">
            <text:p>8.532678</text:p>
          </table:table-cell>
          <table:table-cell table:style-name="ce10" office:value-type="float" office:value="287.6158" calcext:value-type="float">
            <text:p>287.6158</text:p>
          </table:table-cell>
          <table:table-cell table:style-name="ce10" office:value-type="float" office:value="0.4873402" calcext:value-type="float">
            <text:p>0.4873402</text:p>
          </table:table-cell>
          <table:table-cell table:style-name="ce10" office:value-type="float" office:value="3.511288" calcext:value-type="float">
            <text:p>3.511288</text:p>
          </table:table-cell>
          <table:table-cell table:style-name="ce10" office:value-type="float" office:value="2.404937" calcext:value-type="float">
            <text:p>2.404937</text:p>
          </table:table-cell>
          <table:table-cell table:style-name="ce10" office:value-type="float" office:value="1.167967" calcext:value-type="float">
            <text:p>1.167967</text:p>
          </table:table-cell>
          <table:table-cell table:style-name="ce10" office:value-type="float" office:value="2.152478792" calcext:value-type="float">
            <text:p>2.152478792</text:p>
          </table:table-cell>
          <table:table-cell table:style-name="ce10" office:value-type="float" office:value="1496.11" calcext:value-type="float">
            <text:p>1496.11</text:p>
          </table:table-cell>
          <table:table-cell table:style-name="ce10" office:value-type="float" office:value="6.2376339" calcext:value-type="float">
            <text:p>6.2376339</text:p>
          </table:table-cell>
          <table:table-cell table:style-name="ce10" office:value-type="float" office:value="69.07064" calcext:value-type="float">
            <text:p>69.07064</text:p>
          </table:table-cell>
          <table:table-cell table:style-name="ce10" office:value-type="float" office:value="0.003096815" calcext:value-type="float">
            <text:p>0.003096815</text:p>
          </table:table-cell>
          <table:table-cell table:style-name="ce10" office:value-type="float" office:value="0.0401905183" calcext:value-type="float">
            <text:p>0.0401905183</text:p>
          </table:table-cell>
          <table:table-cell table:style-name="ce10" office:value-type="float" office:value="147.544" calcext:value-type="float">
            <text:p>147.544</text:p>
          </table:table-cell>
          <table:table-cell table:style-name="ce10" office:value-type="float" office:value="0.004996036" calcext:value-type="float">
            <text:p>0.004996036</text:p>
          </table:table-cell>
          <table:table-cell table:style-name="ce10" office:value-type="float" office:value="0.2694336" calcext:value-type="float">
            <text:p>0.2694336</text:p>
          </table:table-cell>
          <table:table-cell table:style-name="ce10" office:value-type="float" office:value="162.2415" calcext:value-type="float">
            <text:p>162.2415</text:p>
          </table:table-cell>
          <table:table-cell table:style-name="ce10" office:value-type="float" office:value="0.004616449" calcext:value-type="float">
            <text:p>0.004616449</text:p>
          </table:table-cell>
          <table:table-cell table:style-name="ce10" office:value-type="float" office:value="1.841652" calcext:value-type="float">
            <text:p>1.84165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4.79462" calcext:value-type="float">
            <text:p>14.79462</text:p>
          </table:table-cell>
          <table:table-cell table:style-name="ce10" office:value-type="float" office:value="0.51619979" calcext:value-type="float">
            <text:p>0.51619979</text:p>
          </table:table-cell>
          <table:table-cell table:style-name="ce10" office:value-type="float" office:value="0.000001418699" calcext:value-type="float">
            <text:p>1.418699E-06</text:p>
          </table:table-cell>
          <table:table-cell table:style-name="ce10" office:value-type="float" office:value="0.005336098" calcext:value-type="float">
            <text:p>0.005336098</text:p>
          </table:table-cell>
          <table:table-cell table:style-name="ce10" office:value-type="float" office:value="1.906597" calcext:value-type="float">
            <text:p>1.906597</text:p>
          </table:table-cell>
          <table:table-cell table:style-name="ce10" office:value-type="float" office:value="1.336999" calcext:value-type="float">
            <text:p>1.336999</text:p>
          </table:table-cell>
          <table:table-cell table:style-name="ce10" office:value-type="float" office:value="0.00008003557" calcext:value-type="float">
            <text:p>8.003557E-05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5.664698" calcext:value-type="float">
            <text:p>5.664698</text:p>
          </table:table-cell>
          <table:table-cell table:style-name="ce10" office:value-type="float" office:value="13.96749" calcext:value-type="float">
            <text:p>13.96749</text:p>
          </table:table-cell>
          <table:table-cell table:style-name="ce10" office:value-type="float" office:value="0.06016214" calcext:value-type="float">
            <text:p>0.06016214</text:p>
          </table:table-cell>
          <table:table-cell table:style-name="ce10" office:value-type="float" office:value="2.842184086" calcext:value-type="float">
            <text:p>2.842184086</text:p>
          </table:table-cell>
          <table:table-cell table:style-name="ce10" office:value-type="float" office:value="3.233285" calcext:value-type="float">
            <text:p>3.23328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.930536" calcext:value-type="float">
            <text:p>1.930536</text:p>
          </table:table-cell>
          <table:table-cell table:style-name="ce10" office:value-type="float" office:value="2.785624" calcext:value-type="float">
            <text:p>2.785624</text:p>
          </table:table-cell>
          <table:table-cell table:style-name="ce10" office:value-type="float" office:value="3.5701843" calcext:value-type="float">
            <text:p>3.5701843</text:p>
          </table:table-cell>
          <table:table-cell table:style-name="ce10" office:value-type="float" office:value="2.793354" calcext:value-type="float">
            <text:p>2.793354</text:p>
          </table:table-cell>
          <table:table-cell table:style-name="ce10" office:value-type="float" office:value="2.848097" calcext:value-type="float">
            <text:p>2.848097</text:p>
          </table:table-cell>
          <table:table-cell table:style-name="ce10" office:value-type="float" office:value="0.0003957839" calcext:value-type="float">
            <text:p>0.0003957839</text:p>
          </table:table-cell>
          <table:table-cell table:style-name="ce10" office:value-type="float" office:value="0.117766531" calcext:value-type="float">
            <text:p>0.11776653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414947" calcext:value-type="float">
            <text:p>0.414947</text:p>
          </table:table-cell>
          <table:table-cell table:style-name="ce10" office:value-type="float" office:value="0.3729359" calcext:value-type="float">
            <text:p>0.37293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05006185" calcext:value-type="float">
            <text:p>0.0005006185</text:p>
          </table:table-cell>
          <table:table-cell table:style-name="ce10" office:value-type="float" office:value="1.750781" calcext:value-type="float">
            <text:p>1.750781</text:p>
          </table:table-cell>
          <table:table-cell table:style-name="ce10" office:value-type="float" office:value="0.002451702" calcext:value-type="float">
            <text:p>0.00245170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232917" calcext:value-type="float">
            <text:p>0.2232917</text:p>
          </table:table-cell>
          <table:table-cell table:style-name="ce10" office:value-type="float" office:value="1.271913141" calcext:value-type="float">
            <text:p>1.271913141</text:p>
          </table:table-cell>
          <table:table-cell table:style-name="ce10" office:value-type="float" office:value="0.0006730491" calcext:value-type="float">
            <text:p>0.0006730491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14896015" calcext:value-type="float">
            <text:p>0.14896015</text:p>
          </table:table-cell>
          <table:table-cell table:style-name="ce10" office:value-type="float" office:value="0.000002078538" calcext:value-type="float">
            <text:p>2.078538E-06</text:p>
          </table:table-cell>
          <table:table-cell table:style-name="ce10" office:value-type="float" office:value="0.1489602" calcext:value-type="float">
            <text:p>0.1489602</text:p>
          </table:table-cell>
          <table:table-cell table:style-name="ce10" office:value-type="float" office:value="0.1282472" calcext:value-type="float">
            <text:p>0.1282472</text:p>
          </table:table-cell>
          <table:table-cell table:style-name="ce10" office:value-type="float" office:value="2.850078" calcext:value-type="float">
            <text:p>2.850078</text:p>
          </table:table-cell>
          <table:table-cell table:style-name="ce10" office:value-type="float" office:value="0.0000335576" calcext:value-type="float">
            <text:p>3.3557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7.642254" calcext:value-type="float">
            <text:p>7.642254</text:p>
          </table:table-cell>
          <table:table-cell table:style-name="ce10" office:value-type="float" office:value="74.49139" calcext:value-type="float">
            <text:p>74.49139</text:p>
          </table:table-cell>
          <table:table-cell table:style-name="ce10" office:value-type="float" office:value="3.43663888" calcext:value-type="float">
            <text:p>3.43663888</text:p>
          </table:table-cell>
          <table:table-cell table:style-name="ce10" office:value-type="float" office:value="1.935892907" calcext:value-type="float">
            <text:p>1.935892907</text:p>
          </table:table-cell>
          <table:table-cell table:style-name="ce10" office:value-type="float" office:value="0.004280515" calcext:value-type="float">
            <text:p>0.004280515</text:p>
          </table:table-cell>
          <table:table-cell table:style-name="ce10" office:value-type="float" office:value="1.556171" calcext:value-type="float">
            <text:p>1.556171</text:p>
          </table:table-cell>
          <table:table-cell table:style-name="ce10" office:value-type="float" office:value="0.1470115" calcext:value-type="float">
            <text:p>0.147011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.659213" calcext:value-type="float">
            <text:p>2.659213</text:p>
          </table:table-cell>
          <table:table-cell table:style-name="ce10" office:value-type="float" office:value="9.000457" calcext:value-type="float">
            <text:p>9.000457</text:p>
          </table:table-cell>
          <table:table-cell table:style-name="ce10" office:value-type="float" office:value="0.2079057" calcext:value-type="float">
            <text:p>0.2079057</text:p>
          </table:table-cell>
          <table:table-cell table:style-name="ce10" office:value-type="float" office:value="449.4449" calcext:value-type="float">
            <text:p>449.4449</text:p>
          </table:table-cell>
          <table:table-cell table:style-name="ce10" office:value-type="float" office:value="0.030164623" calcext:value-type="float">
            <text:p>0.030164623</text:p>
          </table:table-cell>
          <table:table-cell table:style-name="ce10" office:value-type="float" office:value="1.055553" calcext:value-type="float">
            <text:p>1.055553</text:p>
          </table:table-cell>
          <table:table-cell table:style-name="ce10" office:value-type="float" office:value="76.109257" calcext:value-type="float">
            <text:p>76.109257</text:p>
          </table:table-cell>
          <table:table-cell table:style-name="ce10" office:value-type="float" office:value="62.03463" calcext:value-type="float">
            <text:p>62.03463</text:p>
          </table:table-cell>
          <table:table-cell table:style-name="ce10" office:value-type="float" office:value="86.88276" calcext:value-type="float">
            <text:p>86.88276</text:p>
          </table:table-cell>
          <table:table-cell table:style-name="ce10" office:value-type="float" office:value="0.0567199724" calcext:value-type="float">
            <text:p>0.0567199724</text:p>
          </table:table-cell>
          <table:table-cell table:style-name="ce10" office:value-type="float" office:value="28.76018" calcext:value-type="float">
            <text:p>28.76018</text:p>
          </table:table-cell>
          <table:table-cell table:style-name="ce10" office:value-type="float" office:value="0.008496005" calcext:value-type="float">
            <text:p>0.008496005</text:p>
          </table:table-cell>
          <table:table-cell table:style-name="ce10" office:value-type="float" office:value="0.004571868" calcext:value-type="float">
            <text:p>0.004571868</text:p>
          </table:table-cell>
          <table:table-cell table:style-name="ce10" office:value-type="float" office:value="3.750288" calcext:value-type="float">
            <text:p>3.750288</text:p>
          </table:table-cell>
          <table:table-cell table:style-name="ce10" office:value-type="float" office:value="8.51496254" calcext:value-type="float">
            <text:p>8.51496254</text:p>
          </table:table-cell>
          <table:table-cell table:style-name="ce10" office:value-type="float" office:value="0.001076079" calcext:value-type="float">
            <text:p>0.00107607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3498966" calcext:value-type="float">
            <text:p>0.3498966</text:p>
          </table:table-cell>
          <table:table-cell table:style-name="ce10" office:value-type="float" office:value="3.19540483" calcext:value-type="float">
            <text:p>3.19540483</text:p>
          </table:table-cell>
          <table:table-cell table:style-name="ce10" office:value-type="float" office:value="0.000003239045" calcext:value-type="float">
            <text:p>0.000003239</text:p>
          </table:table-cell>
          <table:table-cell table:style-name="ce10" office:value-type="float" office:value="869.4745" calcext:value-type="float">
            <text:p>869.4745</text:p>
          </table:table-cell>
          <table:table-cell table:style-name="ce10" office:value-type="float" office:value="50.59768" calcext:value-type="float">
            <text:p>50.59768</text:p>
          </table:table-cell>
          <table:table-cell table:style-name="ce10" office:value-type="float" office:value="0.0008489695" calcext:value-type="float">
            <text:p>0.0008489695</text:p>
          </table:table-cell>
          <table:table-cell table:style-name="ce10" office:value-type="float" office:value="0.00002984814" calcext:value-type="float">
            <text:p>2.984814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10.95106" calcext:value-type="float">
            <text:p>10.951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97.65415005" calcext:value-type="float">
            <text:p>497.65415005</text:p>
          </table:table-cell>
          <table:table-cell table:style-name="ce10" office:value-type="float" office:value="0.049036559" calcext:value-type="float">
            <text:p>0.049036559</text:p>
          </table:table-cell>
          <table:table-cell table:style-name="ce10" office:value-type="float" office:value="25.07189" calcext:value-type="float">
            <text:p>25.07189</text:p>
          </table:table-cell>
          <table:table-cell table:style-name="ce10" office:value-type="float" office:value="0.4292824" calcext:value-type="float">
            <text:p>0.429282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38.3328" calcext:value-type="float">
            <text:p>138.3328</text:p>
          </table:table-cell>
          <table:table-cell table:style-name="ce10" office:value-type="float" office:value="0.3041808" calcext:value-type="float">
            <text:p>0.3041808</text:p>
          </table:table-cell>
          <table:table-cell table:style-name="ce10" office:value-type="float" office:value="104.618898" calcext:value-type="float">
            <text:p>104.61889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9740055" calcext:value-type="float">
            <text:p>0.9740055</text:p>
          </table:table-cell>
          <table:table-cell table:style-name="ce10" office:value-type="float" office:value="0.807200016" calcext:value-type="float">
            <text:p>0.80720001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3.535503" calcext:value-type="float">
            <text:p>113.535503</text:p>
          </table:table-cell>
          <table:table-cell table:style-name="ce10" office:value-type="float" office:value="0.001432747" calcext:value-type="float">
            <text:p>0.00143274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251203679" calcext:value-type="float">
            <text:p>0.0251203679</text:p>
          </table:table-cell>
          <table:table-cell table:style-name="ce10" office:value-type="float" office:value="221.1684" calcext:value-type="float">
            <text:p>221.1684</text:p>
          </table:table-cell>
          <table:table-cell table:style-name="ce10" office:value-type="float" office:value="0.1360305" calcext:value-type="float">
            <text:p>0.1360305</text:p>
          </table:table-cell>
          <table:table-cell table:style-name="ce10" office:value-type="float" office:value="1.068807" calcext:value-type="float">
            <text:p>1.068807</text:p>
          </table:table-cell>
          <table:table-cell table:style-name="ce10" office:value-type="float" office:value="1.724286" calcext:value-type="float">
            <text:p>1.724286</text:p>
          </table:table-cell>
          <table:table-cell table:style-name="ce10" office:value-type="float" office:value="27.531302816" calcext:value-type="float">
            <text:p>27.531302816</text:p>
          </table:table-cell>
          <table:table-cell table:style-name="ce10" office:value-type="float" office:value="4.69459" calcext:value-type="float">
            <text:p>4.69459</text:p>
          </table:table-cell>
          <table:table-cell table:style-name="ce10" office:value-type="float" office:value="3.652792" calcext:value-type="float">
            <text:p>3.65279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955897" calcext:value-type="float">
            <text:p>0.0955897</text:p>
          </table:table-cell>
          <table:table-cell table:style-name="ce10" office:value-type="float" office:value="0.000002444549" calcext:value-type="float">
            <text:p>2.444549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1992782" calcext:value-type="float">
            <text:p>0.001992782</text:p>
          </table:table-cell>
          <table:table-cell table:style-name="ce10" office:value-type="float" office:value="42.01992" calcext:value-type="float">
            <text:p>42.01992</text:p>
          </table:table-cell>
          <table:table-cell table:style-name="ce10" office:value-type="float" office:value="0.00001763743" calcext:value-type="float">
            <text:p>1.763743E-05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6.849511" calcext:value-type="float">
            <text:p>6.849511</text:p>
          </table:table-cell>
          <table:table-cell table:style-name="ce10" office:value-type="float" office:value="715.0987" calcext:value-type="float">
            <text:p>715.0987</text:p>
          </table:table-cell>
          <table:table-cell table:style-name="ce10" office:value-type="float" office:value="1.25788612" calcext:value-type="float">
            <text:p>1.25788612</text:p>
          </table:table-cell>
          <table:table-cell table:style-name="ce10" office:value-type="float" office:value="0.511923602" calcext:value-type="float">
            <text:p>0.511923602</text:p>
          </table:table-cell>
          <table:table-cell table:style-name="ce10" office:value-type="float" office:value="1625.874" calcext:value-type="float">
            <text:p>1625.874</text:p>
          </table:table-cell>
          <table:table-cell table:style-name="ce10" office:value-type="float" office:value="19.58938" calcext:value-type="float">
            <text:p>19.5893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3.92934" calcext:value-type="float">
            <text:p>53.92934</text:p>
          </table:table-cell>
          <table:table-cell table:style-name="ce10" office:value-type="float" office:value="14.2708476" calcext:value-type="float">
            <text:p>14.2708476</text:p>
          </table:table-cell>
          <table:table-cell table:style-name="ce10" office:value-type="float" office:value="24.386347" calcext:value-type="float">
            <text:p>24.386347</text:p>
          </table:table-cell>
          <table:table-cell table:style-name="ce10" office:value-type="float" office:value="0.9323854" calcext:value-type="float">
            <text:p>0.9323854</text:p>
          </table:table-cell>
          <table:table-cell table:style-name="ce10" office:value-type="float" office:value="261.9234" calcext:value-type="float">
            <text:p>261.9234</text:p>
          </table:table-cell>
          <table:table-cell table:style-name="ce10" office:value-type="float" office:value="3.955886929" calcext:value-type="float">
            <text:p>3.955886929</text:p>
          </table:table-cell>
          <table:table-cell table:style-name="ce10" office:value-type="float" office:value="70.22919" calcext:value-type="float">
            <text:p>70.2291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2075967" calcext:value-type="float">
            <text:p>0.002075967</text:p>
          </table:table-cell>
          <table:table-cell table:style-name="ce10" office:value-type="float" office:value="696.0277" calcext:value-type="float">
            <text:p>696.0277</text:p>
          </table:table-cell>
          <table:table-cell table:style-name="ce10" office:value-type="float" office:value="0.052884872" calcext:value-type="float">
            <text:p>0.052884872</text:p>
          </table:table-cell>
          <table:table-cell table:style-name="ce10" office:value-type="float" office:value="17.11276" calcext:value-type="float">
            <text:p>17.11276</text:p>
          </table:table-cell>
          <table:table-cell table:style-name="ce10" office:value-type="float" office:value="3.155789" calcext:value-type="float">
            <text:p>3.155789</text:p>
          </table:table-cell>
          <table:table-cell table:style-name="ce10" office:value-type="float" office:value="92.34739" calcext:value-type="float">
            <text:p>92.34739</text:p>
          </table:table-cell>
          <table:table-cell table:style-name="ce10" office:value-type="float" office:value="0.01064263" calcext:value-type="float">
            <text:p>0.01064263</text:p>
          </table:table-cell>
          <table:table-cell table:style-name="ce10" office:value-type="float" office:value="4.260431732" calcext:value-type="float">
            <text:p>4.260431732</text:p>
          </table:table-cell>
          <table:table-cell table:style-name="ce10" office:value-type="float" office:value="0.001489454" calcext:value-type="float">
            <text:p>0.001489454</text:p>
          </table:table-cell>
          <table:table-cell table:style-name="ce10" office:value-type="float" office:value="0.1091966" calcext:value-type="float">
            <text:p>0.1091966</text:p>
          </table:table-cell>
          <table:table-cell table:style-name="ce10" office:value-type="float" office:value="0.8218797" calcext:value-type="float">
            <text:p>0.8218797</text:p>
          </table:table-cell>
          <table:table-cell table:style-name="ce10" office:value-type="float" office:value="7.50577465" calcext:value-type="float">
            <text:p>7.50577465</text:p>
          </table:table-cell>
          <table:table-cell table:style-name="ce10" office:value-type="float" office:value="0.000002718043" calcext:value-type="float">
            <text:p>0.00000271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8167691" calcext:value-type="float">
            <text:p>0.8167691</text:p>
          </table:table-cell>
          <table:table-cell table:style-name="ce10" office:value-type="float" office:value="0.001589732" calcext:value-type="float">
            <text:p>0.001589732</text:p>
          </table:table-cell>
          <table:table-cell table:style-name="ce10" office:value-type="float" office:value="0.00002012014" calcext:value-type="float">
            <text:p>2.012014E-05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15.45499" calcext:value-type="float">
            <text:p>15.4549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3915218" calcext:value-type="float">
            <text:p>0.23915218</text:p>
          </table:table-cell>
          <table:table-cell table:style-name="ce10" office:value-type="float" office:value="17.472315796" calcext:value-type="float">
            <text:p>17.472315796</text:p>
          </table:table-cell>
          <table:table-cell table:style-name="ce10" office:value-type="float" office:value="2010.028" calcext:value-type="float">
            <text:p>2010.028</text:p>
          </table:table-cell>
          <table:table-cell table:style-name="ce10" office:value-type="float" office:value="196.7199" calcext:value-type="float">
            <text:p>196.719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9692911" calcext:value-type="float">
            <text:p>0.9692911</text:p>
          </table:table-cell>
          <table:table-cell table:style-name="ce10" office:value-type="float" office:value="0.1186677" calcext:value-type="float">
            <text:p>0.1186677</text:p>
          </table:table-cell>
          <table:table-cell table:style-name="ce10" office:value-type="float" office:value="19.807827" calcext:value-type="float">
            <text:p>19.807827</text:p>
          </table:table-cell>
          <table:table-cell table:style-name="ce10" office:value-type="float" office:value="40.00196" calcext:value-type="float">
            <text:p>40.00196</text:p>
          </table:table-cell>
          <table:table-cell table:style-name="ce10" office:value-type="float" office:value="0.8270244" calcext:value-type="float">
            <text:p>0.8270244</text:p>
          </table:table-cell>
          <table:table-cell table:style-name="ce10" office:value-type="float" office:value="0.010012886" calcext:value-type="float">
            <text:p>0.01001288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4944859" calcext:value-type="float">
            <text:p>0.4944859</text:p>
          </table:table-cell>
          <table:table-cell table:style-name="ce10" office:value-type="float" office:value="0.002164127" calcext:value-type="float">
            <text:p>0.002164127</text:p>
          </table:table-cell>
          <table:table-cell table:style-name="ce10" office:value-type="float" office:value="44.87994" calcext:value-type="float">
            <text:p>44.87994</text:p>
          </table:table-cell>
          <table:table-cell table:style-name="ce10" office:value-type="float" office:value="0.0383667791" calcext:value-type="float">
            <text:p>0.0383667791</text:p>
          </table:table-cell>
          <table:table-cell table:style-name="ce10" office:value-type="float" office:value="56.3365" calcext:value-type="float">
            <text:p>56.3365</text:p>
          </table:table-cell>
          <table:table-cell table:style-name="ce10" office:value-type="float" office:value="0.001755382" calcext:value-type="float">
            <text:p>0.001755382</text:p>
          </table:table-cell>
          <table:table-cell table:style-name="ce10" office:value-type="float" office:value="1210.176" calcext:value-type="float">
            <text:p>1210.176</text:p>
          </table:table-cell>
          <table:table-cell table:style-name="ce10" office:value-type="float" office:value="0.03770762" calcext:value-type="float">
            <text:p>0.03770762</text:p>
          </table:table-cell>
          <table:table-cell table:style-name="ce10" office:value-type="float" office:value="32.022176883" calcext:value-type="float">
            <text:p>32.022176883</text:p>
          </table:table-cell>
          <table:table-cell table:style-name="ce10" office:value-type="float" office:value="24.30196" calcext:value-type="float">
            <text:p>24.30196</text:p>
          </table:table-cell>
          <table:table-cell table:style-name="ce10" office:value-type="float" office:value="16.44983" calcext:value-type="float">
            <text:p>16.44983</text:p>
          </table:table-cell>
          <table:table-cell table:style-name="ce10" office:value-type="float" office:value="0.3999805" calcext:value-type="float">
            <text:p>0.3999805</text:p>
          </table:table-cell>
          <table:table-cell table:style-name="ce10" office:value-type="float" office:value="0.1129691" calcext:value-type="float">
            <text:p>0.1129691</text:p>
          </table:table-cell>
          <table:table-cell table:style-name="ce10" office:value-type="float" office:value="0.000002145879" calcext:value-type="float">
            <text:p>2.145879E-06</text:p>
          </table:table-cell>
          <table:table-cell table:style-name="ce10" office:value-type="float" office:value="0.3802446" calcext:value-type="float">
            <text:p>0.3802446</text:p>
          </table:table-cell>
          <table:table-cell table:style-name="ce10" office:value-type="float" office:value="20.26614" calcext:value-type="float">
            <text:p>20.26614</text:p>
          </table:table-cell>
          <table:table-cell table:style-name="ce10" office:value-type="float" office:value="23.71949" calcext:value-type="float">
            <text:p>23.71949</text:p>
          </table:table-cell>
          <table:table-cell table:style-name="ce10" office:value-type="float" office:value="0.00001889024" calcext:value-type="float">
            <text:p>1.889024E-05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701.3538" calcext:value-type="float">
            <text:p>701.3538</text:p>
          </table:table-cell>
          <table:table-cell table:style-name="ce10" office:value-type="float" office:value="104.9095" calcext:value-type="float">
            <text:p>104.9095</text:p>
          </table:table-cell>
          <table:table-cell table:style-name="ce10" office:value-type="float" office:value="0.15865906" calcext:value-type="float">
            <text:p>0.15865906</text:p>
          </table:table-cell>
          <table:table-cell table:style-name="ce10" office:value-type="float" office:value="0.185951964" calcext:value-type="float">
            <text:p>0.185951964</text:p>
          </table:table-cell>
          <table:table-cell table:style-name="ce10" office:value-type="float" office:value="785.2459" calcext:value-type="float">
            <text:p>785.24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13.3384" calcext:value-type="float">
            <text:p>213.3384</text:p>
          </table:table-cell>
          <table:table-cell table:style-name="ce10" office:value-type="float" office:value="6.602441" calcext:value-type="float">
            <text:p>6.602441</text:p>
          </table:table-cell>
          <table:table-cell table:style-name="ce10" office:value-type="float" office:value="0.0934282" calcext:value-type="float">
            <text:p>0.0934282</text:p>
          </table:table-cell>
          <table:table-cell table:style-name="ce10" office:value-type="float" office:value="5.684368" calcext:value-type="float">
            <text:p>5.684368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034386844" calcext:value-type="float">
            <text:p>0.034386844</text:p>
          </table:table-cell>
          <table:table-cell table:style-name="ce10" office:value-type="float" office:value="1498.185" calcext:value-type="float">
            <text:p>1498.185</text:p>
          </table:table-cell>
          <table:table-cell table:style-name="ce10" office:value-type="float" office:value="17.0772267" calcext:value-type="float">
            <text:p>17.0772267</text:p>
          </table:table-cell>
          <table:table-cell table:style-name="ce10" office:value-type="float" office:value="0.003142222" calcext:value-type="float">
            <text:p>0.003142222</text:p>
          </table:table-cell>
          <table:table-cell table:style-name="ce10" office:value-type="float" office:value="24.38635" calcext:value-type="float">
            <text:p>24.38635</text:p>
          </table:table-cell>
          <table:table-cell table:style-name="ce10" office:value-type="float" office:value="0.020503277" calcext:value-type="float">
            <text:p>0.020503277</text:p>
          </table:table-cell>
          <table:table-cell table:style-name="ce10" office:value-type="float" office:value="49.79747" calcext:value-type="float">
            <text:p>49.79747</text:p>
          </table:table-cell>
          <table:table-cell table:style-name="ce10" office:value-type="float" office:value="5.775712" calcext:value-type="float">
            <text:p>5.77571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718718" calcext:value-type="float">
            <text:p>0.2718718</text:p>
          </table:table-cell>
          <table:table-cell table:style-name="ce10" office:value-type="float" office:value="52.381975545" calcext:value-type="float">
            <text:p>52.381975545</text:p>
          </table:table-cell>
          <table:table-cell table:style-name="ce10" office:value-type="float" office:value="26.22737" calcext:value-type="float">
            <text:p>26.22737</text:p>
          </table:table-cell>
          <table:table-cell table:style-name="ce10" office:value-type="float" office:value="188.4449" calcext:value-type="float">
            <text:p>188.4449</text:p>
          </table:table-cell>
          <table:table-cell table:style-name="ce10" office:value-type="float" office:value="8.568241" calcext:value-type="float">
            <text:p>8.568241</text:p>
          </table:table-cell>
          <table:table-cell table:style-name="ce10" office:value-type="float" office:value="0.47963161" calcext:value-type="float">
            <text:p>0.47963161</text:p>
          </table:table-cell>
          <table:table-cell table:style-name="ce10" office:value-type="float" office:value="0.00000242262" calcext:value-type="float">
            <text:p>2.42262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2401248" calcext:value-type="float">
            <text:p>0.002401248</text:p>
          </table:table-cell>
          <table:table-cell table:style-name="ce10" office:value-type="float" office:value="29.10104" calcext:value-type="float">
            <text:p>29.10104</text:p>
          </table:table-cell>
          <table:table-cell table:style-name="ce10" office:value-type="float" office:value="0.00001991204" calcext:value-type="float">
            <text:p>0.000019912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1.018892" calcext:value-type="float">
            <text:p>1.01889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4.26205519" calcext:value-type="float">
            <text:p>44.26205519</text:p>
          </table:table-cell>
          <table:table-cell table:style-name="ce10" office:value-type="float" office:value="0.12065849" calcext:value-type="float">
            <text:p>0.12065849</text:p>
          </table:table-cell>
          <table:table-cell table:style-name="ce10" office:value-type="float" office:value="155.9565" calcext:value-type="float">
            <text:p>155.9565</text:p>
          </table:table-cell>
          <table:table-cell table:style-name="ce10" office:value-type="float" office:value="0.003637088" calcext:value-type="float">
            <text:p>0.003637088</text:p>
          </table:table-cell>
          <table:table-cell table:style-name="ce10" office:value-type="float" office:value="1147.28" calcext:value-type="float">
            <text:p>1147.2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022204" calcext:value-type="float">
            <text:p>0.2022204</text:p>
          </table:table-cell>
          <table:table-cell table:style-name="ce10" office:value-type="float" office:value="70.473061" calcext:value-type="float">
            <text:p>70.473061</text:p>
          </table:table-cell>
          <table:table-cell table:style-name="ce10" office:value-type="float" office:value="10.34598" calcext:value-type="float">
            <text:p>10.34598</text:p>
          </table:table-cell>
          <table:table-cell table:style-name="ce10" office:value-type="float" office:value="62.81336" calcext:value-type="float">
            <text:p>62.81336</text:p>
          </table:table-cell>
          <table:table-cell table:style-name="ce10" office:value-type="float" office:value="0.00473966" calcext:value-type="float">
            <text:p>0.0047396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7818699" calcext:value-type="float">
            <text:p>0.7818699</text:p>
          </table:table-cell>
          <table:table-cell table:style-name="ce10" office:value-type="float" office:value="0.0004802256" calcext:value-type="float">
            <text:p>0.0004802256</text:p>
          </table:table-cell>
          <table:table-cell table:style-name="ce10" office:value-type="float" office:value="5.991845" calcext:value-type="float">
            <text:p>5.991845</text:p>
          </table:table-cell>
          <table:table-cell table:style-name="ce10" office:value-type="float" office:value="0.0348910404" calcext:value-type="float">
            <text:p>0.0348910404</text:p>
          </table:table-cell>
          <table:table-cell table:style-name="ce10" office:value-type="float" office:value="616.519" calcext:value-type="float">
            <text:p>616.519</text:p>
          </table:table-cell>
          <table:table-cell table:style-name="ce10" office:value-type="float" office:value="0.001021568" calcext:value-type="float">
            <text:p>0.001021568</text:p>
          </table:table-cell>
          <table:table-cell table:style-name="ce10" office:value-type="float" office:value="13.1046" calcext:value-type="float">
            <text:p>13.1046</text:p>
          </table:table-cell>
          <table:table-cell table:style-name="ce10" office:value-type="float" office:value="0.2203702" calcext:value-type="float">
            <text:p>0.2203702</text:p>
          </table:table-cell>
          <table:table-cell table:style-name="ce10" office:value-type="float" office:value="34.43966068" calcext:value-type="float">
            <text:p>34.43966068</text:p>
          </table:table-cell>
          <table:table-cell table:style-name="ce10" office:value-type="float" office:value="3.446184" calcext:value-type="float">
            <text:p>3.446184</text:p>
          </table:table-cell>
          <table:table-cell table:style-name="ce10" office:value-type="float" office:value="284.8383" calcext:value-type="float">
            <text:p>284.8383</text:p>
          </table:table-cell>
          <table:table-cell table:style-name="ce10" office:value-type="float" office:value="0.111491" calcext:value-type="float">
            <text:p>0.111491</text:p>
          </table:table-cell>
          <table:table-cell table:style-name="ce10" office:value-type="float" office:value="0.06763897" calcext:value-type="float">
            <text:p>0.06763897</text:p>
          </table:table-cell>
          <table:table-cell table:style-name="ce10" office:value-type="float" office:value="0.000002775156" calcext:value-type="float">
            <text:p>2.775156E-06</text:p>
          </table:table-cell>
          <table:table-cell table:style-name="ce10" office:value-type="float" office:value="0.02087615" calcext:value-type="float">
            <text:p>0.02087615</text:p>
          </table:table-cell>
          <table:table-cell table:style-name="ce10" office:value-type="float" office:value="0.05463616" calcext:value-type="float">
            <text:p>0.05463616</text:p>
          </table:table-cell>
          <table:table-cell table:style-name="ce10" office:value-type="float" office:value="0.371388" calcext:value-type="float">
            <text:p>0.371388</text:p>
          </table:table-cell>
          <table:table-cell table:style-name="ce10" office:value-type="float" office:value="0.0000254143" calcext:value-type="float">
            <text:p>2.54143E-05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179.023" calcext:value-type="float">
            <text:p>179.02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9710025" calcext:value-type="float">
            <text:p>0.19710025</text:p>
          </table:table-cell>
          <table:table-cell table:style-name="ce10" office:value-type="float" office:value="0.432268899" calcext:value-type="float">
            <text:p>0.432268899</text:p>
          </table:table-cell>
          <table:table-cell table:style-name="ce10" office:value-type="float" office:value="106.5953" calcext:value-type="float">
            <text:p>106.5953</text:p>
          </table:table-cell>
          <table:table-cell table:style-name="ce10" office:value-type="float" office:value="5.775712" calcext:value-type="float">
            <text:p>5.77571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3071469" calcext:value-type="float">
            <text:p>0.3071469</text:p>
          </table:table-cell>
          <table:table-cell table:style-name="ce10" office:value-type="float" office:value="0.8356676" calcext:value-type="float">
            <text:p>0.8356676</text:p>
          </table:table-cell>
          <table:table-cell table:style-name="ce10" office:value-type="float" office:value="16.122478" calcext:value-type="float">
            <text:p>16.122478</text:p>
          </table:table-cell>
          <table:table-cell table:style-name="ce10" office:value-type="float" office:value="51.09107" calcext:value-type="float">
            <text:p>51.09107</text:p>
          </table:table-cell>
          <table:table-cell table:style-name="ce10" office:value-type="float" office:value="6.538681" calcext:value-type="float">
            <text:p>6.538681</text:p>
          </table:table-cell>
          <table:table-cell table:style-name="ce10" office:value-type="float" office:value="4.190148497" calcext:value-type="float">
            <text:p>4.19014849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0.9283281" calcext:value-type="float">
            <text:p>10.9283281</text:p>
          </table:table-cell>
          <table:table-cell table:style-name="ce10" office:value-type="float" office:value="0.004097615" calcext:value-type="float">
            <text:p>0.004097615</text:p>
          </table:table-cell>
          <table:table-cell table:style-name="ce10" office:value-type="float" office:value="80.7281" calcext:value-type="float">
            <text:p>80.7281</text:p>
          </table:table-cell>
          <table:table-cell table:style-name="ce10" office:value-type="float" office:value="0.0234706536" calcext:value-type="float">
            <text:p>0.0234706536</text:p>
          </table:table-cell>
          <table:table-cell table:style-name="ce10" office:value-type="float" office:value="502.1589" calcext:value-type="float">
            <text:p>502.1589</text:p>
          </table:table-cell>
          <table:table-cell table:style-name="ce10" office:value-type="float" office:value="32.40179" calcext:value-type="float">
            <text:p>32.4017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7.03956" calcext:value-type="float">
            <text:p>27.03956</text:p>
          </table:table-cell>
          <table:table-cell table:style-name="ce10" office:value-type="float" office:value="21.720691191" calcext:value-type="float">
            <text:p>21.720691191</text:p>
          </table:table-cell>
          <table:table-cell table:style-name="ce10" office:value-type="float" office:value="282.8711" calcext:value-type="float">
            <text:p>282.871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4756596" calcext:value-type="float">
            <text:p>0.4756596</text:p>
          </table:table-cell>
          <table:table-cell table:style-name="ce10" office:value-type="float" office:value="7.88439536" calcext:value-type="float">
            <text:p>7.88439536</text:p>
          </table:table-cell>
          <table:table-cell table:style-name="ce10" office:value-type="float" office:value="0.000003003343" calcext:value-type="float">
            <text:p>3.003343E-06</text:p>
          </table:table-cell>
          <table:table-cell table:style-name="ce10" office:value-type="float" office:value="0.5815594" calcext:value-type="float">
            <text:p>0.5815594</text:p>
          </table:table-cell>
          <table:table-cell table:style-name="ce10" office:value-type="float" office:value="9.781129" calcext:value-type="float">
            <text:p>9.781129</text:p>
          </table:table-cell>
          <table:table-cell table:style-name="ce10" office:value-type="float" office:value="5.803804" calcext:value-type="float">
            <text:p>5.803804</text:p>
          </table:table-cell>
          <table:table-cell table:style-name="ce10" office:value-type="float" office:value="0.0001187322" calcext:value-type="float">
            <text:p>0.0001187322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0.001931583" calcext:value-type="float">
            <text:p>0.00193158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6493867" calcext:value-type="float">
            <text:p>0.16493867</text:p>
          </table:table-cell>
          <table:table-cell table:style-name="ce10" office:value-type="float" office:value="0.378928749" calcext:value-type="float">
            <text:p>0.378928749</text:p>
          </table:table-cell>
          <table:table-cell table:style-name="ce10" office:value-type="float" office:value="0.003847136" calcext:value-type="float">
            <text:p>0.003847136</text:p>
          </table:table-cell>
          <table:table-cell table:style-name="ce10" office:value-type="float" office:value="0.001431755" calcext:value-type="float">
            <text:p>0.001431755</text:p>
          </table:table-cell>
          <table:table-cell table:style-name="ce10" office:value-type="float" office:value="0.07209292" calcext:value-type="float">
            <text:p>0.07209292</text:p>
          </table:table-cell>
          <table:table-cell table:style-name="ce10" office:value-type="float" office:value="0.004206979" calcext:value-type="float">
            <text:p>0.004206979</text:p>
          </table:table-cell>
          <table:table-cell table:style-name="ce10" office:value-type="float" office:value="1.8429284" calcext:value-type="float">
            <text:p>1.8429284</text:p>
          </table:table-cell>
          <table:table-cell table:style-name="ce10" office:value-type="float" office:value="3.173336" calcext:value-type="float">
            <text:p>3.17333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.832738" calcext:value-type="float">
            <text:p>1.832738</text:p>
          </table:table-cell>
          <table:table-cell table:style-name="ce10" office:value-type="float" office:value="0.012779712" calcext:value-type="float">
            <text:p>0.01277971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3994256" calcext:value-type="float">
            <text:p>0.3994256</text:p>
          </table:table-cell>
          <table:table-cell table:style-name="ce10" office:value-type="float" office:value="0.02365026" calcext:value-type="float">
            <text:p>0.02365026</text:p>
          </table:table-cell>
          <table:table-cell table:style-name="ce10" office:value-type="float" office:value="0.0006398403" calcext:value-type="float">
            <text:p>0.0006398403</text:p>
          </table:table-cell>
          <table:table-cell table:style-name="ce10" office:value-type="float" office:value="0.0363727496" calcext:value-type="float">
            <text:p>0.0363727496</text:p>
          </table:table-cell>
          <table:table-cell table:style-name="ce10" office:value-type="float" office:value="0.003194928" calcext:value-type="float">
            <text:p>0.003194928</text:p>
          </table:table-cell>
          <table:table-cell table:style-name="ce10" office:value-type="float" office:value="0.001870967" calcext:value-type="float">
            <text:p>0.001870967</text:p>
          </table:table-cell>
          <table:table-cell table:style-name="ce10" office:value-type="float" office:value="0.001299345" calcext:value-type="float">
            <text:p>0.001299345</text:p>
          </table:table-cell>
          <table:table-cell table:style-name="ce10" office:value-type="float" office:value="0.001265568" calcext:value-type="float">
            <text:p>0.001265568</text:p>
          </table:table-cell>
          <table:table-cell table:style-name="ce10" office:value-type="float" office:value="3.577621423" calcext:value-type="float">
            <text:p>3.577621423</text:p>
          </table:table-cell>
          <table:table-cell table:style-name="ce10" office:value-type="float" office:value="15.07412" calcext:value-type="float">
            <text:p>15.07412</text:p>
          </table:table-cell>
          <table:table-cell table:style-name="ce10" office:value-type="float" office:value="7.007977" calcext:value-type="float">
            <text:p>7.00797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4451562" calcext:value-type="float">
            <text:p>0.24451562</text:p>
          </table:table-cell>
          <table:table-cell table:style-name="ce10" office:value-type="float" office:value="0.000002494184" calcext:value-type="float">
            <text:p>2.494184E-06</text:p>
          </table:table-cell>
          <table:table-cell table:style-name="ce10" office:value-type="float" office:value="0.001474049" calcext:value-type="float">
            <text:p>0.001474049</text:p>
          </table:table-cell>
          <table:table-cell table:style-name="ce10" office:value-type="float" office:value="0.005912564" calcext:value-type="float">
            <text:p>0.005912564</text:p>
          </table:table-cell>
          <table:table-cell table:style-name="ce10" office:value-type="float" office:value="0.0006411723" calcext:value-type="float">
            <text:p>0.0006411723</text:p>
          </table:table-cell>
          <table:table-cell table:style-name="ce10" office:value-type="float" office:value="0.0000197882" calcext:value-type="float">
            <text:p>1.97882E-05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50">
          <table:table-cell table:number-columns-repeated="1024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sing data" table:style-name="ta3"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0.2875729" calcext:value-type="float">
            <text:p>0.2875729</text:p>
          </table:table-cell>
          <table:table-cell table:style-name="ce10" office:value-type="float" office:value="131.3251" calcext:value-type="float">
            <text:p>131.3251</text:p>
          </table:table-cell>
          <table:table-cell table:style-name="ce10" office:value-type="float" office:value="50.59767992" calcext:value-type="float">
            <text:p>50.59767992</text:p>
          </table:table-cell>
          <table:table-cell table:style-name="ce10" office:value-type="float" office:value="0.732042476" calcext:value-type="float">
            <text:p>0.732042476</text:p>
          </table:table-cell>
          <table:table-cell table:style-name="ce10" office:value-type="float" office:value="4.337911" calcext:value-type="float">
            <text:p>4.337911</text:p>
          </table:table-cell>
          <table:table-cell table:style-name="ce10" office:value-type="float" office:value="193.0725" calcext:value-type="float">
            <text:p>193.0725</text:p>
          </table:table-cell>
          <table:table-cell table:style-name="ce10" office:value-type="float" office:value="23.63741" calcext:value-type="float">
            <text:p>23.6374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2810293" calcext:value-type="float">
            <text:p>6.2810293</text:p>
          </table:table-cell>
          <table:table-cell table:style-name="ce10" office:value-type="float" office:value="71.258925" calcext:value-type="float">
            <text:p>71.258925</text:p>
          </table:table-cell>
          <table:table-cell table:style-name="ce10" office:value-type="float" office:value="31.66903" calcext:value-type="float">
            <text:p>31.66903</text:p>
          </table:table-cell>
          <table:table-cell table:style-name="ce10" office:value-type="float" office:value="81.45885" calcext:value-type="float">
            <text:p>81.45885</text:p>
          </table:table-cell>
          <table:table-cell table:style-name="ce10" office:value-type="float" office:value="1.881650623" calcext:value-type="float">
            <text:p>1.881650623</text:p>
          </table:table-cell>
          <table:table-cell table:style-name="ce10" office:value-type="float" office:value="0.2936152" calcext:value-type="float">
            <text:p>0.2936152</text:p>
          </table:table-cell>
          <table:table-cell table:style-name="ce10" office:value-type="float" office:value="0.2526128" calcext:value-type="float">
            <text:p>0.2526128</text:p>
          </table:table-cell>
          <table:table-cell table:style-name="ce10" office:value-type="float" office:value="0.02356841" calcext:value-type="float">
            <text:p>0.02356841</text:p>
          </table:table-cell>
          <table:table-cell table:style-name="ce10" office:value-type="float" office:value="112.986" calcext:value-type="float">
            <text:p>112.986</text:p>
          </table:table-cell>
          <table:table-cell table:style-name="ce10" office:value-type="float" office:value="0.06368072" calcext:value-type="float">
            <text:p>0.06368072</text:p>
          </table:table-cell>
          <table:table-cell table:style-name="ce10" office:value-type="float" office:value="140.3611" calcext:value-type="float">
            <text:p>140.3611</text:p>
          </table:table-cell>
          <table:table-cell table:style-name="ce10" office:value-type="float" office:value="0.02771863" calcext:value-type="float">
            <text:p>0.02771863</text:p>
          </table:table-cell>
          <table:table-cell table:style-name="ce10" office:value-type="float" office:value="50.00502" calcext:value-type="float">
            <text:p>50.00502</text:p>
          </table:table-cell>
          <table:table-cell table:style-name="ce10" office:value-type="float" office:value="2.458878" calcext:value-type="float">
            <text:p>2.458878</text:p>
          </table:table-cell>
          <table:table-cell table:style-name="ce10" office:value-type="float" office:value="4.691338408" calcext:value-type="float">
            <text:p>4.691338408</text:p>
          </table:table-cell>
          <table:table-cell table:style-name="ce10" office:value-type="float" office:value="32.4692" calcext:value-type="float">
            <text:p>32.469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05.6246" calcext:value-type="float">
            <text:p>405.6246</text:p>
          </table:table-cell>
          <table:table-cell table:style-name="ce10" office:value-type="float" office:value="0.29916201" calcext:value-type="float">
            <text:p>0.29916201</text:p>
          </table:table-cell>
          <table:table-cell table:style-name="ce10" office:value-type="float" office:value="0.000001685959" calcext:value-type="float">
            <text:p>0.00000168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512282" calcext:value-type="float">
            <text:p>2.512282</text:p>
          </table:table-cell>
          <table:table-cell table:style-name="ce10" office:value-type="float" office:value="0.9440923" calcext:value-type="float">
            <text:p>0.9440923</text:p>
          </table:table-cell>
          <table:table-cell table:style-name="ce10" office:value-type="float" office:value="0.00003032778" calcext:value-type="float">
            <text:p>3.032778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19.23949" calcext:value-type="float">
            <text:p>19.23949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24.538932937" calcext:value-type="float">
            <text:p>24.538932937</text:p>
          </table:table-cell>
          <table:table-cell table:style-name="ce10" office:value-type="float" office:value="4.789909" calcext:value-type="float">
            <text:p>4.78990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873278" calcext:value-type="float">
            <text:p>6.87327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620439" calcext:value-type="float">
            <text:p>0.6620439</text:p>
          </table:table-cell>
          <table:table-cell table:style-name="ce10" office:value-type="float" office:value="1.539009" calcext:value-type="float">
            <text:p>1.539009</text:p>
          </table:table-cell>
          <table:table-cell table:style-name="ce10" office:value-type="float" office:value="1.008353" calcext:value-type="float">
            <text:p>1.008353</text:p>
          </table:table-cell>
          <table:table-cell table:style-name="ce10" office:value-type="float" office:value="3.612508" calcext:value-type="float">
            <text:p>3.612508</text:p>
          </table:table-cell>
          <table:table-cell table:style-name="ce10" office:value-type="float" office:value="0.607517663" calcext:value-type="float">
            <text:p>0.60751766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889979" calcext:value-type="float">
            <text:p>1.0889979</text:p>
          </table:table-cell>
          <table:table-cell table:style-name="ce10" office:value-type="float" office:value="0.4736853" calcext:value-type="float">
            <text:p>0.4736853</text:p>
          </table:table-cell>
          <table:table-cell table:style-name="ce10" office:value-type="float" office:value="19.72561" calcext:value-type="float">
            <text:p>19.72561</text:p>
          </table:table-cell>
          <table:table-cell table:style-name="ce10" office:value-type="float" office:value="0.1163062023" calcext:value-type="float">
            <text:p>0.116306202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2475609" calcext:value-type="float">
            <text:p>0.00247560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352849" calcext:value-type="float">
            <text:p>1.352849</text:p>
          </table:table-cell>
          <table:table-cell table:style-name="ce10" office:value-type="float" office:value="1.890802594" calcext:value-type="float">
            <text:p>1.890802594</text:p>
          </table:table-cell>
          <table:table-cell table:style-name="ce10" office:value-type="float" office:value="3.587549" calcext:value-type="float">
            <text:p>3.587549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35551922" calcext:value-type="float">
            <text:p>0.35551922</text:p>
          </table:table-cell>
          <table:table-cell table:style-name="ce10" office:value-type="float" office:value="0.000001861633" calcext:value-type="float">
            <text:p>1.861633E-06</text:p>
          </table:table-cell>
          <table:table-cell table:style-name="ce10" office:value-type="float" office:value="0.005076325" calcext:value-type="float">
            <text:p>0.005076325</text:p>
          </table:table-cell>
          <table:table-cell table:style-name="ce10" office:value-type="float" office:value="2.962882" calcext:value-type="float">
            <text:p>2.962882</text:p>
          </table:table-cell>
          <table:table-cell table:style-name="ce10" office:value-type="float" office:value="0.06359255" calcext:value-type="float">
            <text:p>0.06359255</text:p>
          </table:table-cell>
          <table:table-cell table:style-name="ce10" office:value-type="float" office:value="0.00002421063" calcext:value-type="float">
            <text:p>2.421063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167.9628" calcext:value-type="float">
            <text:p>167.9628</text:p>
          </table:table-cell>
          <table:table-cell table:style-name="ce10" office:value-type="float" office:value="922.8795" calcext:value-type="float">
            <text:p>922.8795</text:p>
          </table:table-cell>
          <table:table-cell table:style-name="ce10" office:value-type="float" office:value="127.11599" calcext:value-type="float">
            <text:p>127.11599</text:p>
          </table:table-cell>
          <table:table-cell table:style-name="ce10" office:value-type="float" office:value="2.700073514" calcext:value-type="float">
            <text:p>2.700073514</text:p>
          </table:table-cell>
          <table:table-cell table:style-name="ce10" office:value-type="float" office:value="21.61556" calcext:value-type="float">
            <text:p>21.61556</text:p>
          </table:table-cell>
          <table:table-cell table:style-name="ce10" office:value-type="float" office:value="0.01045982" calcext:value-type="float">
            <text:p>0.01045982</text:p>
          </table:table-cell>
          <table:table-cell table:style-name="ce10" office:value-type="float" office:value="211.1318" calcext:value-type="float">
            <text:p>211.13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8.6011506" calcext:value-type="float">
            <text:p>28.6011506</text:p>
          </table:table-cell>
          <table:table-cell table:style-name="ce10" office:value-type="float" office:value="210.109879" calcext:value-type="float">
            <text:p>210.109879</text:p>
          </table:table-cell>
          <table:table-cell table:style-name="ce10" office:value-type="float" office:value="0.00923291" calcext:value-type="float">
            <text:p>0.00923291</text:p>
          </table:table-cell>
          <table:table-cell table:style-name="ce10" office:value-type="float" office:value="11.02725" calcext:value-type="float">
            <text:p>11.02725</text:p>
          </table:table-cell>
          <table:table-cell table:style-name="ce10" office:value-type="float" office:value="11.551424034" calcext:value-type="float">
            <text:p>11.55142403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8.9080331" calcext:value-type="float">
            <text:p>48.9080331</text:p>
          </table:table-cell>
          <table:table-cell table:style-name="ce10" office:value-type="float" office:value="0.0052809" calcext:value-type="float">
            <text:p>0.005280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388886352" calcext:value-type="float">
            <text:p>0.1388886352</text:p>
          </table:table-cell>
          <table:table-cell table:style-name="ce10" office:value-type="float" office:value="434.1353" calcext:value-type="float">
            <text:p>434.1353</text:p>
          </table:table-cell>
          <table:table-cell table:style-name="ce10" office:value-type="float" office:value="0.001774957" calcext:value-type="float">
            <text:p>0.00177495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993086" calcext:value-type="float">
            <text:p>0.6993086</text:p>
          </table:table-cell>
          <table:table-cell table:style-name="ce10" office:value-type="float" office:value="0.55133415" calcext:value-type="float">
            <text:p>0.55133415</text:p>
          </table:table-cell>
          <table:table-cell table:style-name="ce10" office:value-type="float" office:value="0.00126469" calcext:value-type="float">
            <text:p>0.00126469</text:p>
          </table:table-cell>
          <table:table-cell table:style-name="ce10" office:value-type="float" office:value="0.002338826" calcext:value-type="float">
            <text:p>0.002338826</text:p>
          </table:table-cell>
          <table:table-cell table:style-name="ce10" office:value-type="float" office:value="14.89751" calcext:value-type="float">
            <text:p>14.89751</text:p>
          </table:table-cell>
          <table:table-cell table:style-name="ce10" office:value-type="float" office:value="9.59977451" calcext:value-type="float">
            <text:p>9.59977451</text:p>
          </table:table-cell>
          <table:table-cell table:style-name="ce10" office:value-type="float" office:value="0.00000196778" calcext:value-type="float">
            <text:p>1.96778E-06</text:p>
          </table:table-cell>
          <table:table-cell table:style-name="ce10" office:value-type="float" office:value="0.5691971" calcext:value-type="float">
            <text:p>0.5691971</text:p>
          </table:table-cell>
          <table:table-cell table:style-name="ce10" office:value-type="float" office:value="0.003028879" calcext:value-type="float">
            <text:p>0.003028879</text:p>
          </table:table-cell>
          <table:table-cell table:style-name="ce10" office:value-type="float" office:value="19.34647" calcext:value-type="float">
            <text:p>19.34647</text:p>
          </table:table-cell>
          <table:table-cell table:style-name="ce10" office:value-type="float" office:value="0.00003596616" calcext:value-type="float">
            <text:p>3.596616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0.5799501" calcext:value-type="float">
            <text:p>0.5799501</text:p>
          </table:table-cell>
          <table:table-cell table:style-name="ce10" office:value-type="float" office:value="1332.575" calcext:value-type="float">
            <text:p>1332.575</text:p>
          </table:table-cell>
          <table:table-cell table:style-name="ce10" office:value-type="float" office:value="3.74768127" calcext:value-type="float">
            <text:p>3.74768127</text:p>
          </table:table-cell>
          <table:table-cell table:style-name="ce10" office:value-type="float" office:value="0.189464374" calcext:value-type="float">
            <text:p>0.189464374</text:p>
          </table:table-cell>
          <table:table-cell table:style-name="ce10" office:value-type="float" office:value="14.03543" calcext:value-type="float">
            <text:p>14.03543</text:p>
          </table:table-cell>
          <table:table-cell table:style-name="ce10" office:value-type="float" office:value="99.31907" calcext:value-type="float">
            <text:p>99.31907</text:p>
          </table:table-cell>
          <table:table-cell table:style-name="ce10" office:value-type="float" office:value="1582.509" calcext:value-type="float">
            <text:p>1582.509</text:p>
          </table:table-cell>
          <table:table-cell table:style-name="ce10" office:value-type="float" office:value="1.686464" calcext:value-type="float">
            <text:p>1.686464</text:p>
          </table:table-cell>
          <table:table-cell table:style-name="ce10" office:value-type="float" office:value="0.3789287" calcext:value-type="float">
            <text:p>0.3789287</text:p>
          </table:table-cell>
          <table:table-cell table:style-name="ce10" office:value-type="float" office:value="76.109257" calcext:value-type="float">
            <text:p>76.109257</text:p>
          </table:table-cell>
          <table:table-cell table:style-name="ce10" office:value-type="float" office:value="2.337552" calcext:value-type="float">
            <text:p>2.33755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7625249" calcext:value-type="float">
            <text:p>0.007625249</text:p>
          </table:table-cell>
          <table:table-cell table:style-name="ce10" office:value-type="float" office:value="0.5851998" calcext:value-type="float">
            <text:p>0.5851998</text:p>
          </table:table-cell>
          <table:table-cell table:style-name="ce10" office:value-type="float" office:value="1.6054733" calcext:value-type="float">
            <text:p>1.6054733</text:p>
          </table:table-cell>
          <table:table-cell table:style-name="ce10" office:value-type="float" office:value="0.00191824" calcext:value-type="float">
            <text:p>0.00191824</text:p>
          </table:table-cell>
          <table:table-cell table:style-name="ce10" office:value-type="float" office:value="5.532757" calcext:value-type="float">
            <text:p>5.532757</text:p>
          </table:table-cell>
          <table:table-cell table:style-name="ce10" office:value-type="float" office:value="0.0130391935" calcext:value-type="float">
            <text:p>0.0130391935</text:p>
          </table:table-cell>
          <table:table-cell table:style-name="ce10" office:value-type="float" office:value="0.01784918" calcext:value-type="float">
            <text:p>0.01784918</text:p>
          </table:table-cell>
          <table:table-cell table:style-name="ce10" office:value-type="float" office:value="0.001907633" calcext:value-type="float">
            <text:p>0.001907633</text:p>
          </table:table-cell>
          <table:table-cell table:style-name="ce10" office:value-type="float" office:value="0.7149919" calcext:value-type="float">
            <text:p>0.7149919</text:p>
          </table:table-cell>
          <table:table-cell table:style-name="ce10" office:value-type="float" office:value="0.02200537" calcext:value-type="float">
            <text:p>0.02200537</text:p>
          </table:table-cell>
          <table:table-cell table:style-name="ce10" office:value-type="float" office:value="1.088997868" calcext:value-type="float">
            <text:p>1.088997868</text:p>
          </table:table-cell>
          <table:table-cell table:style-name="ce10" office:value-type="float" office:value="0.2053276" calcext:value-type="float">
            <text:p>0.2053276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30061708" calcext:value-type="float">
            <text:p>0.30061708</text:p>
          </table:table-cell>
          <table:table-cell table:style-name="ce10" office:value-type="float" office:value="0.000002800277" calcext:value-type="float">
            <text:p>2.800277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049665" calcext:value-type="float">
            <text:p>0.1049665</text:p>
          </table:table-cell>
          <table:table-cell table:style-name="ce10" office:value-type="float" office:value="0.1631192" calcext:value-type="float">
            <text:p>0.1631192</text:p>
          </table:table-cell>
          <table:table-cell table:style-name="ce10" office:value-type="float" office:value="0.0000239436" calcext:value-type="float">
            <text:p>2.39436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0.003577083" calcext:value-type="float">
            <text:p>0.00357708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4563174" calcext:value-type="float">
            <text:p>0.54563174</text:p>
          </table:table-cell>
          <table:table-cell table:style-name="ce10" office:value-type="float" office:value="0.102096139" calcext:value-type="float">
            <text:p>0.10209613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889.5926" calcext:value-type="float">
            <text:p>889.5926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2983342" calcext:value-type="float">
            <text:p>0.2983342</text:p>
          </table:table-cell>
          <table:table-cell table:style-name="ce10" office:value-type="float" office:value="51.840193" calcext:value-type="float">
            <text:p>51.84019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236215" calcext:value-type="float">
            <text:p>0.1236215</text:p>
          </table:table-cell>
          <table:table-cell table:style-name="ce10" office:value-type="float" office:value="0.00658318" calcext:value-type="float">
            <text:p>0.00658318</text:p>
          </table:table-cell>
          <table:table-cell table:style-name="ce10" office:value-type="float" office:value="0.003047834" calcext:value-type="float">
            <text:p>0.003047834</text:p>
          </table:table-cell>
          <table:table-cell table:style-name="ce10" office:value-type="float" office:value="0.3622355" calcext:value-type="float">
            <text:p>0.3622355</text:p>
          </table:table-cell>
          <table:table-cell table:style-name="ce10" office:value-type="float" office:value="0.001642376" calcext:value-type="float">
            <text:p>0.001642376</text:p>
          </table:table-cell>
          <table:table-cell table:style-name="ce10" office:value-type="float" office:value="0.1012504" calcext:value-type="float">
            <text:p>0.1012504</text:p>
          </table:table-cell>
          <table:table-cell table:style-name="ce10" office:value-type="float" office:value="0.0117678913" calcext:value-type="float">
            <text:p>0.0117678913</text:p>
          </table:table-cell>
          <table:table-cell table:style-name="ce10" office:value-type="float" office:value="0.002871459" calcext:value-type="float">
            <text:p>0.002871459</text:p>
          </table:table-cell>
          <table:table-cell table:style-name="ce10" office:value-type="float" office:value="2.206865" calcext:value-type="float">
            <text:p>2.206865</text:p>
          </table:table-cell>
          <table:table-cell table:style-name="ce10" office:value-type="float" office:value="122.2761" calcext:value-type="float">
            <text:p>122.2761</text:p>
          </table:table-cell>
          <table:table-cell table:style-name="ce10" office:value-type="float" office:value="0.01751823" calcext:value-type="float">
            <text:p>0.01751823</text:p>
          </table:table-cell>
          <table:table-cell table:style-name="ce10" office:value-type="float" office:value="12.423487809" calcext:value-type="float">
            <text:p>12.423487809</text:p>
          </table:table-cell>
          <table:table-cell table:style-name="ce10" office:value-type="float" office:value="0.0893121" calcext:value-type="float">
            <text:p>0.089312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10467578" calcext:value-type="float">
            <text:p>0.10467578</text:p>
          </table:table-cell>
          <table:table-cell table:style-name="ce10" office:value-type="float" office:value="0.000002574994" calcext:value-type="float">
            <text:p>0.00000257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8110864" calcext:value-type="float">
            <text:p>0.08110864</text:p>
          </table:table-cell>
          <table:table-cell table:style-name="ce10" office:value-type="float" office:value="30.80302" calcext:value-type="float">
            <text:p>30.80302</text:p>
          </table:table-cell>
          <table:table-cell table:style-name="ce10" office:value-type="float" office:value="0.0000197745" calcext:value-type="float">
            <text:p>1.97745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0.2481008" calcext:value-type="float">
            <text:p>0.2481008</text:p>
          </table:table-cell>
          <table:table-cell table:style-name="ce10" office:value-type="float" office:value="53.89199" calcext:value-type="float">
            <text:p>53.89199</text:p>
          </table:table-cell>
          <table:table-cell table:style-name="ce10" office:value-type="float" office:value="49.11187715" calcext:value-type="float">
            <text:p>49.11187715</text:p>
          </table:table-cell>
          <table:table-cell table:style-name="ce10" office:value-type="float" office:value="0.302288561" calcext:value-type="float">
            <text:p>0.30228856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408561" calcext:value-type="float">
            <text:p>6.40856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1577813" calcext:value-type="float">
            <text:p>0.1577813</text:p>
          </table:table-cell>
          <table:table-cell table:style-name="ce10" office:value-type="float" office:value="135.486074" calcext:value-type="float">
            <text:p>135.486074</text:p>
          </table:table-cell>
          <table:table-cell table:style-name="ce10" office:value-type="float" office:value="1.375541" calcext:value-type="float">
            <text:p>1.375541</text:p>
          </table:table-cell>
          <table:table-cell table:style-name="ce10" office:value-type="float" office:value="242.8632" calcext:value-type="float">
            <text:p>242.8632</text:p>
          </table:table-cell>
          <table:table-cell table:style-name="ce10" office:value-type="float" office:value="36.076822346" calcext:value-type="float">
            <text:p>36.07682234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8340081" calcext:value-type="float">
            <text:p>1.8340081</text:p>
          </table:table-cell>
          <table:table-cell table:style-name="ce10" office:value-type="float" office:value="0.02313143" calcext:value-type="float">
            <text:p>0.0231314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568506261" calcext:value-type="float">
            <text:p>0.2568506261</text:p>
          </table:table-cell>
          <table:table-cell table:style-name="ce10" office:value-type="float" office:value="357.5493" calcext:value-type="float">
            <text:p>357.5493</text:p>
          </table:table-cell>
          <table:table-cell table:style-name="ce10" office:value-type="float" office:value="0.8508627" calcext:value-type="float">
            <text:p>0.8508627</text:p>
          </table:table-cell>
          <table:table-cell table:style-name="ce10" office:value-type="float" office:value="0.1178481" calcext:value-type="float">
            <text:p>0.1178481</text:p>
          </table:table-cell>
          <table:table-cell table:style-name="ce10" office:value-type="float" office:value="1.580082" calcext:value-type="float">
            <text:p>1.580082</text:p>
          </table:table-cell>
          <table:table-cell table:style-name="ce10" office:value-type="float" office:value="1.278099471" calcext:value-type="float">
            <text:p>1.278099471</text:p>
          </table:table-cell>
          <table:table-cell table:style-name="ce10" office:value-type="float" office:value="0.04416357" calcext:value-type="float">
            <text:p>0.0441635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.758091" calcext:value-type="float">
            <text:p>3.758091</text:p>
          </table:table-cell>
          <table:table-cell table:style-name="ce10" office:value-type="float" office:value="17.32762125" calcext:value-type="float">
            <text:p>17.32762125</text:p>
          </table:table-cell>
          <table:table-cell table:style-name="ce10" office:value-type="float" office:value="0.000002678766" calcext:value-type="float">
            <text:p>2.678766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.352975" calcext:value-type="float">
            <text:p>4.352975</text:p>
          </table:table-cell>
          <table:table-cell table:style-name="ce10" office:value-type="float" office:value="644.0377" calcext:value-type="float">
            <text:p>644.0377</text:p>
          </table:table-cell>
          <table:table-cell table:style-name="ce10" office:value-type="float" office:value="0.03711127" calcext:value-type="float">
            <text:p>0.03711127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1.655195" calcext:value-type="float">
            <text:p>1.655195</text:p>
          </table:table-cell>
          <table:table-cell table:style-name="ce10" office:value-type="float" office:value="48.87416" calcext:value-type="float">
            <text:p>48.87416</text:p>
          </table:table-cell>
          <table:table-cell table:style-name="ce10" office:value-type="float" office:value="0.29812756" calcext:value-type="float">
            <text:p>0.29812756</text:p>
          </table:table-cell>
          <table:table-cell table:style-name="ce10" office:value-type="float" office:value="0.192776357" calcext:value-type="float">
            <text:p>0.192776357</text:p>
          </table:table-cell>
          <table:table-cell table:style-name="ce10" office:value-type="float" office:value="18.71343" calcext:value-type="float">
            <text:p>18.7134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8.259197" calcext:value-type="float">
            <text:p>8.259197</text:p>
          </table:table-cell>
          <table:table-cell table:style-name="ce10" office:value-type="float" office:value="57.80012" calcext:value-type="float">
            <text:p>57.80012</text:p>
          </table:table-cell>
          <table:table-cell table:style-name="ce10" office:value-type="float" office:value="0.5344033" calcext:value-type="float">
            <text:p>0.5344033</text:p>
          </table:table-cell>
          <table:table-cell table:style-name="ce10" office:value-type="float" office:value="1.302245" calcext:value-type="float">
            <text:p>1.302245</text:p>
          </table:table-cell>
          <table:table-cell table:style-name="ce10" office:value-type="float" office:value="63.55799" calcext:value-type="float">
            <text:p>63.55799</text:p>
          </table:table-cell>
          <table:table-cell table:style-name="ce10" office:value-type="float" office:value="3.242257" calcext:value-type="float">
            <text:p>3.242257</text:p>
          </table:table-cell>
          <table:table-cell table:style-name="ce10" office:value-type="float" office:value="3.00215521" calcext:value-type="float">
            <text:p>3.00215521</text:p>
          </table:table-cell>
          <table:table-cell table:style-name="ce10" office:value-type="float" office:value="62.55265" calcext:value-type="float">
            <text:p>62.55265</text:p>
          </table:table-cell>
          <table:table-cell table:style-name="ce10" office:value-type="float" office:value="0.357001" calcext:value-type="float">
            <text:p>0.357001</text:p>
          </table:table-cell>
          <table:table-cell table:style-name="ce10" office:value-type="float" office:value="0.08133393" calcext:value-type="float">
            <text:p>0.0813339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719929076" calcext:value-type="float">
            <text:p>0.0719929076</text:p>
          </table:table-cell>
          <table:table-cell table:style-name="ce10" office:value-type="float" office:value="1.848047" calcext:value-type="float">
            <text:p>1.848047</text:p>
          </table:table-cell>
          <table:table-cell table:style-name="ce10" office:value-type="float" office:value="0.01117175" calcext:value-type="float">
            <text:p>0.01117175</text:p>
          </table:table-cell>
          <table:table-cell table:style-name="ce10" office:value-type="float" office:value="10.45413" calcext:value-type="float">
            <text:p>10.454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709449497" calcext:value-type="float">
            <text:p>2.709449497</text:p>
          </table:table-cell>
          <table:table-cell table:style-name="ce10" office:value-type="float" office:value="0.9767083" calcext:value-type="float">
            <text:p>0.976708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739663" calcext:value-type="float">
            <text:p>2.739663</text:p>
          </table:table-cell>
          <table:table-cell table:style-name="ce10" office:value-type="float" office:value="0.29668454" calcext:value-type="float">
            <text:p>0.29668454</text:p>
          </table:table-cell>
          <table:table-cell table:style-name="ce10" office:value-type="float" office:value="0.000002240109" calcext:value-type="float">
            <text:p>2.240109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0.2959" calcext:value-type="float">
            <text:p>10.2959</text:p>
          </table:table-cell>
          <table:table-cell table:style-name="ce10" office:value-type="float" office:value="22.94329" calcext:value-type="float">
            <text:p>22.94329</text:p>
          </table:table-cell>
          <table:table-cell table:style-name="ce10" office:value-type="float" office:value="0.0000260926" calcext:value-type="float">
            <text:p>2.6092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47.93476" calcext:value-type="float">
            <text:p>47.93476</text:p>
          </table:table-cell>
          <table:table-cell table:style-name="ce10" office:value-type="float" office:value="0.01234439" calcext:value-type="float">
            <text:p>0.01234439</text:p>
          </table:table-cell>
          <table:table-cell table:style-name="ce10" office:value-type="float" office:value="8.42689292" calcext:value-type="float">
            <text:p>8.42689292</text:p>
          </table:table-cell>
          <table:table-cell table:style-name="ce10" office:value-type="float" office:value="0.15987315" calcext:value-type="float">
            <text:p>0.15987315</text:p>
          </table:table-cell>
          <table:table-cell table:style-name="ce10" office:value-type="float" office:value="291.0254" calcext:value-type="float">
            <text:p>291.0254</text:p>
          </table:table-cell>
          <table:table-cell table:style-name="ce10" office:value-type="float" office:value="0.004126117" calcext:value-type="float">
            <text:p>0.004126117</text:p>
          </table:table-cell>
          <table:table-cell table:style-name="ce10" office:value-type="float" office:value="17.33963" calcext:value-type="float">
            <text:p>17.33963</text:p>
          </table:table-cell>
          <table:table-cell table:style-name="ce10" office:value-type="float" office:value="503.5537" calcext:value-type="float">
            <text:p>503.5537</text:p>
          </table:table-cell>
          <table:table-cell table:style-name="ce10" office:value-type="float" office:value="0.2257817" calcext:value-type="float">
            <text:p>0.2257817</text:p>
          </table:table-cell>
          <table:table-cell table:style-name="ce10" office:value-type="float" office:value="1.144724" calcext:value-type="float">
            <text:p>1.144724</text:p>
          </table:table-cell>
          <table:table-cell table:style-name="ce10" office:value-type="float" office:value="1.609933" calcext:value-type="float">
            <text:p>1.609933</text:p>
          </table:table-cell>
          <table:table-cell table:style-name="ce10" office:value-type="float" office:value="2.100888" calcext:value-type="float">
            <text:p>2.100888</text:p>
          </table:table-cell>
          <table:table-cell table:style-name="ce10" office:value-type="float" office:value="0.002593292" calcext:value-type="float">
            <text:p>0.00259329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5.9794047" calcext:value-type="float">
            <text:p>5.9794047</text:p>
          </table:table-cell>
          <table:table-cell table:style-name="ce10" office:value-type="float" office:value="0.0009538167" calcext:value-type="float">
            <text:p>0.0009538167</text:p>
          </table:table-cell>
          <table:table-cell table:style-name="ce10" office:value-type="float" office:value="24.45402" calcext:value-type="float">
            <text:p>24.45402</text:p>
          </table:table-cell>
          <table:table-cell table:style-name="ce10" office:value-type="float" office:value="0.0924616333" calcext:value-type="float">
            <text:p>0.0924616333</text:p>
          </table:table-cell>
          <table:table-cell table:style-name="ce10" office:value-type="float" office:value="57.12295" calcext:value-type="float">
            <text:p>57.12295</text:p>
          </table:table-cell>
          <table:table-cell table:style-name="ce10" office:value-type="float" office:value="0.0006442908" calcext:value-type="float">
            <text:p>0.0006442908</text:p>
          </table:table-cell>
          <table:table-cell table:style-name="ce10" office:value-type="float" office:value="6.364284" calcext:value-type="float">
            <text:p>6.364284</text:p>
          </table:table-cell>
          <table:table-cell table:style-name="ce10" office:value-type="float" office:value="0.7310289" calcext:value-type="float">
            <text:p>0.7310289</text:p>
          </table:table-cell>
          <table:table-cell table:style-name="ce10" office:value-type="float" office:value="12.423487809" calcext:value-type="float">
            <text:p>12.423487809</text:p>
          </table:table-cell>
          <table:table-cell table:style-name="ce10" office:value-type="float" office:value="84.03984" calcext:value-type="float">
            <text:p>84.0398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8.033343" calcext:value-type="float">
            <text:p>8.033343</text:p>
          </table:table-cell>
          <table:table-cell table:style-name="ce10" office:value-type="float" office:value="1.68997277" calcext:value-type="float">
            <text:p>1.68997277</text:p>
          </table:table-cell>
          <table:table-cell table:style-name="ce10" office:value-type="float" office:value="0.000001378948" calcext:value-type="float">
            <text:p>1.378948E-06</text:p>
          </table:table-cell>
          <table:table-cell table:style-name="ce10" office:value-type="float" office:value="0.3173181" calcext:value-type="float">
            <text:p>0.3173181</text:p>
          </table:table-cell>
          <table:table-cell table:style-name="ce10" office:value-type="float" office:value="290.0183" calcext:value-type="float">
            <text:p>290.0183</text:p>
          </table:table-cell>
          <table:table-cell table:style-name="ce10" office:value-type="float" office:value="2.646342" calcext:value-type="float">
            <text:p>2.646342</text:p>
          </table:table-cell>
          <table:table-cell table:style-name="ce10" office:value-type="float" office:value="0.00004712986" calcext:value-type="float">
            <text:p>4.71298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107.7093" calcext:value-type="float">
            <text:p>107.7093</text:p>
          </table:table-cell>
          <table:table-cell table:style-name="ce10" office:value-type="float" office:value="179.2712" calcext:value-type="float">
            <text:p>179.2712</text:p>
          </table:table-cell>
          <table:table-cell table:style-name="ce10" office:value-type="float" office:value="23.55560837" calcext:value-type="float">
            <text:p>23.55560837</text:p>
          </table:table-cell>
          <table:table-cell table:style-name="ce10" office:value-type="float" office:value="0.006801173" calcext:value-type="float">
            <text:p>0.006801173</text:p>
          </table:table-cell>
          <table:table-cell table:style-name="ce10" office:value-type="float" office:value="0.005831162" calcext:value-type="float">
            <text:p>0.005831162</text:p>
          </table:table-cell>
          <table:table-cell table:style-name="ce10" office:value-type="float" office:value="116.8084" calcext:value-type="float">
            <text:p>116.808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680.879" calcext:value-type="float">
            <text:p>1680.879</text:p>
          </table:table-cell>
          <table:table-cell table:style-name="ce10" office:value-type="float" office:value="0.3520859" calcext:value-type="float">
            <text:p>0.3520859</text:p>
          </table:table-cell>
          <table:table-cell table:style-name="ce10" office:value-type="float" office:value="17.148358" calcext:value-type="float">
            <text:p>17.148358</text:p>
          </table:table-cell>
          <table:table-cell table:style-name="ce10" office:value-type="float" office:value="0.8021807" calcext:value-type="float">
            <text:p>0.8021807</text:p>
          </table:table-cell>
          <table:table-cell table:style-name="ce10" office:value-type="float" office:value="0.000782295" calcext:value-type="float">
            <text:p>0.000782295</text:p>
          </table:table-cell>
          <table:table-cell table:style-name="ce10" office:value-type="float" office:value="0.104530844" calcext:value-type="float">
            <text:p>0.104530844</text:p>
          </table:table-cell>
          <table:table-cell table:style-name="ce10" office:value-type="float" office:value="196.0397" calcext:value-type="float">
            <text:p>196.0397</text:p>
          </table:table-cell>
          <table:table-cell table:style-name="ce10" office:value-type="float" office:value="0.4081017" calcext:value-type="float">
            <text:p>0.4081017</text:p>
          </table:table-cell>
          <table:table-cell table:style-name="ce10" office:value-type="float" office:value="0.01124168" calcext:value-type="float">
            <text:p>0.01124168</text:p>
          </table:table-cell>
          <table:table-cell table:style-name="ce10" office:value-type="float" office:value="0.004742951" calcext:value-type="float">
            <text:p>0.004742951</text:p>
          </table:table-cell>
          <table:table-cell table:style-name="ce10" office:value-type="float" office:value="0.0260783869" calcext:value-type="float">
            <text:p>0.0260783869</text:p>
          </table:table-cell>
          <table:table-cell table:style-name="ce10" office:value-type="float" office:value="1453.183" calcext:value-type="float">
            <text:p>1453.183</text:p>
          </table:table-cell>
          <table:table-cell table:style-name="ce10" office:value-type="float" office:value="0.003377101" calcext:value-type="float">
            <text:p>0.003377101</text:p>
          </table:table-cell>
          <table:table-cell table:style-name="ce10" office:value-type="float" office:value="201.5507" calcext:value-type="float">
            <text:p>201.5507</text:p>
          </table:table-cell>
          <table:table-cell table:style-name="ce10" office:value-type="float" office:value="0.036272" calcext:value-type="float">
            <text:p>0.036272</text:p>
          </table:table-cell>
          <table:table-cell table:style-name="ce10" office:value-type="float" office:value="24.846975619" calcext:value-type="float">
            <text:p>24.846975619</text:p>
          </table:table-cell>
          <table:table-cell table:style-name="ce10" office:value-type="float" office:value="0.0009206886" calcext:value-type="float">
            <text:p>0.0009206886</text:p>
          </table:table-cell>
          <table:table-cell table:style-name="ce10" office:value-type="float" office:value="16.8071" calcext:value-type="float">
            <text:p>16.8071</text:p>
          </table:table-cell>
          <table:table-cell table:style-name="ce10" office:value-type="float" office:value="0.01482319" calcext:value-type="float">
            <text:p>0.01482319</text:p>
          </table:table-cell>
          <table:table-cell table:style-name="ce10" office:value-type="float" office:value="1.8403767" calcext:value-type="float">
            <text:p>1.8403767</text:p>
          </table:table-cell>
          <table:table-cell table:style-name="ce10" office:value-type="float" office:value="0.000001717807" calcext:value-type="float">
            <text:p>1.717807E-06</text:p>
          </table:table-cell>
          <table:table-cell table:style-name="ce10" office:value-type="float" office:value="1.003473" calcext:value-type="float">
            <text:p>1.003473</text:p>
          </table:table-cell>
          <table:table-cell table:style-name="ce10" office:value-type="float" office:value="0.003367747" calcext:value-type="float">
            <text:p>0.003367747</text:p>
          </table:table-cell>
          <table:table-cell table:style-name="ce10" office:value-type="float" office:value="7.255129" calcext:value-type="float">
            <text:p>7.255129</text:p>
          </table:table-cell>
          <table:table-cell table:style-name="ce10" office:value-type="float" office:value="0.0000242442" calcext:value-type="float">
            <text:p>2.42442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4.337911" calcext:value-type="float">
            <text:p>4.3379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90670799" calcext:value-type="float">
            <text:p>6.90670799</text:p>
          </table:table-cell>
          <table:table-cell table:style-name="ce10" office:value-type="float" office:value="0.171942622" calcext:value-type="float">
            <text:p>0.171942622</text:p>
          </table:table-cell>
          <table:table-cell table:style-name="ce10" office:value-type="float" office:value="260.6556" calcext:value-type="float">
            <text:p>260.6556</text:p>
          </table:table-cell>
          <table:table-cell table:style-name="ce10" office:value-type="float" office:value="0.001070129" calcext:value-type="float">
            <text:p>0.001070129</text:p>
          </table:table-cell>
          <table:table-cell table:style-name="ce10" office:value-type="float" office:value="0.08235493" calcext:value-type="float">
            <text:p>0.08235493</text:p>
          </table:table-cell>
          <table:table-cell table:style-name="ce10" office:value-type="float" office:value="42.04904" calcext:value-type="float">
            <text:p>42.04904</text:p>
          </table:table-cell>
          <table:table-cell table:style-name="ce10" office:value-type="float" office:value="0.457232" calcext:value-type="float">
            <text:p>0.457232</text:p>
          </table:table-cell>
          <table:table-cell table:style-name="ce10" office:value-type="float" office:value="4.59798" calcext:value-type="float">
            <text:p>4.59798</text:p>
          </table:table-cell>
          <table:table-cell table:style-name="ce10" office:value-type="float" office:value="137.4726" calcext:value-type="float">
            <text:p>137.4726</text:p>
          </table:table-cell>
          <table:table-cell table:style-name="ce10" office:value-type="float" office:value="1.306767" calcext:value-type="float">
            <text:p>1.306767</text:p>
          </table:table-cell>
          <table:table-cell table:style-name="ce10" office:value-type="float" office:value="0.013248759" calcext:value-type="float">
            <text:p>0.01324875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5.7278813" calcext:value-type="float">
            <text:p>5.7278813</text:p>
          </table:table-cell>
          <table:table-cell table:style-name="ce10" office:value-type="float" office:value="0.003033082" calcext:value-type="float">
            <text:p>0.003033082</text:p>
          </table:table-cell>
          <table:table-cell table:style-name="ce10" office:value-type="float" office:value="566.1343" calcext:value-type="float">
            <text:p>566.1343</text:p>
          </table:table-cell>
          <table:table-cell table:style-name="ce10" office:value-type="float" office:value="0.0250334395" calcext:value-type="float">
            <text:p>0.0250334395</text:p>
          </table:table-cell>
          <table:table-cell table:style-name="ce10" office:value-type="float" office:value="145.6136" calcext:value-type="float">
            <text:p>145.6136</text:p>
          </table:table-cell>
          <table:table-cell table:style-name="ce10" office:value-type="float" office:value="0.0002061526" calcext:value-type="float">
            <text:p>0.000206152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598058" calcext:value-type="float">
            <text:p>0.5598058</text:p>
          </table:table-cell>
          <table:table-cell table:style-name="ce10" office:value-type="float" office:value="19.266219292" calcext:value-type="float">
            <text:p>19.266219292</text:p>
          </table:table-cell>
          <table:table-cell table:style-name="ce10" office:value-type="float" office:value="59.17849" calcext:value-type="float">
            <text:p>59.1784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1.61413" calcext:value-type="float">
            <text:p>41.61413</text:p>
          </table:table-cell>
          <table:table-cell table:style-name="ce10" office:value-type="float" office:value="0.9278724" calcext:value-type="float">
            <text:p>0.9278724</text:p>
          </table:table-cell>
          <table:table-cell table:style-name="ce10" office:value-type="float" office:value="0.000002750261" calcext:value-type="float">
            <text:p>2.750261E-06</text:p>
          </table:table-cell>
          <table:table-cell table:style-name="ce10" office:value-type="float" office:value="2.435133" calcext:value-type="float">
            <text:p>2.435133</text:p>
          </table:table-cell>
          <table:table-cell table:style-name="ce10" office:value-type="float" office:value="0.1263064" calcext:value-type="float">
            <text:p>0.1263064</text:p>
          </table:table-cell>
          <table:table-cell table:style-name="ce10" office:value-type="float" office:value="0.1157433" calcext:value-type="float">
            <text:p>0.1157433</text:p>
          </table:table-cell>
          <table:table-cell table:style-name="ce10" office:value-type="float" office:value="0.00001879881" calcext:value-type="float">
            <text:p>1.879881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33657522" calcext:value-type="float">
            <text:p>0.33657522</text:p>
          </table:table-cell>
          <table:table-cell table:style-name="ce10" office:value-type="float" office:value="0.382358803" calcext:value-type="float">
            <text:p>0.38235880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4927252" calcext:value-type="float">
            <text:p>0.004927252</text:p>
          </table:table-cell>
          <table:table-cell table:style-name="ce10" office:value-type="float" office:value="24.47096" calcext:value-type="float">
            <text:p>24.47096</text:p>
          </table:table-cell>
          <table:table-cell table:style-name="ce10" office:value-type="float" office:value="21.91731" calcext:value-type="float">
            <text:p>21.91731</text:p>
          </table:table-cell>
          <table:table-cell table:style-name="ce10" office:value-type="float" office:value="0.2731941" calcext:value-type="float">
            <text:p>0.2731941</text:p>
          </table:table-cell>
          <table:table-cell table:style-name="ce10" office:value-type="float" office:value="77.011304" calcext:value-type="float">
            <text:p>77.011304</text:p>
          </table:table-cell>
          <table:table-cell table:style-name="ce10" office:value-type="float" office:value="1115.907" calcext:value-type="float">
            <text:p>1115.907</text:p>
          </table:table-cell>
          <table:table-cell table:style-name="ce10" office:value-type="float" office:value="346.3294" calcext:value-type="float">
            <text:p>346.3294</text:p>
          </table:table-cell>
          <table:table-cell table:style-name="ce10" office:value-type="float" office:value="0.004462288" calcext:value-type="float">
            <text:p>0.00446228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475126" calcext:value-type="float">
            <text:p>0.4475126</text:p>
          </table:table-cell>
          <table:table-cell table:style-name="ce10" office:value-type="float" office:value="0.004074958" calcext:value-type="float">
            <text:p>0.004074958</text:p>
          </table:table-cell>
          <table:table-cell table:style-name="ce10" office:value-type="float" office:value="1194.342" calcext:value-type="float">
            <text:p>1194.342</text:p>
          </table:table-cell>
          <table:table-cell table:style-name="ce10" office:value-type="float" office:value="0.021974903" calcext:value-type="float">
            <text:p>0.021974903</text:p>
          </table:table-cell>
          <table:table-cell table:style-name="ce10" office:value-type="float" office:value="1989.238" calcext:value-type="float">
            <text:p>1989.238</text:p>
          </table:table-cell>
          <table:table-cell table:style-name="ce10" office:value-type="float" office:value="0.003332914" calcext:value-type="float">
            <text:p>0.003332914</text:p>
          </table:table-cell>
          <table:table-cell table:style-name="ce10" office:value-type="float" office:value="466.91" calcext:value-type="float">
            <text:p>466.91</text:p>
          </table:table-cell>
          <table:table-cell table:style-name="ce10" office:value-type="float" office:value="9.176868" calcext:value-type="float">
            <text:p>9.176868</text:p>
          </table:table-cell>
          <table:table-cell table:style-name="ce10" office:value-type="float" office:value="1.248330311" calcext:value-type="float">
            <text:p>1.248330311</text:p>
          </table:table-cell>
          <table:table-cell table:style-name="ce10" office:value-type="float" office:value="0.3906642" calcext:value-type="float">
            <text:p>0.3906642</text:p>
          </table:table-cell>
          <table:table-cell table:style-name="ce10" office:value-type="float" office:value="118.1928" calcext:value-type="float">
            <text:p>118.1928</text:p>
          </table:table-cell>
          <table:table-cell table:style-name="ce10" office:value-type="float" office:value="0.006297519" calcext:value-type="float">
            <text:p>0.006297519</text:p>
          </table:table-cell>
          <table:table-cell table:style-name="ce10" office:value-type="float" office:value="0.15954123" calcext:value-type="float">
            <text:p>0.15954123</text:p>
          </table:table-cell>
          <table:table-cell table:style-name="ce10" office:value-type="float" office:value="0.000002495915" calcext:value-type="float">
            <text:p>2.495915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2974783" calcext:value-type="float">
            <text:p>0.002974783</text:p>
          </table:table-cell>
          <table:table-cell table:style-name="ce10" office:value-type="float" office:value="183.6735" calcext:value-type="float">
            <text:p>183.6735</text:p>
          </table:table-cell>
          <table:table-cell table:style-name="ce10" office:value-type="float" office:value="0.00002074324" calcext:value-type="float">
            <text:p>2.074324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0.00356224" calcext:value-type="float">
            <text:p>0.00356224</text:p>
          </table:table-cell>
          <table:table-cell table:style-name="ce10" office:value-type="float" office:value="0.02057447" calcext:value-type="float">
            <text:p>0.02057447</text:p>
          </table:table-cell>
          <table:table-cell table:style-name="ce10" office:value-type="float" office:value="6.16030222" calcext:value-type="float">
            <text:p>6.16030222</text:p>
          </table:table-cell>
          <table:table-cell table:style-name="ce10" office:value-type="float" office:value="0.578744533" calcext:value-type="float">
            <text:p>0.578744533</text:p>
          </table:table-cell>
          <table:table-cell table:style-name="ce10" office:value-type="float" office:value="30.21095" calcext:value-type="float">
            <text:p>30.21095</text:p>
          </table:table-cell>
          <table:table-cell table:style-name="ce10" office:value-type="float" office:value="1259.818" calcext:value-type="float">
            <text:p>1259.818</text:p>
          </table:table-cell>
          <table:table-cell table:style-name="ce10" office:value-type="float" office:value="27.24655" calcext:value-type="float">
            <text:p>27.246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586435" calcext:value-type="float">
            <text:p>0.5586435</text:p>
          </table:table-cell>
          <table:table-cell table:style-name="ce10" office:value-type="float" office:value="7.531818" calcext:value-type="float">
            <text:p>7.531818</text:p>
          </table:table-cell>
          <table:table-cell table:style-name="ce10" office:value-type="float" office:value="82.5388" calcext:value-type="float">
            <text:p>82.5388</text:p>
          </table:table-cell>
          <table:table-cell table:style-name="ce10" office:value-type="float" office:value="11.63985" calcext:value-type="float">
            <text:p>11.63985</text:p>
          </table:table-cell>
          <table:table-cell table:style-name="ce10" office:value-type="float" office:value="0.204192278" calcext:value-type="float">
            <text:p>0.204192278</text:p>
          </table:table-cell>
          <table:table-cell table:style-name="ce10" office:value-type="float" office:value="0.1158235" calcext:value-type="float">
            <text:p>0.1158235</text:p>
          </table:table-cell>
          <table:table-cell table:style-name="ce10" office:value-type="float" office:value="7.5213901" calcext:value-type="float">
            <text:p>7.5213901</text:p>
          </table:table-cell>
          <table:table-cell table:style-name="ce10" office:value-type="float" office:value="0.00476602" calcext:value-type="float">
            <text:p>0.00476602</text:p>
          </table:table-cell>
          <table:table-cell table:style-name="ce10" office:value-type="float" office:value="24.01724" calcext:value-type="float">
            <text:p>24.01724</text:p>
          </table:table-cell>
          <table:table-cell table:style-name="ce10" office:value-type="float" office:value="0.0010012371" calcext:value-type="float">
            <text:p>0.0010012371</text:p>
          </table:table-cell>
          <table:table-cell table:style-name="ce10" office:value-type="float" office:value="152.2185" calcext:value-type="float">
            <text:p>152.2185</text:p>
          </table:table-cell>
          <table:table-cell table:style-name="ce10" office:value-type="float" office:value="0.001706197" calcext:value-type="float">
            <text:p>0.001706197</text:p>
          </table:table-cell>
          <table:table-cell table:style-name="ce10" office:value-type="float" office:value="0.006610618" calcext:value-type="float">
            <text:p>0.006610618</text:p>
          </table:table-cell>
          <table:table-cell table:style-name="ce10" office:value-type="float" office:value="0.4503127" calcext:value-type="float">
            <text:p>0.4503127</text:p>
          </table:table-cell>
          <table:table-cell table:style-name="ce10" office:value-type="float" office:value="10.338815209" calcext:value-type="float">
            <text:p>10.338815209</text:p>
          </table:table-cell>
          <table:table-cell table:style-name="ce10" office:value-type="float" office:value="28.82001" calcext:value-type="float">
            <text:p>28.8200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2.59609" calcext:value-type="float">
            <text:p>22.59609</text:p>
          </table:table-cell>
          <table:table-cell table:style-name="ce10" office:value-type="float" office:value="0.31687793" calcext:value-type="float">
            <text:p>0.31687793</text:p>
          </table:table-cell>
          <table:table-cell table:style-name="ce10" office:value-type="float" office:value="0.00000196778" calcext:value-type="float">
            <text:p>1.96778E-06</text:p>
          </table:table-cell>
          <table:table-cell table:style-name="ce10" office:value-type="float" office:value="150.0189" calcext:value-type="float">
            <text:p>150.0189</text:p>
          </table:table-cell>
          <table:table-cell table:style-name="ce10" office:value-type="float" office:value="0.0003925052" calcext:value-type="float">
            <text:p>0.0003925052</text:p>
          </table:table-cell>
          <table:table-cell table:style-name="ce10" office:value-type="float" office:value="5.059521" calcext:value-type="float">
            <text:p>5.059521</text:p>
          </table:table-cell>
          <table:table-cell table:style-name="ce10" office:value-type="float" office:value="0.00001726248" calcext:value-type="float">
            <text:p>1.726248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3.384632" calcext:value-type="float">
            <text:p>3.384632</text:p>
          </table:table-cell>
          <table:table-cell table:style-name="ce10" office:value-type="float" office:value="4.307941" calcext:value-type="float">
            <text:p>4.307941</text:p>
          </table:table-cell>
          <table:table-cell table:style-name="ce10" office:value-type="float" office:value="0.13745212" calcext:value-type="float">
            <text:p>0.13745212</text:p>
          </table:table-cell>
          <table:table-cell table:style-name="ce10" office:value-type="float" office:value="0.313383308" calcext:value-type="float">
            <text:p>0.313383308</text:p>
          </table:table-cell>
          <table:table-cell table:style-name="ce10" office:value-type="float" office:value="0.001174287" calcext:value-type="float">
            <text:p>0.001174287</text:p>
          </table:table-cell>
          <table:table-cell table:style-name="ce10" office:value-type="float" office:value="0.001620889" calcext:value-type="float">
            <text:p>0.001620889</text:p>
          </table:table-cell>
          <table:table-cell table:style-name="ce10" office:value-type="float" office:value="0.6306883" calcext:value-type="float">
            <text:p>0.6306883</text:p>
          </table:table-cell>
          <table:table-cell table:style-name="ce10" office:value-type="float" office:value="0.004812495" calcext:value-type="float">
            <text:p>0.004812495</text:p>
          </table:table-cell>
          <table:table-cell table:style-name="ce10" office:value-type="float" office:value="0.2472429" calcext:value-type="float">
            <text:p>0.2472429</text:p>
          </table:table-cell>
          <table:table-cell table:style-name="ce10" office:value-type="float" office:value="0.309283" calcext:value-type="float">
            <text:p>0.309283</text:p>
          </table:table-cell>
          <table:table-cell table:style-name="ce10" office:value-type="float" office:value="0.001505022" calcext:value-type="float">
            <text:p>0.001505022</text:p>
          </table:table-cell>
          <table:table-cell table:style-name="ce10" office:value-type="float" office:value="0.0004709952" calcext:value-type="float">
            <text:p>0.0004709952</text:p>
          </table:table-cell>
          <table:table-cell table:style-name="ce10" office:value-type="float" office:value="15.316346571" calcext:value-type="float">
            <text:p>15.316346571</text:p>
          </table:table-cell>
          <table:table-cell table:style-name="ce10" office:value-type="float" office:value="10.77787" calcext:value-type="float">
            <text:p>10.7778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1593041" calcext:value-type="float">
            <text:p>0.001593041</text:p>
          </table:table-cell>
          <table:table-cell table:style-name="ce10" office:value-type="float" office:value="1.467135" calcext:value-type="float">
            <text:p>1.467135</text:p>
          </table:table-cell>
          <table:table-cell table:style-name="ce10" office:value-type="float" office:value="0.0527020046" calcext:value-type="float">
            <text:p>0.0527020046</text:p>
          </table:table-cell>
          <table:table-cell table:style-name="ce10" office:value-type="float" office:value="4.472245" calcext:value-type="float">
            <text:p>4.472245</text:p>
          </table:table-cell>
          <table:table-cell table:style-name="ce10" office:value-type="float" office:value="0.0004590692" calcext:value-type="float">
            <text:p>0.0004590692</text:p>
          </table:table-cell>
          <table:table-cell table:style-name="ce10" office:value-type="float" office:value="0.0003098806" calcext:value-type="float">
            <text:p>0.0003098806</text:p>
          </table:table-cell>
          <table:table-cell table:style-name="ce10" office:value-type="float" office:value="0.002259155" calcext:value-type="float">
            <text:p>0.002259155</text:p>
          </table:table-cell>
          <table:table-cell table:style-name="ce10" office:value-type="float" office:value="0.0018984" calcext:value-type="float">
            <text:p>0.0018984</text:p>
          </table:table-cell>
          <table:table-cell table:style-name="ce10" office:value-type="float" office:value="0.07525867" calcext:value-type="float">
            <text:p>0.07525867</text:p>
          </table:table-cell>
          <table:table-cell table:style-name="ce10" office:value-type="float" office:value="0.002087513" calcext:value-type="float">
            <text:p>0.002087513</text:p>
          </table:table-cell>
          <table:table-cell table:style-name="ce10" office:value-type="float" office:value="28.50218" calcext:value-type="float">
            <text:p>28.50218</text:p>
          </table:table-cell>
          <table:table-cell table:style-name="ce10" office:value-type="float" office:value="1.53474616" calcext:value-type="float">
            <text:p>1.53474616</text:p>
          </table:table-cell>
          <table:table-cell table:style-name="ce10" office:value-type="float" office:value="0.000001912644" calcext:value-type="float">
            <text:p>1.912644E-06</text:p>
          </table:table-cell>
          <table:table-cell table:style-name="ce10" office:value-type="float" office:value="12.75508" calcext:value-type="float">
            <text:p>12.75508</text:p>
          </table:table-cell>
          <table:table-cell table:style-name="ce10" office:value-type="float" office:value="0.00003772812" calcext:value-type="float">
            <text:p>3.772812E-05</text:p>
          </table:table-cell>
          <table:table-cell table:style-name="ce10" office:value-type="float" office:value="0.0005118472" calcext:value-type="float">
            <text:p>0.0005118472</text:p>
          </table:table-cell>
          <table:table-cell table:style-name="ce10" office:value-type="float" office:value="0.001292159" calcext:value-type="float">
            <text:p>0.001292159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4.301976" calcext:value-type="float">
            <text:p>4.301976</text:p>
          </table:table-cell>
          <table:table-cell table:style-name="ce10" office:value-type="float" office:value="6.830539" calcext:value-type="float">
            <text:p>6.830539</text:p>
          </table:table-cell>
          <table:table-cell table:style-name="ce10" office:value-type="float" office:value="5.69224951" calcext:value-type="float">
            <text:p>5.69224951</text:p>
          </table:table-cell>
          <table:table-cell table:style-name="ce10" office:value-type="float" office:value="0.850273495" calcext:value-type="float">
            <text:p>0.850273495</text:p>
          </table:table-cell>
          <table:table-cell table:style-name="ce10" office:value-type="float" office:value="1.129746" calcext:value-type="float">
            <text:p>1.129746</text:p>
          </table:table-cell>
          <table:table-cell table:style-name="ce10" office:value-type="float" office:value="0.229728" calcext:value-type="float">
            <text:p>0.229728</text:p>
          </table:table-cell>
          <table:table-cell table:style-name="ce10" office:value-type="float" office:value="8.532678" calcext:value-type="float">
            <text:p>8.532678</text:p>
          </table:table-cell>
          <table:table-cell table:style-name="ce10" office:value-type="float" office:value="287.6158" calcext:value-type="float">
            <text:p>287.6158</text:p>
          </table:table-cell>
          <table:table-cell table:style-name="ce10" office:value-type="float" office:value="0.4873402" calcext:value-type="float">
            <text:p>0.4873402</text:p>
          </table:table-cell>
          <table:table-cell table:style-name="ce10" office:value-type="float" office:value="3.511288" calcext:value-type="float">
            <text:p>3.511288</text:p>
          </table:table-cell>
          <table:table-cell table:style-name="ce10" office:value-type="float" office:value="2.404937" calcext:value-type="float">
            <text:p>2.404937</text:p>
          </table:table-cell>
          <table:table-cell table:style-name="ce10" office:value-type="float" office:value="1.167967" calcext:value-type="float">
            <text:p>1.167967</text:p>
          </table:table-cell>
          <table:table-cell table:style-name="ce10" office:value-type="float" office:value="2.152478792" calcext:value-type="float">
            <text:p>2.152478792</text:p>
          </table:table-cell>
          <table:table-cell table:style-name="ce10" office:value-type="float" office:value="1496.11" calcext:value-type="float">
            <text:p>1496.11</text:p>
          </table:table-cell>
          <table:table-cell table:style-name="ce10" office:value-type="float" office:value="6.2376339" calcext:value-type="float">
            <text:p>6.2376339</text:p>
          </table:table-cell>
          <table:table-cell table:style-name="ce10" office:value-type="float" office:value="69.07064" calcext:value-type="float">
            <text:p>69.07064</text:p>
          </table:table-cell>
          <table:table-cell table:style-name="ce10" office:value-type="float" office:value="0.003096815" calcext:value-type="float">
            <text:p>0.003096815</text:p>
          </table:table-cell>
          <table:table-cell table:style-name="ce10" office:value-type="float" office:value="0.0401905183" calcext:value-type="float">
            <text:p>0.0401905183</text:p>
          </table:table-cell>
          <table:table-cell table:style-name="ce10" office:value-type="float" office:value="147.544" calcext:value-type="float">
            <text:p>147.544</text:p>
          </table:table-cell>
          <table:table-cell table:style-name="ce10" office:value-type="float" office:value="0.004996036" calcext:value-type="float">
            <text:p>0.004996036</text:p>
          </table:table-cell>
          <table:table-cell table:style-name="ce10" office:value-type="float" office:value="0.2694336" calcext:value-type="float">
            <text:p>0.2694336</text:p>
          </table:table-cell>
          <table:table-cell table:style-name="ce10" office:value-type="float" office:value="162.2415" calcext:value-type="float">
            <text:p>162.2415</text:p>
          </table:table-cell>
          <table:table-cell table:style-name="ce10" office:value-type="float" office:value="0.004616449" calcext:value-type="float">
            <text:p>0.004616449</text:p>
          </table:table-cell>
          <table:table-cell table:style-name="ce10" office:value-type="float" office:value="1.841652" calcext:value-type="float">
            <text:p>1.84165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4.79462" calcext:value-type="float">
            <text:p>14.79462</text:p>
          </table:table-cell>
          <table:table-cell table:style-name="ce10" office:value-type="float" office:value="0.51619979" calcext:value-type="float">
            <text:p>0.51619979</text:p>
          </table:table-cell>
          <table:table-cell table:style-name="ce10" office:value-type="float" office:value="0.000001418699" calcext:value-type="float">
            <text:p>1.418699E-06</text:p>
          </table:table-cell>
          <table:table-cell table:style-name="ce10" office:value-type="float" office:value="0.005336098" calcext:value-type="float">
            <text:p>0.005336098</text:p>
          </table:table-cell>
          <table:table-cell table:style-name="ce10" office:value-type="float" office:value="1.906597" calcext:value-type="float">
            <text:p>1.906597</text:p>
          </table:table-cell>
          <table:table-cell table:style-name="ce10" office:value-type="float" office:value="1.336999" calcext:value-type="float">
            <text:p>1.336999</text:p>
          </table:table-cell>
          <table:table-cell table:style-name="ce10" office:value-type="float" office:value="0.00008003557" calcext:value-type="float">
            <text:p>8.003557E-05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5.664698" calcext:value-type="float">
            <text:p>5.664698</text:p>
          </table:table-cell>
          <table:table-cell table:style-name="ce10" office:value-type="float" office:value="13.96749" calcext:value-type="float">
            <text:p>13.96749</text:p>
          </table:table-cell>
          <table:table-cell table:style-name="ce10" office:value-type="float" office:value="0.06016214" calcext:value-type="float">
            <text:p>0.06016214</text:p>
          </table:table-cell>
          <table:table-cell table:style-name="ce10" office:value-type="float" office:value="2.842184086" calcext:value-type="float">
            <text:p>2.842184086</text:p>
          </table:table-cell>
          <table:table-cell table:style-name="ce10" office:value-type="float" office:value="3.233285" calcext:value-type="float">
            <text:p>3.23328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930536" calcext:value-type="float">
            <text:p>1.930536</text:p>
          </table:table-cell>
          <table:table-cell table:style-name="ce10" office:value-type="float" office:value="2.785624" calcext:value-type="float">
            <text:p>2.785624</text:p>
          </table:table-cell>
          <table:table-cell table:style-name="ce10" office:value-type="float" office:value="3.5701843" calcext:value-type="float">
            <text:p>3.5701843</text:p>
          </table:table-cell>
          <table:table-cell table:style-name="ce10" office:value-type="float" office:value="2.793354" calcext:value-type="float">
            <text:p>2.793354</text:p>
          </table:table-cell>
          <table:table-cell table:style-name="ce10" office:value-type="float" office:value="2.848097" calcext:value-type="float">
            <text:p>2.848097</text:p>
          </table:table-cell>
          <table:table-cell table:style-name="ce10" office:value-type="float" office:value="0.0003957839" calcext:value-type="float">
            <text:p>0.0003957839</text:p>
          </table:table-cell>
          <table:table-cell table:style-name="ce10" office:value-type="float" office:value="0.117766531" calcext:value-type="float">
            <text:p>0.11776653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14947" calcext:value-type="float">
            <text:p>0.414947</text:p>
          </table:table-cell>
          <table:table-cell table:style-name="ce10" office:value-type="float" office:value="0.3729359" calcext:value-type="float">
            <text:p>0.372935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05006185" calcext:value-type="float">
            <text:p>0.0005006185</text:p>
          </table:table-cell>
          <table:table-cell table:style-name="ce10" office:value-type="float" office:value="1.750781" calcext:value-type="float">
            <text:p>1.750781</text:p>
          </table:table-cell>
          <table:table-cell table:style-name="ce10" office:value-type="float" office:value="0.002451702" calcext:value-type="float">
            <text:p>0.00245170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232917" calcext:value-type="float">
            <text:p>0.2232917</text:p>
          </table:table-cell>
          <table:table-cell table:style-name="ce10" office:value-type="float" office:value="1.271913141" calcext:value-type="float">
            <text:p>1.271913141</text:p>
          </table:table-cell>
          <table:table-cell table:style-name="ce10" office:value-type="float" office:value="0.0006730491" calcext:value-type="float">
            <text:p>0.000673049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14896015" calcext:value-type="float">
            <text:p>0.14896015</text:p>
          </table:table-cell>
          <table:table-cell table:style-name="ce10" office:value-type="float" office:value="0.000002078538" calcext:value-type="float">
            <text:p>2.078538E-06</text:p>
          </table:table-cell>
          <table:table-cell table:style-name="ce10" office:value-type="float" office:value="0.1489602" calcext:value-type="float">
            <text:p>0.1489602</text:p>
          </table:table-cell>
          <table:table-cell table:style-name="ce10" office:value-type="float" office:value="0.1282472" calcext:value-type="float">
            <text:p>0.1282472</text:p>
          </table:table-cell>
          <table:table-cell table:style-name="ce10" office:value-type="float" office:value="2.850078" calcext:value-type="float">
            <text:p>2.850078</text:p>
          </table:table-cell>
          <table:table-cell table:style-name="ce10" office:value-type="float" office:value="0.0000335576" calcext:value-type="float">
            <text:p>3.3557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7.642254" calcext:value-type="float">
            <text:p>7.642254</text:p>
          </table:table-cell>
          <table:table-cell table:style-name="ce10" office:value-type="float" office:value="74.49139" calcext:value-type="float">
            <text:p>74.49139</text:p>
          </table:table-cell>
          <table:table-cell table:style-name="ce10" office:value-type="float" office:value="3.43663888" calcext:value-type="float">
            <text:p>3.43663888</text:p>
          </table:table-cell>
          <table:table-cell table:style-name="ce10" office:value-type="float" office:value="1.935892907" calcext:value-type="float">
            <text:p>1.935892907</text:p>
          </table:table-cell>
          <table:table-cell table:style-name="ce10" office:value-type="float" office:value="0.004280515" calcext:value-type="float">
            <text:p>0.004280515</text:p>
          </table:table-cell>
          <table:table-cell table:style-name="ce10" office:value-type="float" office:value="1.556171" calcext:value-type="float">
            <text:p>1.556171</text:p>
          </table:table-cell>
          <table:table-cell table:style-name="ce10" office:value-type="float" office:value="0.1470115" calcext:value-type="float">
            <text:p>0.147011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659213" calcext:value-type="float">
            <text:p>2.659213</text:p>
          </table:table-cell>
          <table:table-cell table:style-name="ce10" office:value-type="float" office:value="9.000457" calcext:value-type="float">
            <text:p>9.000457</text:p>
          </table:table-cell>
          <table:table-cell table:style-name="ce10" office:value-type="float" office:value="0.2079057" calcext:value-type="float">
            <text:p>0.2079057</text:p>
          </table:table-cell>
          <table:table-cell table:style-name="ce10" office:value-type="float" office:value="449.4449" calcext:value-type="float">
            <text:p>449.4449</text:p>
          </table:table-cell>
          <table:table-cell table:style-name="ce10" office:value-type="float" office:value="0.030164623" calcext:value-type="float">
            <text:p>0.030164623</text:p>
          </table:table-cell>
          <table:table-cell table:style-name="ce10" office:value-type="float" office:value="1.055553" calcext:value-type="float">
            <text:p>1.055553</text:p>
          </table:table-cell>
          <table:table-cell table:style-name="ce10" office:value-type="float" office:value="76.109257" calcext:value-type="float">
            <text:p>76.109257</text:p>
          </table:table-cell>
          <table:table-cell table:style-name="ce10" office:value-type="float" office:value="62.03463" calcext:value-type="float">
            <text:p>62.03463</text:p>
          </table:table-cell>
          <table:table-cell table:style-name="ce10" office:value-type="float" office:value="86.88276" calcext:value-type="float">
            <text:p>86.88276</text:p>
          </table:table-cell>
          <table:table-cell table:style-name="ce10" office:value-type="float" office:value="0.0567199724" calcext:value-type="float">
            <text:p>0.0567199724</text:p>
          </table:table-cell>
          <table:table-cell table:style-name="ce10" office:value-type="float" office:value="28.76018" calcext:value-type="float">
            <text:p>28.76018</text:p>
          </table:table-cell>
          <table:table-cell table:style-name="ce10" office:value-type="float" office:value="0.008496005" calcext:value-type="float">
            <text:p>0.008496005</text:p>
          </table:table-cell>
          <table:table-cell table:style-name="ce10" office:value-type="float" office:value="0.004571868" calcext:value-type="float">
            <text:p>0.004571868</text:p>
          </table:table-cell>
          <table:table-cell table:style-name="ce10" office:value-type="float" office:value="3.750288" calcext:value-type="float">
            <text:p>3.750288</text:p>
          </table:table-cell>
          <table:table-cell table:style-name="ce10" office:value-type="float" office:value="8.51496254" calcext:value-type="float">
            <text:p>8.51496254</text:p>
          </table:table-cell>
          <table:table-cell table:style-name="ce10" office:value-type="float" office:value="0.001076079" calcext:value-type="float">
            <text:p>0.00107607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498966" calcext:value-type="float">
            <text:p>0.3498966</text:p>
          </table:table-cell>
          <table:table-cell table:style-name="ce10" office:value-type="float" office:value="3.19540483" calcext:value-type="float">
            <text:p>3.19540483</text:p>
          </table:table-cell>
          <table:table-cell table:style-name="ce10" office:value-type="float" office:value="0.000003239045" calcext:value-type="float">
            <text:p>0.000003239</text:p>
          </table:table-cell>
          <table:table-cell table:style-name="ce10" office:value-type="float" office:value="869.4745" calcext:value-type="float">
            <text:p>869.4745</text:p>
          </table:table-cell>
          <table:table-cell table:style-name="ce10" office:value-type="float" office:value="50.59768" calcext:value-type="float">
            <text:p>50.59768</text:p>
          </table:table-cell>
          <table:table-cell table:style-name="ce10" office:value-type="float" office:value="0.0008489695" calcext:value-type="float">
            <text:p>0.0008489695</text:p>
          </table:table-cell>
          <table:table-cell table:style-name="ce10" office:value-type="float" office:value="0.00002984814" calcext:value-type="float">
            <text:p>2.984814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10.95106" calcext:value-type="float">
            <text:p>10.951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97.65415005" calcext:value-type="float">
            <text:p>497.65415005</text:p>
          </table:table-cell>
          <table:table-cell table:style-name="ce10" office:value-type="float" office:value="0.049036559" calcext:value-type="float">
            <text:p>0.049036559</text:p>
          </table:table-cell>
          <table:table-cell table:style-name="ce10" office:value-type="float" office:value="25.07189" calcext:value-type="float">
            <text:p>25.07189</text:p>
          </table:table-cell>
          <table:table-cell table:style-name="ce10" office:value-type="float" office:value="0.4292824" calcext:value-type="float">
            <text:p>0.429282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38.3328" calcext:value-type="float">
            <text:p>138.3328</text:p>
          </table:table-cell>
          <table:table-cell table:style-name="ce10" office:value-type="float" office:value="0.3041808" calcext:value-type="float">
            <text:p>0.3041808</text:p>
          </table:table-cell>
          <table:table-cell table:style-name="ce10" office:value-type="float" office:value="104.618898" calcext:value-type="float">
            <text:p>104.61889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9740055" calcext:value-type="float">
            <text:p>0.9740055</text:p>
          </table:table-cell>
          <table:table-cell table:style-name="ce10" office:value-type="float" office:value="0.807200016" calcext:value-type="float">
            <text:p>0.80720001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13.535503" calcext:value-type="float">
            <text:p>113.535503</text:p>
          </table:table-cell>
          <table:table-cell table:style-name="ce10" office:value-type="float" office:value="0.001432747" calcext:value-type="float">
            <text:p>0.00143274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251203679" calcext:value-type="float">
            <text:p>0.0251203679</text:p>
          </table:table-cell>
          <table:table-cell table:style-name="ce10" office:value-type="float" office:value="221.1684" calcext:value-type="float">
            <text:p>221.1684</text:p>
          </table:table-cell>
          <table:table-cell table:style-name="ce10" office:value-type="float" office:value="0.1360305" calcext:value-type="float">
            <text:p>0.1360305</text:p>
          </table:table-cell>
          <table:table-cell table:style-name="ce10" office:value-type="float" office:value="1.068807" calcext:value-type="float">
            <text:p>1.068807</text:p>
          </table:table-cell>
          <table:table-cell table:style-name="ce10" office:value-type="float" office:value="1.724286" calcext:value-type="float">
            <text:p>1.724286</text:p>
          </table:table-cell>
          <table:table-cell table:style-name="ce10" office:value-type="float" office:value="27.531302816" calcext:value-type="float">
            <text:p>27.531302816</text:p>
          </table:table-cell>
          <table:table-cell table:style-name="ce10" office:value-type="float" office:value="4.69459" calcext:value-type="float">
            <text:p>4.69459</text:p>
          </table:table-cell>
          <table:table-cell table:style-name="ce10" office:value-type="float" office:value="3.652792" calcext:value-type="float">
            <text:p>3.65279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955897" calcext:value-type="float">
            <text:p>0.0955897</text:p>
          </table:table-cell>
          <table:table-cell table:style-name="ce10" office:value-type="float" office:value="0.000002444549" calcext:value-type="float">
            <text:p>2.444549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1992782" calcext:value-type="float">
            <text:p>0.001992782</text:p>
          </table:table-cell>
          <table:table-cell table:style-name="ce10" office:value-type="float" office:value="42.01992" calcext:value-type="float">
            <text:p>42.01992</text:p>
          </table:table-cell>
          <table:table-cell table:style-name="ce10" office:value-type="float" office:value="0.00001763743" calcext:value-type="float">
            <text:p>1.763743E-05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6.849511" calcext:value-type="float">
            <text:p>6.849511</text:p>
          </table:table-cell>
          <table:table-cell table:style-name="ce10" office:value-type="float" office:value="715.0987" calcext:value-type="float">
            <text:p>715.0987</text:p>
          </table:table-cell>
          <table:table-cell table:style-name="ce10" office:value-type="float" office:value="1.25788612" calcext:value-type="float">
            <text:p>1.25788612</text:p>
          </table:table-cell>
          <table:table-cell table:style-name="ce10" office:value-type="float" office:value="0.511923602" calcext:value-type="float">
            <text:p>0.511923602</text:p>
          </table:table-cell>
          <table:table-cell table:style-name="ce10" office:value-type="float" office:value="1625.874" calcext:value-type="float">
            <text:p>1625.874</text:p>
          </table:table-cell>
          <table:table-cell table:style-name="ce10" office:value-type="float" office:value="19.58938" calcext:value-type="float">
            <text:p>19.5893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53.92934" calcext:value-type="float">
            <text:p>53.92934</text:p>
          </table:table-cell>
          <table:table-cell table:style-name="ce10" office:value-type="float" office:value="14.2708476" calcext:value-type="float">
            <text:p>14.2708476</text:p>
          </table:table-cell>
          <table:table-cell table:style-name="ce10" office:value-type="float" office:value="24.386347" calcext:value-type="float">
            <text:p>24.386347</text:p>
          </table:table-cell>
          <table:table-cell table:style-name="ce10" office:value-type="float" office:value="0.9323854" calcext:value-type="float">
            <text:p>0.9323854</text:p>
          </table:table-cell>
          <table:table-cell table:style-name="ce10" office:value-type="float" office:value="261.9234" calcext:value-type="float">
            <text:p>261.9234</text:p>
          </table:table-cell>
          <table:table-cell table:style-name="ce10" office:value-type="float" office:value="3.955886929" calcext:value-type="float">
            <text:p>3.955886929</text:p>
          </table:table-cell>
          <table:table-cell table:style-name="ce10" office:value-type="float" office:value="70.22919" calcext:value-type="float">
            <text:p>70.2291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2075967" calcext:value-type="float">
            <text:p>0.002075967</text:p>
          </table:table-cell>
          <table:table-cell table:style-name="ce10" office:value-type="float" office:value="696.0277" calcext:value-type="float">
            <text:p>696.0277</text:p>
          </table:table-cell>
          <table:table-cell table:style-name="ce10" office:value-type="float" office:value="0.052884872" calcext:value-type="float">
            <text:p>0.052884872</text:p>
          </table:table-cell>
          <table:table-cell table:style-name="ce10" office:value-type="float" office:value="17.11276" calcext:value-type="float">
            <text:p>17.11276</text:p>
          </table:table-cell>
          <table:table-cell table:style-name="ce10" office:value-type="float" office:value="3.155789" calcext:value-type="float">
            <text:p>3.155789</text:p>
          </table:table-cell>
          <table:table-cell table:style-name="ce10" office:value-type="float" office:value="92.34739" calcext:value-type="float">
            <text:p>92.34739</text:p>
          </table:table-cell>
          <table:table-cell table:style-name="ce10" office:value-type="float" office:value="0.01064263" calcext:value-type="float">
            <text:p>0.01064263</text:p>
          </table:table-cell>
          <table:table-cell table:style-name="ce10" office:value-type="float" office:value="4.260431732" calcext:value-type="float">
            <text:p>4.260431732</text:p>
          </table:table-cell>
          <table:table-cell table:style-name="ce10" office:value-type="float" office:value="0.001489454" calcext:value-type="float">
            <text:p>0.001489454</text:p>
          </table:table-cell>
          <table:table-cell table:style-name="ce10" office:value-type="float" office:value="0.1091966" calcext:value-type="float">
            <text:p>0.1091966</text:p>
          </table:table-cell>
          <table:table-cell table:style-name="ce10" office:value-type="float" office:value="0.8218797" calcext:value-type="float">
            <text:p>0.8218797</text:p>
          </table:table-cell>
          <table:table-cell table:style-name="ce10" office:value-type="float" office:value="7.50577465" calcext:value-type="float">
            <text:p>7.50577465</text:p>
          </table:table-cell>
          <table:table-cell table:style-name="ce10" office:value-type="float" office:value="0.000002718043" calcext:value-type="float">
            <text:p>0.0000027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8167691" calcext:value-type="float">
            <text:p>0.8167691</text:p>
          </table:table-cell>
          <table:table-cell table:style-name="ce10" office:value-type="float" office:value="0.001589732" calcext:value-type="float">
            <text:p>0.001589732</text:p>
          </table:table-cell>
          <table:table-cell table:style-name="ce10" office:value-type="float" office:value="0.00002012014" calcext:value-type="float">
            <text:p>2.012014E-05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15.45499" calcext:value-type="float">
            <text:p>15.4549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3915218" calcext:value-type="float">
            <text:p>0.23915218</text:p>
          </table:table-cell>
          <table:table-cell table:style-name="ce10" office:value-type="float" office:value="17.472315796" calcext:value-type="float">
            <text:p>17.472315796</text:p>
          </table:table-cell>
          <table:table-cell table:style-name="ce10" office:value-type="float" office:value="2010.028" calcext:value-type="float">
            <text:p>2010.028</text:p>
          </table:table-cell>
          <table:table-cell table:style-name="ce10" office:value-type="float" office:value="196.7199" calcext:value-type="float">
            <text:p>196.719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9692911" calcext:value-type="float">
            <text:p>0.9692911</text:p>
          </table:table-cell>
          <table:table-cell table:style-name="ce10" office:value-type="float" office:value="0.1186677" calcext:value-type="float">
            <text:p>0.1186677</text:p>
          </table:table-cell>
          <table:table-cell table:style-name="ce10" office:value-type="float" office:value="19.807827" calcext:value-type="float">
            <text:p>19.807827</text:p>
          </table:table-cell>
          <table:table-cell table:style-name="ce10" office:value-type="float" office:value="40.00196" calcext:value-type="float">
            <text:p>40.00196</text:p>
          </table:table-cell>
          <table:table-cell table:style-name="ce10" office:value-type="float" office:value="0.8270244" calcext:value-type="float">
            <text:p>0.8270244</text:p>
          </table:table-cell>
          <table:table-cell table:style-name="ce10" office:value-type="float" office:value="0.010012886" calcext:value-type="float">
            <text:p>0.01001288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944859" calcext:value-type="float">
            <text:p>0.4944859</text:p>
          </table:table-cell>
          <table:table-cell table:style-name="ce10" office:value-type="float" office:value="0.002164127" calcext:value-type="float">
            <text:p>0.002164127</text:p>
          </table:table-cell>
          <table:table-cell table:style-name="ce10" office:value-type="float" office:value="44.87994" calcext:value-type="float">
            <text:p>44.87994</text:p>
          </table:table-cell>
          <table:table-cell table:style-name="ce10" office:value-type="float" office:value="0.0383667791" calcext:value-type="float">
            <text:p>0.0383667791</text:p>
          </table:table-cell>
          <table:table-cell table:style-name="ce10" office:value-type="float" office:value="56.3365" calcext:value-type="float">
            <text:p>56.3365</text:p>
          </table:table-cell>
          <table:table-cell table:style-name="ce10" office:value-type="float" office:value="0.001755382" calcext:value-type="float">
            <text:p>0.001755382</text:p>
          </table:table-cell>
          <table:table-cell table:style-name="ce10" office:value-type="float" office:value="1210.176" calcext:value-type="float">
            <text:p>1210.176</text:p>
          </table:table-cell>
          <table:table-cell table:style-name="ce10" office:value-type="float" office:value="0.03770762" calcext:value-type="float">
            <text:p>0.03770762</text:p>
          </table:table-cell>
          <table:table-cell table:style-name="ce10" office:value-type="float" office:value="32.022176883" calcext:value-type="float">
            <text:p>32.022176883</text:p>
          </table:table-cell>
          <table:table-cell table:style-name="ce10" office:value-type="float" office:value="24.30196" calcext:value-type="float">
            <text:p>24.30196</text:p>
          </table:table-cell>
          <table:table-cell table:style-name="ce10" office:value-type="float" office:value="16.44983" calcext:value-type="float">
            <text:p>16.44983</text:p>
          </table:table-cell>
          <table:table-cell table:style-name="ce10" office:value-type="float" office:value="0.3999805" calcext:value-type="float">
            <text:p>0.3999805</text:p>
          </table:table-cell>
          <table:table-cell table:style-name="ce10" office:value-type="float" office:value="0.1129691" calcext:value-type="float">
            <text:p>0.1129691</text:p>
          </table:table-cell>
          <table:table-cell table:style-name="ce10" office:value-type="float" office:value="0.000002145879" calcext:value-type="float">
            <text:p>2.145879E-06</text:p>
          </table:table-cell>
          <table:table-cell table:style-name="ce10" office:value-type="float" office:value="0.3802446" calcext:value-type="float">
            <text:p>0.3802446</text:p>
          </table:table-cell>
          <table:table-cell table:style-name="ce10" office:value-type="float" office:value="20.26614" calcext:value-type="float">
            <text:p>20.26614</text:p>
          </table:table-cell>
          <table:table-cell table:style-name="ce10" office:value-type="float" office:value="23.71949" calcext:value-type="float">
            <text:p>23.71949</text:p>
          </table:table-cell>
          <table:table-cell table:style-name="ce10" office:value-type="float" office:value="0.00001889024" calcext:value-type="float">
            <text:p>1.889024E-05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701.3538" calcext:value-type="float">
            <text:p>701.3538</text:p>
          </table:table-cell>
          <table:table-cell table:style-name="ce10" office:value-type="float" office:value="104.9095" calcext:value-type="float">
            <text:p>104.9095</text:p>
          </table:table-cell>
          <table:table-cell table:style-name="ce10" office:value-type="float" office:value="0.15865906" calcext:value-type="float">
            <text:p>0.15865906</text:p>
          </table:table-cell>
          <table:table-cell table:style-name="ce10" office:value-type="float" office:value="0.185951964" calcext:value-type="float">
            <text:p>0.185951964</text:p>
          </table:table-cell>
          <table:table-cell table:style-name="ce10" office:value-type="float" office:value="785.2459" calcext:value-type="float">
            <text:p>785.245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13.3384" calcext:value-type="float">
            <text:p>213.3384</text:p>
          </table:table-cell>
          <table:table-cell table:style-name="ce10" office:value-type="float" office:value="6.602441" calcext:value-type="float">
            <text:p>6.602441</text:p>
          </table:table-cell>
          <table:table-cell table:style-name="ce10" office:value-type="float" office:value="0.0934282" calcext:value-type="float">
            <text:p>0.0934282</text:p>
          </table:table-cell>
          <table:table-cell table:style-name="ce10" office:value-type="float" office:value="5.684368" calcext:value-type="float">
            <text:p>5.684368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034386844" calcext:value-type="float">
            <text:p>0.034386844</text:p>
          </table:table-cell>
          <table:table-cell table:style-name="ce10" office:value-type="float" office:value="1498.185" calcext:value-type="float">
            <text:p>1498.185</text:p>
          </table:table-cell>
          <table:table-cell table:style-name="ce10" office:value-type="float" office:value="17.0772267" calcext:value-type="float">
            <text:p>17.0772267</text:p>
          </table:table-cell>
          <table:table-cell table:style-name="ce10" office:value-type="float" office:value="0.003142222" calcext:value-type="float">
            <text:p>0.003142222</text:p>
          </table:table-cell>
          <table:table-cell table:style-name="ce10" office:value-type="float" office:value="24.38635" calcext:value-type="float">
            <text:p>24.38635</text:p>
          </table:table-cell>
          <table:table-cell table:style-name="ce10" office:value-type="float" office:value="0.020503277" calcext:value-type="float">
            <text:p>0.020503277</text:p>
          </table:table-cell>
          <table:table-cell table:style-name="ce10" office:value-type="float" office:value="49.79747" calcext:value-type="float">
            <text:p>49.79747</text:p>
          </table:table-cell>
          <table:table-cell table:style-name="ce10" office:value-type="float" office:value="5.775712" calcext:value-type="float">
            <text:p>5.77571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718718" calcext:value-type="float">
            <text:p>0.2718718</text:p>
          </table:table-cell>
          <table:table-cell table:style-name="ce10" office:value-type="float" office:value="52.381975545" calcext:value-type="float">
            <text:p>52.381975545</text:p>
          </table:table-cell>
          <table:table-cell table:style-name="ce10" office:value-type="float" office:value="26.22737" calcext:value-type="float">
            <text:p>26.22737</text:p>
          </table:table-cell>
          <table:table-cell table:style-name="ce10" office:value-type="float" office:value="188.4449" calcext:value-type="float">
            <text:p>188.4449</text:p>
          </table:table-cell>
          <table:table-cell table:style-name="ce10" office:value-type="float" office:value="8.568241" calcext:value-type="float">
            <text:p>8.568241</text:p>
          </table:table-cell>
          <table:table-cell table:style-name="ce10" office:value-type="float" office:value="0.47963161" calcext:value-type="float">
            <text:p>0.47963161</text:p>
          </table:table-cell>
          <table:table-cell table:style-name="ce10" office:value-type="float" office:value="0.00000242262" calcext:value-type="float">
            <text:p>2.42262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2401248" calcext:value-type="float">
            <text:p>0.002401248</text:p>
          </table:table-cell>
          <table:table-cell table:style-name="ce10" office:value-type="float" office:value="29.10104" calcext:value-type="float">
            <text:p>29.10104</text:p>
          </table:table-cell>
          <table:table-cell table:style-name="ce10" office:value-type="float" office:value="0.00001991204" calcext:value-type="float">
            <text:p>0.000019912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1.018892" calcext:value-type="float">
            <text:p>1.01889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4.26205519" calcext:value-type="float">
            <text:p>44.26205519</text:p>
          </table:table-cell>
          <table:table-cell table:style-name="ce10" office:value-type="float" office:value="0.12065849" calcext:value-type="float">
            <text:p>0.12065849</text:p>
          </table:table-cell>
          <table:table-cell table:style-name="ce10" office:value-type="float" office:value="155.9565" calcext:value-type="float">
            <text:p>155.9565</text:p>
          </table:table-cell>
          <table:table-cell table:style-name="ce10" office:value-type="float" office:value="0.003637088" calcext:value-type="float">
            <text:p>0.003637088</text:p>
          </table:table-cell>
          <table:table-cell table:style-name="ce10" office:value-type="float" office:value="1147.28" calcext:value-type="float">
            <text:p>1147.2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022204" calcext:value-type="float">
            <text:p>0.2022204</text:p>
          </table:table-cell>
          <table:table-cell table:style-name="ce10" office:value-type="float" office:value="70.473061" calcext:value-type="float">
            <text:p>70.473061</text:p>
          </table:table-cell>
          <table:table-cell table:style-name="ce10" office:value-type="float" office:value="10.34598" calcext:value-type="float">
            <text:p>10.34598</text:p>
          </table:table-cell>
          <table:table-cell table:style-name="ce10" office:value-type="float" office:value="62.81336" calcext:value-type="float">
            <text:p>62.81336</text:p>
          </table:table-cell>
          <table:table-cell table:style-name="ce10" office:value-type="float" office:value="0.00473966" calcext:value-type="float">
            <text:p>0.0047396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7818699" calcext:value-type="float">
            <text:p>0.7818699</text:p>
          </table:table-cell>
          <table:table-cell table:style-name="ce10" office:value-type="float" office:value="0.0004802256" calcext:value-type="float">
            <text:p>0.0004802256</text:p>
          </table:table-cell>
          <table:table-cell table:style-name="ce10" office:value-type="float" office:value="5.991845" calcext:value-type="float">
            <text:p>5.991845</text:p>
          </table:table-cell>
          <table:table-cell table:style-name="ce10" office:value-type="float" office:value="0.0348910404" calcext:value-type="float">
            <text:p>0.0348910404</text:p>
          </table:table-cell>
          <table:table-cell table:style-name="ce10" office:value-type="float" office:value="616.519" calcext:value-type="float">
            <text:p>616.519</text:p>
          </table:table-cell>
          <table:table-cell table:style-name="ce10" office:value-type="float" office:value="0.001021568" calcext:value-type="float">
            <text:p>0.001021568</text:p>
          </table:table-cell>
          <table:table-cell table:style-name="ce10" office:value-type="float" office:value="13.1046" calcext:value-type="float">
            <text:p>13.1046</text:p>
          </table:table-cell>
          <table:table-cell table:style-name="ce10" office:value-type="float" office:value="0.2203702" calcext:value-type="float">
            <text:p>0.2203702</text:p>
          </table:table-cell>
          <table:table-cell table:style-name="ce10" office:value-type="float" office:value="34.43966068" calcext:value-type="float">
            <text:p>34.43966068</text:p>
          </table:table-cell>
          <table:table-cell table:style-name="ce10" office:value-type="float" office:value="3.446184" calcext:value-type="float">
            <text:p>3.446184</text:p>
          </table:table-cell>
          <table:table-cell table:style-name="ce10" office:value-type="float" office:value="284.8383" calcext:value-type="float">
            <text:p>284.8383</text:p>
          </table:table-cell>
          <table:table-cell table:style-name="ce10" office:value-type="float" office:value="0.111491" calcext:value-type="float">
            <text:p>0.111491</text:p>
          </table:table-cell>
          <table:table-cell table:style-name="ce10" office:value-type="float" office:value="0.06763897" calcext:value-type="float">
            <text:p>0.06763897</text:p>
          </table:table-cell>
          <table:table-cell table:style-name="ce10" office:value-type="float" office:value="0.000002775156" calcext:value-type="float">
            <text:p>2.775156E-06</text:p>
          </table:table-cell>
          <table:table-cell table:style-name="ce10" office:value-type="float" office:value="0.02087615" calcext:value-type="float">
            <text:p>0.02087615</text:p>
          </table:table-cell>
          <table:table-cell table:style-name="ce10" office:value-type="float" office:value="0.05463616" calcext:value-type="float">
            <text:p>0.05463616</text:p>
          </table:table-cell>
          <table:table-cell table:style-name="ce10" office:value-type="float" office:value="0.371388" calcext:value-type="float">
            <text:p>0.371388</text:p>
          </table:table-cell>
          <table:table-cell table:style-name="ce10" office:value-type="float" office:value="0.0000254143" calcext:value-type="float">
            <text:p>2.54143E-05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179.023" calcext:value-type="float">
            <text:p>179.02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9710025" calcext:value-type="float">
            <text:p>0.19710025</text:p>
          </table:table-cell>
          <table:table-cell table:style-name="ce10" office:value-type="float" office:value="0.432268899" calcext:value-type="float">
            <text:p>0.432268899</text:p>
          </table:table-cell>
          <table:table-cell table:style-name="ce10" office:value-type="float" office:value="106.5953" calcext:value-type="float">
            <text:p>106.5953</text:p>
          </table:table-cell>
          <table:table-cell table:style-name="ce10" office:value-type="float" office:value="5.775712" calcext:value-type="float">
            <text:p>5.77571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071469" calcext:value-type="float">
            <text:p>0.3071469</text:p>
          </table:table-cell>
          <table:table-cell table:style-name="ce10" office:value-type="float" office:value="0.8356676" calcext:value-type="float">
            <text:p>0.8356676</text:p>
          </table:table-cell>
          <table:table-cell table:style-name="ce10" office:value-type="float" office:value="16.122478" calcext:value-type="float">
            <text:p>16.122478</text:p>
          </table:table-cell>
          <table:table-cell table:style-name="ce10" office:value-type="float" office:value="51.09107" calcext:value-type="float">
            <text:p>51.09107</text:p>
          </table:table-cell>
          <table:table-cell table:style-name="ce10" office:value-type="float" office:value="6.538681" calcext:value-type="float">
            <text:p>6.538681</text:p>
          </table:table-cell>
          <table:table-cell table:style-name="ce10" office:value-type="float" office:value="4.190148497" calcext:value-type="float">
            <text:p>4.19014849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0.9283281" calcext:value-type="float">
            <text:p>10.9283281</text:p>
          </table:table-cell>
          <table:table-cell table:style-name="ce10" office:value-type="float" office:value="0.004097615" calcext:value-type="float">
            <text:p>0.004097615</text:p>
          </table:table-cell>
          <table:table-cell table:style-name="ce10" office:value-type="float" office:value="80.7281" calcext:value-type="float">
            <text:p>80.7281</text:p>
          </table:table-cell>
          <table:table-cell table:style-name="ce10" office:value-type="float" office:value="0.0234706536" calcext:value-type="float">
            <text:p>0.0234706536</text:p>
          </table:table-cell>
          <table:table-cell table:style-name="ce10" office:value-type="float" office:value="502.1589" calcext:value-type="float">
            <text:p>502.1589</text:p>
          </table:table-cell>
          <table:table-cell table:style-name="ce10" office:value-type="float" office:value="32.40179" calcext:value-type="float">
            <text:p>32.4017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7.03956" calcext:value-type="float">
            <text:p>27.03956</text:p>
          </table:table-cell>
          <table:table-cell table:style-name="ce10" office:value-type="float" office:value="21.720691191" calcext:value-type="float">
            <text:p>21.720691191</text:p>
          </table:table-cell>
          <table:table-cell table:style-name="ce10" office:value-type="float" office:value="282.8711" calcext:value-type="float">
            <text:p>282.87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756596" calcext:value-type="float">
            <text:p>0.4756596</text:p>
          </table:table-cell>
          <table:table-cell table:style-name="ce10" office:value-type="float" office:value="7.88439536" calcext:value-type="float">
            <text:p>7.88439536</text:p>
          </table:table-cell>
          <table:table-cell table:style-name="ce10" office:value-type="float" office:value="0.000003003343" calcext:value-type="float">
            <text:p>3.003343E-06</text:p>
          </table:table-cell>
          <table:table-cell table:style-name="ce10" office:value-type="float" office:value="0.5815594" calcext:value-type="float">
            <text:p>0.5815594</text:p>
          </table:table-cell>
          <table:table-cell table:style-name="ce10" office:value-type="float" office:value="9.781129" calcext:value-type="float">
            <text:p>9.781129</text:p>
          </table:table-cell>
          <table:table-cell table:style-name="ce10" office:value-type="float" office:value="5.803804" calcext:value-type="float">
            <text:p>5.803804</text:p>
          </table:table-cell>
          <table:table-cell table:style-name="ce10" office:value-type="float" office:value="0.0001187322" calcext:value-type="float">
            <text:p>0.0001187322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0.001931583" calcext:value-type="float">
            <text:p>0.00193158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6493867" calcext:value-type="float">
            <text:p>0.16493867</text:p>
          </table:table-cell>
          <table:table-cell table:style-name="ce10" office:value-type="float" office:value="0.378928749" calcext:value-type="float">
            <text:p>0.378928749</text:p>
          </table:table-cell>
          <table:table-cell table:style-name="ce10" office:value-type="float" office:value="0.003847136" calcext:value-type="float">
            <text:p>0.003847136</text:p>
          </table:table-cell>
          <table:table-cell table:style-name="ce10" office:value-type="float" office:value="0.001431755" calcext:value-type="float">
            <text:p>0.001431755</text:p>
          </table:table-cell>
          <table:table-cell table:style-name="ce10" office:value-type="float" office:value="0.07209292" calcext:value-type="float">
            <text:p>0.07209292</text:p>
          </table:table-cell>
          <table:table-cell table:style-name="ce10" office:value-type="float" office:value="0.004206979" calcext:value-type="float">
            <text:p>0.004206979</text:p>
          </table:table-cell>
          <table:table-cell table:style-name="ce10" office:value-type="float" office:value="1.8429284" calcext:value-type="float">
            <text:p>1.8429284</text:p>
          </table:table-cell>
          <table:table-cell table:style-name="ce10" office:value-type="float" office:value="3.173336" calcext:value-type="float">
            <text:p>3.17333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832738" calcext:value-type="float">
            <text:p>1.832738</text:p>
          </table:table-cell>
          <table:table-cell table:style-name="ce10" office:value-type="float" office:value="0.012779712" calcext:value-type="float">
            <text:p>0.01277971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994256" calcext:value-type="float">
            <text:p>0.3994256</text:p>
          </table:table-cell>
          <table:table-cell table:style-name="ce10" office:value-type="float" office:value="0.02365026" calcext:value-type="float">
            <text:p>0.02365026</text:p>
          </table:table-cell>
          <table:table-cell table:style-name="ce10" office:value-type="float" office:value="0.0006398403" calcext:value-type="float">
            <text:p>0.0006398403</text:p>
          </table:table-cell>
          <table:table-cell table:style-name="ce10" office:value-type="float" office:value="0.0363727496" calcext:value-type="float">
            <text:p>0.0363727496</text:p>
          </table:table-cell>
          <table:table-cell table:style-name="ce10" office:value-type="float" office:value="0.003194928" calcext:value-type="float">
            <text:p>0.003194928</text:p>
          </table:table-cell>
          <table:table-cell table:style-name="ce10" office:value-type="float" office:value="0.001870967" calcext:value-type="float">
            <text:p>0.001870967</text:p>
          </table:table-cell>
          <table:table-cell table:style-name="ce10" office:value-type="float" office:value="0.001299345" calcext:value-type="float">
            <text:p>0.001299345</text:p>
          </table:table-cell>
          <table:table-cell table:style-name="ce10" office:value-type="float" office:value="0.001265568" calcext:value-type="float">
            <text:p>0.001265568</text:p>
          </table:table-cell>
          <table:table-cell table:style-name="ce10" office:value-type="float" office:value="3.577621423" calcext:value-type="float">
            <text:p>3.577621423</text:p>
          </table:table-cell>
          <table:table-cell table:style-name="ce10" office:value-type="float" office:value="15.07412" calcext:value-type="float">
            <text:p>15.07412</text:p>
          </table:table-cell>
          <table:table-cell table:style-name="ce10" office:value-type="float" office:value="7.007977" calcext:value-type="float">
            <text:p>7.00797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4451562" calcext:value-type="float">
            <text:p>0.24451562</text:p>
          </table:table-cell>
          <table:table-cell table:style-name="ce10" office:value-type="float" office:value="0.000002494184" calcext:value-type="float">
            <text:p>2.494184E-06</text:p>
          </table:table-cell>
          <table:table-cell table:style-name="ce10" office:value-type="float" office:value="0.001474049" calcext:value-type="float">
            <text:p>0.001474049</text:p>
          </table:table-cell>
          <table:table-cell table:style-name="ce10" office:value-type="float" office:value="0.005912564" calcext:value-type="float">
            <text:p>0.005912564</text:p>
          </table:table-cell>
          <table:table-cell table:style-name="ce10" office:value-type="float" office:value="0.0006411723" calcext:value-type="float">
            <text:p>0.0006411723</text:p>
          </table:table-cell>
          <table:table-cell table:style-name="ce10" office:value-type="float" office:value="0.0000197882" calcext:value-type="float">
            <text:p>1.97882E-05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2" table:style-name="ta4"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-1.79800031" calcext:value-type="float">
            <text:p>-1.79800031</text:p>
          </table:table-cell>
          <table:table-cell table:style-name="ce10" office:value-type="float" office:value="7.036999" calcext:value-type="float">
            <text:p>7.036999</text:p>
          </table:table-cell>
          <table:table-cell table:style-name="ce10" office:value-type="float" office:value="5.6609993" calcext:value-type="float">
            <text:p>5.6609993</text:p>
          </table:table-cell>
          <table:table-cell table:style-name="ce10" office:value-type="float" office:value="-0.4500007" calcext:value-type="float">
            <text:p>-0.4500007</text:p>
          </table:table-cell>
          <table:table-cell table:style-name="ce10" office:value-type="float" office:value="2.1170006" calcext:value-type="float">
            <text:p>2.1170006</text:p>
          </table:table-cell>
          <table:table-cell table:style-name="ce10" office:value-type="float" office:value="7.5929985" calcext:value-type="float">
            <text:p>7.5929985</text:p>
          </table:table-cell>
          <table:table-cell table:style-name="ce10" office:value-type="float" office:value="4.5629998" calcext:value-type="float">
            <text:p>4.56299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651001" calcext:value-type="float">
            <text:p>2.651001</text:p>
          </table:table-cell>
          <table:table-cell table:style-name="ce10" office:value-type="float" office:value="6.1549988" calcext:value-type="float">
            <text:p>6.1549988</text:p>
          </table:table-cell>
          <table:table-cell table:style-name="ce10" office:value-type="float" office:value="4.98500064" calcext:value-type="float">
            <text:p>4.98500064</text:p>
          </table:table-cell>
          <table:table-cell table:style-name="ce10" office:value-type="float" office:value="6.3479996" calcext:value-type="float">
            <text:p>6.3479996</text:p>
          </table:table-cell>
          <table:table-cell table:style-name="ce10" office:value-type="float" office:value="0.9119988" calcext:value-type="float">
            <text:p>0.9119988</text:p>
          </table:table-cell>
          <table:table-cell table:style-name="ce10" office:value-type="float" office:value="-1.7680015259" calcext:value-type="float">
            <text:p>-1.7680015259</text:p>
          </table:table-cell>
          <table:table-cell table:style-name="ce10" office:value-type="float" office:value="-1.9850006" calcext:value-type="float">
            <text:p>-1.9850006</text:p>
          </table:table-cell>
          <table:table-cell table:style-name="ce10" office:value-type="float" office:value="-5.407001" calcext:value-type="float">
            <text:p>-5.407001</text:p>
          </table:table-cell>
          <table:table-cell table:style-name="ce10" office:value-type="float" office:value="6.8199997" calcext:value-type="float">
            <text:p>6.8199997</text:p>
          </table:table-cell>
          <table:table-cell table:style-name="ce10" office:value-type="float" office:value="-3.973" calcext:value-type="float">
            <text:p>-3.973</text:p>
          </table:table-cell>
          <table:table-cell table:style-name="ce10" office:value-type="float" office:value="7.1329995" calcext:value-type="float">
            <text:p>7.1329995</text:p>
          </table:table-cell>
          <table:table-cell table:style-name="ce10" office:value-type="float" office:value="-5.1730003" calcext:value-type="float">
            <text:p>-5.1730003</text:p>
          </table:table-cell>
          <table:table-cell table:style-name="ce10" office:value-type="float" office:value="5.644001" calcext:value-type="float">
            <text:p>5.644001</text:p>
          </table:table-cell>
          <table:table-cell table:style-name="ce10" office:value-type="float" office:value="1.2980004" calcext:value-type="float">
            <text:p>1.2980004</text:p>
          </table:table-cell>
          <table:table-cell table:style-name="ce10" office:value-type="float" office:value="2.2299996" calcext:value-type="float">
            <text:p>2.2299996</text:p>
          </table:table-cell>
          <table:table-cell table:style-name="ce10" office:value-type="float" office:value="5.02099994" calcext:value-type="float">
            <text:p>5.0209999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8.6640015" calcext:value-type="float">
            <text:p>8.6640015</text:p>
          </table:table-cell>
          <table:table-cell table:style-name="ce10" office:value-type="float" office:value="-1.7410011" calcext:value-type="float">
            <text:p>-1.7410011</text:p>
          </table:table-cell>
          <table:table-cell table:style-name="ce10" office:value-type="float" office:value="-19.178" calcext:value-type="float">
            <text:p>-19.17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3289986" calcext:value-type="float">
            <text:p>1.3289986</text:p>
          </table:table-cell>
          <table:table-cell table:style-name="ce10" office:value-type="float" office:value="-0.08300015" calcext:value-type="float">
            <text:p>-0.08300015</text:p>
          </table:table-cell>
          <table:table-cell table:style-name="ce10" office:value-type="float" office:value="-15.009001" calcext:value-type="float">
            <text:p>-15.009001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4.26599887" calcext:value-type="float">
            <text:p>4.26599887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4.6170006" calcext:value-type="float">
            <text:p>4.6170006</text:p>
          </table:table-cell>
          <table:table-cell table:style-name="ce10" office:value-type="float" office:value="2.2599984" calcext:value-type="float">
            <text:p>2.259998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7809983" calcext:value-type="float">
            <text:p>2.780998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5950012" calcext:value-type="float">
            <text:p>-0.5950012</text:p>
          </table:table-cell>
          <table:table-cell table:style-name="ce10" office:value-type="float" office:value="0.6220017" calcext:value-type="float">
            <text:p>0.6220017</text:p>
          </table:table-cell>
          <table:table-cell table:style-name="ce10" office:value-type="float" office:value="0.01200107" calcext:value-type="float">
            <text:p>0.01200107</text:p>
          </table:table-cell>
          <table:table-cell table:style-name="ce10" office:value-type="float" office:value="1.85300067" calcext:value-type="float">
            <text:p>1.85300067</text:p>
          </table:table-cell>
          <table:table-cell table:style-name="ce10" office:value-type="float" office:value="-0.7190017" calcext:value-type="float">
            <text:p>-0.7190017</text:p>
          </table:table-cell>
          <table:table-cell table:style-name="ce10" office:value-type="float" office:value="0.0000000305" calcext:value-type="float">
            <text:p>3.05E-08</text:p>
          </table:table-cell>
          <table:table-cell table:style-name="ce10" office:value-type="float" office:value="0.1230011" calcext:value-type="float">
            <text:p>0.1230011</text:p>
          </table:table-cell>
          <table:table-cell table:style-name="ce10" office:value-type="float" office:value="-1.077999" calcext:value-type="float">
            <text:p>-1.077999</text:p>
          </table:table-cell>
          <table:table-cell table:style-name="ce10" office:value-type="float" office:value="4.3019982" calcext:value-type="float">
            <text:p>4.3019982</text:p>
          </table:table-cell>
          <table:table-cell table:style-name="ce10" office:value-type="float" office:value="-3.104" calcext:value-type="float">
            <text:p>-3.10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6580009" calcext:value-type="float">
            <text:p>-8.658000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.4360009" calcext:value-type="float">
            <text:p>0.4360009</text:p>
          </table:table-cell>
          <table:table-cell table:style-name="ce10" office:value-type="float" office:value="0.9189987" calcext:value-type="float">
            <text:p>0.9189987</text:p>
          </table:table-cell>
          <table:table-cell table:style-name="ce10" office:value-type="float" office:value="1.84299854" calcext:value-type="float">
            <text:p>1.84299854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1.4920005" calcext:value-type="float">
            <text:p>-1.4920005</text:p>
          </table:table-cell>
          <table:table-cell table:style-name="ce10" office:value-type="float" office:value="-19.035" calcext:value-type="float">
            <text:p>-19.035</text:p>
          </table:table-cell>
          <table:table-cell table:style-name="ce10" office:value-type="float" office:value="-7.62199971" calcext:value-type="float">
            <text:p>-7.62199971</text:p>
          </table:table-cell>
          <table:table-cell table:style-name="ce10" office:value-type="float" office:value="1.5670014" calcext:value-type="float">
            <text:p>1.5670014</text:p>
          </table:table-cell>
          <table:table-cell table:style-name="ce10" office:value-type="float" office:value="-3.97499844" calcext:value-type="float">
            <text:p>-3.97499844</text:p>
          </table:table-cell>
          <table:table-cell table:style-name="ce10" office:value-type="float" office:value="-15.334" calcext:value-type="float">
            <text:p>-15.334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7.39199832" calcext:value-type="float">
            <text:p>7.39199832</text:p>
          </table:table-cell>
          <table:table-cell table:style-name="ce10" office:value-type="float" office:value="9.849999" calcext:value-type="float">
            <text:p>9.849999</text:p>
          </table:table-cell>
          <table:table-cell table:style-name="ce10" office:value-type="float" office:value="6.9900017" calcext:value-type="float">
            <text:p>6.9900017</text:p>
          </table:table-cell>
          <table:table-cell table:style-name="ce10" office:value-type="float" office:value="1.4329987" calcext:value-type="float">
            <text:p>1.4329987</text:p>
          </table:table-cell>
          <table:table-cell table:style-name="ce10" office:value-type="float" office:value="4.4339981" calcext:value-type="float">
            <text:p>4.4339981</text:p>
          </table:table-cell>
          <table:table-cell table:style-name="ce10" office:value-type="float" office:value="-6.5789985" calcext:value-type="float">
            <text:p>-6.5789985</text:p>
          </table:table-cell>
          <table:table-cell table:style-name="ce10" office:value-type="float" office:value="7.7220002" calcext:value-type="float">
            <text:p>7.722000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.8380013" calcext:value-type="float">
            <text:p>4.8380013</text:p>
          </table:table-cell>
          <table:table-cell table:style-name="ce10" office:value-type="float" office:value="7.7150002" calcext:value-type="float">
            <text:p>7.7150002</text:p>
          </table:table-cell>
          <table:table-cell table:style-name="ce10" office:value-type="float" office:value="-6.75899884" calcext:value-type="float">
            <text:p>-6.75899884</text:p>
          </table:table-cell>
          <table:table-cell table:style-name="ce10" office:value-type="float" office:value="3.46300128" calcext:value-type="float">
            <text:p>3.46300128</text:p>
          </table:table-cell>
          <table:table-cell table:style-name="ce10" office:value-type="float" office:value="3.5299988" calcext:value-type="float">
            <text:p>3.52999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.6119995" calcext:value-type="float">
            <text:p>5.6119995</text:p>
          </table:table-cell>
          <table:table-cell table:style-name="ce10" office:value-type="float" office:value="-7.565001" calcext:value-type="float">
            <text:p>-7.56500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848" calcext:value-type="float">
            <text:p>-2.848</text:p>
          </table:table-cell>
          <table:table-cell table:style-name="ce10" office:value-type="float" office:value="8.7620011" calcext:value-type="float">
            <text:p>8.7620011</text:p>
          </table:table-cell>
          <table:table-cell table:style-name="ce10" office:value-type="float" office:value="-9.1380005" calcext:value-type="float">
            <text:p>-9.138000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5159988" calcext:value-type="float">
            <text:p>-0.5159988</text:p>
          </table:table-cell>
          <table:table-cell table:style-name="ce10" office:value-type="float" office:value="-0.8590011" calcext:value-type="float">
            <text:p>-0.8590011</text:p>
          </table:table-cell>
          <table:table-cell table:style-name="ce10" office:value-type="float" office:value="-9.62700078" calcext:value-type="float">
            <text:p>-9.62700078</text:p>
          </table:table-cell>
          <table:table-cell table:style-name="ce10" office:value-type="float" office:value="-8.74" calcext:value-type="float">
            <text:p>-8.74</text:p>
          </table:table-cell>
          <table:table-cell table:style-name="ce10" office:value-type="float" office:value="3.8969994" calcext:value-type="float">
            <text:p>3.8969994</text:p>
          </table:table-cell>
          <table:table-cell table:style-name="ce10" office:value-type="float" office:value="3.2630005" calcext:value-type="float">
            <text:p>3.2630005</text:p>
          </table:table-cell>
          <table:table-cell table:style-name="ce10" office:value-type="float" office:value="-18.955" calcext:value-type="float">
            <text:p>-18.955</text:p>
          </table:table-cell>
          <table:table-cell table:style-name="ce10" office:value-type="float" office:value="-0.812999695" calcext:value-type="float">
            <text:p>-0.812999695</text:p>
          </table:table-cell>
          <table:table-cell table:style-name="ce10" office:value-type="float" office:value="-8.3670005" calcext:value-type="float">
            <text:p>-8.3670005</text:p>
          </table:table-cell>
          <table:table-cell table:style-name="ce10" office:value-type="float" office:value="4.27399829" calcext:value-type="float">
            <text:p>4.27399829</text:p>
          </table:table-cell>
          <table:table-cell table:style-name="ce10" office:value-type="float" office:value="-14.763" calcext:value-type="float">
            <text:p>-14.763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-0.78599927" calcext:value-type="float">
            <text:p>-0.78599927</text:p>
          </table:table-cell>
          <table:table-cell table:style-name="ce10" office:value-type="float" office:value="10.380001" calcext:value-type="float">
            <text:p>10.380001</text:p>
          </table:table-cell>
          <table:table-cell table:style-name="ce10" office:value-type="float" office:value="1.9059983" calcext:value-type="float">
            <text:p>1.9059983</text:p>
          </table:table-cell>
          <table:table-cell table:style-name="ce10" office:value-type="float" office:value="-2.4000015" calcext:value-type="float">
            <text:p>-2.4000015</text:p>
          </table:table-cell>
          <table:table-cell table:style-name="ce10" office:value-type="float" office:value="3.8110009" calcext:value-type="float">
            <text:p>3.8110009</text:p>
          </table:table-cell>
          <table:table-cell table:style-name="ce10" office:value-type="float" office:value="6.6339989" calcext:value-type="float">
            <text:p>6.6339989</text:p>
          </table:table-cell>
          <table:table-cell table:style-name="ce10" office:value-type="float" office:value="10.6279984" calcext:value-type="float">
            <text:p>10.6279984</text:p>
          </table:table-cell>
          <table:table-cell table:style-name="ce10" office:value-type="float" office:value="0.75400165" calcext:value-type="float">
            <text:p>0.75400165</text:p>
          </table:table-cell>
          <table:table-cell table:style-name="ce10" office:value-type="float" office:value="-1.4000015" calcext:value-type="float">
            <text:p>-1.4000015</text:p>
          </table:table-cell>
          <table:table-cell table:style-name="ce10" office:value-type="float" office:value="6.25" calcext:value-type="float">
            <text:p>6.25</text:p>
          </table:table-cell>
          <table:table-cell table:style-name="ce10" office:value-type="float" office:value="1.2249985" calcext:value-type="float">
            <text:p>1.224998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7.0349998" calcext:value-type="float">
            <text:p>-7.0349998</text:p>
          </table:table-cell>
          <table:table-cell table:style-name="ce10" office:value-type="float" office:value="-0.7729987793" calcext:value-type="float">
            <text:p>-0.7729987793</text:p>
          </table:table-cell>
          <table:table-cell table:style-name="ce10" office:value-type="float" office:value="0.6829987" calcext:value-type="float">
            <text:p>0.6829987</text:p>
          </table:table-cell>
          <table:table-cell table:style-name="ce10" office:value-type="float" office:value="-9.026001" calcext:value-type="float">
            <text:p>-9.026001</text:p>
          </table:table-cell>
          <table:table-cell table:style-name="ce10" office:value-type="float" office:value="2.4679985" calcext:value-type="float">
            <text:p>2.4679985</text:p>
          </table:table-cell>
          <table:table-cell table:style-name="ce10" office:value-type="float" office:value="-6.261002" calcext:value-type="float">
            <text:p>-6.261002</text:p>
          </table:table-cell>
          <table:table-cell table:style-name="ce10" office:value-type="float" office:value="-5.8079986" calcext:value-type="float">
            <text:p>-5.8079986</text:p>
          </table:table-cell>
          <table:table-cell table:style-name="ce10" office:value-type="float" office:value="-9.0340004" calcext:value-type="float">
            <text:p>-9.0340004</text:p>
          </table:table-cell>
          <table:table-cell table:style-name="ce10" office:value-type="float" office:value="-0.4840011" calcext:value-type="float">
            <text:p>-0.4840011</text:p>
          </table:table-cell>
          <table:table-cell table:style-name="ce10" office:value-type="float" office:value="-5.5060005" calcext:value-type="float">
            <text:p>-5.5060005</text:p>
          </table:table-cell>
          <table:table-cell table:style-name="ce10" office:value-type="float" office:value="0.1230011" calcext:value-type="float">
            <text:p>0.1230011</text:p>
          </table:table-cell>
          <table:table-cell table:style-name="ce10" office:value-type="float" office:value="-2.28400037" calcext:value-type="float">
            <text:p>-2.28400037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1.7340011" calcext:value-type="float">
            <text:p>-1.7340011</text:p>
          </table:table-cell>
          <table:table-cell table:style-name="ce10" office:value-type="float" office:value="-18.446" calcext:value-type="float">
            <text:p>-18.44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2519989" calcext:value-type="float">
            <text:p>-3.2519989</text:p>
          </table:table-cell>
          <table:table-cell table:style-name="ce10" office:value-type="float" office:value="-2.6160011" calcext:value-type="float">
            <text:p>-2.6160011</text:p>
          </table:table-cell>
          <table:table-cell table:style-name="ce10" office:value-type="float" office:value="-15.35" calcext:value-type="float">
            <text:p>-15.3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-8.12700078" calcext:value-type="float">
            <text:p>-8.1270007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8740005" calcext:value-type="float">
            <text:p>-0.8740005</text:p>
          </table:table-cell>
          <table:table-cell table:style-name="ce10" office:value-type="float" office:value="-3.2919998" calcext:value-type="float">
            <text:p>-3.29199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9.7970009" calcext:value-type="float">
            <text:p>9.7970009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1.7449989" calcext:value-type="float">
            <text:p>-1.7449989</text:p>
          </table:table-cell>
          <table:table-cell table:style-name="ce10" office:value-type="float" office:value="5.6959992" calcext:value-type="float">
            <text:p>5.695999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01599881" calcext:value-type="float">
            <text:p>-3.01599881</text:p>
          </table:table-cell>
          <table:table-cell table:style-name="ce10" office:value-type="float" office:value="-7.2469997" calcext:value-type="float">
            <text:p>-7.2469997</text:p>
          </table:table-cell>
          <table:table-cell table:style-name="ce10" office:value-type="float" office:value="-8.3579997711" calcext:value-type="float">
            <text:p>-8.3579997711</text:p>
          </table:table-cell>
          <table:table-cell table:style-name="ce10" office:value-type="float" office:value="-1.4650001" calcext:value-type="float">
            <text:p>-1.4650001</text:p>
          </table:table-cell>
          <table:table-cell table:style-name="ce10" office:value-type="float" office:value="-9.25" calcext:value-type="float">
            <text:p>-9.25</text:p>
          </table:table-cell>
          <table:table-cell table:style-name="ce10" office:value-type="float" office:value="-3.3040008" calcext:value-type="float">
            <text:p>-3.3040008</text:p>
          </table:table-cell>
          <table:table-cell table:style-name="ce10" office:value-type="float" office:value="-6.409" calcext:value-type="float">
            <text:p>-6.409</text:p>
          </table:table-cell>
          <table:table-cell table:style-name="ce10" office:value-type="float" office:value="-8.4440002" calcext:value-type="float">
            <text:p>-8.4440002</text:p>
          </table:table-cell>
          <table:table-cell table:style-name="ce10" office:value-type="float" office:value="1.1419983" calcext:value-type="float">
            <text:p>1.1419983</text:p>
          </table:table-cell>
          <table:table-cell table:style-name="ce10" office:value-type="float" office:value="6.9339981" calcext:value-type="float">
            <text:p>6.9339981</text:p>
          </table:table-cell>
          <table:table-cell table:style-name="ce10" office:value-type="float" office:value="-5.8349991" calcext:value-type="float">
            <text:p>-5.8349991</text:p>
          </table:table-cell>
          <table:table-cell table:style-name="ce10" office:value-type="float" office:value="3.6349984" calcext:value-type="float">
            <text:p>3.6349984</text:p>
          </table:table-cell>
          <table:table-cell table:style-name="ce10" office:value-type="float" office:value="-3.48500058" calcext:value-type="float">
            <text:p>-3.48500058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3.2560005" calcext:value-type="float">
            <text:p>-3.2560005</text:p>
          </table:table-cell>
          <table:table-cell table:style-name="ce10" office:value-type="float" office:value="-18.567" calcext:value-type="float">
            <text:p>-18.56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6240005" calcext:value-type="float">
            <text:p>-3.6240005</text:p>
          </table:table-cell>
          <table:table-cell table:style-name="ce10" office:value-type="float" office:value="4.94499973" calcext:value-type="float">
            <text:p>4.94499973</text:p>
          </table:table-cell>
          <table:table-cell table:style-name="ce10" office:value-type="float" office:value="-15.625999" calcext:value-type="float">
            <text:p>-15.625999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-2.01100156" calcext:value-type="float">
            <text:p>-2.01100156</text:p>
          </table:table-cell>
          <table:table-cell table:style-name="ce10" office:value-type="float" office:value="5.751999" calcext:value-type="float">
            <text:p>5.751999</text:p>
          </table:table-cell>
          <table:table-cell table:style-name="ce10" office:value-type="float" office:value="5.6180001" calcext:value-type="float">
            <text:p>5.6180001</text:p>
          </table:table-cell>
          <table:table-cell table:style-name="ce10" office:value-type="float" office:value="-1.7260017" calcext:value-type="float">
            <text:p>-1.726001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6800003" calcext:value-type="float">
            <text:p>2.6800003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2.6640014" calcext:value-type="float">
            <text:p>-2.6640014</text:p>
          </table:table-cell>
          <table:table-cell table:style-name="ce10" office:value-type="float" office:value="7.0820008" calcext:value-type="float">
            <text:p>7.0820008</text:p>
          </table:table-cell>
          <table:table-cell table:style-name="ce10" office:value-type="float" office:value="0.45999911" calcext:value-type="float">
            <text:p>0.45999911</text:p>
          </table:table-cell>
          <table:table-cell table:style-name="ce10" office:value-type="float" office:value="7.92399982" calcext:value-type="float">
            <text:p>7.92399982</text:p>
          </table:table-cell>
          <table:table-cell table:style-name="ce10" office:value-type="float" office:value="5.1730004" calcext:value-type="float">
            <text:p>5.173000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.875" calcext:value-type="float">
            <text:p>0.875</text:p>
          </table:table-cell>
          <table:table-cell table:style-name="ce10" office:value-type="float" office:value="-5.434002" calcext:value-type="float">
            <text:p>-5.43400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960999" calcext:value-type="float">
            <text:p>-1.960999</text:p>
          </table:table-cell>
          <table:table-cell table:style-name="ce10" office:value-type="float" office:value="8.4819985" calcext:value-type="float">
            <text:p>8.4819985</text:p>
          </table:table-cell>
          <table:table-cell table:style-name="ce10" office:value-type="float" office:value="-0.2330017" calcext:value-type="float">
            <text:p>-0.2330017</text:p>
          </table:table-cell>
          <table:table-cell table:style-name="ce10" office:value-type="float" office:value="-3.0849991" calcext:value-type="float">
            <text:p>-3.0849991</text:p>
          </table:table-cell>
          <table:table-cell table:style-name="ce10" office:value-type="float" office:value="0.6599999" calcext:value-type="float">
            <text:p>0.6599999</text:p>
          </table:table-cell>
          <table:table-cell table:style-name="ce10" office:value-type="float" office:value="0.3540001" calcext:value-type="float">
            <text:p>0.3540001</text:p>
          </table:table-cell>
          <table:table-cell table:style-name="ce10" office:value-type="float" office:value="-4.50099942" calcext:value-type="float">
            <text:p>-4.5009994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9099999" calcext:value-type="float">
            <text:p>1.9099999</text:p>
          </table:table-cell>
          <table:table-cell table:style-name="ce10" office:value-type="float" office:value="4.1150017" calcext:value-type="float">
            <text:p>4.1150017</text:p>
          </table:table-cell>
          <table:table-cell table:style-name="ce10" office:value-type="float" office:value="-18.51" calcext:value-type="float">
            <text:p>-18.5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1220017" calcext:value-type="float">
            <text:p>2.1220017</text:p>
          </table:table-cell>
          <table:table-cell table:style-name="ce10" office:value-type="float" office:value="9.33100131" calcext:value-type="float">
            <text:p>9.33100131</text:p>
          </table:table-cell>
          <table:table-cell table:style-name="ce10" office:value-type="float" office:value="-4.751999" calcext:value-type="float">
            <text:p>-4.751999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0.72700122" calcext:value-type="float">
            <text:p>0.72700122</text:p>
          </table:table-cell>
          <table:table-cell table:style-name="ce10" office:value-type="float" office:value="5.611" calcext:value-type="float">
            <text:p>5.611</text:p>
          </table:table-cell>
          <table:table-cell table:style-name="ce10" office:value-type="float" office:value="-1.7459984" calcext:value-type="float">
            <text:p>-1.7459984</text:p>
          </table:table-cell>
          <table:table-cell table:style-name="ce10" office:value-type="float" office:value="-2.375" calcext:value-type="float">
            <text:p>-2.375</text:p>
          </table:table-cell>
          <table:table-cell table:style-name="ce10" office:value-type="float" office:value="4.2260018" calcext:value-type="float">
            <text:p>4.226001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0460015" calcext:value-type="float">
            <text:p>3.0460015</text:p>
          </table:table-cell>
          <table:table-cell table:style-name="ce10" office:value-type="float" office:value="5.85300067" calcext:value-type="float">
            <text:p>5.85300067</text:p>
          </table:table-cell>
          <table:table-cell table:style-name="ce10" office:value-type="float" office:value="-0.9039993" calcext:value-type="float">
            <text:p>-0.9039993</text:p>
          </table:table-cell>
          <table:table-cell table:style-name="ce10" office:value-type="float" office:value="0.3810005" calcext:value-type="float">
            <text:p>0.3810005</text:p>
          </table:table-cell>
          <table:table-cell table:style-name="ce10" office:value-type="float" office:value="5.99000171" calcext:value-type="float">
            <text:p>5.99000171</text:p>
          </table:table-cell>
          <table:table-cell table:style-name="ce10" office:value-type="float" office:value="1.69699863" calcext:value-type="float">
            <text:p>1.69699863</text:p>
          </table:table-cell>
          <table:table-cell table:style-name="ce10" office:value-type="float" office:value="1.5859986" calcext:value-type="float">
            <text:p>1.5859986</text:p>
          </table:table-cell>
          <table:table-cell table:style-name="ce10" office:value-type="float" office:value="5.9669990845" calcext:value-type="float">
            <text:p>5.9669990845</text:p>
          </table:table-cell>
          <table:table-cell table:style-name="ce10" office:value-type="float" office:value="-1.486" calcext:value-type="float">
            <text:p>-1.486</text:p>
          </table:table-cell>
          <table:table-cell table:style-name="ce10" office:value-type="float" office:value="-3.619999" calcext:value-type="float">
            <text:p>-3.61999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796001" calcext:value-type="float">
            <text:p>-3.796001</text:p>
          </table:table-cell>
          <table:table-cell table:style-name="ce10" office:value-type="float" office:value="0.8860016" calcext:value-type="float">
            <text:p>0.8860016</text:p>
          </table:table-cell>
          <table:table-cell table:style-name="ce10" office:value-type="float" office:value="-6.4840011" calcext:value-type="float">
            <text:p>-6.4840011</text:p>
          </table:table-cell>
          <table:table-cell table:style-name="ce10" office:value-type="float" office:value="3.3860016" calcext:value-type="float">
            <text:p>3.386001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4379998" calcext:value-type="float">
            <text:p>1.4379998</text:p>
          </table:table-cell>
          <table:table-cell table:style-name="ce10" office:value-type="float" office:value="-0.03400037" calcext:value-type="float">
            <text:p>-0.0340003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4539986" calcext:value-type="float">
            <text:p>1.4539986</text:p>
          </table:table-cell>
          <table:table-cell table:style-name="ce10" office:value-type="float" office:value="-1.7529983" calcext:value-type="float">
            <text:p>-1.7529983</text:p>
          </table:table-cell>
          <table:table-cell table:style-name="ce10" office:value-type="float" office:value="-18.768" calcext:value-type="float">
            <text:p>-18.76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3639984" calcext:value-type="float">
            <text:p>3.3639984</text:p>
          </table:table-cell>
          <table:table-cell table:style-name="ce10" office:value-type="float" office:value="4.52000049" calcext:value-type="float">
            <text:p>4.52000049</text:p>
          </table:table-cell>
          <table:table-cell table:style-name="ce10" office:value-type="float" office:value="-15.226" calcext:value-type="float">
            <text:p>-15.226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5.58300021" calcext:value-type="float">
            <text:p>5.58300021</text:p>
          </table:table-cell>
          <table:table-cell table:style-name="ce10" office:value-type="float" office:value="-6.34" calcext:value-type="float">
            <text:p>-6.34</text:p>
          </table:table-cell>
          <table:table-cell table:style-name="ce10" office:value-type="float" office:value="3.0750008" calcext:value-type="float">
            <text:p>3.0750008</text:p>
          </table:table-cell>
          <table:table-cell table:style-name="ce10" office:value-type="float" office:value="-2.6450004" calcext:value-type="float">
            <text:p>-2.6450004</text:p>
          </table:table-cell>
          <table:table-cell table:style-name="ce10" office:value-type="float" office:value="8.1850014" calcext:value-type="float">
            <text:p>8.1850014</text:p>
          </table:table-cell>
          <table:table-cell table:style-name="ce10" office:value-type="float" office:value="-7.9209995" calcext:value-type="float">
            <text:p>-7.9209995</text:p>
          </table:table-cell>
          <table:table-cell table:style-name="ce10" office:value-type="float" office:value="4.1160012" calcext:value-type="float">
            <text:p>4.1160012</text:p>
          </table:table-cell>
          <table:table-cell table:style-name="ce10" office:value-type="float" office:value="8.97600177" calcext:value-type="float">
            <text:p>8.97600177</text:p>
          </table:table-cell>
          <table:table-cell table:style-name="ce10" office:value-type="float" office:value="-2.1469993" calcext:value-type="float">
            <text:p>-2.1469993</text:p>
          </table:table-cell>
          <table:table-cell table:style-name="ce10" office:value-type="float" office:value="0.1949997" calcext:value-type="float">
            <text:p>0.1949997</text:p>
          </table:table-cell>
          <table:table-cell table:style-name="ce10" office:value-type="float" office:value="0.68700031" calcext:value-type="float">
            <text:p>0.68700031</text:p>
          </table:table-cell>
          <table:table-cell table:style-name="ce10" office:value-type="float" office:value="1.07099918" calcext:value-type="float">
            <text:p>1.07099918</text:p>
          </table:table-cell>
          <table:table-cell table:style-name="ce10" office:value-type="float" office:value="-8.5909996" calcext:value-type="float">
            <text:p>-8.590999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5800019" calcext:value-type="float">
            <text:p>2.5800019</text:p>
          </table:table-cell>
          <table:table-cell table:style-name="ce10" office:value-type="float" office:value="-10.034" calcext:value-type="float">
            <text:p>-10.034</text:p>
          </table:table-cell>
          <table:table-cell table:style-name="ce10" office:value-type="float" office:value="4.6119995" calcext:value-type="float">
            <text:p>4.6119995</text:p>
          </table:table-cell>
          <table:table-cell table:style-name="ce10" office:value-type="float" office:value="-3.435001" calcext:value-type="float">
            <text:p>-3.435001</text:p>
          </table:table-cell>
          <table:table-cell table:style-name="ce10" office:value-type="float" office:value="5.8359986" calcext:value-type="float">
            <text:p>5.8359986</text:p>
          </table:table-cell>
          <table:table-cell table:style-name="ce10" office:value-type="float" office:value="-10.6000004" calcext:value-type="float">
            <text:p>-10.6000004</text:p>
          </table:table-cell>
          <table:table-cell table:style-name="ce10" office:value-type="float" office:value="2.6699982" calcext:value-type="float">
            <text:p>2.6699982</text:p>
          </table:table-cell>
          <table:table-cell table:style-name="ce10" office:value-type="float" office:value="-0.4519996" calcext:value-type="float">
            <text:p>-0.4519996</text:p>
          </table:table-cell>
          <table:table-cell table:style-name="ce10" office:value-type="float" office:value="3.6349984" calcext:value-type="float">
            <text:p>3.6349984</text:p>
          </table:table-cell>
          <table:table-cell table:style-name="ce10" office:value-type="float" office:value="6.39300159" calcext:value-type="float">
            <text:p>6.3930015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0060005" calcext:value-type="float">
            <text:p>3.0060005</text:p>
          </table:table-cell>
          <table:table-cell table:style-name="ce10" office:value-type="float" office:value="0.757" calcext:value-type="float">
            <text:p>0.757</text:p>
          </table:table-cell>
          <table:table-cell table:style-name="ce10" office:value-type="float" office:value="-19.468" calcext:value-type="float">
            <text:p>-19.468</text:p>
          </table:table-cell>
          <table:table-cell table:style-name="ce10" office:value-type="float" office:value="-1.6559982" calcext:value-type="float">
            <text:p>-1.6559982</text:p>
          </table:table-cell>
          <table:table-cell table:style-name="ce10" office:value-type="float" office:value="8.1800003" calcext:value-type="float">
            <text:p>8.1800003</text:p>
          </table:table-cell>
          <table:table-cell table:style-name="ce10" office:value-type="float" office:value="1.40399936" calcext:value-type="float">
            <text:p>1.40399936</text:p>
          </table:table-cell>
          <table:table-cell table:style-name="ce10" office:value-type="float" office:value="-14.372999" calcext:value-type="float">
            <text:p>-14.37299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6.75099948" calcext:value-type="float">
            <text:p>6.75099948</text:p>
          </table:table-cell>
          <table:table-cell table:style-name="ce10" office:value-type="float" office:value="7.486" calcext:value-type="float">
            <text:p>7.486</text:p>
          </table:table-cell>
          <table:table-cell table:style-name="ce10" office:value-type="float" office:value="4.5579987" calcext:value-type="float">
            <text:p>4.5579987</text:p>
          </table:table-cell>
          <table:table-cell table:style-name="ce10" office:value-type="float" office:value="-7.2000007" calcext:value-type="float">
            <text:p>-7.2000007</text:p>
          </table:table-cell>
          <table:table-cell table:style-name="ce10" office:value-type="float" office:value="-7.4220009" calcext:value-type="float">
            <text:p>-7.4220009</text:p>
          </table:table-cell>
          <table:table-cell table:style-name="ce10" office:value-type="float" office:value="6.8680001" calcext:value-type="float">
            <text:p>6.868000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0.71500018" calcext:value-type="float">
            <text:p>10.71500018</text:p>
          </table:table-cell>
          <table:table-cell table:style-name="ce10" office:value-type="float" office:value="-1.5060005" calcext:value-type="float">
            <text:p>-1.5060005</text:p>
          </table:table-cell>
          <table:table-cell table:style-name="ce10" office:value-type="float" office:value="4.0999985" calcext:value-type="float">
            <text:p>4.0999985</text:p>
          </table:table-cell>
          <table:table-cell table:style-name="ce10" office:value-type="float" office:value="-0.31800076" calcext:value-type="float">
            <text:p>-0.31800076</text:p>
          </table:table-cell>
          <table:table-cell table:style-name="ce10" office:value-type="float" office:value="-10.31999966" calcext:value-type="float">
            <text:p>-10.31999966</text:p>
          </table:table-cell>
          <table:table-cell table:style-name="ce10" office:value-type="float" office:value="-3.2579994" calcext:value-type="float">
            <text:p>-3.2579994</text:p>
          </table:table-cell>
          <table:table-cell table:style-name="ce10" office:value-type="float" office:value="7.615001709" calcext:value-type="float">
            <text:p>7.615001709</text:p>
          </table:table-cell>
          <table:table-cell table:style-name="ce10" office:value-type="float" office:value="-1.2929992" calcext:value-type="float">
            <text:p>-1.2929992</text:p>
          </table:table-cell>
          <table:table-cell table:style-name="ce10" office:value-type="float" office:value="-6.474998" calcext:value-type="float">
            <text:p>-6.474998</text:p>
          </table:table-cell>
          <table:table-cell table:style-name="ce10" office:value-type="float" office:value="-7.7199993" calcext:value-type="float">
            <text:p>-7.7199993</text:p>
          </table:table-cell>
          <table:table-cell table:style-name="ce10" office:value-type="float" office:value="-5.261002" calcext:value-type="float">
            <text:p>-5.261002</text:p>
          </table:table-cell>
          <table:table-cell table:style-name="ce10" office:value-type="float" office:value="10.5050011" calcext:value-type="float">
            <text:p>10.5050011</text:p>
          </table:table-cell>
          <table:table-cell table:style-name="ce10" office:value-type="float" office:value="-8.2099991" calcext:value-type="float">
            <text:p>-8.2099991</text:p>
          </table:table-cell>
          <table:table-cell table:style-name="ce10" office:value-type="float" office:value="7.6549988" calcext:value-type="float">
            <text:p>7.6549988</text:p>
          </table:table-cell>
          <table:table-cell table:style-name="ce10" office:value-type="float" office:value="-4.7849998" calcext:value-type="float">
            <text:p>-4.7849998</text:p>
          </table:table-cell>
          <table:table-cell table:style-name="ce10" office:value-type="float" office:value="4.6349984" calcext:value-type="float">
            <text:p>4.6349984</text:p>
          </table:table-cell>
          <table:table-cell table:style-name="ce10" office:value-type="float" office:value="-10.08499905" calcext:value-type="float">
            <text:p>-10.08499905</text:p>
          </table:table-cell>
          <table:table-cell table:style-name="ce10" office:value-type="float" office:value="4.070999" calcext:value-type="float">
            <text:p>4.070999</text:p>
          </table:table-cell>
          <table:table-cell table:style-name="ce10" office:value-type="float" office:value="-6.0760002" calcext:value-type="float">
            <text:p>-6.0760002</text:p>
          </table:table-cell>
          <table:table-cell table:style-name="ce10" office:value-type="float" office:value="0.8800011" calcext:value-type="float">
            <text:p>0.8800011</text:p>
          </table:table-cell>
          <table:table-cell table:style-name="ce10" office:value-type="float" office:value="-19.151" calcext:value-type="float">
            <text:p>-19.151</text:p>
          </table:table-cell>
          <table:table-cell table:style-name="ce10" office:value-type="float" office:value="0.005001099" calcext:value-type="float">
            <text:p>0.005001099</text:p>
          </table:table-cell>
          <table:table-cell table:style-name="ce10" office:value-type="float" office:value="-8.2140007" calcext:value-type="float">
            <text:p>-8.2140007</text:p>
          </table:table-cell>
          <table:table-cell table:style-name="ce10" office:value-type="float" office:value="2.85900119" calcext:value-type="float">
            <text:p>2.85900119</text:p>
          </table:table-cell>
          <table:table-cell table:style-name="ce10" office:value-type="float" office:value="-15.332001" calcext:value-type="float">
            <text:p>-15.332001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2.11700061" calcext:value-type="float">
            <text:p>2.1170006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7879982" calcext:value-type="float">
            <text:p>2.7879982</text:p>
          </table:table-cell>
          <table:table-cell table:style-name="ce10" office:value-type="float" office:value="-2.5400009" calcext:value-type="float">
            <text:p>-2.5400009</text:p>
          </table:table-cell>
          <table:table-cell table:style-name="ce10" office:value-type="float" office:value="8.026001" calcext:value-type="float">
            <text:p>8.026001</text:p>
          </table:table-cell>
          <table:table-cell table:style-name="ce10" office:value-type="float" office:value="-9.868" calcext:value-type="float">
            <text:p>-9.868</text:p>
          </table:table-cell>
          <table:table-cell table:style-name="ce10" office:value-type="float" office:value="-3.6020012" calcext:value-type="float">
            <text:p>-3.6020012</text:p>
          </table:table-cell>
          <table:table-cell table:style-name="ce10" office:value-type="float" office:value="5.39400104" calcext:value-type="float">
            <text:p>5.39400104</text:p>
          </table:table-cell>
          <table:table-cell table:style-name="ce10" office:value-type="float" office:value="-1.1290016" calcext:value-type="float">
            <text:p>-1.1290016</text:p>
          </table:table-cell>
          <table:table-cell table:style-name="ce10" office:value-type="float" office:value="2.2010002" calcext:value-type="float">
            <text:p>2.2010002</text:p>
          </table:table-cell>
          <table:table-cell table:style-name="ce10" office:value-type="float" office:value="7.10300067" calcext:value-type="float">
            <text:p>7.10300067</text:p>
          </table:table-cell>
          <table:table-cell table:style-name="ce10" office:value-type="float" office:value="0.38600162" calcext:value-type="float">
            <text:p>0.38600162</text:p>
          </table:table-cell>
          <table:table-cell table:style-name="ce10" office:value-type="float" office:value="-6.2379989" calcext:value-type="float">
            <text:p>-6.237998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5180016" calcext:value-type="float">
            <text:p>2.5180016</text:p>
          </table:table-cell>
          <table:table-cell table:style-name="ce10" office:value-type="float" office:value="-8.365" calcext:value-type="float">
            <text:p>-8.365</text:p>
          </table:table-cell>
          <table:table-cell table:style-name="ce10" office:value-type="float" office:value="9.1450005" calcext:value-type="float">
            <text:p>9.1450005</text:p>
          </table:table-cell>
          <table:table-cell table:style-name="ce10" office:value-type="float" office:value="-5.32" calcext:value-type="float">
            <text:p>-5.32</text:p>
          </table:table-cell>
          <table:table-cell table:style-name="ce10" office:value-type="float" office:value="7.1860009" calcext:value-type="float">
            <text:p>7.1860009</text:p>
          </table:table-cell>
          <table:table-cell table:style-name="ce10" office:value-type="float" office:value="-12.2439995" calcext:value-type="float">
            <text:p>-12.243999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8370018" calcext:value-type="float">
            <text:p>-0.8370018</text:p>
          </table:table-cell>
          <table:table-cell table:style-name="ce10" office:value-type="float" office:value="4.2680016" calcext:value-type="float">
            <text:p>4.2680016</text:p>
          </table:table-cell>
          <table:table-cell table:style-name="ce10" office:value-type="float" office:value="5.88700107" calcext:value-type="float">
            <text:p>5.8870010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.3790016" calcext:value-type="float">
            <text:p>5.3790016</text:p>
          </table:table-cell>
          <table:table-cell table:style-name="ce10" office:value-type="float" office:value="-0.1080017" calcext:value-type="float">
            <text:p>-0.1080017</text:p>
          </table:table-cell>
          <table:table-cell table:style-name="ce10" office:value-type="float" office:value="-18.472" calcext:value-type="float">
            <text:p>-18.472</text:p>
          </table:table-cell>
          <table:table-cell table:style-name="ce10" office:value-type="float" office:value="1.284000427" calcext:value-type="float">
            <text:p>1.284000427</text:p>
          </table:table-cell>
          <table:table-cell table:style-name="ce10" office:value-type="float" office:value="-2.9850006" calcext:value-type="float">
            <text:p>-2.9850006</text:p>
          </table:table-cell>
          <table:table-cell table:style-name="ce10" office:value-type="float" office:value="-3.11100003" calcext:value-type="float">
            <text:p>-3.11100003</text:p>
          </table:table-cell>
          <table:table-cell table:style-name="ce10" office:value-type="float" office:value="-15.698999" calcext:value-type="float">
            <text:p>-15.69899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1.5709991" calcext:value-type="float">
            <text:p>-1.5709991</text:p>
          </table:table-cell>
          <table:table-cell table:style-name="ce10" office:value-type="float" office:value="-1.387001" calcext:value-type="float">
            <text:p>-1.38700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7.6650009" calcext:value-type="float">
            <text:p>-7.6650009</text:p>
          </table:table-cell>
          <table:table-cell table:style-name="ce10" office:value-type="float" office:value="4.612999" calcext:value-type="float">
            <text:p>4.612999</text:p>
          </table:table-cell>
          <table:table-cell table:style-name="ce10" office:value-type="float" office:value="4.4539986" calcext:value-type="float">
            <text:p>4.4539986</text:p>
          </table:table-cell>
          <table:table-cell table:style-name="ce10" office:value-type="float" office:value="-1.8720016" calcext:value-type="float">
            <text:p>-1.8720016</text:p>
          </table:table-cell>
          <table:table-cell table:style-name="ce10" office:value-type="float" office:value="6.2669983" calcext:value-type="float">
            <text:p>6.2669983</text:p>
          </table:table-cell>
          <table:table-cell table:style-name="ce10" office:value-type="float" office:value="10.12400058" calcext:value-type="float">
            <text:p>10.12400058</text:p>
          </table:table-cell>
          <table:table-cell table:style-name="ce10" office:value-type="float" office:value="8.43600085" calcext:value-type="float">
            <text:p>8.43600085</text:p>
          </table:table-cell>
          <table:table-cell table:style-name="ce10" office:value-type="float" office:value="-7.8080005" calcext:value-type="float">
            <text:p>-7.808000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1599998" calcext:value-type="float">
            <text:p>-1.1599998</text:p>
          </table:table-cell>
          <table:table-cell table:style-name="ce10" office:value-type="float" office:value="-7.938999" calcext:value-type="float">
            <text:p>-7.938999</text:p>
          </table:table-cell>
          <table:table-cell table:style-name="ce10" office:value-type="float" office:value="10.2220002" calcext:value-type="float">
            <text:p>10.2220002</text:p>
          </table:table-cell>
          <table:table-cell table:style-name="ce10" office:value-type="float" office:value="-5.507999" calcext:value-type="float">
            <text:p>-5.507999</text:p>
          </table:table-cell>
          <table:table-cell table:style-name="ce10" office:value-type="float" office:value="10.9580002" calcext:value-type="float">
            <text:p>10.9580002</text:p>
          </table:table-cell>
          <table:table-cell table:style-name="ce10" office:value-type="float" office:value="-8.2290001" calcext:value-type="float">
            <text:p>-8.2290001</text:p>
          </table:table-cell>
          <table:table-cell table:style-name="ce10" office:value-type="float" office:value="8.8670006" calcext:value-type="float">
            <text:p>8.8670006</text:p>
          </table:table-cell>
          <table:table-cell table:style-name="ce10" office:value-type="float" office:value="3.1980019" calcext:value-type="float">
            <text:p>3.1980019</text:p>
          </table:table-cell>
          <table:table-cell table:style-name="ce10" office:value-type="float" office:value="0.3199997" calcext:value-type="float">
            <text:p>0.3199997</text:p>
          </table:table-cell>
          <table:table-cell table:style-name="ce10" office:value-type="float" office:value="-1.35599896" calcext:value-type="float">
            <text:p>-1.35599896</text:p>
          </table:table-cell>
          <table:table-cell table:style-name="ce10" office:value-type="float" office:value="6.884998" calcext:value-type="float">
            <text:p>6.884998</text:p>
          </table:table-cell>
          <table:table-cell table:style-name="ce10" office:value-type="float" office:value="-7.3110008" calcext:value-type="float">
            <text:p>-7.3110008</text:p>
          </table:table-cell>
          <table:table-cell table:style-name="ce10" office:value-type="float" office:value="-2.6479988" calcext:value-type="float">
            <text:p>-2.6479988</text:p>
          </table:table-cell>
          <table:table-cell table:style-name="ce10" office:value-type="float" office:value="-18.612" calcext:value-type="float">
            <text:p>-18.61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3929996" calcext:value-type="float">
            <text:p>-8.3929996</text:p>
          </table:table-cell>
          <table:table-cell table:style-name="ce10" office:value-type="float" office:value="7.52099994" calcext:value-type="float">
            <text:p>7.52099994</text:p>
          </table:table-cell>
          <table:table-cell table:style-name="ce10" office:value-type="float" office:value="-15.556999" calcext:value-type="float">
            <text:p>-15.55699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-8.13299939" calcext:value-type="float">
            <text:p>-8.13299939</text:p>
          </table:table-cell>
          <table:table-cell table:style-name="ce10" office:value-type="float" office:value="-5.603001" calcext:value-type="float">
            <text:p>-5.603001</text:p>
          </table:table-cell>
          <table:table-cell table:style-name="ce10" office:value-type="float" office:value="2.6230011" calcext:value-type="float">
            <text:p>2.6230011</text:p>
          </table:table-cell>
          <table:table-cell table:style-name="ce10" office:value-type="float" office:value="-0.7890014" calcext:value-type="float">
            <text:p>-0.7890014</text:p>
          </table:table-cell>
          <table:table-cell table:style-name="ce10" office:value-type="float" office:value="4.9169998" calcext:value-type="float">
            <text:p>4.9169998</text:p>
          </table:table-cell>
          <table:table-cell table:style-name="ce10" office:value-type="float" office:value="10.2989998" calcext:value-type="float">
            <text:p>10.2989998</text:p>
          </table:table-cell>
          <table:table-cell table:style-name="ce10" office:value-type="float" office:value="4.7680016" calcext:value-type="float">
            <text:p>4.768001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8400001" calcext:value-type="float">
            <text:p>-0.8400001</text:p>
          </table:table-cell>
          <table:table-cell table:style-name="ce10" office:value-type="float" office:value="2.9129982" calcext:value-type="float">
            <text:p>2.9129982</text:p>
          </table:table-cell>
          <table:table-cell table:style-name="ce10" office:value-type="float" office:value="6.36700061" calcext:value-type="float">
            <text:p>6.36700061</text:p>
          </table:table-cell>
          <table:table-cell table:style-name="ce10" office:value-type="float" office:value="3.5410004" calcext:value-type="float">
            <text:p>3.5410004</text:p>
          </table:table-cell>
          <table:table-cell table:style-name="ce10" office:value-type="float" office:value="-2.2919998" calcext:value-type="float">
            <text:p>-2.2919998</text:p>
          </table:table-cell>
          <table:table-cell table:style-name="ce10" office:value-type="float" office:value="-3.1100005798" calcext:value-type="float">
            <text:p>-3.1100005798</text:p>
          </table:table-cell>
          <table:table-cell table:style-name="ce10" office:value-type="float" office:value="2.9109993" calcext:value-type="float">
            <text:p>2.9109993</text:p>
          </table:table-cell>
          <table:table-cell table:style-name="ce10" office:value-type="float" office:value="-7.712999" calcext:value-type="float">
            <text:p>-7.712999</text:p>
          </table:table-cell>
          <table:table-cell table:style-name="ce10" office:value-type="float" office:value="4.5859986" calcext:value-type="float">
            <text:p>4.5859986</text:p>
          </table:table-cell>
          <table:table-cell table:style-name="ce10" office:value-type="float" office:value="-9.964001" calcext:value-type="float">
            <text:p>-9.964001</text:p>
          </table:table-cell>
          <table:table-cell table:style-name="ce10" office:value-type="float" office:value="7.25" calcext:value-type="float">
            <text:p>7.25</text:p>
          </table:table-cell>
          <table:table-cell table:style-name="ce10" office:value-type="float" office:value="-9.1949997" calcext:value-type="float">
            <text:p>-9.1949997</text:p>
          </table:table-cell>
          <table:table-cell table:style-name="ce10" office:value-type="float" office:value="-7.2409992" calcext:value-type="float">
            <text:p>-7.2409992</text:p>
          </table:table-cell>
          <table:table-cell table:style-name="ce10" office:value-type="float" office:value="-1.1510009" calcext:value-type="float">
            <text:p>-1.1510009</text:p>
          </table:table-cell>
          <table:table-cell table:style-name="ce10" office:value-type="float" office:value="3.369999" calcext:value-type="float">
            <text:p>3.369999</text:p>
          </table:table-cell>
          <table:table-cell table:style-name="ce10" office:value-type="float" office:value="4.84899905" calcext:value-type="float">
            <text:p>4.8489990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.4980011" calcext:value-type="float">
            <text:p>4.4980011</text:p>
          </table:table-cell>
          <table:table-cell table:style-name="ce10" office:value-type="float" office:value="-1.6580009" calcext:value-type="float">
            <text:p>-1.6580009</text:p>
          </table:table-cell>
          <table:table-cell table:style-name="ce10" office:value-type="float" office:value="-18.955" calcext:value-type="float">
            <text:p>-18.955</text:p>
          </table:table-cell>
          <table:table-cell table:style-name="ce10" office:value-type="float" office:value="7.229000122" calcext:value-type="float">
            <text:p>7.229000122</text:p>
          </table:table-cell>
          <table:table-cell table:style-name="ce10" office:value-type="float" office:value="-11.3150005" calcext:value-type="float">
            <text:p>-11.3150005</text:p>
          </table:table-cell>
          <table:table-cell table:style-name="ce10" office:value-type="float" office:value="2.33900073" calcext:value-type="float">
            <text:p>2.33900073</text:p>
          </table:table-cell>
          <table:table-cell table:style-name="ce10" office:value-type="float" office:value="-15.822" calcext:value-type="float">
            <text:p>-15.82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1.7589989" calcext:value-type="float">
            <text:p>1.7589989</text:p>
          </table:table-cell>
          <table:table-cell table:style-name="ce10" office:value-type="float" office:value="2.106998" calcext:value-type="float">
            <text:p>2.106998</text:p>
          </table:table-cell>
          <table:table-cell table:style-name="ce10" office:value-type="float" office:value="-2.8629989" calcext:value-type="float">
            <text:p>-2.8629989</text:p>
          </table:table-cell>
          <table:table-cell table:style-name="ce10" office:value-type="float" office:value="-1.6739998" calcext:value-type="float">
            <text:p>-1.6739998</text:p>
          </table:table-cell>
          <table:table-cell table:style-name="ce10" office:value-type="float" office:value="-9.7339992" calcext:value-type="float">
            <text:p>-9.7339992</text:p>
          </table:table-cell>
          <table:table-cell table:style-name="ce10" office:value-type="float" office:value="-9.2689991" calcext:value-type="float">
            <text:p>-9.2689991</text:p>
          </table:table-cell>
          <table:table-cell table:style-name="ce10" office:value-type="float" office:value="-0.6650009" calcext:value-type="float">
            <text:p>-0.6650009</text:p>
          </table:table-cell>
          <table:table-cell table:style-name="ce10" office:value-type="float" office:value="-7.69899937" calcext:value-type="float">
            <text:p>-7.69899937</text:p>
          </table:table-cell>
          <table:table-cell table:style-name="ce10" office:value-type="float" office:value="-2.0159988" calcext:value-type="float">
            <text:p>-2.0159988</text:p>
          </table:table-cell>
          <table:table-cell table:style-name="ce10" office:value-type="float" office:value="-1.6930008" calcext:value-type="float">
            <text:p>-1.6930008</text:p>
          </table:table-cell>
          <table:table-cell table:style-name="ce10" office:value-type="float" office:value="-9.37599942" calcext:value-type="float">
            <text:p>-9.37599942</text:p>
          </table:table-cell>
          <table:table-cell table:style-name="ce10" office:value-type="float" office:value="-11.05200002" calcext:value-type="float">
            <text:p>-11.05200002</text:p>
          </table:table-cell>
          <table:table-cell table:style-name="ce10" office:value-type="float" office:value="3.9370003" calcext:value-type="float">
            <text:p>3.9370003</text:p>
          </table:table-cell>
          <table:table-cell table:style-name="ce10" office:value-type="float" office:value="3.4300003357" calcext:value-type="float">
            <text:p>3.430000335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9.294001" calcext:value-type="float">
            <text:p>-9.294001</text:p>
          </table:table-cell>
          <table:table-cell table:style-name="ce10" office:value-type="float" office:value="0.5530014" calcext:value-type="float">
            <text:p>0.5530014</text:p>
          </table:table-cell>
          <table:table-cell table:style-name="ce10" office:value-type="float" office:value="-4.245998" calcext:value-type="float">
            <text:p>-4.245998</text:p>
          </table:table-cell>
          <table:table-cell table:style-name="ce10" office:value-type="float" office:value="2.1609993" calcext:value-type="float">
            <text:p>2.1609993</text:p>
          </table:table-cell>
          <table:table-cell table:style-name="ce10" office:value-type="float" office:value="-11.0890007" calcext:value-type="float">
            <text:p>-11.0890007</text:p>
          </table:table-cell>
          <table:table-cell table:style-name="ce10" office:value-type="float" office:value="-11.6560001" calcext:value-type="float">
            <text:p>-11.6560001</text:p>
          </table:table-cell>
          <table:table-cell table:style-name="ce10" office:value-type="float" office:value="-8.7900009" calcext:value-type="float">
            <text:p>-8.7900009</text:p>
          </table:table-cell>
          <table:table-cell table:style-name="ce10" office:value-type="float" office:value="-9.0410003" calcext:value-type="float">
            <text:p>-9.0410003</text:p>
          </table:table-cell>
          <table:table-cell table:style-name="ce10" office:value-type="float" office:value="-3.73199841" calcext:value-type="float">
            <text:p>-3.73199841</text:p>
          </table:table-cell>
          <table:table-cell table:style-name="ce10" office:value-type="float" office:value="-8.903999" calcext:value-type="float">
            <text:p>-8.903999</text:p>
          </table:table-cell>
          <table:table-cell table:style-name="ce10" office:value-type="float" office:value="4.8330002" calcext:value-type="float">
            <text:p>4.8330002</text:p>
          </table:table-cell>
          <table:table-cell table:style-name="ce10" office:value-type="float" office:value="0.6180001" calcext:value-type="float">
            <text:p>0.6180001</text:p>
          </table:table-cell>
          <table:table-cell table:style-name="ce10" office:value-type="float" office:value="-18.996" calcext:value-type="float">
            <text:p>-18.996</text:p>
          </table:table-cell>
          <table:table-cell table:style-name="ce10" office:value-type="float" office:value="3.673000366" calcext:value-type="float">
            <text:p>3.673000366</text:p>
          </table:table-cell>
          <table:table-cell table:style-name="ce10" office:value-type="float" office:value="-14.6940002" calcext:value-type="float">
            <text:p>-14.6940002</text:p>
          </table:table-cell>
          <table:table-cell table:style-name="ce10" office:value-type="float" office:value="-10.93199918" calcext:value-type="float">
            <text:p>-10.93199918</text:p>
          </table:table-cell>
          <table:table-cell table:style-name="ce10" office:value-type="float" office:value="-9.596001" calcext:value-type="float">
            <text:p>-9.596001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2.10499957" calcext:value-type="float">
            <text:p>2.10499957</text:p>
          </table:table-cell>
          <table:table-cell table:style-name="ce10" office:value-type="float" office:value="2.771999" calcext:value-type="float">
            <text:p>2.771999</text:p>
          </table:table-cell>
          <table:table-cell table:style-name="ce10" office:value-type="float" office:value="2.5089989" calcext:value-type="float">
            <text:p>2.5089989</text:p>
          </table:table-cell>
          <table:table-cell table:style-name="ce10" office:value-type="float" office:value="-0.2340011" calcext:value-type="float">
            <text:p>-0.2340011</text:p>
          </table:table-cell>
          <table:table-cell table:style-name="ce10" office:value-type="float" office:value="0.1759987" calcext:value-type="float">
            <text:p>0.1759987</text:p>
          </table:table-cell>
          <table:table-cell table:style-name="ce10" office:value-type="float" office:value="-2.1220016" calcext:value-type="float">
            <text:p>-2.1220016</text:p>
          </table:table-cell>
          <table:table-cell table:style-name="ce10" office:value-type="float" office:value="3.0929985" calcext:value-type="float">
            <text:p>3.0929985</text:p>
          </table:table-cell>
          <table:table-cell table:style-name="ce10" office:value-type="float" office:value="8.1679993" calcext:value-type="float">
            <text:p>8.1679993</text:p>
          </table:table-cell>
          <table:table-cell table:style-name="ce10" office:value-type="float" office:value="-1.0369987" calcext:value-type="float">
            <text:p>-1.0369987</text:p>
          </table:table-cell>
          <table:table-cell table:style-name="ce10" office:value-type="float" office:value="1.8120003" calcext:value-type="float">
            <text:p>1.8120003</text:p>
          </table:table-cell>
          <table:table-cell table:style-name="ce10" office:value-type="float" office:value="1.26599887" calcext:value-type="float">
            <text:p>1.26599887</text:p>
          </table:table-cell>
          <table:table-cell table:style-name="ce10" office:value-type="float" office:value="0.22399905" calcext:value-type="float">
            <text:p>0.22399905</text:p>
          </table:table-cell>
          <table:table-cell table:style-name="ce10" office:value-type="float" office:value="1.105999" calcext:value-type="float">
            <text:p>1.105999</text:p>
          </table:table-cell>
          <table:table-cell table:style-name="ce10" office:value-type="float" office:value="10.5470009155" calcext:value-type="float">
            <text:p>10.5470009155</text:p>
          </table:table-cell>
          <table:table-cell table:style-name="ce10" office:value-type="float" office:value="2.6409989" calcext:value-type="float">
            <text:p>2.6409989</text:p>
          </table:table-cell>
          <table:table-cell table:style-name="ce10" office:value-type="float" office:value="6.110001" calcext:value-type="float">
            <text:p>6.110001</text:p>
          </table:table-cell>
          <table:table-cell table:style-name="ce10" office:value-type="float" office:value="-8.3349991" calcext:value-type="float">
            <text:p>-8.3349991</text:p>
          </table:table-cell>
          <table:table-cell table:style-name="ce10" office:value-type="float" office:value="-4.637001" calcext:value-type="float">
            <text:p>-4.637001</text:p>
          </table:table-cell>
          <table:table-cell table:style-name="ce10" office:value-type="float" office:value="7.2050019" calcext:value-type="float">
            <text:p>7.2050019</text:p>
          </table:table-cell>
          <table:table-cell table:style-name="ce10" office:value-type="float" office:value="-7.6450004" calcext:value-type="float">
            <text:p>-7.6450004</text:p>
          </table:table-cell>
          <table:table-cell table:style-name="ce10" office:value-type="float" office:value="-1.8919983" calcext:value-type="float">
            <text:p>-1.8919983</text:p>
          </table:table-cell>
          <table:table-cell table:style-name="ce10" office:value-type="float" office:value="7.3419991" calcext:value-type="float">
            <text:p>7.3419991</text:p>
          </table:table-cell>
          <table:table-cell table:style-name="ce10" office:value-type="float" office:value="-7.7590007" calcext:value-type="float">
            <text:p>-7.7590007</text:p>
          </table:table-cell>
          <table:table-cell table:style-name="ce10" office:value-type="float" office:value="0.88100055" calcext:value-type="float">
            <text:p>0.8810005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8870011" calcext:value-type="float">
            <text:p>3.8870011</text:p>
          </table:table-cell>
          <table:table-cell table:style-name="ce10" office:value-type="float" office:value="-0.9539985" calcext:value-type="float">
            <text:p>-0.9539985</text:p>
          </table:table-cell>
          <table:table-cell table:style-name="ce10" office:value-type="float" office:value="-19.427" calcext:value-type="float">
            <text:p>-19.427</text:p>
          </table:table-cell>
          <table:table-cell table:style-name="ce10" office:value-type="float" office:value="-7.549999207" calcext:value-type="float">
            <text:p>-7.549999207</text:p>
          </table:table-cell>
          <table:table-cell table:style-name="ce10" office:value-type="float" office:value="0.9309998" calcext:value-type="float">
            <text:p>0.9309998</text:p>
          </table:table-cell>
          <table:table-cell table:style-name="ce10" office:value-type="float" office:value="0.41899875" calcext:value-type="float">
            <text:p>0.41899875</text:p>
          </table:table-cell>
          <table:table-cell table:style-name="ce10" office:value-type="float" office:value="-13.608999" calcext:value-type="float">
            <text:p>-13.608999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2.50199893" calcext:value-type="float">
            <text:p>2.50199893</text:p>
          </table:table-cell>
          <table:table-cell table:style-name="ce10" office:value-type="float" office:value="3.804001" calcext:value-type="float">
            <text:p>3.804001</text:p>
          </table:table-cell>
          <table:table-cell table:style-name="ce10" office:value-type="float" office:value="-4.0550003" calcext:value-type="float">
            <text:p>-4.0550003</text:p>
          </table:table-cell>
          <table:table-cell table:style-name="ce10" office:value-type="float" office:value="1.507" calcext:value-type="float">
            <text:p>1.507</text:p>
          </table:table-cell>
          <table:table-cell table:style-name="ce10" office:value-type="float" office:value="1.6930008" calcext:value-type="float">
            <text:p>1.693000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.9490013" calcext:value-type="float">
            <text:p>0.9490013</text:p>
          </table:table-cell>
          <table:table-cell table:style-name="ce10" office:value-type="float" office:value="1.47800067" calcext:value-type="float">
            <text:p>1.47800067</text:p>
          </table:table-cell>
          <table:table-cell table:style-name="ce10" office:value-type="float" office:value="1.8359986" calcext:value-type="float">
            <text:p>1.8359986</text:p>
          </table:table-cell>
          <table:table-cell table:style-name="ce10" office:value-type="float" office:value="1.4819985" calcext:value-type="float">
            <text:p>1.4819985</text:p>
          </table:table-cell>
          <table:table-cell table:style-name="ce10" office:value-type="float" office:value="1.50999835" calcext:value-type="float">
            <text:p>1.50999835</text:p>
          </table:table-cell>
          <table:table-cell table:style-name="ce10" office:value-type="float" office:value="-11.30299947" calcext:value-type="float">
            <text:p>-11.30299947</text:p>
          </table:table-cell>
          <table:table-cell table:style-name="ce10" office:value-type="float" office:value="-3.0859985" calcext:value-type="float">
            <text:p>-3.085998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269001" calcext:value-type="float">
            <text:p>-1.269001</text:p>
          </table:table-cell>
          <table:table-cell table:style-name="ce10" office:value-type="float" office:value="-1.423" calcext:value-type="float">
            <text:p>-1.42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0.964001" calcext:value-type="float">
            <text:p>-10.964001</text:p>
          </table:table-cell>
          <table:table-cell table:style-name="ce10" office:value-type="float" office:value="0.8079987" calcext:value-type="float">
            <text:p>0.8079987</text:p>
          </table:table-cell>
          <table:table-cell table:style-name="ce10" office:value-type="float" office:value="-8.6720009" calcext:value-type="float">
            <text:p>-8.672000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1629982" calcext:value-type="float">
            <text:p>-2.1629982</text:p>
          </table:table-cell>
          <table:table-cell table:style-name="ce10" office:value-type="float" office:value="0.3470002" calcext:value-type="float">
            <text:p>0.3470002</text:p>
          </table:table-cell>
          <table:table-cell table:style-name="ce10" office:value-type="float" office:value="-10.53700063" calcext:value-type="float">
            <text:p>-10.53700063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2.7470016" calcext:value-type="float">
            <text:p>-2.7470016</text:p>
          </table:table-cell>
          <table:table-cell table:style-name="ce10" office:value-type="float" office:value="-18.876" calcext:value-type="float">
            <text:p>-18.876</text:p>
          </table:table-cell>
          <table:table-cell table:style-name="ce10" office:value-type="float" office:value="-2.747001617" calcext:value-type="float">
            <text:p>-2.747001617</text:p>
          </table:table-cell>
          <table:table-cell table:style-name="ce10" office:value-type="float" office:value="-2.9630012" calcext:value-type="float">
            <text:p>-2.9630012</text:p>
          </table:table-cell>
          <table:table-cell table:style-name="ce10" office:value-type="float" office:value="1.51100162" calcext:value-type="float">
            <text:p>1.51100162</text:p>
          </table:table-cell>
          <table:table-cell table:style-name="ce10" office:value-type="float" office:value="-14.863001" calcext:value-type="float">
            <text:p>-14.863001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2.93399814" calcext:value-type="float">
            <text:p>2.93399814</text:p>
          </table:table-cell>
          <table:table-cell table:style-name="ce10" office:value-type="float" office:value="6.219002" calcext:value-type="float">
            <text:p>6.219002</text:p>
          </table:table-cell>
          <table:table-cell table:style-name="ce10" office:value-type="float" office:value="1.7809983" calcext:value-type="float">
            <text:p>1.7809983</text:p>
          </table:table-cell>
          <table:table-cell table:style-name="ce10" office:value-type="float" office:value="0.9529991" calcext:value-type="float">
            <text:p>0.9529991</text:p>
          </table:table-cell>
          <table:table-cell table:style-name="ce10" office:value-type="float" office:value="-7.868" calcext:value-type="float">
            <text:p>-7.868</text:p>
          </table:table-cell>
          <table:table-cell table:style-name="ce10" office:value-type="float" office:value="0.6380005" calcext:value-type="float">
            <text:p>0.6380005</text:p>
          </table:table-cell>
          <table:table-cell table:style-name="ce10" office:value-type="float" office:value="-2.7659988" calcext:value-type="float">
            <text:p>-2.76599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4109993" calcext:value-type="float">
            <text:p>1.4109993</text:p>
          </table:table-cell>
          <table:table-cell table:style-name="ce10" office:value-type="float" office:value="3.1699982" calcext:value-type="float">
            <text:p>3.1699982</text:p>
          </table:table-cell>
          <table:table-cell table:style-name="ce10" office:value-type="float" office:value="-2.26599881" calcext:value-type="float">
            <text:p>-2.26599881</text:p>
          </table:table-cell>
          <table:table-cell table:style-name="ce10" office:value-type="float" office:value="8.81200031" calcext:value-type="float">
            <text:p>8.81200031</text:p>
          </table:table-cell>
          <table:table-cell table:style-name="ce10" office:value-type="float" office:value="-5.0509987" calcext:value-type="float">
            <text:p>-5.0509987</text:p>
          </table:table-cell>
          <table:table-cell table:style-name="ce10" office:value-type="float" office:value="0.0779991455" calcext:value-type="float">
            <text:p>0.0779991455</text:p>
          </table:table-cell>
          <table:table-cell table:style-name="ce10" office:value-type="float" office:value="6.25" calcext:value-type="float">
            <text:p>6.25</text:p>
          </table:table-cell>
          <table:table-cell table:style-name="ce10" office:value-type="float" office:value="5.955002" calcext:value-type="float">
            <text:p>5.955002</text:p>
          </table:table-cell>
          <table:table-cell table:style-name="ce10" office:value-type="float" office:value="6.4409981" calcext:value-type="float">
            <text:p>6.4409981</text:p>
          </table:table-cell>
          <table:table-cell table:style-name="ce10" office:value-type="float" office:value="-4.139999" calcext:value-type="float">
            <text:p>-4.139999</text:p>
          </table:table-cell>
          <table:table-cell table:style-name="ce10" office:value-type="float" office:value="4.8460007" calcext:value-type="float">
            <text:p>4.8460007</text:p>
          </table:table-cell>
          <table:table-cell table:style-name="ce10" office:value-type="float" office:value="-6.8789997" calcext:value-type="float">
            <text:p>-6.8789997</text:p>
          </table:table-cell>
          <table:table-cell table:style-name="ce10" office:value-type="float" office:value="-7.7730007" calcext:value-type="float">
            <text:p>-7.7730007</text:p>
          </table:table-cell>
          <table:table-cell table:style-name="ce10" office:value-type="float" office:value="1.9070015" calcext:value-type="float">
            <text:p>1.9070015</text:p>
          </table:table-cell>
          <table:table-cell table:style-name="ce10" office:value-type="float" office:value="3.0900002" calcext:value-type="float">
            <text:p>3.0900002</text:p>
          </table:table-cell>
          <table:table-cell table:style-name="ce10" office:value-type="float" office:value="-9.86000058" calcext:value-type="float">
            <text:p>-9.8600005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5149994" calcext:value-type="float">
            <text:p>-1.5149994</text:p>
          </table:table-cell>
          <table:table-cell table:style-name="ce10" office:value-type="float" office:value="1.6759987" calcext:value-type="float">
            <text:p>1.6759987</text:p>
          </table:table-cell>
          <table:table-cell table:style-name="ce10" office:value-type="float" office:value="-18.236" calcext:value-type="float">
            <text:p>-18.236</text:p>
          </table:table-cell>
          <table:table-cell table:style-name="ce10" office:value-type="float" office:value="9.763999969" calcext:value-type="float">
            <text:p>9.763999969</text:p>
          </table:table-cell>
          <table:table-cell table:style-name="ce10" office:value-type="float" office:value="5.6609993" calcext:value-type="float">
            <text:p>5.6609993</text:p>
          </table:table-cell>
          <table:table-cell table:style-name="ce10" office:value-type="float" office:value="-10.20199963" calcext:value-type="float">
            <text:p>-10.20199963</text:p>
          </table:table-cell>
          <table:table-cell table:style-name="ce10" office:value-type="float" office:value="-15.032" calcext:value-type="float">
            <text:p>-15.03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3.45299915" calcext:value-type="float">
            <text:p>3.4529991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8.9589997" calcext:value-type="float">
            <text:p>8.9589997</text:p>
          </table:table-cell>
          <table:table-cell table:style-name="ce10" office:value-type="float" office:value="-4.3499984" calcext:value-type="float">
            <text:p>-4.3499984</text:p>
          </table:table-cell>
          <table:table-cell table:style-name="ce10" office:value-type="float" office:value="4.6479988" calcext:value-type="float">
            <text:p>4.6479988</text:p>
          </table:table-cell>
          <table:table-cell table:style-name="ce10" office:value-type="float" office:value="-1.2200012" calcext:value-type="float">
            <text:p>-1.220001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7.11199954" calcext:value-type="float">
            <text:p>7.11199954</text:p>
          </table:table-cell>
          <table:table-cell table:style-name="ce10" office:value-type="float" office:value="-1.716999" calcext:value-type="float">
            <text:p>-1.716999</text:p>
          </table:table-cell>
          <table:table-cell table:style-name="ce10" office:value-type="float" office:value="6.7089997" calcext:value-type="float">
            <text:p>6.708999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03799817" calcext:value-type="float">
            <text:p>-0.03799817</text:p>
          </table:table-cell>
          <table:table-cell table:style-name="ce10" office:value-type="float" office:value="-0.3090019" calcext:value-type="float">
            <text:p>-0.309001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6.8269997" calcext:value-type="float">
            <text:p>6.8269997</text:p>
          </table:table-cell>
          <table:table-cell table:style-name="ce10" office:value-type="float" office:value="-9.447" calcext:value-type="float">
            <text:p>-9.44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5.314999" calcext:value-type="float">
            <text:p>-5.314999</text:p>
          </table:table-cell>
          <table:table-cell table:style-name="ce10" office:value-type="float" office:value="7.7890015" calcext:value-type="float">
            <text:p>7.7890015</text:p>
          </table:table-cell>
          <table:table-cell table:style-name="ce10" office:value-type="float" office:value="-2.8779983" calcext:value-type="float">
            <text:p>-2.8779983</text:p>
          </table:table-cell>
          <table:table-cell table:style-name="ce10" office:value-type="float" office:value="0.0960007" calcext:value-type="float">
            <text:p>0.0960007</text:p>
          </table:table-cell>
          <table:table-cell table:style-name="ce10" office:value-type="float" office:value="0.7859993" calcext:value-type="float">
            <text:p>0.7859993</text:p>
          </table:table-cell>
          <table:table-cell table:style-name="ce10" office:value-type="float" office:value="4.783001" calcext:value-type="float">
            <text:p>4.783001</text:p>
          </table:table-cell>
          <table:table-cell table:style-name="ce10" office:value-type="float" office:value="2.23099902" calcext:value-type="float">
            <text:p>2.23099902</text:p>
          </table:table-cell>
          <table:table-cell table:style-name="ce10" office:value-type="float" office:value="1.869" calcext:value-type="float">
            <text:p>1.86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387001" calcext:value-type="float">
            <text:p>-3.387001</text:p>
          </table:table-cell>
          <table:table-cell table:style-name="ce10" office:value-type="float" office:value="-18.642" calcext:value-type="float">
            <text:p>-18.64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9710006" calcext:value-type="float">
            <text:p>-8.9710006</text:p>
          </table:table-cell>
          <table:table-cell table:style-name="ce10" office:value-type="float" office:value="5.39300159" calcext:value-type="float">
            <text:p>5.39300159</text:p>
          </table:table-cell>
          <table:table-cell table:style-name="ce10" office:value-type="float" office:value="-15.791" calcext:value-type="float">
            <text:p>-15.791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2.77600101" calcext:value-type="float">
            <text:p>2.77600101</text:p>
          </table:table-cell>
          <table:table-cell table:style-name="ce10" office:value-type="float" office:value="9.481998" calcext:value-type="float">
            <text:p>9.481998</text:p>
          </table:table-cell>
          <table:table-cell table:style-name="ce10" office:value-type="float" office:value="0.3310013" calcext:value-type="float">
            <text:p>0.3310013</text:p>
          </table:table-cell>
          <table:table-cell table:style-name="ce10" office:value-type="float" office:value="-0.9659996" calcext:value-type="float">
            <text:p>-0.9659996</text:p>
          </table:table-cell>
          <table:table-cell table:style-name="ce10" office:value-type="float" office:value="10.6669998" calcext:value-type="float">
            <text:p>10.6669998</text:p>
          </table:table-cell>
          <table:table-cell table:style-name="ce10" office:value-type="float" office:value="4.2919998" calcext:value-type="float">
            <text:p>4.29199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.75299838" calcext:value-type="float">
            <text:p>5.75299838</text:p>
          </table:table-cell>
          <table:table-cell table:style-name="ce10" office:value-type="float" office:value="3.8349991" calcext:value-type="float">
            <text:p>3.8349991</text:p>
          </table:table-cell>
          <table:table-cell table:style-name="ce10" office:value-type="float" office:value="4.6080017" calcext:value-type="float">
            <text:p>4.6080017</text:p>
          </table:table-cell>
          <table:table-cell table:style-name="ce10" office:value-type="float" office:value="-0.10100171" calcext:value-type="float">
            <text:p>-0.10100171</text:p>
          </table:table-cell>
          <table:table-cell table:style-name="ce10" office:value-type="float" office:value="8.03300098" calcext:value-type="float">
            <text:p>8.03300098</text:p>
          </table:table-cell>
          <table:table-cell table:style-name="ce10" office:value-type="float" office:value="1.9840012" calcext:value-type="float">
            <text:p>1.9840012</text:p>
          </table:table-cell>
          <table:table-cell table:style-name="ce10" office:value-type="float" office:value="6.1339989014" calcext:value-type="float">
            <text:p>6.133998901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912001" calcext:value-type="float">
            <text:p>-8.912001</text:p>
          </table:table-cell>
          <table:table-cell table:style-name="ce10" office:value-type="float" office:value="9.4430008" calcext:value-type="float">
            <text:p>9.4430008</text:p>
          </table:table-cell>
          <table:table-cell table:style-name="ce10" office:value-type="float" office:value="-4.241001" calcext:value-type="float">
            <text:p>-4.241001</text:p>
          </table:table-cell>
          <table:table-cell table:style-name="ce10" office:value-type="float" office:value="4.0970002" calcext:value-type="float">
            <text:p>4.0970002</text:p>
          </table:table-cell>
          <table:table-cell table:style-name="ce10" office:value-type="float" office:value="1.658001" calcext:value-type="float">
            <text:p>1.658001</text:p>
          </table:table-cell>
          <table:table-cell table:style-name="ce10" office:value-type="float" office:value="6.5289994" calcext:value-type="float">
            <text:p>6.5289994</text:p>
          </table:table-cell>
          <table:table-cell table:style-name="ce10" office:value-type="float" office:value="-6.5540008" calcext:value-type="float">
            <text:p>-6.5540008</text:p>
          </table:table-cell>
          <table:table-cell table:style-name="ce10" office:value-type="float" office:value="2.0909996" calcext:value-type="float">
            <text:p>2.0909996</text:p>
          </table:table-cell>
          <table:table-cell table:style-name="ce10" office:value-type="float" office:value="-9.39100072" calcext:value-type="float">
            <text:p>-9.39100072</text:p>
          </table:table-cell>
          <table:table-cell table:style-name="ce10" office:value-type="float" office:value="-3.195" calcext:value-type="float">
            <text:p>-3.195</text:p>
          </table:table-cell>
          <table:table-cell table:style-name="ce10" office:value-type="float" office:value="-0.2830009" calcext:value-type="float">
            <text:p>-0.2830009</text:p>
          </table:table-cell>
          <table:table-cell table:style-name="ce10" office:value-type="float" office:value="2.908001" calcext:value-type="float">
            <text:p>2.908001</text:p>
          </table:table-cell>
          <table:table-cell table:style-name="ce10" office:value-type="float" office:value="-18.489" calcext:value-type="float">
            <text:p>-18.48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2919998" calcext:value-type="float">
            <text:p>-0.2919998</text:p>
          </table:table-cell>
          <table:table-cell table:style-name="ce10" office:value-type="float" office:value="-9.29700085" calcext:value-type="float">
            <text:p>-9.29700085</text:p>
          </table:table-cell>
          <table:table-cell table:style-name="ce10" office:value-type="float" office:value="-15.601" calcext:value-type="float">
            <text:p>-15.601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3.95000079" calcext:value-type="float">
            <text:p>3.9500007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0639991" calcext:value-type="float">
            <text:p>-2.0639991</text:p>
          </table:table-cell>
          <table:table-cell table:style-name="ce10" office:value-type="float" office:value="4.1269989" calcext:value-type="float">
            <text:p>4.1269989</text:p>
          </table:table-cell>
          <table:table-cell table:style-name="ce10" office:value-type="float" office:value="10.9729996" calcext:value-type="float">
            <text:p>10.9729996</text:p>
          </table:table-cell>
          <table:table-cell table:style-name="ce10" office:value-type="float" office:value="7.619999" calcext:value-type="float">
            <text:p>7.61999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04499814" calcext:value-type="float">
            <text:p>-0.04499814</text:p>
          </table:table-cell>
          <table:table-cell table:style-name="ce10" office:value-type="float" office:value="-3.0750007" calcext:value-type="float">
            <text:p>-3.0750007</text:p>
          </table:table-cell>
          <table:table-cell table:style-name="ce10" office:value-type="float" office:value="4.3079987" calcext:value-type="float">
            <text:p>4.3079987</text:p>
          </table:table-cell>
          <table:table-cell table:style-name="ce10" office:value-type="float" office:value="5.32199863" calcext:value-type="float">
            <text:p>5.32199863</text:p>
          </table:table-cell>
          <table:table-cell table:style-name="ce10" office:value-type="float" office:value="-0.27399823" calcext:value-type="float">
            <text:p>-0.27399823</text:p>
          </table:table-cell>
          <table:table-cell table:style-name="ce10" office:value-type="float" office:value="-6.6419983" calcext:value-type="float">
            <text:p>-6.641998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0159988" calcext:value-type="float">
            <text:p>-1.0159988</text:p>
          </table:table-cell>
          <table:table-cell table:style-name="ce10" office:value-type="float" office:value="-8.851999" calcext:value-type="float">
            <text:p>-8.851999</text:p>
          </table:table-cell>
          <table:table-cell table:style-name="ce10" office:value-type="float" office:value="5.487999" calcext:value-type="float">
            <text:p>5.487999</text:p>
          </table:table-cell>
          <table:table-cell table:style-name="ce10" office:value-type="float" office:value="-4.703999" calcext:value-type="float">
            <text:p>-4.703999</text:p>
          </table:table-cell>
          <table:table-cell table:style-name="ce10" office:value-type="float" office:value="5.8159981" calcext:value-type="float">
            <text:p>5.8159981</text:p>
          </table:table-cell>
          <table:table-cell table:style-name="ce10" office:value-type="float" office:value="-9.1539993" calcext:value-type="float">
            <text:p>-9.1539993</text:p>
          </table:table-cell>
          <table:table-cell table:style-name="ce10" office:value-type="float" office:value="10.2410012" calcext:value-type="float">
            <text:p>10.2410012</text:p>
          </table:table-cell>
          <table:table-cell table:style-name="ce10" office:value-type="float" office:value="-4.7290001" calcext:value-type="float">
            <text:p>-4.7290001</text:p>
          </table:table-cell>
          <table:table-cell table:style-name="ce10" office:value-type="float" office:value="5.0009995" calcext:value-type="float">
            <text:p>5.0009995</text:p>
          </table:table-cell>
          <table:table-cell table:style-name="ce10" office:value-type="float" office:value="4.60300067" calcext:value-type="float">
            <text:p>4.60300067</text:p>
          </table:table-cell>
          <table:table-cell table:style-name="ce10" office:value-type="float" office:value="4.040001" calcext:value-type="float">
            <text:p>4.040001</text:p>
          </table:table-cell>
          <table:table-cell table:style-name="ce10" office:value-type="float" office:value="-1.3219986" calcext:value-type="float">
            <text:p>-1.3219986</text:p>
          </table:table-cell>
          <table:table-cell table:style-name="ce10" office:value-type="float" office:value="-3.1459999" calcext:value-type="float">
            <text:p>-3.1459999</text:p>
          </table:table-cell>
          <table:table-cell table:style-name="ce10" office:value-type="float" office:value="-18.83" calcext:value-type="float">
            <text:p>-18.83</text:p>
          </table:table-cell>
          <table:table-cell table:style-name="ce10" office:value-type="float" office:value="-1.395000427" calcext:value-type="float">
            <text:p>-1.395000427</text:p>
          </table:table-cell>
          <table:table-cell table:style-name="ce10" office:value-type="float" office:value="4.3409996" calcext:value-type="float">
            <text:p>4.3409996</text:p>
          </table:table-cell>
          <table:table-cell table:style-name="ce10" office:value-type="float" office:value="4.56800082" calcext:value-type="float">
            <text:p>4.56800082</text:p>
          </table:table-cell>
          <table:table-cell table:style-name="ce10" office:value-type="float" office:value="-15.691999" calcext:value-type="float">
            <text:p>-15.691999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9.4539986" calcext:value-type="float">
            <text:p>9.4539986</text:p>
          </table:table-cell>
          <table:table-cell table:style-name="ce10" office:value-type="float" office:value="6.713001" calcext:value-type="float">
            <text:p>6.713001</text:p>
          </table:table-cell>
          <table:table-cell table:style-name="ce10" office:value-type="float" office:value="-2.6559982" calcext:value-type="float">
            <text:p>-2.6559982</text:p>
          </table:table-cell>
          <table:table-cell table:style-name="ce10" office:value-type="float" office:value="-2.4269981" calcext:value-type="float">
            <text:p>-2.4269981</text:p>
          </table:table-cell>
          <table:table-cell table:style-name="ce10" office:value-type="float" office:value="9.6170006" calcext:value-type="float">
            <text:p>9.617000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7.7369995" calcext:value-type="float">
            <text:p>7.7369995</text:p>
          </table:table-cell>
          <table:table-cell table:style-name="ce10" office:value-type="float" office:value="2.7229996" calcext:value-type="float">
            <text:p>2.7229996</text:p>
          </table:table-cell>
          <table:table-cell table:style-name="ce10" office:value-type="float" office:value="-3.4199981" calcext:value-type="float">
            <text:p>-3.4199981</text:p>
          </table:table-cell>
          <table:table-cell table:style-name="ce10" office:value-type="float" office:value="2.507" calcext:value-type="float">
            <text:p>2.507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4.8619995" calcext:value-type="float">
            <text:p>-4.8619995</text:p>
          </table:table-cell>
          <table:table-cell table:style-name="ce10" office:value-type="float" office:value="10.5489998169" calcext:value-type="float">
            <text:p>10.5489998169</text:p>
          </table:table-cell>
          <table:table-cell table:style-name="ce10" office:value-type="float" office:value="4.0940018" calcext:value-type="float">
            <text:p>4.0940018</text:p>
          </table:table-cell>
          <table:table-cell table:style-name="ce10" office:value-type="float" office:value="-8.313999" calcext:value-type="float">
            <text:p>-8.313999</text:p>
          </table:table-cell>
          <table:table-cell table:style-name="ce10" office:value-type="float" office:value="4.6080017" calcext:value-type="float">
            <text:p>4.6080017</text:p>
          </table:table-cell>
          <table:table-cell table:style-name="ce10" office:value-type="float" office:value="-5.608002" calcext:value-type="float">
            <text:p>-5.608002</text:p>
          </table:table-cell>
          <table:table-cell table:style-name="ce10" office:value-type="float" office:value="5.6380005" calcext:value-type="float">
            <text:p>5.6380005</text:p>
          </table:table-cell>
          <table:table-cell table:style-name="ce10" office:value-type="float" office:value="2.5299988" calcext:value-type="float">
            <text:p>2.52999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8790016" calcext:value-type="float">
            <text:p>-1.8790016</text:p>
          </table:table-cell>
          <table:table-cell table:style-name="ce10" office:value-type="float" office:value="5.7109986" calcext:value-type="float">
            <text:p>5.7109986</text:p>
          </table:table-cell>
          <table:table-cell table:style-name="ce10" office:value-type="float" office:value="4.71300128" calcext:value-type="float">
            <text:p>4.71300128</text:p>
          </table:table-cell>
          <table:table-cell table:style-name="ce10" office:value-type="float" office:value="7.557999" calcext:value-type="float">
            <text:p>7.557999</text:p>
          </table:table-cell>
          <table:table-cell table:style-name="ce10" office:value-type="float" office:value="3.0989991" calcext:value-type="float">
            <text:p>3.0989991</text:p>
          </table:table-cell>
          <table:table-cell table:style-name="ce10" office:value-type="float" office:value="-1.0600013" calcext:value-type="float">
            <text:p>-1.0600013</text:p>
          </table:table-cell>
          <table:table-cell table:style-name="ce10" office:value-type="float" office:value="-18.655" calcext:value-type="float">
            <text:p>-18.65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7019996" calcext:value-type="float">
            <text:p>-8.7019996</text:p>
          </table:table-cell>
          <table:table-cell table:style-name="ce10" office:value-type="float" office:value="4.86299899" calcext:value-type="float">
            <text:p>4.86299899</text:p>
          </table:table-cell>
          <table:table-cell table:style-name="ce10" office:value-type="float" office:value="-15.615999" calcext:value-type="float">
            <text:p>-15.615999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0.02700046" calcext:value-type="float">
            <text:p>0.0270004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.4679985" calcext:value-type="float">
            <text:p>5.4679985</text:p>
          </table:table-cell>
          <table:table-cell table:style-name="ce10" office:value-type="float" office:value="-3.0509987" calcext:value-type="float">
            <text:p>-3.0509987</text:p>
          </table:table-cell>
          <table:table-cell table:style-name="ce10" office:value-type="float" office:value="7.2849999" calcext:value-type="float">
            <text:p>7.2849999</text:p>
          </table:table-cell>
          <table:table-cell table:style-name="ce10" office:value-type="float" office:value="-8.1030006" calcext:value-type="float">
            <text:p>-8.1030006</text:p>
          </table:table-cell>
          <table:table-cell table:style-name="ce10" office:value-type="float" office:value="10.1640015" calcext:value-type="float">
            <text:p>10.164001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3059997" calcext:value-type="float">
            <text:p>-2.3059997</text:p>
          </table:table-cell>
          <table:table-cell table:style-name="ce10" office:value-type="float" office:value="6.139" calcext:value-type="float">
            <text:p>6.139</text:p>
          </table:table-cell>
          <table:table-cell table:style-name="ce10" office:value-type="float" office:value="3.37099841" calcext:value-type="float">
            <text:p>3.37099841</text:p>
          </table:table-cell>
          <table:table-cell table:style-name="ce10" office:value-type="float" office:value="5.9729996" calcext:value-type="float">
            <text:p>5.9729996</text:p>
          </table:table-cell>
          <table:table-cell table:style-name="ce10" office:value-type="float" office:value="-7.7210006" calcext:value-type="float">
            <text:p>-7.721000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3549995" calcext:value-type="float">
            <text:p>-0.3549995</text:p>
          </table:table-cell>
          <table:table-cell table:style-name="ce10" office:value-type="float" office:value="-11.024" calcext:value-type="float">
            <text:p>-11.024</text:p>
          </table:table-cell>
          <table:table-cell table:style-name="ce10" office:value-type="float" office:value="2.5830002" calcext:value-type="float">
            <text:p>2.5830002</text:p>
          </table:table-cell>
          <table:table-cell table:style-name="ce10" office:value-type="float" office:value="-4.841" calcext:value-type="float">
            <text:p>-4.841</text:p>
          </table:table-cell>
          <table:table-cell table:style-name="ce10" office:value-type="float" office:value="9.2680016" calcext:value-type="float">
            <text:p>9.2680016</text:p>
          </table:table-cell>
          <table:table-cell table:style-name="ce10" office:value-type="float" office:value="-9.9349994" calcext:value-type="float">
            <text:p>-9.9349994</text:p>
          </table:table-cell>
          <table:table-cell table:style-name="ce10" office:value-type="float" office:value="3.7120018" calcext:value-type="float">
            <text:p>3.7120018</text:p>
          </table:table-cell>
          <table:table-cell table:style-name="ce10" office:value-type="float" office:value="-2.1819992" calcext:value-type="float">
            <text:p>-2.1819992</text:p>
          </table:table-cell>
          <table:table-cell table:style-name="ce10" office:value-type="float" office:value="5.105999" calcext:value-type="float">
            <text:p>5.105999</text:p>
          </table:table-cell>
          <table:table-cell table:style-name="ce10" office:value-type="float" office:value="1.78499988" calcext:value-type="float">
            <text:p>1.78499988</text:p>
          </table:table-cell>
          <table:table-cell table:style-name="ce10" office:value-type="float" office:value="8.153999" calcext:value-type="float">
            <text:p>8.153999</text:p>
          </table:table-cell>
          <table:table-cell table:style-name="ce10" office:value-type="float" office:value="-3.1650009" calcext:value-type="float">
            <text:p>-3.1650009</text:p>
          </table:table-cell>
          <table:table-cell table:style-name="ce10" office:value-type="float" office:value="-3.8860016" calcext:value-type="float">
            <text:p>-3.8860016</text:p>
          </table:table-cell>
          <table:table-cell table:style-name="ce10" office:value-type="float" office:value="-18.459" calcext:value-type="float">
            <text:p>-18.459</text:p>
          </table:table-cell>
          <table:table-cell table:style-name="ce10" office:value-type="float" office:value="-5.582000702" calcext:value-type="float">
            <text:p>-5.582000702</text:p>
          </table:table-cell>
          <table:table-cell table:style-name="ce10" office:value-type="float" office:value="-4.1940002" calcext:value-type="float">
            <text:p>-4.1940002</text:p>
          </table:table-cell>
          <table:table-cell table:style-name="ce10" office:value-type="float" office:value="-1.42900082" calcext:value-type="float">
            <text:p>-1.42900082</text:p>
          </table:table-cell>
          <table:table-cell table:style-name="ce10" office:value-type="float" office:value="-15.264" calcext:value-type="float">
            <text:p>-15.264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7.48400119" calcext:value-type="float">
            <text:p>7.4840011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3429985" calcext:value-type="float">
            <text:p>-2.3429985</text:p>
          </table:table-cell>
          <table:table-cell table:style-name="ce10" office:value-type="float" office:value="-1.2099991" calcext:value-type="float">
            <text:p>-1.2099991</text:p>
          </table:table-cell>
          <table:table-cell table:style-name="ce10" office:value-type="float" office:value="6.7360001" calcext:value-type="float">
            <text:p>6.7360001</text:p>
          </table:table-cell>
          <table:table-cell table:style-name="ce10" office:value-type="float" office:value="2.5299988" calcext:value-type="float">
            <text:p>2.52999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70299908" calcext:value-type="float">
            <text:p>-1.70299908</text:p>
          </table:table-cell>
          <table:table-cell table:style-name="ce10" office:value-type="float" office:value="-0.2589988" calcext:value-type="float">
            <text:p>-0.2589988</text:p>
          </table:table-cell>
          <table:table-cell table:style-name="ce10" office:value-type="float" office:value="4.0110016" calcext:value-type="float">
            <text:p>4.0110016</text:p>
          </table:table-cell>
          <table:table-cell table:style-name="ce10" office:value-type="float" office:value="5.67499927" calcext:value-type="float">
            <text:p>5.67499927</text:p>
          </table:table-cell>
          <table:table-cell table:style-name="ce10" office:value-type="float" office:value="2.70899966" calcext:value-type="float">
            <text:p>2.70899966</text:p>
          </table:table-cell>
          <table:table-cell table:style-name="ce10" office:value-type="float" office:value="2.0670014" calcext:value-type="float">
            <text:p>2.067001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4500008" calcext:value-type="float">
            <text:p>3.4500008</text:p>
          </table:table-cell>
          <table:table-cell table:style-name="ce10" office:value-type="float" office:value="-7.931" calcext:value-type="float">
            <text:p>-7.931</text:p>
          </table:table-cell>
          <table:table-cell table:style-name="ce10" office:value-type="float" office:value="6.3349991" calcext:value-type="float">
            <text:p>6.3349991</text:p>
          </table:table-cell>
          <table:table-cell table:style-name="ce10" office:value-type="float" office:value="-5.412998" calcext:value-type="float">
            <text:p>-5.412998</text:p>
          </table:table-cell>
          <table:table-cell table:style-name="ce10" office:value-type="float" office:value="8.9720002" calcext:value-type="float">
            <text:p>8.9720002</text:p>
          </table:table-cell>
          <table:table-cell table:style-name="ce10" office:value-type="float" office:value="5.0180016" calcext:value-type="float">
            <text:p>5.018001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.757" calcext:value-type="float">
            <text:p>4.757</text:p>
          </table:table-cell>
          <table:table-cell table:style-name="ce10" office:value-type="float" office:value="4.4409981" calcext:value-type="float">
            <text:p>4.4409981</text:p>
          </table:table-cell>
          <table:table-cell table:style-name="ce10" office:value-type="float" office:value="8.14400104" calcext:value-type="float">
            <text:p>8.1440010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0719986" calcext:value-type="float">
            <text:p>-1.0719986</text:p>
          </table:table-cell>
          <table:table-cell table:style-name="ce10" office:value-type="float" office:value="2.9790001" calcext:value-type="float">
            <text:p>2.9790001</text:p>
          </table:table-cell>
          <table:table-cell table:style-name="ce10" office:value-type="float" office:value="-18.345" calcext:value-type="float">
            <text:p>-18.345</text:p>
          </table:table-cell>
          <table:table-cell table:style-name="ce10" office:value-type="float" office:value="-0.782001465" calcext:value-type="float">
            <text:p>-0.782001465</text:p>
          </table:table-cell>
          <table:table-cell table:style-name="ce10" office:value-type="float" office:value="3.2900009" calcext:value-type="float">
            <text:p>3.2900009</text:p>
          </table:table-cell>
          <table:table-cell table:style-name="ce10" office:value-type="float" office:value="2.53699878" calcext:value-type="float">
            <text:p>2.53699878</text:p>
          </table:table-cell>
          <table:table-cell table:style-name="ce10" office:value-type="float" office:value="-13.040001" calcext:value-type="float">
            <text:p>-13.040001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-9.01600072" calcext:value-type="float">
            <text:p>-9.0160007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5999984" calcext:value-type="float">
            <text:p>-2.5999984</text:p>
          </table:table-cell>
          <table:table-cell table:style-name="ce10" office:value-type="float" office:value="-1.4000015" calcext:value-type="float">
            <text:p>-1.4000015</text:p>
          </table:table-cell>
          <table:table-cell table:style-name="ce10" office:value-type="float" office:value="-8.0219993" calcext:value-type="float">
            <text:p>-8.0219993</text:p>
          </table:table-cell>
          <table:table-cell table:style-name="ce10" office:value-type="float" office:value="-9.4479999" calcext:value-type="float">
            <text:p>-9.4479999</text:p>
          </table:table-cell>
          <table:table-cell table:style-name="ce10" office:value-type="float" office:value="-3.7939987" calcext:value-type="float">
            <text:p>-3.7939987</text:p>
          </table:table-cell>
          <table:table-cell table:style-name="ce10" office:value-type="float" office:value="-7.89299962" calcext:value-type="float">
            <text:p>-7.89299962</text:p>
          </table:table-cell>
          <table:table-cell table:style-name="ce10" office:value-type="float" office:value="0.882" calcext:value-type="float">
            <text:p>0.882</text:p>
          </table:table-cell>
          <table:table-cell table:style-name="ce10" office:value-type="float" office:value="1.6660004" calcext:value-type="float">
            <text:p>1.666000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.87400058" calcext:value-type="float">
            <text:p>0.87400058</text:p>
          </table:table-cell>
          <table:table-cell table:style-name="ce10" office:value-type="float" office:value="-6.2900009" calcext:value-type="float">
            <text:p>-6.290000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3240013" calcext:value-type="float">
            <text:p>-1.3240013</text:p>
          </table:table-cell>
          <table:table-cell table:style-name="ce10" office:value-type="float" office:value="-5.402" calcext:value-type="float">
            <text:p>-5.402</text:p>
          </table:table-cell>
          <table:table-cell table:style-name="ce10" office:value-type="float" office:value="-10.6100006" calcext:value-type="float">
            <text:p>-10.6100006</text:p>
          </table:table-cell>
          <table:table-cell table:style-name="ce10" office:value-type="float" office:value="-4.780998" calcext:value-type="float">
            <text:p>-4.780998</text:p>
          </table:table-cell>
          <table:table-cell table:style-name="ce10" office:value-type="float" office:value="-8.2900009" calcext:value-type="float">
            <text:p>-8.2900009</text:p>
          </table:table-cell>
          <table:table-cell table:style-name="ce10" office:value-type="float" office:value="-9.0620002" calcext:value-type="float">
            <text:p>-9.0620002</text:p>
          </table:table-cell>
          <table:table-cell table:style-name="ce10" office:value-type="float" office:value="-9.5879993" calcext:value-type="float">
            <text:p>-9.5879993</text:p>
          </table:table-cell>
          <table:table-cell table:style-name="ce10" office:value-type="float" office:value="-9.6259994" calcext:value-type="float">
            <text:p>-9.6259994</text:p>
          </table:table-cell>
          <table:table-cell table:style-name="ce10" office:value-type="float" office:value="1.8390007" calcext:value-type="float">
            <text:p>1.8390007</text:p>
          </table:table-cell>
          <table:table-cell table:style-name="ce10" office:value-type="float" office:value="3.9140015" calcext:value-type="float">
            <text:p>3.9140015</text:p>
          </table:table-cell>
          <table:table-cell table:style-name="ce10" office:value-type="float" office:value="2.808998" calcext:value-type="float">
            <text:p>2.8089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0320015" calcext:value-type="float">
            <text:p>-2.0320015</text:p>
          </table:table-cell>
          <table:table-cell table:style-name="ce10" office:value-type="float" office:value="-18.613" calcext:value-type="float">
            <text:p>-18.613</text:p>
          </table:table-cell>
          <table:table-cell table:style-name="ce10" office:value-type="float" office:value="-9.406000107" calcext:value-type="float">
            <text:p>-9.406000107</text:p>
          </table:table-cell>
          <table:table-cell table:style-name="ce10" office:value-type="float" office:value="-7.4020004" calcext:value-type="float">
            <text:p>-7.4020004</text:p>
          </table:table-cell>
          <table:table-cell table:style-name="ce10" office:value-type="float" office:value="-10.60700032" calcext:value-type="float">
            <text:p>-10.60700032</text:p>
          </table:table-cell>
          <table:table-cell table:style-name="ce10" office:value-type="float" office:value="-15.625" calcext:value-type="float">
            <text:p>-15.625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an-centered" table:style-name="ta5"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-3.207087" calcext:value-type="float">
            <text:p>-3.207087</text:p>
          </table:table-cell>
          <table:table-cell table:style-name="ce10" office:value-type="float" office:value="4.5904772" calcext:value-type="float">
            <text:p>4.5904772</text:p>
          </table:table-cell>
          <table:table-cell table:style-name="ce10" office:value-type="float" office:value="4.3351296" calcext:value-type="float">
            <text:p>4.3351296</text:p>
          </table:table-cell>
          <table:table-cell table:style-name="ce10" office:value-type="float" office:value="0.7447387" calcext:value-type="float">
            <text:p>0.7447387</text:p>
          </table:table-cell>
          <table:table-cell table:style-name="ce10" office:value-type="float" office:value="-0.218869" calcext:value-type="float">
            <text:p>-0.218869</text:p>
          </table:table-cell>
          <table:table-cell table:style-name="ce10" office:value-type="float" office:value="7.9079553" calcext:value-type="float">
            <text:p>7.9079553</text:p>
          </table:table-cell>
          <table:table-cell table:style-name="ce10" office:value-type="float" office:value="2.5476519" calcext:value-type="float">
            <text:p>2.5476519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3.22400101" calcext:value-type="float">
            <text:p>3.22400101</text:p>
          </table:table-cell>
          <table:table-cell table:style-name="ce10" office:value-type="float" office:value="2.4899556" calcext:value-type="float">
            <text:p>2.4899556</text:p>
          </table:table-cell>
          <table:table-cell table:style-name="ce10" office:value-type="float" office:value="3.6251312" calcext:value-type="float">
            <text:p>3.6251312</text:p>
          </table:table-cell>
          <table:table-cell table:style-name="ce10" office:value-type="float" office:value="5.33317317" calcext:value-type="float">
            <text:p>5.33317317</text:p>
          </table:table-cell>
          <table:table-cell table:style-name="ce10" office:value-type="float" office:value="3.3839118" calcext:value-type="float">
            <text:p>3.3839118</text:p>
          </table:table-cell>
          <table:table-cell table:style-name="ce10" office:value-type="float" office:value="-2.6076102" calcext:value-type="float">
            <text:p>-2.6076102</text:p>
          </table:table-cell>
          <table:table-cell table:style-name="ce10" office:value-type="float" office:value="-3.0811311" calcext:value-type="float">
            <text:p>-3.0811311</text:p>
          </table:table-cell>
          <table:table-cell table:style-name="ce10" office:value-type="float" office:value="0.6990854" calcext:value-type="float">
            <text:p>0.6990854</text:p>
          </table:table-cell>
          <table:table-cell table:style-name="ce10" office:value-type="float" office:value="4.9662173" calcext:value-type="float">
            <text:p>4.9662173</text:p>
          </table:table-cell>
          <table:table-cell table:style-name="ce10" office:value-type="float" office:value="1.1022178" calcext:value-type="float">
            <text:p>1.1022178</text:p>
          </table:table-cell>
          <table:table-cell table:style-name="ce10" office:value-type="float" office:value="2.7827384" calcext:value-type="float">
            <text:p>2.7827384</text:p>
          </table:table-cell>
          <table:table-cell table:style-name="ce10" office:value-type="float" office:value="1.0080433" calcext:value-type="float">
            <text:p>1.0080433</text:p>
          </table:table-cell>
          <table:table-cell table:style-name="ce10" office:value-type="float" office:value="5.2955226" calcext:value-type="float">
            <text:p>5.2955226</text:p>
          </table:table-cell>
          <table:table-cell table:style-name="ce10" office:value-type="float" office:value="2.8467394" calcext:value-type="float">
            <text:p>2.8467394</text:p>
          </table:table-cell>
          <table:table-cell table:style-name="ce10" office:value-type="float" office:value="0.5049131" calcext:value-type="float">
            <text:p>0.5049131</text:p>
          </table:table-cell>
          <table:table-cell table:style-name="ce10" office:value-type="float" office:value="5.6569998" calcext:value-type="float">
            <text:p>5.6569998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8.0603926" calcext:value-type="float">
            <text:p>8.0603926</text:p>
          </table:table-cell>
          <table:table-cell table:style-name="ce10" office:value-type="float" office:value="-1.114653" calcext:value-type="float">
            <text:p>-1.114653</text:p>
          </table:table-cell>
          <table:table-cell table:style-name="ce10" office:value-type="float" office:value="-0.4090864762" calcext:value-type="float">
            <text:p>-0.4090864762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4.0499987" calcext:value-type="float">
            <text:p>4.0499987</text:p>
          </table:table-cell>
          <table:table-cell table:style-name="ce10" office:value-type="float" office:value="-0.2670002" calcext:value-type="float">
            <text:p>-0.2670002</text:p>
          </table:table-cell>
          <table:table-cell table:style-name="ce10" office:value-type="float" office:value="-0.54934867" calcext:value-type="float">
            <text:p>-0.54934867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2.8569122" calcext:value-type="float">
            <text:p>2.8569122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2.3258697" calcext:value-type="float">
            <text:p>-2.3258697</text:p>
          </table:table-cell>
          <table:table-cell table:style-name="ce10" office:value-type="float" office:value="5.81174005" calcext:value-type="float">
            <text:p>5.81174005</text:p>
          </table:table-cell>
          <table:table-cell table:style-name="ce10" office:value-type="float" office:value="-0.07587126" calcext:value-type="float">
            <text:p>-0.07587126</text:p>
          </table:table-cell>
          <table:table-cell table:style-name="ce10" office:value-type="float" office:value="-0.6850433" calcext:value-type="float">
            <text:p>-0.6850433</text:p>
          </table:table-cell>
          <table:table-cell table:style-name="ce10" office:value-type="float" office:value="0.7656504" calcext:value-type="float">
            <text:p>0.7656504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0.02200118" calcext:value-type="float">
            <text:p>-0.02200118</text:p>
          </table:table-cell>
          <table:table-cell table:style-name="ce10" office:value-type="float" office:value="-3.0430416" calcext:value-type="float">
            <text:p>-3.0430416</text:p>
          </table:table-cell>
          <table:table-cell table:style-name="ce10" office:value-type="float" office:value="-1.34786838" calcext:value-type="float">
            <text:p>-1.34786838</text:p>
          </table:table-cell>
          <table:table-cell table:style-name="ce10" office:value-type="float" office:value="0.83817424" calcext:value-type="float">
            <text:p>0.83817424</text:p>
          </table:table-cell>
          <table:table-cell table:style-name="ce10" office:value-type="float" office:value="1.7529113" calcext:value-type="float">
            <text:p>1.7529113</text:p>
          </table:table-cell>
          <table:table-cell table:style-name="ce10" office:value-type="float" office:value="-0.8396086" calcext:value-type="float">
            <text:p>-0.8396086</text:p>
          </table:table-cell>
          <table:table-cell table:style-name="ce10" office:value-type="float" office:value="-0.9731294" calcext:value-type="float">
            <text:p>-0.9731294</text:p>
          </table:table-cell>
          <table:table-cell table:style-name="ce10" office:value-type="float" office:value="5.0280878" calcext:value-type="float">
            <text:p>5.0280878</text:p>
          </table:table-cell>
          <table:table-cell table:style-name="ce10" office:value-type="float" office:value="2.4482157" calcext:value-type="float">
            <text:p>2.4482157</text:p>
          </table:table-cell>
          <table:table-cell table:style-name="ce10" office:value-type="float" office:value="1.9712173" calcext:value-type="float">
            <text:p>1.9712173</text:p>
          </table:table-cell>
          <table:table-cell table:style-name="ce10" office:value-type="float" office:value="-5.3502611" calcext:value-type="float">
            <text:p>-5.3502611</text:p>
          </table:table-cell>
          <table:table-cell table:style-name="ce10" office:value-type="float" office:value="-2.4769573" calcext:value-type="float">
            <text:p>-2.4769573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1.9847399" calcext:value-type="float">
            <text:p>1.9847399</text:p>
          </table:table-cell>
          <table:table-cell table:style-name="ce10" office:value-type="float" office:value="-0.8060877" calcext:value-type="float">
            <text:p>-0.8060877</text:p>
          </table:table-cell>
          <table:table-cell table:style-name="ce10" office:value-type="float" office:value="2.4789984" calcext:value-type="float">
            <text:p>2.4789984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0.8656525" calcext:value-type="float">
            <text:p>-0.8656525</text:p>
          </table:table-cell>
          <table:table-cell table:style-name="ce10" office:value-type="float" office:value="-0.2660868272" calcext:value-type="float">
            <text:p>-0.2660868272</text:p>
          </table:table-cell>
          <table:table-cell table:style-name="ce10" office:value-type="float" office:value="-6.55252149" calcext:value-type="float">
            <text:p>-6.55252149</text:p>
          </table:table-cell>
          <table:table-cell table:style-name="ce10" office:value-type="float" office:value="4.2880015" calcext:value-type="float">
            <text:p>4.2880015</text:p>
          </table:table-cell>
          <table:table-cell table:style-name="ce10" office:value-type="float" office:value="-4.1589985" calcext:value-type="float">
            <text:p>-4.1589985</text:p>
          </table:table-cell>
          <table:table-cell table:style-name="ce10" office:value-type="float" office:value="-0.87434752" calcext:value-type="float">
            <text:p>-0.8743475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5.9829117" calcext:value-type="float">
            <text:p>5.9829117</text:p>
          </table:table-cell>
          <table:table-cell table:style-name="ce10" office:value-type="float" office:value="7.4034769" calcext:value-type="float">
            <text:p>7.4034769</text:p>
          </table:table-cell>
          <table:table-cell table:style-name="ce10" office:value-type="float" office:value="5.664132" calcext:value-type="float">
            <text:p>5.664132</text:p>
          </table:table-cell>
          <table:table-cell table:style-name="ce10" office:value-type="float" office:value="2.62773812" calcext:value-type="float">
            <text:p>2.62773812</text:p>
          </table:table-cell>
          <table:table-cell table:style-name="ce10" office:value-type="float" office:value="2.09812853" calcext:value-type="float">
            <text:p>2.09812853</text:p>
          </table:table-cell>
          <table:table-cell table:style-name="ce10" office:value-type="float" office:value="-6.2640418" calcext:value-type="float">
            <text:p>-6.2640418</text:p>
          </table:table-cell>
          <table:table-cell table:style-name="ce10" office:value-type="float" office:value="5.7066523" calcext:value-type="float">
            <text:p>5.7066523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5.41100129" calcext:value-type="float">
            <text:p>5.41100129</text:p>
          </table:table-cell>
          <table:table-cell table:style-name="ce10" office:value-type="float" office:value="4.0499569" calcext:value-type="float">
            <text:p>4.0499569</text:p>
          </table:table-cell>
          <table:table-cell table:style-name="ce10" office:value-type="float" office:value="-8.11886828" calcext:value-type="float">
            <text:p>-8.11886828</text:p>
          </table:table-cell>
          <table:table-cell table:style-name="ce10" office:value-type="float" office:value="2.44817485" calcext:value-type="float">
            <text:p>2.44817485</text:p>
          </table:table-cell>
          <table:table-cell table:style-name="ce10" office:value-type="float" office:value="6.0019118" calcext:value-type="float">
            <text:p>6.0019118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4.515869" calcext:value-type="float">
            <text:p>4.515869</text:p>
          </table:table-cell>
          <table:table-cell table:style-name="ce10" office:value-type="float" office:value="-1.4589136" calcext:value-type="float">
            <text:p>-1.4589136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2.2272178" calcext:value-type="float">
            <text:p>2.2272178</text:p>
          </table:table-cell>
          <table:table-cell table:style-name="ce10" office:value-type="float" office:value="4.41174" calcext:value-type="float">
            <text:p>4.41174</text:p>
          </table:table-cell>
          <table:table-cell table:style-name="ce10" office:value-type="float" office:value="-2.9569569" calcext:value-type="float">
            <text:p>-2.9569569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1.0327402" calcext:value-type="float">
            <text:p>1.0327402</text:p>
          </table:table-cell>
          <table:table-cell table:style-name="ce10" office:value-type="float" office:value="-2.5840876" calcext:value-type="float">
            <text:p>-2.5840876</text:p>
          </table:table-cell>
          <table:table-cell table:style-name="ce10" office:value-type="float" office:value="-8.991001" calcext:value-type="float">
            <text:p>-8.991001</text:p>
          </table:table-cell>
          <table:table-cell table:style-name="ce10" office:value-type="float" office:value="-8.80726" calcext:value-type="float">
            <text:p>-8.80726</text:p>
          </table:table-cell>
          <table:table-cell table:style-name="ce10" office:value-type="float" office:value="3.2933905" calcext:value-type="float">
            <text:p>3.2933905</text:p>
          </table:table-cell>
          <table:table-cell table:style-name="ce10" office:value-type="float" office:value="3.8893486" calcext:value-type="float">
            <text:p>3.8893486</text:p>
          </table:table-cell>
          <table:table-cell table:style-name="ce10" office:value-type="float" office:value="-0.1860869035" calcext:value-type="float">
            <text:p>-0.1860869035</text:p>
          </table:table-cell>
          <table:table-cell table:style-name="ce10" office:value-type="float" office:value="0.25647853" calcext:value-type="float">
            <text:p>0.25647853</text:p>
          </table:table-cell>
          <table:table-cell table:style-name="ce10" office:value-type="float" office:value="-5.6460004" calcext:value-type="float">
            <text:p>-5.6460004</text:p>
          </table:table-cell>
          <table:table-cell table:style-name="ce10" office:value-type="float" office:value="4.0899982" calcext:value-type="float">
            <text:p>4.0899982</text:p>
          </table:table-cell>
          <table:table-cell table:style-name="ce10" office:value-type="float" office:value="-0.30334838" calcext:value-type="float">
            <text:p>-0.30334838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-2.1950859" calcext:value-type="float">
            <text:p>-2.1950859</text:p>
          </table:table-cell>
          <table:table-cell table:style-name="ce10" office:value-type="float" office:value="7.9334795" calcext:value-type="float">
            <text:p>7.9334795</text:p>
          </table:table-cell>
          <table:table-cell table:style-name="ce10" office:value-type="float" office:value="0.5801285" calcext:value-type="float">
            <text:p>0.5801285</text:p>
          </table:table-cell>
          <table:table-cell table:style-name="ce10" office:value-type="float" office:value="-1.20526206" calcext:value-type="float">
            <text:p>-1.20526206</text:p>
          </table:table-cell>
          <table:table-cell table:style-name="ce10" office:value-type="float" office:value="1.47513125" calcext:value-type="float">
            <text:p>1.47513125</text:p>
          </table:table-cell>
          <table:table-cell table:style-name="ce10" office:value-type="float" office:value="6.9489556" calcext:value-type="float">
            <text:p>6.9489556</text:p>
          </table:table-cell>
          <table:table-cell table:style-name="ce10" office:value-type="float" office:value="8.6126505" calcext:value-type="float">
            <text:p>8.6126505</text:p>
          </table:table-cell>
          <table:table-cell table:style-name="ce10" office:value-type="float" office:value="-0.8129551" calcext:value-type="float">
            <text:p>-0.8129551</text:p>
          </table:table-cell>
          <table:table-cell table:style-name="ce10" office:value-type="float" office:value="-0.82700149" calcext:value-type="float">
            <text:p>-0.82700149</text:p>
          </table:table-cell>
          <table:table-cell table:style-name="ce10" office:value-type="float" office:value="2.5849568" calcext:value-type="float">
            <text:p>2.5849568</text:p>
          </table:table-cell>
          <table:table-cell table:style-name="ce10" office:value-type="float" office:value="-0.13487094" calcext:value-type="float">
            <text:p>-0.13487094</text:p>
          </table:table-cell>
          <table:table-cell table:style-name="ce10" office:value-type="float" office:value="-2.01482643" calcext:value-type="float">
            <text:p>-2.01482643</text:p>
          </table:table-cell>
          <table:table-cell table:style-name="ce10" office:value-type="float" office:value="-4.5630868" calcext:value-type="float">
            <text:p>-4.5630868</text:p>
          </table:table-cell>
          <table:table-cell table:style-name="ce10" office:value-type="float" office:value="-1.6126074" calcext:value-type="float">
            <text:p>-1.6126074</text:p>
          </table:table-cell>
          <table:table-cell table:style-name="ce10" office:value-type="float" office:value="-0.4131319" calcext:value-type="float">
            <text:p>-0.4131319</text:p>
          </table:table-cell>
          <table:table-cell table:style-name="ce10" office:value-type="float" office:value="-2.9199141" calcext:value-type="float">
            <text:p>-2.9199141</text:p>
          </table:table-cell>
          <table:table-cell table:style-name="ce10" office:value-type="float" office:value="0.6142161" calcext:value-type="float">
            <text:p>0.6142161</text:p>
          </table:table-cell>
          <table:table-cell table:style-name="ce10" office:value-type="float" office:value="-1.1857842" calcext:value-type="float">
            <text:p>-1.1857842</text:p>
          </table:table-cell>
          <table:table-cell table:style-name="ce10" office:value-type="float" office:value="-10.1582597" calcext:value-type="float">
            <text:p>-10.1582597</text:p>
          </table:table-cell>
          <table:table-cell table:style-name="ce10" office:value-type="float" office:value="-2.8529568" calcext:value-type="float">
            <text:p>-2.8529568</text:p>
          </table:table-cell>
          <table:table-cell table:style-name="ce10" office:value-type="float" office:value="-0.8324796" calcext:value-type="float">
            <text:p>-0.8324796</text:p>
          </table:table-cell>
          <table:table-cell table:style-name="ce10" office:value-type="float" office:value="-3.9572615" calcext:value-type="float">
            <text:p>-3.9572615</text:p>
          </table:table-cell>
          <table:table-cell table:style-name="ce10" office:value-type="float" office:value="-1.6020854" calcext:value-type="float">
            <text:p>-1.6020854</text:p>
          </table:table-cell>
          <table:table-cell table:style-name="ce10" office:value-type="float" office:value="-1.6480006" calcext:value-type="float">
            <text:p>-1.6480006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1.1076531" calcext:value-type="float">
            <text:p>-1.1076531</text:p>
          </table:table-cell>
          <table:table-cell table:style-name="ce10" office:value-type="float" office:value="0.3229138747" calcext:value-type="float">
            <text:p>0.3229138747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0.5309987" calcext:value-type="float">
            <text:p>-0.5309987</text:p>
          </table:table-cell>
          <table:table-cell table:style-name="ce10" office:value-type="float" office:value="-2.8000011" calcext:value-type="float">
            <text:p>-2.8000011</text:p>
          </table:table-cell>
          <table:table-cell table:style-name="ce10" office:value-type="float" office:value="-0.89034827" calcext:value-type="float">
            <text:p>-0.89034827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-9.5360874" calcext:value-type="float">
            <text:p>-9.5360874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2.1998702" calcext:value-type="float">
            <text:p>-2.1998702</text:p>
          </table:table-cell>
          <table:table-cell table:style-name="ce10" office:value-type="float" office:value="-2.09726035" calcext:value-type="float">
            <text:p>-2.09726035</text:p>
          </table:table-cell>
          <table:table-cell table:style-name="ce10" office:value-type="float" office:value="-3.33586961" calcext:value-type="float">
            <text:p>-3.33586961</text:p>
          </table:table-cell>
          <table:table-cell table:style-name="ce10" office:value-type="float" office:value="10.1119576" calcext:value-type="float">
            <text:p>10.1119576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1.17199889" calcext:value-type="float">
            <text:p>-1.17199889</text:p>
          </table:table-cell>
          <table:table-cell table:style-name="ce10" office:value-type="float" office:value="2.0309559" calcext:value-type="float">
            <text:p>2.0309559</text:p>
          </table:table-cell>
          <table:table-cell table:style-name="ce10" office:value-type="float" office:value="-2.35986944" calcext:value-type="float">
            <text:p>-2.35986944</text:p>
          </table:table-cell>
          <table:table-cell table:style-name="ce10" office:value-type="float" office:value="-4.03082524" calcext:value-type="float">
            <text:p>-4.03082524</text:p>
          </table:table-cell>
          <table:table-cell table:style-name="ce10" office:value-type="float" office:value="-4.7750867" calcext:value-type="float">
            <text:p>-4.7750867</text:p>
          </table:table-cell>
          <table:table-cell table:style-name="ce10" office:value-type="float" office:value="-9.1976084" calcext:value-type="float">
            <text:p>-9.1976084</text:p>
          </table:table-cell>
          <table:table-cell table:style-name="ce10" office:value-type="float" office:value="-2.5611307" calcext:value-type="float">
            <text:p>-2.5611307</text:p>
          </table:table-cell>
          <table:table-cell table:style-name="ce10" office:value-type="float" office:value="-3.1439131" calcext:value-type="float">
            <text:p>-3.1439131</text:p>
          </table:table-cell>
          <table:table-cell table:style-name="ce10" office:value-type="float" office:value="-5.1577833" calcext:value-type="float">
            <text:p>-5.1577833</text:p>
          </table:table-cell>
          <table:table-cell table:style-name="ce10" office:value-type="float" office:value="-1.333783" calcext:value-type="float">
            <text:p>-1.333783</text:p>
          </table:table-cell>
          <table:table-cell table:style-name="ce10" office:value-type="float" office:value="-12.7942613" calcext:value-type="float">
            <text:p>-12.7942613</text:p>
          </table:table-cell>
          <table:table-cell table:style-name="ce10" office:value-type="float" office:value="7.3230419" calcext:value-type="float">
            <text:p>7.3230419</text:p>
          </table:table-cell>
          <table:table-cell table:style-name="ce10" office:value-type="float" office:value="6.5855197" calcext:value-type="float">
            <text:p>6.5855197</text:p>
          </table:table-cell>
          <table:table-cell table:style-name="ce10" office:value-type="float" office:value="-4.28626" calcext:value-type="float">
            <text:p>-4.28626</text:p>
          </table:table-cell>
          <table:table-cell table:style-name="ce10" office:value-type="float" office:value="1.9099119" calcext:value-type="float">
            <text:p>1.9099119</text:p>
          </table:table-cell>
          <table:table-cell table:style-name="ce10" office:value-type="float" office:value="-2.8490008" calcext:value-type="float">
            <text:p>-2.8490008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2.6296524" calcext:value-type="float">
            <text:p>-2.6296524</text:p>
          </table:table-cell>
          <table:table-cell table:style-name="ce10" office:value-type="float" office:value="0.2019135848" calcext:value-type="float">
            <text:p>0.2019135848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0.9030004" calcext:value-type="float">
            <text:p>-0.9030004</text:p>
          </table:table-cell>
          <table:table-cell table:style-name="ce10" office:value-type="float" office:value="4.7609997" calcext:value-type="float">
            <text:p>4.7609997</text:p>
          </table:table-cell>
          <table:table-cell table:style-name="ce10" office:value-type="float" office:value="-1.16634734" calcext:value-type="float">
            <text:p>-1.16634734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-3.4200882" calcext:value-type="float">
            <text:p>-3.4200882</text:p>
          </table:table-cell>
          <table:table-cell table:style-name="ce10" office:value-type="float" office:value="3.3054773" calcext:value-type="float">
            <text:p>3.3054773</text:p>
          </table:table-cell>
          <table:table-cell table:style-name="ce10" office:value-type="float" office:value="4.2921303" calcext:value-type="float">
            <text:p>4.2921303</text:p>
          </table:table-cell>
          <table:table-cell table:style-name="ce10" office:value-type="float" office:value="-0.53126227" calcext:value-type="float">
            <text:p>-0.53126227</text:p>
          </table:table-cell>
          <table:table-cell table:style-name="ce10" office:value-type="float" office:value="-3.33586961" calcext:value-type="float">
            <text:p>-3.33586961</text:p>
          </table:table-cell>
          <table:table-cell table:style-name="ce10" office:value-type="float" office:value="2.9949571" calcext:value-type="float">
            <text:p>2.9949571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2.09100143" calcext:value-type="float">
            <text:p>-2.09100143</text:p>
          </table:table-cell>
          <table:table-cell table:style-name="ce10" office:value-type="float" office:value="3.4169575" calcext:value-type="float">
            <text:p>3.4169575</text:p>
          </table:table-cell>
          <table:table-cell table:style-name="ce10" office:value-type="float" office:value="-0.89987033" calcext:value-type="float">
            <text:p>-0.89987033</text:p>
          </table:table-cell>
          <table:table-cell table:style-name="ce10" office:value-type="float" office:value="6.90917339" calcext:value-type="float">
            <text:p>6.90917339</text:p>
          </table:table-cell>
          <table:table-cell table:style-name="ce10" office:value-type="float" office:value="7.6449134" calcext:value-type="float">
            <text:p>7.6449134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0.2211305" calcext:value-type="float">
            <text:p>-0.2211305</text:p>
          </table:table-cell>
          <table:table-cell table:style-name="ce10" office:value-type="float" office:value="0.672085" calcext:value-type="float">
            <text:p>0.672085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3.1142188" calcext:value-type="float">
            <text:p>3.1142188</text:p>
          </table:table-cell>
          <table:table-cell table:style-name="ce10" office:value-type="float" office:value="4.1317374" calcext:value-type="float">
            <text:p>4.1317374</text:p>
          </table:table-cell>
          <table:table-cell table:style-name="ce10" office:value-type="float" office:value="5.9480419" calcext:value-type="float">
            <text:p>5.9480419</text:p>
          </table:table-cell>
          <table:table-cell table:style-name="ce10" office:value-type="float" office:value="-3.4334775" calcext:value-type="float">
            <text:p>-3.4334775</text:p>
          </table:table-cell>
          <table:table-cell table:style-name="ce10" office:value-type="float" office:value="2.2087389" calcext:value-type="float">
            <text:p>2.2087389</text:p>
          </table:table-cell>
          <table:table-cell table:style-name="ce10" office:value-type="float" office:value="-1.3710864" calcext:value-type="float">
            <text:p>-1.3710864</text:p>
          </table:table-cell>
          <table:table-cell table:style-name="ce10" office:value-type="float" office:value="-3.8649996" calcext:value-type="float">
            <text:p>-3.8649996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1.306391" calcext:value-type="float">
            <text:p>1.306391</text:p>
          </table:table-cell>
          <table:table-cell table:style-name="ce10" office:value-type="float" office:value="4.7413498" calcext:value-type="float">
            <text:p>4.7413498</text:p>
          </table:table-cell>
          <table:table-cell table:style-name="ce10" office:value-type="float" office:value="0.2589127913" calcext:value-type="float">
            <text:p>0.2589127913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4.8430018" calcext:value-type="float">
            <text:p>4.8430018</text:p>
          </table:table-cell>
          <table:table-cell table:style-name="ce10" office:value-type="float" office:value="9.1470013" calcext:value-type="float">
            <text:p>9.1470013</text:p>
          </table:table-cell>
          <table:table-cell table:style-name="ce10" office:value-type="float" office:value="9.70765321" calcext:value-type="float">
            <text:p>9.70765321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-0.6820855" calcext:value-type="float">
            <text:p>-0.6820855</text:p>
          </table:table-cell>
          <table:table-cell table:style-name="ce10" office:value-type="float" office:value="3.1644785" calcext:value-type="float">
            <text:p>3.1644785</text:p>
          </table:table-cell>
          <table:table-cell table:style-name="ce10" office:value-type="float" office:value="-3.0718681" calcext:value-type="float">
            <text:p>-3.0718681</text:p>
          </table:table-cell>
          <table:table-cell table:style-name="ce10" office:value-type="float" office:value="-1.18026053" calcext:value-type="float">
            <text:p>-1.18026053</text:p>
          </table:table-cell>
          <table:table-cell table:style-name="ce10" office:value-type="float" office:value="1.89013216" calcext:value-type="float">
            <text:p>1.89013216</text:p>
          </table:table-cell>
          <table:table-cell table:style-name="ce10" office:value-type="float" office:value="-0.6850433" calcext:value-type="float">
            <text:p>-0.6850433</text:p>
          </table:table-cell>
          <table:table-cell table:style-name="ce10" office:value-type="float" office:value="1.0306536" calcext:value-type="float">
            <text:p>1.0306536</text:p>
          </table:table-cell>
          <table:table-cell table:style-name="ce10" office:value-type="float" office:value="4.28604392" calcext:value-type="float">
            <text:p>4.28604392</text:p>
          </table:table-cell>
          <table:table-cell table:style-name="ce10" office:value-type="float" office:value="-0.33099929" calcext:value-type="float">
            <text:p>-0.33099929</text:p>
          </table:table-cell>
          <table:table-cell table:style-name="ce10" office:value-type="float" office:value="-3.2840427" calcext:value-type="float">
            <text:p>-3.2840427</text:p>
          </table:table-cell>
          <table:table-cell table:style-name="ce10" office:value-type="float" office:value="4.63013227" calcext:value-type="float">
            <text:p>4.63013227</text:p>
          </table:table-cell>
          <table:table-cell table:style-name="ce10" office:value-type="float" office:value="0.6821722" calcext:value-type="float">
            <text:p>0.6821722</text:p>
          </table:table-cell>
          <table:table-cell table:style-name="ce10" office:value-type="float" office:value="4.0579116" calcext:value-type="float">
            <text:p>4.0579116</text:p>
          </table:table-cell>
          <table:table-cell table:style-name="ce10" office:value-type="float" office:value="5.1273904" calcext:value-type="float">
            <text:p>5.1273904</text:p>
          </table:table-cell>
          <table:table-cell table:style-name="ce10" office:value-type="float" office:value="-2.5821306" calcext:value-type="float">
            <text:p>-2.5821306</text:p>
          </table:table-cell>
          <table:table-cell table:style-name="ce10" office:value-type="float" office:value="2.486088" calcext:value-type="float">
            <text:p>2.486088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1.2792159" calcext:value-type="float">
            <text:p>1.2792159</text:p>
          </table:table-cell>
          <table:table-cell table:style-name="ce10" office:value-type="float" office:value="-3.4642594" calcext:value-type="float">
            <text:p>-3.4642594</text:p>
          </table:table-cell>
          <table:table-cell table:style-name="ce10" office:value-type="float" office:value="-0.3029575" calcext:value-type="float">
            <text:p>-0.3029575</text:p>
          </table:table-cell>
          <table:table-cell table:style-name="ce10" office:value-type="float" office:value="3.0375232" calcext:value-type="float">
            <text:p>3.0375232</text:p>
          </table:table-cell>
          <table:table-cell table:style-name="ce10" office:value-type="float" office:value="0.548739" calcext:value-type="float">
            <text:p>0.548739</text:p>
          </table:table-cell>
          <table:table-cell table:style-name="ce10" office:value-type="float" office:value="-0.2870867" calcext:value-type="float">
            <text:p>-0.2870867</text:p>
          </table:table-cell>
          <table:table-cell table:style-name="ce10" office:value-type="float" office:value="0.6019994" calcext:value-type="float">
            <text:p>0.6019994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0.8503897" calcext:value-type="float">
            <text:p>0.8503897</text:p>
          </table:table-cell>
          <table:table-cell table:style-name="ce10" office:value-type="float" office:value="-1.1266503" calcext:value-type="float">
            <text:p>-1.1266503</text:p>
          </table:table-cell>
          <table:table-cell table:style-name="ce10" office:value-type="float" office:value="0.0009133712" calcext:value-type="float">
            <text:p>0.0009133712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6.0849986" calcext:value-type="float">
            <text:p>6.0849986</text:p>
          </table:table-cell>
          <table:table-cell table:style-name="ce10" office:value-type="float" office:value="4.3360004" calcext:value-type="float">
            <text:p>4.3360004</text:p>
          </table:table-cell>
          <table:table-cell table:style-name="ce10" office:value-type="float" office:value="-0.76634772" calcext:value-type="float">
            <text:p>-0.7663477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4.1739135" calcext:value-type="float">
            <text:p>4.1739135</text:p>
          </table:table-cell>
          <table:table-cell table:style-name="ce10" office:value-type="float" office:value="-8.7865217" calcext:value-type="float">
            <text:p>-8.7865217</text:p>
          </table:table-cell>
          <table:table-cell table:style-name="ce10" office:value-type="float" office:value="1.7491311" calcext:value-type="float">
            <text:p>1.7491311</text:p>
          </table:table-cell>
          <table:table-cell table:style-name="ce10" office:value-type="float" office:value="-1.45026099" calcext:value-type="float">
            <text:p>-1.45026099</text:p>
          </table:table-cell>
          <table:table-cell table:style-name="ce10" office:value-type="float" office:value="5.8491318" calcext:value-type="float">
            <text:p>5.8491318</text:p>
          </table:table-cell>
          <table:table-cell table:style-name="ce10" office:value-type="float" office:value="-7.6060428" calcext:value-type="float">
            <text:p>-7.6060428</text:p>
          </table:table-cell>
          <table:table-cell table:style-name="ce10" office:value-type="float" office:value="2.1006533" calcext:value-type="float">
            <text:p>2.1006533</text:p>
          </table:table-cell>
          <table:table-cell table:style-name="ce10" office:value-type="float" office:value="7.40904502" calcext:value-type="float">
            <text:p>7.40904502</text:p>
          </table:table-cell>
          <table:table-cell table:style-name="ce10" office:value-type="float" office:value="-1.57399932" calcext:value-type="float">
            <text:p>-1.57399932</text:p>
          </table:table-cell>
          <table:table-cell table:style-name="ce10" office:value-type="float" office:value="-3.4700435" calcext:value-type="float">
            <text:p>-3.4700435</text:p>
          </table:table-cell>
          <table:table-cell table:style-name="ce10" office:value-type="float" office:value="-0.67286914" calcext:value-type="float">
            <text:p>-0.67286914</text:p>
          </table:table-cell>
          <table:table-cell table:style-name="ce10" office:value-type="float" office:value="0.05617275" calcext:value-type="float">
            <text:p>0.05617275</text:p>
          </table:table-cell>
          <table:table-cell table:style-name="ce10" office:value-type="float" office:value="-6.1190866" calcext:value-type="float">
            <text:p>-6.1190866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1.4838713" calcext:value-type="float">
            <text:p>1.4838713</text:p>
          </table:table-cell>
          <table:table-cell table:style-name="ce10" office:value-type="float" office:value="-3.9279135" calcext:value-type="float">
            <text:p>-3.9279135</text:p>
          </table:table-cell>
          <table:table-cell table:style-name="ce10" office:value-type="float" office:value="2.7582171" calcext:value-type="float">
            <text:p>2.7582171</text:p>
          </table:table-cell>
          <table:table-cell table:style-name="ce10" office:value-type="float" office:value="1.640216" calcext:value-type="float">
            <text:p>1.640216</text:p>
          </table:table-cell>
          <table:table-cell table:style-name="ce10" office:value-type="float" office:value="1.4857375" calcext:value-type="float">
            <text:p>1.4857375</text:p>
          </table:table-cell>
          <table:table-cell table:style-name="ce10" office:value-type="float" office:value="-4.4189568" calcext:value-type="float">
            <text:p>-4.4189568</text:p>
          </table:table-cell>
          <table:table-cell table:style-name="ce10" office:value-type="float" office:value="2.3215198" calcext:value-type="float">
            <text:p>2.3215198</text:p>
          </table:table-cell>
          <table:table-cell table:style-name="ce10" office:value-type="float" office:value="1.0967394" calcext:value-type="float">
            <text:p>1.0967394</text:p>
          </table:table-cell>
          <table:table-cell table:style-name="ce10" office:value-type="float" office:value="1.9099119" calcext:value-type="float">
            <text:p>1.9099119</text:p>
          </table:table-cell>
          <table:table-cell table:style-name="ce10" office:value-type="float" office:value="7.0290014" calcext:value-type="float">
            <text:p>7.0290014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2.4023917" calcext:value-type="float">
            <text:p>2.4023917</text:p>
          </table:table-cell>
          <table:table-cell table:style-name="ce10" office:value-type="float" office:value="1.3833481" calcext:value-type="float">
            <text:p>1.3833481</text:p>
          </table:table-cell>
          <table:table-cell table:style-name="ce10" office:value-type="float" office:value="-0.6990873918" calcext:value-type="float">
            <text:p>-0.6990873918</text:p>
          </table:table-cell>
          <table:table-cell table:style-name="ce10" office:value-type="float" office:value="-0.58651998" calcext:value-type="float">
            <text:p>-0.58651998</text:p>
          </table:table-cell>
          <table:table-cell table:style-name="ce10" office:value-type="float" office:value="10.9010005" calcext:value-type="float">
            <text:p>10.9010005</text:p>
          </table:table-cell>
          <table:table-cell table:style-name="ce10" office:value-type="float" office:value="1.2199993" calcext:value-type="float">
            <text:p>1.2199993</text:p>
          </table:table-cell>
          <table:table-cell table:style-name="ce10" office:value-type="float" office:value="0.08665292" calcext:value-type="float">
            <text:p>0.0866529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5.3419128" calcext:value-type="float">
            <text:p>5.3419128</text:p>
          </table:table-cell>
          <table:table-cell table:style-name="ce10" office:value-type="float" office:value="5.0394785" calcext:value-type="float">
            <text:p>5.0394785</text:p>
          </table:table-cell>
          <table:table-cell table:style-name="ce10" office:value-type="float" office:value="3.232129" calcext:value-type="float">
            <text:p>3.232129</text:p>
          </table:table-cell>
          <table:table-cell table:style-name="ce10" office:value-type="float" office:value="-6.0052613" calcext:value-type="float">
            <text:p>-6.0052613</text:p>
          </table:table-cell>
          <table:table-cell table:style-name="ce10" office:value-type="float" office:value="-9.75787046" calcext:value-type="float">
            <text:p>-9.75787046</text:p>
          </table:table-cell>
          <table:table-cell table:style-name="ce10" office:value-type="float" office:value="7.1829568" calcext:value-type="float">
            <text:p>7.1829568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9.14804344" calcext:value-type="float">
            <text:p>9.14804344</text:p>
          </table:table-cell>
          <table:table-cell table:style-name="ce10" office:value-type="float" office:value="-0.93300048" calcext:value-type="float">
            <text:p>-0.93300048</text:p>
          </table:table-cell>
          <table:table-cell table:style-name="ce10" office:value-type="float" office:value="0.4349553" calcext:value-type="float">
            <text:p>0.4349553</text:p>
          </table:table-cell>
          <table:table-cell table:style-name="ce10" office:value-type="float" office:value="-1.67787021" calcext:value-type="float">
            <text:p>-1.67787021</text:p>
          </table:table-cell>
          <table:table-cell table:style-name="ce10" office:value-type="float" office:value="-11.33482609" calcext:value-type="float">
            <text:p>-11.33482609</text:p>
          </table:table-cell>
          <table:table-cell table:style-name="ce10" office:value-type="float" office:value="-0.7860864" calcext:value-type="float">
            <text:p>-0.7860864</text:p>
          </table:table-cell>
          <table:table-cell table:style-name="ce10" office:value-type="float" office:value="6.775393" calcext:value-type="float">
            <text:p>6.775393</text:p>
          </table:table-cell>
          <table:table-cell table:style-name="ce10" office:value-type="float" office:value="-2.3891298" calcext:value-type="float">
            <text:p>-2.3891298</text:p>
          </table:table-cell>
          <table:table-cell table:style-name="ce10" office:value-type="float" office:value="-0.3689116" calcext:value-type="float">
            <text:p>-0.3689116</text:p>
          </table:table-cell>
          <table:table-cell table:style-name="ce10" office:value-type="float" office:value="-9.5737817" calcext:value-type="float">
            <text:p>-9.5737817</text:p>
          </table:table-cell>
          <table:table-cell table:style-name="ce10" office:value-type="float" office:value="-0.1857842" calcext:value-type="float">
            <text:p>-0.1857842</text:p>
          </table:table-cell>
          <table:table-cell table:style-name="ce10" office:value-type="float" office:value="6.15474" calcext:value-type="float">
            <text:p>6.15474</text:p>
          </table:table-cell>
          <table:table-cell table:style-name="ce10" office:value-type="float" office:value="-2.0289555" calcext:value-type="float">
            <text:p>-2.0289555</text:p>
          </table:table-cell>
          <table:table-cell table:style-name="ce10" office:value-type="float" office:value="7.3065204" calcext:value-type="float">
            <text:p>7.3065204</text:p>
          </table:table-cell>
          <table:table-cell table:style-name="ce10" office:value-type="float" office:value="-3.2362608" calcext:value-type="float">
            <text:p>-3.2362608</text:p>
          </table:table-cell>
          <table:table-cell table:style-name="ce10" office:value-type="float" office:value="2.9099119" calcext:value-type="float">
            <text:p>2.9099119</text:p>
          </table:table-cell>
          <table:table-cell table:style-name="ce10" office:value-type="float" office:value="-9.4489992" calcext:value-type="float">
            <text:p>-9.4489992</text:p>
          </table:table-cell>
          <table:table-cell table:style-name="ce10" office:value-type="float" office:value="4.003739" calcext:value-type="float">
            <text:p>4.003739</text:p>
          </table:table-cell>
          <table:table-cell table:style-name="ce10" office:value-type="float" office:value="-6.679609" calcext:value-type="float">
            <text:p>-6.679609</text:p>
          </table:table-cell>
          <table:table-cell table:style-name="ce10" office:value-type="float" office:value="1.5063491" calcext:value-type="float">
            <text:p>1.5063491</text:p>
          </table:table-cell>
          <table:table-cell table:style-name="ce10" office:value-type="float" office:value="-0.3820879563" calcext:value-type="float">
            <text:p>-0.3820879563</text:p>
          </table:table-cell>
          <table:table-cell table:style-name="ce10" office:value-type="float" office:value="1.07447932" calcext:value-type="float">
            <text:p>1.07447932</text:p>
          </table:table-cell>
          <table:table-cell table:style-name="ce10" office:value-type="float" office:value="-5.4930005" calcext:value-type="float">
            <text:p>-5.4930005</text:p>
          </table:table-cell>
          <table:table-cell table:style-name="ce10" office:value-type="float" office:value="2.6750011" calcext:value-type="float">
            <text:p>2.6750011</text:p>
          </table:table-cell>
          <table:table-cell table:style-name="ce10" office:value-type="float" office:value="-0.87234862" calcext:value-type="float">
            <text:p>-0.8723486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0.7079139" calcext:value-type="float">
            <text:p>0.7079139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1.4621285" calcext:value-type="float">
            <text:p>1.4621285</text:p>
          </table:table-cell>
          <table:table-cell table:style-name="ce10" office:value-type="float" office:value="-1.34526145" calcext:value-type="float">
            <text:p>-1.34526145</text:p>
          </table:table-cell>
          <table:table-cell table:style-name="ce10" office:value-type="float" office:value="5.6901314" calcext:value-type="float">
            <text:p>5.6901314</text:p>
          </table:table-cell>
          <table:table-cell table:style-name="ce10" office:value-type="float" office:value="-9.5530433" calcext:value-type="float">
            <text:p>-9.5530433</text:p>
          </table:table-cell>
          <table:table-cell table:style-name="ce10" office:value-type="float" office:value="-5.617349" calcext:value-type="float">
            <text:p>-5.617349</text:p>
          </table:table-cell>
          <table:table-cell table:style-name="ce10" office:value-type="float" office:value="3.82704429" calcext:value-type="float">
            <text:p>3.82704429</text:p>
          </table:table-cell>
          <table:table-cell table:style-name="ce10" office:value-type="float" office:value="-0.55600158" calcext:value-type="float">
            <text:p>-0.55600158</text:p>
          </table:table-cell>
          <table:table-cell table:style-name="ce10" office:value-type="float" office:value="-1.464043" calcext:value-type="float">
            <text:p>-1.464043</text:p>
          </table:table-cell>
          <table:table-cell table:style-name="ce10" office:value-type="float" office:value="5.74313123" calcext:value-type="float">
            <text:p>5.74313123</text:p>
          </table:table-cell>
          <table:table-cell table:style-name="ce10" office:value-type="float" office:value="-0.62882481" calcext:value-type="float">
            <text:p>-0.62882481</text:p>
          </table:table-cell>
          <table:table-cell table:style-name="ce10" office:value-type="float" office:value="-3.7660859" calcext:value-type="float">
            <text:p>-3.7660859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1.421871" calcext:value-type="float">
            <text:p>1.421871</text:p>
          </table:table-cell>
          <table:table-cell table:style-name="ce10" office:value-type="float" office:value="-2.2589129" calcext:value-type="float">
            <text:p>-2.2589129</text:p>
          </table:table-cell>
          <table:table-cell table:style-name="ce10" office:value-type="float" office:value="7.2912181" calcext:value-type="float">
            <text:p>7.2912181</text:p>
          </table:table-cell>
          <table:table-cell table:style-name="ce10" office:value-type="float" office:value="-0.2447823" calcext:value-type="float">
            <text:p>-0.2447823</text:p>
          </table:table-cell>
          <table:table-cell table:style-name="ce10" office:value-type="float" office:value="2.8357398" calcext:value-type="float">
            <text:p>2.8357398</text:p>
          </table:table-cell>
          <table:table-cell table:style-name="ce10" office:value-type="float" office:value="-6.0629559" calcext:value-type="float">
            <text:p>-6.0629559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0.7117373" calcext:value-type="float">
            <text:p>0.7117373</text:p>
          </table:table-cell>
          <table:table-cell table:style-name="ce10" office:value-type="float" office:value="2.5429151" calcext:value-type="float">
            <text:p>2.5429151</text:p>
          </table:table-cell>
          <table:table-cell table:style-name="ce10" office:value-type="float" office:value="6.5230009" calcext:value-type="float">
            <text:p>6.5230009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4.7753928" calcext:value-type="float">
            <text:p>4.7753928</text:p>
          </table:table-cell>
          <table:table-cell table:style-name="ce10" office:value-type="float" office:value="0.5183464" calcext:value-type="float">
            <text:p>0.5183464</text:p>
          </table:table-cell>
          <table:table-cell table:style-name="ce10" office:value-type="float" office:value="0.2969128981" calcext:value-type="float">
            <text:p>0.2969128981</text:p>
          </table:table-cell>
          <table:table-cell table:style-name="ce10" office:value-type="float" office:value="2.35347865" calcext:value-type="float">
            <text:p>2.35347865</text:p>
          </table:table-cell>
          <table:table-cell table:style-name="ce10" office:value-type="float" office:value="-0.2640004" calcext:value-type="float">
            <text:p>-0.2640004</text:p>
          </table:table-cell>
          <table:table-cell table:style-name="ce10" office:value-type="float" office:value="-3.2950001" calcext:value-type="float">
            <text:p>-3.2950001</text:p>
          </table:table-cell>
          <table:table-cell table:style-name="ce10" office:value-type="float" office:value="-1.23934729" calcext:value-type="float">
            <text:p>-1.2393472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style-name="ce10" office:value-type="float" office:value="-2.4090867" calcext:value-type="float">
            <text:p>-2.4090867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2.8968688" calcext:value-type="float">
            <text:p>-2.8968688</text:p>
          </table:table-cell>
          <table:table-cell table:style-name="ce10" office:value-type="float" office:value="-0.19226157" calcext:value-type="float">
            <text:p>-0.19226157</text:p>
          </table:table-cell>
          <table:table-cell table:style-name="ce10" office:value-type="float" office:value="-3.33586961" calcext:value-type="float">
            <text:p>-3.33586961</text:p>
          </table:table-cell>
          <table:table-cell table:style-name="ce10" office:value-type="float" office:value="-7.3500442" calcext:value-type="float">
            <text:p>-7.3500442</text:p>
          </table:table-cell>
          <table:table-cell table:style-name="ce10" office:value-type="float" office:value="2.5976511" calcext:value-type="float">
            <text:p>2.5976511</text:p>
          </table:table-cell>
          <table:table-cell table:style-name="ce10" office:value-type="float" office:value="2.88704185" calcext:value-type="float">
            <text:p>2.88704185</text:p>
          </table:table-cell>
          <table:table-cell table:style-name="ce10" office:value-type="float" office:value="-1.29900161" calcext:value-type="float">
            <text:p>-1.29900161</text:p>
          </table:table-cell>
          <table:table-cell table:style-name="ce10" office:value-type="float" office:value="2.6019551" calcext:value-type="float">
            <text:p>2.6019551</text:p>
          </table:table-cell>
          <table:table-cell table:style-name="ce10" office:value-type="float" office:value="8.76413114" calcext:value-type="float">
            <text:p>8.76413114</text:p>
          </table:table-cell>
          <table:table-cell table:style-name="ce10" office:value-type="float" office:value="7.42117443" calcext:value-type="float">
            <text:p>7.42117443</text:p>
          </table:table-cell>
          <table:table-cell table:style-name="ce10" office:value-type="float" office:value="-5.3360875" calcext:value-type="float">
            <text:p>-5.3360875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2.2561304" calcext:value-type="float">
            <text:p>-2.2561304</text:p>
          </table:table-cell>
          <table:table-cell table:style-name="ce10" office:value-type="float" office:value="-1.8329123" calcext:value-type="float">
            <text:p>-1.8329123</text:p>
          </table:table-cell>
          <table:table-cell table:style-name="ce10" office:value-type="float" office:value="8.3682177" calcext:value-type="float">
            <text:p>8.3682177</text:p>
          </table:table-cell>
          <table:table-cell table:style-name="ce10" office:value-type="float" office:value="-0.432782" calcext:value-type="float">
            <text:p>-0.432782</text:p>
          </table:table-cell>
          <table:table-cell table:style-name="ce10" office:value-type="float" office:value="6.6077392" calcext:value-type="float">
            <text:p>6.6077392</text:p>
          </table:table-cell>
          <table:table-cell table:style-name="ce10" office:value-type="float" office:value="-2.0479565" calcext:value-type="float">
            <text:p>-2.0479565</text:p>
          </table:table-cell>
          <table:table-cell table:style-name="ce10" office:value-type="float" office:value="8.5185222" calcext:value-type="float">
            <text:p>8.5185222</text:p>
          </table:table-cell>
          <table:table-cell table:style-name="ce10" office:value-type="float" office:value="4.7467409" calcext:value-type="float">
            <text:p>4.7467409</text:p>
          </table:table-cell>
          <table:table-cell table:style-name="ce10" office:value-type="float" office:value="-1.4050868" calcext:value-type="float">
            <text:p>-1.4050868</text:p>
          </table:table-cell>
          <table:table-cell table:style-name="ce10" office:value-type="float" office:value="-0.7199991" calcext:value-type="float">
            <text:p>-0.7199991</text:p>
          </table:table-cell>
          <table:table-cell table:style-name="ce10" office:value-type="float" office:value="6.817738" calcext:value-type="float">
            <text:p>6.817738</text:p>
          </table:table-cell>
          <table:table-cell table:style-name="ce10" office:value-type="float" office:value="-7.9146097" calcext:value-type="float">
            <text:p>-7.9146097</text:p>
          </table:table-cell>
          <table:table-cell table:style-name="ce10" office:value-type="float" office:value="-2.0216507" calcext:value-type="float">
            <text:p>-2.0216507</text:p>
          </table:table-cell>
          <table:table-cell table:style-name="ce10" office:value-type="float" office:value="0.1569135085" calcext:value-type="float">
            <text:p>0.1569135085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5.6719995" calcext:value-type="float">
            <text:p>-5.6719995</text:p>
          </table:table-cell>
          <table:table-cell table:style-name="ce10" office:value-type="float" office:value="7.3369999" calcext:value-type="float">
            <text:p>7.3369999</text:p>
          </table:table-cell>
          <table:table-cell table:style-name="ce10" office:value-type="float" office:value="-1.09734709" calcext:value-type="float">
            <text:p>-1.0973470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-9.5420861" calcext:value-type="float">
            <text:p>-9.5420861</text:p>
          </table:table-cell>
          <table:table-cell table:style-name="ce10" office:value-type="float" office:value="-8.0495222" calcext:value-type="float">
            <text:p>-8.0495222</text:p>
          </table:table-cell>
          <table:table-cell table:style-name="ce10" office:value-type="float" office:value="1.2971314" calcext:value-type="float">
            <text:p>1.2971314</text:p>
          </table:table-cell>
          <table:table-cell table:style-name="ce10" office:value-type="float" office:value="0.405738" calcext:value-type="float">
            <text:p>0.405738</text:p>
          </table:table-cell>
          <table:table-cell table:style-name="ce10" office:value-type="float" office:value="2.58113024" calcext:value-type="float">
            <text:p>2.58113024</text:p>
          </table:table-cell>
          <table:table-cell table:style-name="ce10" office:value-type="float" office:value="10.6139565" calcext:value-type="float">
            <text:p>10.6139565</text:p>
          </table:table-cell>
          <table:table-cell table:style-name="ce10" office:value-type="float" office:value="2.7526537" calcext:value-type="float">
            <text:p>2.7526537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0.26700012" calcext:value-type="float">
            <text:p>-0.26700012</text:p>
          </table:table-cell>
          <table:table-cell table:style-name="ce10" office:value-type="float" office:value="-0.752045" calcext:value-type="float">
            <text:p>-0.752045</text:p>
          </table:table-cell>
          <table:table-cell table:style-name="ce10" office:value-type="float" office:value="5.00713117" calcext:value-type="float">
            <text:p>5.00713117</text:p>
          </table:table-cell>
          <table:table-cell table:style-name="ce10" office:value-type="float" office:value="2.52617397" calcext:value-type="float">
            <text:p>2.52617397</text:p>
          </table:table-cell>
          <table:table-cell table:style-name="ce10" office:value-type="float" office:value="0.1799132" calcext:value-type="float">
            <text:p>0.1799132</text:p>
          </table:table-cell>
          <table:table-cell table:style-name="ce10" office:value-type="float" office:value="-3.9496092" calcext:value-type="float">
            <text:p>-3.9496092</text:p>
          </table:table-cell>
          <table:table-cell table:style-name="ce10" office:value-type="float" office:value="1.8148688" calcext:value-type="float">
            <text:p>1.8148688</text:p>
          </table:table-cell>
          <table:table-cell table:style-name="ce10" office:value-type="float" office:value="-1.6069124" calcext:value-type="float">
            <text:p>-1.6069124</text:p>
          </table:table-cell>
          <table:table-cell table:style-name="ce10" office:value-type="float" office:value="2.7322161" calcext:value-type="float">
            <text:p>2.7322161</text:p>
          </table:table-cell>
          <table:table-cell table:style-name="ce10" office:value-type="float" office:value="-4.8887833" calcext:value-type="float">
            <text:p>-4.8887833</text:p>
          </table:table-cell>
          <table:table-cell table:style-name="ce10" office:value-type="float" office:value="2.899739" calcext:value-type="float">
            <text:p>2.899739</text:p>
          </table:table-cell>
          <table:table-cell table:style-name="ce10" office:value-type="float" office:value="-3.0139561" calcext:value-type="float">
            <text:p>-3.0139561</text:p>
          </table:table-cell>
          <table:table-cell table:style-name="ce10" office:value-type="float" office:value="-7.5894776" calcext:value-type="float">
            <text:p>-7.5894776</text:p>
          </table:table-cell>
          <table:table-cell table:style-name="ce10" office:value-type="float" office:value="0.3977381" calcext:value-type="float">
            <text:p>0.3977381</text:p>
          </table:table-cell>
          <table:table-cell table:style-name="ce10" office:value-type="float" office:value="1.6449125" calcext:value-type="float">
            <text:p>1.6449125</text:p>
          </table:table-cell>
          <table:table-cell table:style-name="ce10" office:value-type="float" office:value="5.4849989" calcext:value-type="float">
            <text:p>5.4849989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3.8943923" calcext:value-type="float">
            <text:p>3.8943923</text:p>
          </table:table-cell>
          <table:table-cell table:style-name="ce10" office:value-type="float" office:value="-1.0316529" calcext:value-type="float">
            <text:p>-1.0316529</text:p>
          </table:table-cell>
          <table:table-cell table:style-name="ce10" office:value-type="float" office:value="-0.1860869035" calcext:value-type="float">
            <text:p>-0.1860869035</text:p>
          </table:table-cell>
          <table:table-cell table:style-name="ce10" office:value-type="float" office:value="8.29847835" calcext:value-type="float">
            <text:p>8.29847835</text:p>
          </table:table-cell>
          <table:table-cell table:style-name="ce10" office:value-type="float" office:value="-8.5940004" calcext:value-type="float">
            <text:p>-8.5940004</text:p>
          </table:table-cell>
          <table:table-cell table:style-name="ce10" office:value-type="float" office:value="2.1550007" calcext:value-type="float">
            <text:p>2.1550007</text:p>
          </table:table-cell>
          <table:table-cell table:style-name="ce10" office:value-type="float" office:value="-1.36234839" calcext:value-type="float">
            <text:p>-1.3623483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0.3499122" calcext:value-type="float">
            <text:p>0.3499122</text:p>
          </table:table-cell>
          <table:table-cell table:style-name="ce10" office:value-type="float" office:value="-0.3395231" calcext:value-type="float">
            <text:p>-0.3395231</text:p>
          </table:table-cell>
          <table:table-cell table:style-name="ce10" office:value-type="float" office:value="-4.1888686" calcext:value-type="float">
            <text:p>-4.1888686</text:p>
          </table:table-cell>
          <table:table-cell table:style-name="ce10" office:value-type="float" office:value="-0.47926032" calcext:value-type="float">
            <text:p>-0.47926032</text:p>
          </table:table-cell>
          <table:table-cell table:style-name="ce10" office:value-type="float" office:value="-12.06986883" calcext:value-type="float">
            <text:p>-12.06986883</text:p>
          </table:table-cell>
          <table:table-cell table:style-name="ce10" office:value-type="float" office:value="-8.9540423" calcext:value-type="float">
            <text:p>-8.9540423</text:p>
          </table:table-cell>
          <table:table-cell table:style-name="ce10" office:value-type="float" office:value="-2.6803488" calcext:value-type="float">
            <text:p>-2.6803488</text:p>
          </table:table-cell>
          <table:table-cell table:style-name="ce10" office:value-type="float" office:value="-9.26595612" calcext:value-type="float">
            <text:p>-9.26595612</text:p>
          </table:table-cell>
          <table:table-cell table:style-name="ce10" office:value-type="float" office:value="-1.4429988" calcext:value-type="float">
            <text:p>-1.4429988</text:p>
          </table:table-cell>
          <table:table-cell table:style-name="ce10" office:value-type="float" office:value="-5.358044" calcext:value-type="float">
            <text:p>-5.358044</text:p>
          </table:table-cell>
          <table:table-cell table:style-name="ce10" office:value-type="float" office:value="-10.73586886" calcext:value-type="float">
            <text:p>-10.73586886</text:p>
          </table:table-cell>
          <table:table-cell table:style-name="ce10" office:value-type="float" office:value="-12.06682644" calcext:value-type="float">
            <text:p>-12.06682644</text:p>
          </table:table-cell>
          <table:table-cell table:style-name="ce10" office:value-type="float" office:value="6.4089133" calcext:value-type="float">
            <text:p>6.4089133</text:p>
          </table:table-cell>
          <table:table-cell table:style-name="ce10" office:value-type="float" office:value="2.5903917" calcext:value-type="float">
            <text:p>2.5903917</text:p>
          </table:table-cell>
          <table:table-cell table:style-name="ce10" office:value-type="float" office:value="-2.0961306" calcext:value-type="float">
            <text:p>-2.0961306</text:p>
          </table:table-cell>
          <table:table-cell table:style-name="ce10" office:value-type="float" office:value="-3.1879137" calcext:value-type="float">
            <text:p>-3.1879137</text:p>
          </table:table-cell>
          <table:table-cell table:style-name="ce10" office:value-type="float" office:value="-1.300781" calcext:value-type="float">
            <text:p>-1.300781</text:p>
          </table:table-cell>
          <table:table-cell table:style-name="ce10" office:value-type="float" office:value="0.829219" calcext:value-type="float">
            <text:p>0.829219</text:p>
          </table:table-cell>
          <table:table-cell table:style-name="ce10" office:value-type="float" office:value="-2.1892617" calcext:value-type="float">
            <text:p>-2.1892617</text:p>
          </table:table-cell>
          <table:table-cell table:style-name="ce10" office:value-type="float" office:value="-4.9079571" calcext:value-type="float">
            <text:p>-4.9079571</text:p>
          </table:table-cell>
          <table:table-cell table:style-name="ce10" office:value-type="float" office:value="-12.0044785" calcext:value-type="float">
            <text:p>-12.0044785</text:p>
          </table:table-cell>
          <table:table-cell table:style-name="ce10" office:value-type="float" office:value="-7.2412619" calcext:value-type="float">
            <text:p>-7.2412619</text:p>
          </table:table-cell>
          <table:table-cell table:style-name="ce10" office:value-type="float" office:value="-10.7660868" calcext:value-type="float">
            <text:p>-10.7660868</text:p>
          </table:table-cell>
          <table:table-cell table:style-name="ce10" office:value-type="float" office:value="-3.0959986" calcext:value-type="float">
            <text:p>-3.0959986</text:p>
          </table:table-cell>
          <table:table-cell table:style-name="ce10" office:value-type="float" office:value="-8.97126" calcext:value-type="float">
            <text:p>-8.97126</text:p>
          </table:table-cell>
          <table:table-cell table:style-name="ce10" office:value-type="float" office:value="4.2293914" calcext:value-type="float">
            <text:p>4.2293914</text:p>
          </table:table-cell>
          <table:table-cell table:style-name="ce10" office:value-type="float" office:value="1.2443481" calcext:value-type="float">
            <text:p>1.2443481</text:p>
          </table:table-cell>
          <table:table-cell table:style-name="ce10" office:value-type="float" office:value="-0.2270872697" calcext:value-type="float">
            <text:p>-0.2270872697</text:p>
          </table:table-cell>
          <table:table-cell table:style-name="ce10" office:value-type="float" office:value="4.74247859" calcext:value-type="float">
            <text:p>4.74247859</text:p>
          </table:table-cell>
          <table:table-cell table:style-name="ce10" office:value-type="float" office:value="-11.9730001" calcext:value-type="float">
            <text:p>-11.9730001</text:p>
          </table:table-cell>
          <table:table-cell table:style-name="ce10" office:value-type="float" office:value="-11.1159992" calcext:value-type="float">
            <text:p>-11.1159992</text:p>
          </table:table-cell>
          <table:table-cell table:style-name="ce10" office:value-type="float" office:value="4.86365144" calcext:value-type="float">
            <text:p>4.86365144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0.6959129" calcext:value-type="float">
            <text:p>0.6959129</text:p>
          </table:table-cell>
          <table:table-cell table:style-name="ce10" office:value-type="float" office:value="0.3254778" calcext:value-type="float">
            <text:p>0.3254778</text:p>
          </table:table-cell>
          <table:table-cell table:style-name="ce10" office:value-type="float" office:value="1.1831292" calcext:value-type="float">
            <text:p>1.1831292</text:p>
          </table:table-cell>
          <table:table-cell table:style-name="ce10" office:value-type="float" office:value="0.96073831" calcext:value-type="float">
            <text:p>0.96073831</text:p>
          </table:table-cell>
          <table:table-cell table:style-name="ce10" office:value-type="float" office:value="-2.15987089" calcext:value-type="float">
            <text:p>-2.15987089</text:p>
          </table:table-cell>
          <table:table-cell table:style-name="ce10" office:value-type="float" office:value="-1.8070449" calcext:value-type="float">
            <text:p>-1.8070449</text:p>
          </table:table-cell>
          <table:table-cell table:style-name="ce10" office:value-type="float" office:value="1.0776507" calcext:value-type="float">
            <text:p>1.0776507</text:p>
          </table:table-cell>
          <table:table-cell table:style-name="ce10" office:value-type="float" office:value="6.60104255" calcext:value-type="float">
            <text:p>6.60104255</text:p>
          </table:table-cell>
          <table:table-cell table:style-name="ce10" office:value-type="float" office:value="-0.46399871" calcext:value-type="float">
            <text:p>-0.46399871</text:p>
          </table:table-cell>
          <table:table-cell table:style-name="ce10" office:value-type="float" office:value="-1.8530429" calcext:value-type="float">
            <text:p>-1.8530429</text:p>
          </table:table-cell>
          <table:table-cell table:style-name="ce10" office:value-type="float" office:value="-0.09387057" calcext:value-type="float">
            <text:p>-0.09387057</text:p>
          </table:table-cell>
          <table:table-cell table:style-name="ce10" office:value-type="float" office:value="-0.79082738" calcext:value-type="float">
            <text:p>-0.79082738</text:p>
          </table:table-cell>
          <table:table-cell table:style-name="ce10" office:value-type="float" office:value="3.577912" calcext:value-type="float">
            <text:p>3.577912</text:p>
          </table:table-cell>
          <table:table-cell table:style-name="ce10" office:value-type="float" office:value="9.7073923" calcext:value-type="float">
            <text:p>9.7073923</text:p>
          </table:table-cell>
          <table:table-cell table:style-name="ce10" office:value-type="float" office:value="1.5448683" calcext:value-type="float">
            <text:p>1.5448683</text:p>
          </table:table-cell>
          <table:table-cell table:style-name="ce10" office:value-type="float" office:value="12.2160875" calcext:value-type="float">
            <text:p>12.2160875</text:p>
          </table:table-cell>
          <table:table-cell table:style-name="ce10" office:value-type="float" office:value="-10.1887815" calcext:value-type="float">
            <text:p>-10.1887815</text:p>
          </table:table-cell>
          <table:table-cell table:style-name="ce10" office:value-type="float" office:value="0.4382163" calcext:value-type="float">
            <text:p>0.4382163</text:p>
          </table:table-cell>
          <table:table-cell table:style-name="ce10" office:value-type="float" office:value="2.8547408" calcext:value-type="float">
            <text:p>2.8547408</text:p>
          </table:table-cell>
          <table:table-cell table:style-name="ce10" office:value-type="float" office:value="-1.4639568" calcext:value-type="float">
            <text:p>-1.4639568</text:p>
          </table:table-cell>
          <table:table-cell table:style-name="ce10" office:value-type="float" office:value="-2.2404767" calcext:value-type="float">
            <text:p>-2.2404767</text:p>
          </table:table-cell>
          <table:table-cell table:style-name="ce10" office:value-type="float" office:value="8.8907381" calcext:value-type="float">
            <text:p>8.8907381</text:p>
          </table:table-cell>
          <table:table-cell table:style-name="ce10" office:value-type="float" office:value="-9.4840872" calcext:value-type="float">
            <text:p>-9.4840872</text:p>
          </table:table-cell>
          <table:table-cell table:style-name="ce10" office:value-type="float" office:value="1.5170004" calcext:value-type="float">
            <text:p>1.5170004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3.2833922" calcext:value-type="float">
            <text:p>3.2833922</text:p>
          </table:table-cell>
          <table:table-cell table:style-name="ce10" office:value-type="float" office:value="-0.3276505" calcext:value-type="float">
            <text:p>-0.3276505</text:p>
          </table:table-cell>
          <table:table-cell table:style-name="ce10" office:value-type="float" office:value="-0.6580870256" calcext:value-type="float">
            <text:p>-0.6580870256</text:p>
          </table:table-cell>
          <table:table-cell table:style-name="ce10" office:value-type="float" office:value="-6.48052098" calcext:value-type="float">
            <text:p>-6.48052098</text:p>
          </table:table-cell>
          <table:table-cell table:style-name="ce10" office:value-type="float" office:value="3.6519999" calcext:value-type="float">
            <text:p>3.6519999</text:p>
          </table:table-cell>
          <table:table-cell table:style-name="ce10" office:value-type="float" office:value="0.2349987" calcext:value-type="float">
            <text:p>0.2349987</text:p>
          </table:table-cell>
          <table:table-cell table:style-name="ce10" office:value-type="float" office:value="0.85065286" calcext:value-type="float">
            <text:p>0.85065286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1.0929123" calcext:value-type="float">
            <text:p>1.0929123</text:p>
          </table:table-cell>
          <table:table-cell table:style-name="ce10" office:value-type="float" office:value="1.3574793" calcext:value-type="float">
            <text:p>1.3574793</text:p>
          </table:table-cell>
          <table:table-cell table:style-name="ce10" office:value-type="float" office:value="-5.38087" calcext:value-type="float">
            <text:p>-5.38087</text:p>
          </table:table-cell>
          <table:table-cell table:style-name="ce10" office:value-type="float" office:value="2.70173944" calcext:value-type="float">
            <text:p>2.70173944</text:p>
          </table:table-cell>
          <table:table-cell table:style-name="ce10" office:value-type="float" office:value="-0.64286878" calcext:value-type="float">
            <text:p>-0.64286878</text:p>
          </table:table-cell>
          <table:table-cell table:style-name="ce10" office:value-type="float" office:value="-0.6850433" calcext:value-type="float">
            <text:p>-0.6850433</text:p>
          </table:table-cell>
          <table:table-cell table:style-name="ce10" office:value-type="float" office:value="-1.0663465" calcext:value-type="float">
            <text:p>-1.0663465</text:p>
          </table:table-cell>
          <table:table-cell table:style-name="ce10" office:value-type="float" office:value="-0.08895608" calcext:value-type="float">
            <text:p>-0.08895608</text:p>
          </table:table-cell>
          <table:table-cell table:style-name="ce10" office:value-type="float" office:value="2.40899857" calcext:value-type="float">
            <text:p>2.40899857</text:p>
          </table:table-cell>
          <table:table-cell table:style-name="ce10" office:value-type="float" office:value="-2.1830448" calcext:value-type="float">
            <text:p>-2.1830448</text:p>
          </table:table-cell>
          <table:table-cell table:style-name="ce10" office:value-type="float" office:value="0.15012891" calcext:value-type="float">
            <text:p>0.15012891</text:p>
          </table:table-cell>
          <table:table-cell table:style-name="ce10" office:value-type="float" office:value="-12.3178259" calcext:value-type="float">
            <text:p>-12.3178259</text:p>
          </table:table-cell>
          <table:table-cell table:style-name="ce10" office:value-type="float" office:value="-0.6140855" calcext:value-type="float">
            <text:p>-0.6140855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2.3651315" calcext:value-type="float">
            <text:p>-2.3651315</text:p>
          </table:table-cell>
          <table:table-cell table:style-name="ce10" office:value-type="float" office:value="4.6830866" calcext:value-type="float">
            <text:p>4.6830866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-5.8887833" calcext:value-type="float">
            <text:p>-5.8887833</text:p>
          </table:table-cell>
          <table:table-cell table:style-name="ce10" office:value-type="float" office:value="-3.5422624" calcext:value-type="float">
            <text:p>-3.5422624</text:p>
          </table:table-cell>
          <table:table-cell table:style-name="ce10" office:value-type="float" office:value="-2.4909573" calcext:value-type="float">
            <text:p>-2.4909573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-0.6142591" calcext:value-type="float">
            <text:p>-0.6142591</text:p>
          </table:table-cell>
          <table:table-cell table:style-name="ce10" office:value-type="float" office:value="-1.3780863" calcext:value-type="float">
            <text:p>-1.3780863</text:p>
          </table:table-cell>
          <table:table-cell table:style-name="ce10" office:value-type="float" office:value="-9.9010008" calcext:value-type="float">
            <text:p>-9.9010008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2.1206536" calcext:value-type="float">
            <text:p>-2.1206536</text:p>
          </table:table-cell>
          <table:table-cell table:style-name="ce10" office:value-type="float" office:value="-0.1070864305" calcext:value-type="float">
            <text:p>-0.1070864305</text:p>
          </table:table-cell>
          <table:table-cell table:style-name="ce10" office:value-type="float" office:value="-1.67752339" calcext:value-type="float">
            <text:p>-1.67752339</text:p>
          </table:table-cell>
          <table:table-cell table:style-name="ce10" office:value-type="float" office:value="-0.2420011" calcext:value-type="float">
            <text:p>-0.2420011</text:p>
          </table:table-cell>
          <table:table-cell table:style-name="ce10" office:value-type="float" office:value="1.3270016" calcext:value-type="float">
            <text:p>1.3270016</text:p>
          </table:table-cell>
          <table:table-cell table:style-name="ce10" office:value-type="float" office:value="-0.40334876" calcext:value-type="float">
            <text:p>-0.40334876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1.5249115" calcext:value-type="float">
            <text:p>1.5249115</text:p>
          </table:table-cell>
          <table:table-cell table:style-name="ce10" office:value-type="float" office:value="3.7724802" calcext:value-type="float">
            <text:p>3.7724802</text:p>
          </table:table-cell>
          <table:table-cell table:style-name="ce10" office:value-type="float" office:value="0.4551285" calcext:value-type="float">
            <text:p>0.4551285</text:p>
          </table:table-cell>
          <table:table-cell table:style-name="ce10" office:value-type="float" office:value="2.14773858" calcext:value-type="float">
            <text:p>2.14773858</text:p>
          </table:table-cell>
          <table:table-cell table:style-name="ce10" office:value-type="float" office:value="-10.20386961" calcext:value-type="float">
            <text:p>-10.20386961</text:p>
          </table:table-cell>
          <table:table-cell table:style-name="ce10" office:value-type="float" office:value="0.9529572" calcext:value-type="float">
            <text:p>0.9529572</text:p>
          </table:table-cell>
          <table:table-cell table:style-name="ce10" office:value-type="float" office:value="-4.7813467" calcext:value-type="float">
            <text:p>-4.7813467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1.98399934" calcext:value-type="float">
            <text:p>1.98399934</text:p>
          </table:table-cell>
          <table:table-cell table:style-name="ce10" office:value-type="float" office:value="-0.495045" calcext:value-type="float">
            <text:p>-0.495045</text:p>
          </table:table-cell>
          <table:table-cell table:style-name="ce10" office:value-type="float" office:value="-3.62586825" calcext:value-type="float">
            <text:p>-3.62586825</text:p>
          </table:table-cell>
          <table:table-cell table:style-name="ce10" office:value-type="float" office:value="7.79717388" calcext:value-type="float">
            <text:p>7.79717388</text:p>
          </table:table-cell>
          <table:table-cell table:style-name="ce10" office:value-type="float" office:value="-2.5790856" calcext:value-type="float">
            <text:p>-2.5790856</text:p>
          </table:table-cell>
          <table:table-cell table:style-name="ce10" office:value-type="float" office:value="-0.7616095" calcext:value-type="float">
            <text:p>-0.7616095</text:p>
          </table:table-cell>
          <table:table-cell table:style-name="ce10" office:value-type="float" office:value="5.1538695" calcext:value-type="float">
            <text:p>5.1538695</text:p>
          </table:table-cell>
          <table:table-cell table:style-name="ce10" office:value-type="float" office:value="12.0610887" calcext:value-type="float">
            <text:p>12.0610887</text:p>
          </table:table-cell>
          <table:table-cell table:style-name="ce10" office:value-type="float" office:value="4.5872157" calcext:value-type="float">
            <text:p>4.5872157</text:p>
          </table:table-cell>
          <table:table-cell table:style-name="ce10" office:value-type="float" office:value="0.935218" calcext:value-type="float">
            <text:p>0.935218</text:p>
          </table:table-cell>
          <table:table-cell table:style-name="ce10" office:value-type="float" office:value="0.4957396" calcext:value-type="float">
            <text:p>0.4957396</text:p>
          </table:table-cell>
          <table:table-cell table:style-name="ce10" office:value-type="float" office:value="-0.6979561" calcext:value-type="float">
            <text:p>-0.6979561</text:p>
          </table:table-cell>
          <table:table-cell table:style-name="ce10" office:value-type="float" office:value="-8.1214791" calcext:value-type="float">
            <text:p>-8.1214791</text:p>
          </table:table-cell>
          <table:table-cell table:style-name="ce10" office:value-type="float" office:value="3.4557406" calcext:value-type="float">
            <text:p>3.4557406</text:p>
          </table:table-cell>
          <table:table-cell table:style-name="ce10" office:value-type="float" office:value="1.3649137" calcext:value-type="float">
            <text:p>1.3649137</text:p>
          </table:table-cell>
          <table:table-cell table:style-name="ce10" office:value-type="float" office:value="-9.2240008" calcext:value-type="float">
            <text:p>-9.2240008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2.1186082" calcext:value-type="float">
            <text:p>-2.1186082</text:p>
          </table:table-cell>
          <table:table-cell table:style-name="ce10" office:value-type="float" office:value="2.3023468" calcext:value-type="float">
            <text:p>2.3023468</text:p>
          </table:table-cell>
          <table:table-cell table:style-name="ce10" office:value-type="float" office:value="0.5329129592" calcext:value-type="float">
            <text:p>0.5329129592</text:p>
          </table:table-cell>
          <table:table-cell table:style-name="ce10" office:value-type="float" office:value="10.83347819" calcext:value-type="float">
            <text:p>10.83347819</text:p>
          </table:table-cell>
          <table:table-cell table:style-name="ce10" office:value-type="float" office:value="8.3819995" calcext:value-type="float">
            <text:p>8.3819995</text:p>
          </table:table-cell>
          <table:table-cell table:style-name="ce10" office:value-type="float" office:value="-10.3859997" calcext:value-type="float">
            <text:p>-10.3859997</text:p>
          </table:table-cell>
          <table:table-cell table:style-name="ce10" office:value-type="float" office:value="-0.57234748" calcext:value-type="float">
            <text:p>-0.57234748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2.0439125" calcext:value-type="float">
            <text:p>2.0439125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7.63313" calcext:value-type="float">
            <text:p>7.63313</text:p>
          </table:table-cell>
          <table:table-cell table:style-name="ce10" office:value-type="float" office:value="-3.15525901" calcext:value-type="float">
            <text:p>-3.15525901</text:p>
          </table:table-cell>
          <table:table-cell table:style-name="ce10" office:value-type="float" office:value="2.31212923" calcext:value-type="float">
            <text:p>2.31212923</text:p>
          </table:table-cell>
          <table:table-cell table:style-name="ce10" office:value-type="float" office:value="-0.9050445" calcext:value-type="float">
            <text:p>-0.9050445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5.54504279" calcext:value-type="float">
            <text:p>5.54504279</text:p>
          </table:table-cell>
          <table:table-cell table:style-name="ce10" office:value-type="float" office:value="-1.14399902" calcext:value-type="float">
            <text:p>-1.14399902</text:p>
          </table:table-cell>
          <table:table-cell table:style-name="ce10" office:value-type="float" office:value="3.0439564" calcext:value-type="float">
            <text:p>3.0439564</text:p>
          </table:table-cell>
          <table:table-cell table:style-name="ce10" office:value-type="float" office:value="-2.35986944" calcext:value-type="float">
            <text:p>-2.35986944</text:p>
          </table:table-cell>
          <table:table-cell table:style-name="ce10" office:value-type="float" office:value="-1.0528246" calcext:value-type="float">
            <text:p>-1.0528246</text:p>
          </table:table-cell>
          <table:table-cell table:style-name="ce10" office:value-type="float" office:value="2.1629111" calcext:value-type="float">
            <text:p>2.1629111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5.7308691" calcext:value-type="float">
            <text:p>5.7308691</text:p>
          </table:table-cell>
          <table:table-cell table:style-name="ce10" office:value-type="float" office:value="-3.3409136" calcext:value-type="float">
            <text:p>-3.3409136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-0.2397813" calcext:value-type="float">
            <text:p>-0.2397813</text:p>
          </table:table-cell>
          <table:table-cell table:style-name="ce10" office:value-type="float" office:value="3.4387404" calcext:value-type="float">
            <text:p>3.4387404</text:p>
          </table:table-cell>
          <table:table-cell table:style-name="ce10" office:value-type="float" office:value="3.3030453" calcext:value-type="float">
            <text:p>3.3030453</text:p>
          </table:table-cell>
          <table:table-cell table:style-name="ce10" office:value-type="float" office:value="-0.2524777" calcext:value-type="float">
            <text:p>-0.2524777</text:p>
          </table:table-cell>
          <table:table-cell table:style-name="ce10" office:value-type="float" office:value="2.3347384" calcext:value-type="float">
            <text:p>2.3347384</text:p>
          </table:table-cell>
          <table:table-cell table:style-name="ce10" office:value-type="float" office:value="3.0579145" calcext:value-type="float">
            <text:p>3.0579145</text:p>
          </table:table-cell>
          <table:table-cell table:style-name="ce10" office:value-type="float" office:value="2.8669988" calcext:value-type="float">
            <text:p>2.8669988</text:p>
          </table:table-cell>
          <table:table-cell table:style-name="ce10" office:value-type="float" office:value="1.801739" calcext:value-type="float">
            <text:p>1.801739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2.760653" calcext:value-type="float">
            <text:p>-2.760653</text:p>
          </table:table-cell>
          <table:table-cell table:style-name="ce10" office:value-type="float" office:value="0.1269128219" calcext:value-type="float">
            <text:p>0.1269128219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6.2500005" calcext:value-type="float">
            <text:p>-6.2500005</text:p>
          </table:table-cell>
          <table:table-cell table:style-name="ce10" office:value-type="float" office:value="5.2090015" calcext:value-type="float">
            <text:p>5.2090015</text:p>
          </table:table-cell>
          <table:table-cell table:style-name="ce10" office:value-type="float" office:value="-1.33134825" calcext:value-type="float">
            <text:p>-1.33134825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1.3669143" calcext:value-type="float">
            <text:p>1.3669143</text:p>
          </table:table-cell>
          <table:table-cell table:style-name="ce10" office:value-type="float" office:value="7.0354769" calcext:value-type="float">
            <text:p>7.0354769</text:p>
          </table:table-cell>
          <table:table-cell table:style-name="ce10" office:value-type="float" office:value="-0.9948684" calcext:value-type="float">
            <text:p>-0.9948684</text:p>
          </table:table-cell>
          <table:table-cell table:style-name="ce10" office:value-type="float" office:value="0.22873986" calcext:value-type="float">
            <text:p>0.22873986</text:p>
          </table:table-cell>
          <table:table-cell table:style-name="ce10" office:value-type="float" office:value="8.33113024" calcext:value-type="float">
            <text:p>8.33113024</text:p>
          </table:table-cell>
          <table:table-cell table:style-name="ce10" office:value-type="float" office:value="4.6069566" calcext:value-type="float">
            <text:p>4.6069566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4.18604164" calcext:value-type="float">
            <text:p>4.18604164</text:p>
          </table:table-cell>
          <table:table-cell table:style-name="ce10" office:value-type="float" office:value="4.40799912" calcext:value-type="float">
            <text:p>4.40799912</text:p>
          </table:table-cell>
          <table:table-cell table:style-name="ce10" office:value-type="float" office:value="0.9429585" calcext:value-type="float">
            <text:p>0.9429585</text:p>
          </table:table-cell>
          <table:table-cell table:style-name="ce10" office:value-type="float" office:value="-1.46087115" calcext:value-type="float">
            <text:p>-1.46087115</text:p>
          </table:table-cell>
          <table:table-cell table:style-name="ce10" office:value-type="float" office:value="7.01817455" calcext:value-type="float">
            <text:p>7.01817455</text:p>
          </table:table-cell>
          <table:table-cell table:style-name="ce10" office:value-type="float" office:value="4.4559142" calcext:value-type="float">
            <text:p>4.4559142</text:p>
          </table:table-cell>
          <table:table-cell table:style-name="ce10" office:value-type="float" office:value="5.2943902" calcext:value-type="float">
            <text:p>5.2943902</text:p>
          </table:table-cell>
          <table:table-cell table:style-name="ce10" office:value-type="float" office:value="-2.0961306" calcext:value-type="float">
            <text:p>-2.0961306</text:p>
          </table:table-cell>
          <table:table-cell table:style-name="ce10" office:value-type="float" office:value="-2.8059138" calcext:value-type="float">
            <text:p>-2.8059138</text:p>
          </table:table-cell>
          <table:table-cell table:style-name="ce10" office:value-type="float" office:value="7.5892184" calcext:value-type="float">
            <text:p>7.5892184</text:p>
          </table:table-cell>
          <table:table-cell table:style-name="ce10" office:value-type="float" office:value="0.8342162" calcext:value-type="float">
            <text:p>0.8342162</text:p>
          </table:table-cell>
          <table:table-cell table:style-name="ce10" office:value-type="float" office:value="-0.2532609" calcext:value-type="float">
            <text:p>-0.2532609</text:p>
          </table:table-cell>
          <table:table-cell table:style-name="ce10" office:value-type="float" office:value="7.8390446" calcext:value-type="float">
            <text:p>7.8390446</text:p>
          </table:table-cell>
          <table:table-cell table:style-name="ce10" office:value-type="float" office:value="6.1805209" calcext:value-type="float">
            <text:p>6.1805209</text:p>
          </table:table-cell>
          <table:table-cell table:style-name="ce10" office:value-type="float" office:value="-5.0052618" calcext:value-type="float">
            <text:p>-5.0052618</text:p>
          </table:table-cell>
          <table:table-cell table:style-name="ce10" office:value-type="float" office:value="0.3659131" calcext:value-type="float">
            <text:p>0.3659131</text:p>
          </table:table-cell>
          <table:table-cell table:style-name="ce10" office:value-type="float" office:value="-8.7550009" calcext:value-type="float">
            <text:p>-8.7550009</text:p>
          </table:table-cell>
          <table:table-cell table:style-name="ce10" office:value-type="float" office:value="-3.26226" calcext:value-type="float">
            <text:p>-3.26226</text:p>
          </table:table-cell>
          <table:table-cell table:style-name="ce10" office:value-type="float" office:value="-0.8866098" calcext:value-type="float">
            <text:p>-0.8866098</text:p>
          </table:table-cell>
          <table:table-cell table:style-name="ce10" office:value-type="float" office:value="3.534349" calcext:value-type="float">
            <text:p>3.534349</text:p>
          </table:table-cell>
          <table:table-cell table:style-name="ce10" office:value-type="float" office:value="0.2799126998" calcext:value-type="float">
            <text:p>0.2799126998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2.4290004" calcext:value-type="float">
            <text:p>2.4290004</text:p>
          </table:table-cell>
          <table:table-cell table:style-name="ce10" office:value-type="float" office:value="-9.4810009" calcext:value-type="float">
            <text:p>-9.4810009</text:p>
          </table:table-cell>
          <table:table-cell table:style-name="ce10" office:value-type="float" office:value="-1.14134772" calcext:value-type="float">
            <text:p>-1.14134772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2.5409141" calcext:value-type="float">
            <text:p>2.5409141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3.3898689" calcext:value-type="float">
            <text:p>-3.3898689</text:p>
          </table:table-cell>
          <table:table-cell table:style-name="ce10" office:value-type="float" office:value="5.32173837" calcext:value-type="float">
            <text:p>5.32173837</text:p>
          </table:table-cell>
          <table:table-cell table:style-name="ce10" office:value-type="float" office:value="8.63712999" calcext:value-type="float">
            <text:p>8.63712999</text:p>
          </table:table-cell>
          <table:table-cell table:style-name="ce10" office:value-type="float" office:value="7.9349557" calcext:value-type="float">
            <text:p>7.9349557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-1.61195489" calcext:value-type="float">
            <text:p>-1.61195489</text:p>
          </table:table-cell>
          <table:table-cell table:style-name="ce10" office:value-type="float" office:value="-2.50200073" calcext:value-type="float">
            <text:p>-2.50200073</text:p>
          </table:table-cell>
          <table:table-cell table:style-name="ce10" office:value-type="float" office:value="0.6429554" calcext:value-type="float">
            <text:p>0.6429554</text:p>
          </table:table-cell>
          <table:table-cell table:style-name="ce10" office:value-type="float" office:value="3.96212918" calcext:value-type="float">
            <text:p>3.96212918</text:p>
          </table:table-cell>
          <table:table-cell table:style-name="ce10" office:value-type="float" office:value="-1.28882466" calcext:value-type="float">
            <text:p>-1.28882466</text:p>
          </table:table-cell>
          <table:table-cell table:style-name="ce10" office:value-type="float" office:value="-4.1700852" calcext:value-type="float">
            <text:p>-4.1700852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2.1121294" calcext:value-type="float">
            <text:p>-2.1121294</text:p>
          </table:table-cell>
          <table:table-cell table:style-name="ce10" office:value-type="float" office:value="-2.7459124" calcext:value-type="float">
            <text:p>-2.7459124</text:p>
          </table:table-cell>
          <table:table-cell table:style-name="ce10" office:value-type="float" office:value="3.6342166" calcext:value-type="float">
            <text:p>3.6342166</text:p>
          </table:table-cell>
          <table:table-cell table:style-name="ce10" office:value-type="float" office:value="0.3712188" calcext:value-type="float">
            <text:p>0.3712188</text:p>
          </table:table-cell>
          <table:table-cell table:style-name="ce10" office:value-type="float" office:value="1.4657371" calcext:value-type="float">
            <text:p>1.4657371</text:p>
          </table:table-cell>
          <table:table-cell table:style-name="ce10" office:value-type="float" office:value="-2.9729557" calcext:value-type="float">
            <text:p>-2.9729557</text:p>
          </table:table-cell>
          <table:table-cell table:style-name="ce10" office:value-type="float" office:value="9.8925227" calcext:value-type="float">
            <text:p>9.8925227</text:p>
          </table:table-cell>
          <table:table-cell table:style-name="ce10" office:value-type="float" office:value="-3.180261" calcext:value-type="float">
            <text:p>-3.180261</text:p>
          </table:table-cell>
          <table:table-cell table:style-name="ce10" office:value-type="float" office:value="3.275913" calcext:value-type="float">
            <text:p>3.275913</text:p>
          </table:table-cell>
          <table:table-cell table:style-name="ce10" office:value-type="float" office:value="5.2390005" calcext:value-type="float">
            <text:p>5.2390005</text:p>
          </table:table-cell>
          <table:table-cell table:style-name="ce10" office:value-type="float" office:value="3.97274" calcext:value-type="float">
            <text:p>3.97274</text:p>
          </table:table-cell>
          <table:table-cell table:style-name="ce10" office:value-type="float" office:value="-1.9256074" calcext:value-type="float">
            <text:p>-1.9256074</text:p>
          </table:table-cell>
          <table:table-cell table:style-name="ce10" office:value-type="float" office:value="-2.5196518" calcext:value-type="float">
            <text:p>-2.5196518</text:p>
          </table:table-cell>
          <table:table-cell table:style-name="ce10" office:value-type="float" office:value="-0.0610869035" calcext:value-type="float">
            <text:p>-0.0610869035</text:p>
          </table:table-cell>
          <table:table-cell table:style-name="ce10" office:value-type="float" office:value="-0.3255222" calcext:value-type="float">
            <text:p>-0.3255222</text:p>
          </table:table-cell>
          <table:table-cell table:style-name="ce10" office:value-type="float" office:value="7.0619998" calcext:value-type="float">
            <text:p>7.0619998</text:p>
          </table:table-cell>
          <table:table-cell table:style-name="ce10" office:value-type="float" office:value="4.3840008" calcext:value-type="float">
            <text:p>4.3840008</text:p>
          </table:table-cell>
          <table:table-cell table:style-name="ce10" office:value-type="float" office:value="-1.23234732" calcext:value-type="float">
            <text:p>-1.23234732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8.0449119" calcext:value-type="float">
            <text:p>8.0449119</text:p>
          </table:table-cell>
          <table:table-cell table:style-name="ce10" office:value-type="float" office:value="4.2664797" calcext:value-type="float">
            <text:p>4.2664797</text:p>
          </table:table-cell>
          <table:table-cell table:style-name="ce10" office:value-type="float" office:value="-3.9818679" calcext:value-type="float">
            <text:p>-3.9818679</text:p>
          </table:table-cell>
          <table:table-cell table:style-name="ce10" office:value-type="float" office:value="-1.23225867" calcext:value-type="float">
            <text:p>-1.23225867</text:p>
          </table:table-cell>
          <table:table-cell table:style-name="ce10" office:value-type="float" office:value="7.281131" calcext:value-type="float">
            <text:p>7.281131</text:p>
          </table:table-cell>
          <table:table-cell table:style-name="ce10" office:value-type="float" office:value="-0.6850433" calcext:value-type="float">
            <text:p>-0.6850433</text:p>
          </table:table-cell>
          <table:table-cell table:style-name="ce10" office:value-type="float" office:value="5.7216517" calcext:value-type="float">
            <text:p>5.7216517</text:p>
          </table:table-cell>
          <table:table-cell table:style-name="ce10" office:value-type="float" office:value="1.15604286" calcext:value-type="float">
            <text:p>1.15604286</text:p>
          </table:table-cell>
          <table:table-cell table:style-name="ce10" office:value-type="float" office:value="-2.84699813" calcext:value-type="float">
            <text:p>-2.84699813</text:p>
          </table:table-cell>
          <table:table-cell table:style-name="ce10" office:value-type="float" office:value="-1.1580432" calcext:value-type="float">
            <text:p>-1.1580432</text:p>
          </table:table-cell>
          <table:table-cell table:style-name="ce10" office:value-type="float" office:value="-2.35986944" calcext:value-type="float">
            <text:p>-2.35986944</text:p>
          </table:table-cell>
          <table:table-cell table:style-name="ce10" office:value-type="float" office:value="-2.01482643" calcext:value-type="float">
            <text:p>-2.01482643</text:p>
          </table:table-cell>
          <table:table-cell table:style-name="ce10" office:value-type="float" office:value="-2.3900865" calcext:value-type="float">
            <text:p>-2.3900865</text:p>
          </table:table-cell>
          <table:table-cell table:style-name="ce10" office:value-type="float" office:value="9.7093912" calcext:value-type="float">
            <text:p>9.7093912</text:p>
          </table:table-cell>
          <table:table-cell table:style-name="ce10" office:value-type="float" office:value="2.9978712" calcext:value-type="float">
            <text:p>2.9978712</text:p>
          </table:table-cell>
          <table:table-cell table:style-name="ce10" office:value-type="float" office:value="-2.2079123" calcext:value-type="float">
            <text:p>-2.2079123</text:p>
          </table:table-cell>
          <table:table-cell table:style-name="ce10" office:value-type="float" office:value="2.7542193" calcext:value-type="float">
            <text:p>2.7542193</text:p>
          </table:table-cell>
          <table:table-cell table:style-name="ce10" office:value-type="float" office:value="-0.5327843" calcext:value-type="float">
            <text:p>-0.5327843</text:p>
          </table:table-cell>
          <table:table-cell table:style-name="ce10" office:value-type="float" office:value="1.2877395" calcext:value-type="float">
            <text:p>1.2877395</text:p>
          </table:table-cell>
          <table:table-cell table:style-name="ce10" office:value-type="float" office:value="8.7110424" calcext:value-type="float">
            <text:p>8.7110424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-0.3302626" calcext:value-type="float">
            <text:p>-0.3302626</text:p>
          </table:table-cell>
          <table:table-cell table:style-name="ce10" office:value-type="float" office:value="3.9859121" calcext:value-type="float">
            <text:p>3.9859121</text:p>
          </table:table-cell>
          <table:table-cell table:style-name="ce10" office:value-type="float" office:value="5.3490011" calcext:value-type="float">
            <text:p>5.3490011</text:p>
          </table:table-cell>
          <table:table-cell table:style-name="ce10" office:value-type="float" office:value="7.490738" calcext:value-type="float">
            <text:p>7.490738</text:p>
          </table:table-cell>
          <table:table-cell table:style-name="ce10" office:value-type="float" office:value="2.4953902" calcext:value-type="float">
            <text:p>2.4953902</text:p>
          </table:table-cell>
          <table:table-cell table:style-name="ce10" office:value-type="float" office:value="-0.4336533" calcext:value-type="float">
            <text:p>-0.4336533</text:p>
          </table:table-cell>
          <table:table-cell table:style-name="ce10" office:value-type="float" office:value="0.1139123336" calcext:value-type="float">
            <text:p>0.1139123336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5.9809995" calcext:value-type="float">
            <text:p>-5.9809995</text:p>
          </table:table-cell>
          <table:table-cell table:style-name="ce10" office:value-type="float" office:value="4.6789989" calcext:value-type="float">
            <text:p>4.6789989</text:p>
          </table:table-cell>
          <table:table-cell table:style-name="ce10" office:value-type="float" office:value="-1.15634711" calcext:value-type="float">
            <text:p>-1.15634711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-1.3820862" calcext:value-type="float">
            <text:p>-1.3820862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4.1421288" calcext:value-type="float">
            <text:p>4.1421288</text:p>
          </table:table-cell>
          <table:table-cell table:style-name="ce10" office:value-type="float" office:value="-1.85625922" calcext:value-type="float">
            <text:p>-1.85625922</text:p>
          </table:table-cell>
          <table:table-cell table:style-name="ce10" office:value-type="float" office:value="4.94913027" calcext:value-type="float">
            <text:p>4.94913027</text:p>
          </table:table-cell>
          <table:table-cell table:style-name="ce10" office:value-type="float" office:value="-7.7880439" calcext:value-type="float">
            <text:p>-7.7880439</text:p>
          </table:table-cell>
          <table:table-cell table:style-name="ce10" office:value-type="float" office:value="8.1486536" calcext:value-type="float">
            <text:p>8.1486536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1.73299972" calcext:value-type="float">
            <text:p>-1.73299972</text:p>
          </table:table-cell>
          <table:table-cell table:style-name="ce10" office:value-type="float" office:value="2.4739567" calcext:value-type="float">
            <text:p>2.4739567</text:p>
          </table:table-cell>
          <table:table-cell table:style-name="ce10" office:value-type="float" office:value="2.01112897" calcext:value-type="float">
            <text:p>2.01112897</text:p>
          </table:table-cell>
          <table:table-cell table:style-name="ce10" office:value-type="float" office:value="4.95817317" calcext:value-type="float">
            <text:p>4.95817317</text:p>
          </table:table-cell>
          <table:table-cell table:style-name="ce10" office:value-type="float" office:value="-5.2490876" calcext:value-type="float">
            <text:p>-5.2490876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1.4511301" calcext:value-type="float">
            <text:p>-1.4511301</text:p>
          </table:table-cell>
          <table:table-cell table:style-name="ce10" office:value-type="float" office:value="-4.9179133" calcext:value-type="float">
            <text:p>-4.9179133</text:p>
          </table:table-cell>
          <table:table-cell table:style-name="ce10" office:value-type="float" office:value="0.7292178" calcext:value-type="float">
            <text:p>0.7292178</text:p>
          </table:table-cell>
          <table:table-cell table:style-name="ce10" office:value-type="float" office:value="0.2342178" calcext:value-type="float">
            <text:p>0.2342178</text:p>
          </table:table-cell>
          <table:table-cell table:style-name="ce10" office:value-type="float" office:value="4.9177405" calcext:value-type="float">
            <text:p>4.9177405</text:p>
          </table:table-cell>
          <table:table-cell table:style-name="ce10" office:value-type="float" office:value="-3.7539558" calcext:value-type="float">
            <text:p>-3.7539558</text:p>
          </table:table-cell>
          <table:table-cell table:style-name="ce10" office:value-type="float" office:value="3.3635234" calcext:value-type="float">
            <text:p>3.3635234</text:p>
          </table:table-cell>
          <table:table-cell table:style-name="ce10" office:value-type="float" office:value="-0.6332601" calcext:value-type="float">
            <text:p>-0.6332601</text:p>
          </table:table-cell>
          <table:table-cell table:style-name="ce10" office:value-type="float" office:value="3.3809125" calcext:value-type="float">
            <text:p>3.3809125</text:p>
          </table:table-cell>
          <table:table-cell table:style-name="ce10" office:value-type="float" office:value="2.4209997" calcext:value-type="float">
            <text:p>2.4209997</text:p>
          </table:table-cell>
          <table:table-cell table:style-name="ce10" office:value-type="float" office:value="8.086739" calcext:value-type="float">
            <text:p>8.086739</text:p>
          </table:table-cell>
          <table:table-cell table:style-name="ce10" office:value-type="float" office:value="-3.7686097" calcext:value-type="float">
            <text:p>-3.7686097</text:p>
          </table:table-cell>
          <table:table-cell table:style-name="ce10" office:value-type="float" office:value="-3.2596535" calcext:value-type="float">
            <text:p>-3.2596535</text:p>
          </table:table-cell>
          <table:table-cell table:style-name="ce10" office:value-type="float" office:value="0.3099133864" calcext:value-type="float">
            <text:p>0.3099133864</text:p>
          </table:table-cell>
          <table:table-cell table:style-name="ce10" office:value-type="float" office:value="-4.51252248" calcext:value-type="float">
            <text:p>-4.51252248</text:p>
          </table:table-cell>
          <table:table-cell table:style-name="ce10" office:value-type="float" office:value="-1.4730001" calcext:value-type="float">
            <text:p>-1.4730001</text:p>
          </table:table-cell>
          <table:table-cell table:style-name="ce10" office:value-type="float" office:value="-1.6130009" calcext:value-type="float">
            <text:p>-1.6130009</text:p>
          </table:table-cell>
          <table:table-cell table:style-name="ce10" office:value-type="float" office:value="-0.80434783" calcext:value-type="float">
            <text:p>-0.80434783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6.0749145" calcext:value-type="float">
            <text:p>6.0749145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3.6688682" calcext:value-type="float">
            <text:p>-3.6688682</text:p>
          </table:table-cell>
          <table:table-cell table:style-name="ce10" office:value-type="float" office:value="-0.01525962" calcext:value-type="float">
            <text:p>-0.01525962</text:p>
          </table:table-cell>
          <table:table-cell table:style-name="ce10" office:value-type="float" office:value="4.40013048" calcext:value-type="float">
            <text:p>4.40013048</text:p>
          </table:table-cell>
          <table:table-cell table:style-name="ce10" office:value-type="float" office:value="2.8449555" calcext:value-type="float">
            <text:p>2.8449555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-3.26995583" calcext:value-type="float">
            <text:p>-3.26995583</text:p>
          </table:table-cell>
          <table:table-cell table:style-name="ce10" office:value-type="float" office:value="0.31400117" calcext:value-type="float">
            <text:p>0.31400117</text:p>
          </table:table-cell>
          <table:table-cell table:style-name="ce10" office:value-type="float" office:value="0.3459584" calcext:value-type="float">
            <text:p>0.3459584</text:p>
          </table:table-cell>
          <table:table-cell table:style-name="ce10" office:value-type="float" office:value="4.31512982" calcext:value-type="float">
            <text:p>4.31512982</text:p>
          </table:table-cell>
          <table:table-cell table:style-name="ce10" office:value-type="float" office:value="1.69417324" calcext:value-type="float">
            <text:p>1.69417324</text:p>
          </table:table-cell>
          <table:table-cell table:style-name="ce10" office:value-type="float" office:value="4.5389144" calcext:value-type="float">
            <text:p>4.5389144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2.3538702" calcext:value-type="float">
            <text:p>2.3538702</text:p>
          </table:table-cell>
          <table:table-cell table:style-name="ce10" office:value-type="float" office:value="-1.8249129" calcext:value-type="float">
            <text:p>-1.8249129</text:p>
          </table:table-cell>
          <table:table-cell table:style-name="ce10" office:value-type="float" office:value="4.4812167" calcext:value-type="float">
            <text:p>4.4812167</text:p>
          </table:table-cell>
          <table:table-cell table:style-name="ce10" office:value-type="float" office:value="-0.3377808" calcext:value-type="float">
            <text:p>-0.3377808</text:p>
          </table:table-cell>
          <table:table-cell table:style-name="ce10" office:value-type="float" office:value="4.6217391" calcext:value-type="float">
            <text:p>4.6217391</text:p>
          </table:table-cell>
          <table:table-cell table:style-name="ce10" office:value-type="float" office:value="11.1990452" calcext:value-type="float">
            <text:p>11.1990452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6.305739" calcext:value-type="float">
            <text:p>6.305739</text:p>
          </table:table-cell>
          <table:table-cell table:style-name="ce10" office:value-type="float" office:value="2.7159116" calcext:value-type="float">
            <text:p>2.7159116</text:p>
          </table:table-cell>
          <table:table-cell table:style-name="ce10" office:value-type="float" office:value="8.7800009" calcext:value-type="float">
            <text:p>8.7800009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756074" calcext:value-type="float">
            <text:p>-1.6756074</text:p>
          </table:table-cell>
          <table:table-cell table:style-name="ce10" office:value-type="float" office:value="3.6053482" calcext:value-type="float">
            <text:p>3.6053482</text:p>
          </table:table-cell>
          <table:table-cell table:style-name="ce10" office:value-type="float" office:value="0.4239137069" calcext:value-type="float">
            <text:p>0.4239137069</text:p>
          </table:table-cell>
          <table:table-cell table:style-name="ce10" office:value-type="float" office:value="0.28747676" calcext:value-type="float">
            <text:p>0.28747676</text:p>
          </table:table-cell>
          <table:table-cell table:style-name="ce10" office:value-type="float" office:value="6.0110011" calcext:value-type="float">
            <text:p>6.0110011</text:p>
          </table:table-cell>
          <table:table-cell table:style-name="ce10" office:value-type="float" office:value="2.3529987" calcext:value-type="float">
            <text:p>2.3529987</text:p>
          </table:table-cell>
          <table:table-cell table:style-name="ce10" office:value-type="float" office:value="1.4196512" calcext:value-type="float">
            <text:p>1.4196512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-10.4250874" calcext:value-type="float">
            <text:p>-10.4250874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3.9258682" calcext:value-type="float">
            <text:p>-3.9258682</text:p>
          </table:table-cell>
          <table:table-cell table:style-name="ce10" office:value-type="float" office:value="-0.20526206" calcext:value-type="float">
            <text:p>-0.20526206</text:p>
          </table:table-cell>
          <table:table-cell table:style-name="ce10" office:value-type="float" office:value="-10.35786894" calcext:value-type="float">
            <text:p>-10.35786894</text:p>
          </table:table-cell>
          <table:table-cell table:style-name="ce10" office:value-type="float" office:value="-9.1330432" calcext:value-type="float">
            <text:p>-9.1330432</text:p>
          </table:table-cell>
          <table:table-cell table:style-name="ce10" office:value-type="float" office:value="-5.8093466" calcext:value-type="float">
            <text:p>-5.8093466</text:p>
          </table:table-cell>
          <table:table-cell table:style-name="ce10" office:value-type="float" office:value="-9.45995637" calcext:value-type="float">
            <text:p>-9.45995637</text:p>
          </table:table-cell>
          <table:table-cell table:style-name="ce10" office:value-type="float" office:value="1.45500001" calcext:value-type="float">
            <text:p>1.45500001</text:p>
          </table:table-cell>
          <table:table-cell table:style-name="ce10" office:value-type="float" office:value="-1.9990428" calcext:value-type="float">
            <text:p>-1.9990428</text:p>
          </table:table-cell>
          <table:table-cell table:style-name="ce10" office:value-type="float" office:value="-2.35986944" calcext:value-type="float">
            <text:p>-2.35986944</text:p>
          </table:table-cell>
          <table:table-cell table:style-name="ce10" office:value-type="float" office:value="-0.14082585" calcext:value-type="float">
            <text:p>-0.14082585</text:p>
          </table:table-cell>
          <table:table-cell table:style-name="ce10" office:value-type="float" office:value="-3.8180879" calcext:value-type="float">
            <text:p>-3.8180879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2.4201318" calcext:value-type="float">
            <text:p>-2.4201318</text:p>
          </table:table-cell>
          <table:table-cell table:style-name="ce10" office:value-type="float" office:value="0.7040865" calcext:value-type="float">
            <text:p>0.7040865</text:p>
          </table:table-cell>
          <table:table-cell table:style-name="ce10" office:value-type="float" office:value="-12.463783" calcext:value-type="float">
            <text:p>-12.463783</text:p>
          </table:table-cell>
          <table:table-cell table:style-name="ce10" office:value-type="float" office:value="0.2942191" calcext:value-type="float">
            <text:p>0.2942191</text:p>
          </table:table-cell>
          <table:table-cell table:style-name="ce10" office:value-type="float" office:value="-12.6402619" calcext:value-type="float">
            <text:p>-12.6402619</text:p>
          </table:table-cell>
          <table:table-cell table:style-name="ce10" office:value-type="float" office:value="-2.8809566" calcext:value-type="float">
            <text:p>-2.8809566</text:p>
          </table:table-cell>
          <table:table-cell table:style-name="ce10" office:value-type="float" office:value="-9.9364777" calcext:value-type="float">
            <text:p>-9.9364777</text:p>
          </table:table-cell>
          <table:table-cell table:style-name="ce10" office:value-type="float" office:value="-8.0772604" calcext:value-type="float">
            <text:p>-8.0772604</text:p>
          </table:table-cell>
          <table:table-cell table:style-name="ce10" office:value-type="float" office:value="0.1139142" calcext:value-type="float">
            <text:p>0.1139142</text:p>
          </table:table-cell>
          <table:table-cell table:style-name="ce10" office:value-type="float" office:value="4.5500013" calcext:value-type="float">
            <text:p>4.5500013</text:p>
          </table:table-cell>
          <table:table-cell table:style-name="ce10" office:value-type="float" office:value="2.741737" calcext:value-type="float">
            <text:p>2.741737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1.4056534" calcext:value-type="float">
            <text:p>-1.4056534</text:p>
          </table:table-cell>
          <table:table-cell table:style-name="ce10" office:value-type="float" office:value="0.1559121505" calcext:value-type="float">
            <text:p>0.1559121505</text:p>
          </table:table-cell>
          <table:table-cell table:style-name="ce10" office:value-type="float" office:value="-8.33652188" calcext:value-type="float">
            <text:p>-8.33652188</text:p>
          </table:table-cell>
          <table:table-cell table:style-name="ce10" office:value-type="float" office:value="-4.6810003" calcext:value-type="float">
            <text:p>-4.6810003</text:p>
          </table:table-cell>
          <table:table-cell table:style-name="ce10" office:value-type="float" office:value="-10.7910004" calcext:value-type="float">
            <text:p>-10.7910004</text:p>
          </table:table-cell>
          <table:table-cell table:style-name="ce10" office:value-type="float" office:value="-1.16534789" calcext:value-type="float">
            <text:p>-1.16534789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oscaled" table:style-name="ta6">
        <office:forms form:automatic-focus="false" form:apply-design-mode="false"/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-0.65076037" calcext:value-type="float">
            <text:p>-0.65076037</text:p>
          </table:table-cell>
          <table:table-cell table:style-name="ce10" office:value-type="float" office:value="0.94597276" calcext:value-type="float">
            <text:p>0.94597276</text:p>
          </table:table-cell>
          <table:table-cell table:style-name="ce10" office:value-type="float" office:value="1.1823097" calcext:value-type="float">
            <text:p>1.1823097</text:p>
          </table:table-cell>
          <table:table-cell table:style-name="ce10" office:value-type="float" office:value="0.28974909" calcext:value-type="float">
            <text:p>0.28974909</text:p>
          </table:table-cell>
          <table:table-cell table:style-name="ce10" office:value-type="float" office:value="-0.03584024" calcext:value-type="float">
            <text:p>-0.03584024</text:p>
          </table:table-cell>
          <table:table-cell table:style-name="ce10" office:value-type="float" office:value="1.2021064" calcext:value-type="float">
            <text:p>1.2021064</text:p>
          </table:table-cell>
          <table:table-cell table:style-name="ce10" office:value-type="float" office:value="0.6019701" calcext:value-type="float">
            <text:p>0.6019701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1.48290086" calcext:value-type="float">
            <text:p>1.48290086</text:p>
          </table:table-cell>
          <table:table-cell table:style-name="ce10" office:value-type="float" office:value="0.9660991" calcext:value-type="float">
            <text:p>0.9660991</text:p>
          </table:table-cell>
          <table:table-cell table:style-name="ce10" office:value-type="float" office:value="0.81761723" calcext:value-type="float">
            <text:p>0.81761723</text:p>
          </table:table-cell>
          <table:table-cell table:style-name="ce10" office:value-type="float" office:value="0.921872387" calcext:value-type="float">
            <text:p>0.921872387</text:p>
          </table:table-cell>
          <table:table-cell table:style-name="ce10" office:value-type="float" office:value="0.77345599" calcext:value-type="float">
            <text:p>0.77345599</text:p>
          </table:table-cell>
          <table:table-cell table:style-name="ce10" office:value-type="float" office:value="-0.5807421" calcext:value-type="float">
            <text:p>-0.5807421</text:p>
          </table:table-cell>
          <table:table-cell table:style-name="ce10" office:value-type="float" office:value="-1.12262244" calcext:value-type="float">
            <text:p>-1.12262244</text:p>
          </table:table-cell>
          <table:table-cell table:style-name="ce10" office:value-type="float" office:value="0.15192799" calcext:value-type="float">
            <text:p>0.15192799</text:p>
          </table:table-cell>
          <table:table-cell table:style-name="ce10" office:value-type="float" office:value="0.8747051" calcext:value-type="float">
            <text:p>0.8747051</text:p>
          </table:table-cell>
          <table:table-cell table:style-name="ce10" office:value-type="float" office:value="0.54703445" calcext:value-type="float">
            <text:p>0.54703445</text:p>
          </table:table-cell>
          <table:table-cell table:style-name="ce10" office:value-type="float" office:value="0.4937711" calcext:value-type="float">
            <text:p>0.4937711</text:p>
          </table:table-cell>
          <table:table-cell table:style-name="ce10" office:value-type="float" office:value="0.206426" calcext:value-type="float">
            <text:p>0.206426</text:p>
          </table:table-cell>
          <table:table-cell table:style-name="ce10" office:value-type="float" office:value="0.90441753" calcext:value-type="float">
            <text:p>0.90441753</text:p>
          </table:table-cell>
          <table:table-cell table:style-name="ce10" office:value-type="float" office:value="0.68756768" calcext:value-type="float">
            <text:p>0.68756768</text:p>
          </table:table-cell>
          <table:table-cell table:style-name="ce10" office:value-type="float" office:value="0.13592633" calcext:value-type="float">
            <text:p>0.13592633</text:p>
          </table:table-cell>
          <table:table-cell table:style-name="ce10" office:value-type="float" office:value="0.9401417" calcext:value-type="float">
            <text:p>0.9401417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2.1628007" calcext:value-type="float">
            <text:p>2.1628007</text:p>
          </table:table-cell>
          <table:table-cell table:style-name="ce10" office:value-type="float" office:value="-0.4727253" calcext:value-type="float">
            <text:p>-0.4727253</text:p>
          </table:table-cell>
          <table:table-cell table:style-name="ce10" office:value-type="float" office:value="-1.223791626" calcext:value-type="float">
            <text:p>-1.223791626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0.67112335" calcext:value-type="float">
            <text:p>0.67112335</text:p>
          </table:table-cell>
          <table:table-cell table:style-name="ce10" office:value-type="float" office:value="-0.04539679" calcext:value-type="float">
            <text:p>-0.04539679</text:p>
          </table:table-cell>
          <table:table-cell table:style-name="ce10" office:value-type="float" office:value="-0.2190854" calcext:value-type="float">
            <text:p>-0.2190854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0.57970527" calcext:value-type="float">
            <text:p>0.57970527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0.634329" calcext:value-type="float">
            <text:p>-0.634329</text:p>
          </table:table-cell>
          <table:table-cell table:style-name="ce10" office:value-type="float" office:value="2.261123778" calcext:value-type="float">
            <text:p>2.261123778</text:p>
          </table:table-cell>
          <table:table-cell table:style-name="ce10" office:value-type="float" office:value="-0.01242407" calcext:value-type="float">
            <text:p>-0.01242407</text:p>
          </table:table-cell>
          <table:table-cell table:style-name="ce10" office:value-type="float" office:value="-0.104135" calcext:value-type="float">
            <text:p>-0.104135</text:p>
          </table:table-cell>
          <table:table-cell table:style-name="ce10" office:value-type="float" office:value="0.1809112" calcext:value-type="float">
            <text:p>0.1809112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01011959" calcext:value-type="float">
            <text:p>-0.01011959</text:p>
          </table:table-cell>
          <table:table-cell table:style-name="ce10" office:value-type="float" office:value="-1.1806957" calcext:value-type="float">
            <text:p>-1.1806957</text:p>
          </table:table-cell>
          <table:table-cell table:style-name="ce10" office:value-type="float" office:value="-0.30400014" calcext:value-type="float">
            <text:p>-0.30400014</text:p>
          </table:table-cell>
          <table:table-cell table:style-name="ce10" office:value-type="float" office:value="0.144883668" calcext:value-type="float">
            <text:p>0.144883668</text:p>
          </table:table-cell>
          <table:table-cell table:style-name="ce10" office:value-type="float" office:value="0.40066048" calcext:value-type="float">
            <text:p>0.40066048</text:p>
          </table:table-cell>
          <table:table-cell table:style-name="ce10" office:value-type="float" office:value="-0.1869896" calcext:value-type="float">
            <text:p>-0.1869896</text:p>
          </table:table-cell>
          <table:table-cell table:style-name="ce10" office:value-type="float" office:value="-0.3545636" calcext:value-type="float">
            <text:p>-0.3545636</text:p>
          </table:table-cell>
          <table:table-cell table:style-name="ce10" office:value-type="float" office:value="1.09272379" calcext:value-type="float">
            <text:p>1.09272379</text:p>
          </table:table-cell>
          <table:table-cell table:style-name="ce10" office:value-type="float" office:value="0.4312068" calcext:value-type="float">
            <text:p>0.4312068</text:p>
          </table:table-cell>
          <table:table-cell table:style-name="ce10" office:value-type="float" office:value="0.97832186" calcext:value-type="float">
            <text:p>0.97832186</text:p>
          </table:table-cell>
          <table:table-cell table:style-name="ce10" office:value-type="float" office:value="-0.9493541" calcext:value-type="float">
            <text:p>-0.9493541</text:p>
          </table:table-cell>
          <table:table-cell table:style-name="ce10" office:value-type="float" office:value="-0.5072285" calcext:value-type="float">
            <text:p>-0.5072285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0.47937054" calcext:value-type="float">
            <text:p>0.47937054</text:p>
          </table:table-cell>
          <table:table-cell table:style-name="ce10" office:value-type="float" office:value="-0.21700477" calcext:value-type="float">
            <text:p>-0.21700477</text:p>
          </table:table-cell>
          <table:table-cell table:style-name="ce10" office:value-type="float" office:value="0.4119869" calcext:value-type="float">
            <text:p>0.4119869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0.3671239" calcext:value-type="float">
            <text:p>-0.3671239</text:p>
          </table:table-cell>
          <table:table-cell table:style-name="ce10" office:value-type="float" office:value="-0.796004879" calcext:value-type="float">
            <text:p>-0.796004879</text:p>
          </table:table-cell>
          <table:table-cell table:style-name="ce10" office:value-type="float" office:value="-1.54902259" calcext:value-type="float">
            <text:p>-1.54902259</text:p>
          </table:table-cell>
          <table:table-cell table:style-name="ce10" office:value-type="float" office:value="0.71056268" calcext:value-type="float">
            <text:p>0.71056268</text:p>
          </table:table-cell>
          <table:table-cell table:style-name="ce10" office:value-type="float" office:value="-0.70713495" calcext:value-type="float">
            <text:p>-0.70713495</text:p>
          </table:table-cell>
          <table:table-cell table:style-name="ce10" office:value-type="float" office:value="-0.348698" calcext:value-type="float">
            <text:p>-0.348698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1.21401191" calcext:value-type="float">
            <text:p>1.21401191</text:p>
          </table:table-cell>
          <table:table-cell table:style-name="ce10" office:value-type="float" office:value="1.52565566" calcext:value-type="float">
            <text:p>1.52565566</text:p>
          </table:table-cell>
          <table:table-cell table:style-name="ce10" office:value-type="float" office:value="1.5447653" calcext:value-type="float">
            <text:p>1.5447653</text:p>
          </table:table-cell>
          <table:table-cell table:style-name="ce10" office:value-type="float" office:value="1.0223515" calcext:value-type="float">
            <text:p>1.0223515</text:p>
          </table:table-cell>
          <table:table-cell table:style-name="ce10" office:value-type="float" office:value="0.34357279" calcext:value-type="float">
            <text:p>0.34357279</text:p>
          </table:table-cell>
          <table:table-cell table:style-name="ce10" office:value-type="float" office:value="-0.9522113" calcext:value-type="float">
            <text:p>-0.9522113</text:p>
          </table:table-cell>
          <table:table-cell table:style-name="ce10" office:value-type="float" office:value="1.3483923" calcext:value-type="float">
            <text:p>1.3483923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2.48882629" calcext:value-type="float">
            <text:p>2.48882629</text:p>
          </table:table-cell>
          <table:table-cell table:style-name="ce10" office:value-type="float" office:value="1.5713774" calcext:value-type="float">
            <text:p>1.5713774</text:p>
          </table:table-cell>
          <table:table-cell table:style-name="ce10" office:value-type="float" office:value="-1.83114105" calcext:value-type="float">
            <text:p>-1.83114105</text:p>
          </table:table-cell>
          <table:table-cell table:style-name="ce10" office:value-type="float" office:value="0.423182357" calcext:value-type="float">
            <text:p>0.423182357</text:p>
          </table:table-cell>
          <table:table-cell table:style-name="ce10" office:value-type="float" office:value="1.37184859" calcext:value-type="float">
            <text:p>1.37184859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1.6453749" calcext:value-type="float">
            <text:p>1.6453749</text:p>
          </table:table-cell>
          <table:table-cell table:style-name="ce10" office:value-type="float" office:value="-0.31705684" calcext:value-type="float">
            <text:p>-0.31705684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1.10537579" calcext:value-type="float">
            <text:p>1.10537579</text:p>
          </table:table-cell>
          <table:table-cell table:style-name="ce10" office:value-type="float" office:value="0.7828223" calcext:value-type="float">
            <text:p>0.7828223</text:p>
          </table:table-cell>
          <table:table-cell table:style-name="ce10" office:value-type="float" office:value="-0.6055223" calcext:value-type="float">
            <text:p>-0.6055223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0.24943583" calcext:value-type="float">
            <text:p>0.24943583</text:p>
          </table:table-cell>
          <table:table-cell table:style-name="ce10" office:value-type="float" office:value="-0.69565547" calcext:value-type="float">
            <text:p>-0.69565547</text:p>
          </table:table-cell>
          <table:table-cell table:style-name="ce10" office:value-type="float" office:value="-1.4942222" calcext:value-type="float">
            <text:p>-1.4942222</text:p>
          </table:table-cell>
          <table:table-cell table:style-name="ce10" office:value-type="float" office:value="-2.0809809" calcext:value-type="float">
            <text:p>-2.0809809</text:p>
          </table:table-cell>
          <table:table-cell table:style-name="ce10" office:value-type="float" office:value="0.8836973" calcext:value-type="float">
            <text:p>0.8836973</text:p>
          </table:table-cell>
          <table:table-cell table:style-name="ce10" office:value-type="float" office:value="1.6494759" calcext:value-type="float">
            <text:p>1.6494759</text:p>
          </table:table-cell>
          <table:table-cell table:style-name="ce10" office:value-type="float" office:value="-0.556683263" calcext:value-type="float">
            <text:p>-0.556683263</text:p>
          </table:table-cell>
          <table:table-cell table:style-name="ce10" office:value-type="float" office:value="0.06063178" calcext:value-type="float">
            <text:p>0.06063178</text:p>
          </table:table-cell>
          <table:table-cell table:style-name="ce10" office:value-type="float" office:value="-0.93559602" calcext:value-type="float">
            <text:p>-0.93559602</text:p>
          </table:table-cell>
          <table:table-cell table:style-name="ce10" office:value-type="float" office:value="0.69540317" calcext:value-type="float">
            <text:p>0.69540317</text:p>
          </table:table-cell>
          <table:table-cell table:style-name="ce10" office:value-type="float" office:value="-0.1209782" calcext:value-type="float">
            <text:p>-0.120978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-0.44541197" calcext:value-type="float">
            <text:p>-0.44541197</text:p>
          </table:table-cell>
          <table:table-cell table:style-name="ce10" office:value-type="float" office:value="1.63487481" calcext:value-type="float">
            <text:p>1.63487481</text:p>
          </table:table-cell>
          <table:table-cell table:style-name="ce10" office:value-type="float" office:value="0.1582171" calcext:value-type="float">
            <text:p>0.1582171</text:p>
          </table:table-cell>
          <table:table-cell table:style-name="ce10" office:value-type="float" office:value="-0.468920957" calcext:value-type="float">
            <text:p>-0.468920957</text:p>
          </table:table-cell>
          <table:table-cell table:style-name="ce10" office:value-type="float" office:value="0.24155572" calcext:value-type="float">
            <text:p>0.24155572</text:p>
          </table:table-cell>
          <table:table-cell table:style-name="ce10" office:value-type="float" office:value="1.0563266" calcext:value-type="float">
            <text:p>1.0563266</text:p>
          </table:table-cell>
          <table:table-cell table:style-name="ce10" office:value-type="float" office:value="2.0350341" calcext:value-type="float">
            <text:p>2.0350341</text:p>
          </table:table-cell>
          <table:table-cell table:style-name="ce10" office:value-type="float" office:value="-0.16800306" calcext:value-type="float">
            <text:p>-0.16800306</text:p>
          </table:table-cell>
          <table:table-cell table:style-name="ce10" office:value-type="float" office:value="-0.38038487" calcext:value-type="float">
            <text:p>-0.38038487</text:p>
          </table:table-cell>
          <table:table-cell table:style-name="ce10" office:value-type="float" office:value="1.0029595" calcext:value-type="float">
            <text:p>1.0029595</text:p>
          </table:table-cell>
          <table:table-cell table:style-name="ce10" office:value-type="float" office:value="-0.03041898" calcext:value-type="float">
            <text:p>-0.03041898</text:p>
          </table:table-cell>
          <table:table-cell table:style-name="ce10" office:value-type="float" office:value="-0.348275368" calcext:value-type="float">
            <text:p>-0.348275368</text:p>
          </table:table-cell>
          <table:table-cell table:style-name="ce10" office:value-type="float" office:value="-1.04297837" calcext:value-type="float">
            <text:p>-1.04297837</text:p>
          </table:table-cell>
          <table:table-cell table:style-name="ce10" office:value-type="float" office:value="-0.3591446" calcext:value-type="float">
            <text:p>-0.3591446</text:p>
          </table:table-cell>
          <table:table-cell table:style-name="ce10" office:value-type="float" office:value="-0.15052625" calcext:value-type="float">
            <text:p>-0.15052625</text:p>
          </table:table-cell>
          <table:table-cell table:style-name="ce10" office:value-type="float" office:value="-0.6345672" calcext:value-type="float">
            <text:p>-0.6345672</text:p>
          </table:table-cell>
          <table:table-cell table:style-name="ce10" office:value-type="float" office:value="0.1081825" calcext:value-type="float">
            <text:p>0.1081825</text:p>
          </table:table-cell>
          <table:table-cell table:style-name="ce10" office:value-type="float" office:value="-0.58850875" calcext:value-type="float">
            <text:p>-0.58850875</text:p>
          </table:table-cell>
          <table:table-cell table:style-name="ce10" office:value-type="float" office:value="-1.8024888" calcext:value-type="float">
            <text:p>-1.8024888</text:p>
          </table:table-cell>
          <table:table-cell table:style-name="ce10" office:value-type="float" office:value="-0.5842253" calcext:value-type="float">
            <text:p>-0.5842253</text:p>
          </table:table-cell>
          <table:table-cell table:style-name="ce10" office:value-type="float" office:value="-0.14217843" calcext:value-type="float">
            <text:p>-0.14217843</text:p>
          </table:table-cell>
          <table:table-cell table:style-name="ce10" office:value-type="float" office:value="-0.95579001" calcext:value-type="float">
            <text:p>-0.95579001</text:p>
          </table:table-cell>
          <table:table-cell table:style-name="ce10" office:value-type="float" office:value="-0.43129321" calcext:value-type="float">
            <text:p>-0.43129321</text:p>
          </table:table-cell>
          <table:table-cell table:style-name="ce10" office:value-type="float" office:value="-0.2738826" calcext:value-type="float">
            <text:p>-0.2738826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0.4697566" calcext:value-type="float">
            <text:p>-0.4697566</text:p>
          </table:table-cell>
          <table:table-cell table:style-name="ce10" office:value-type="float" office:value="0.966004302" calcext:value-type="float">
            <text:p>0.966004302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0.08799154" calcext:value-type="float">
            <text:p>-0.08799154</text:p>
          </table:table-cell>
          <table:table-cell table:style-name="ce10" office:value-type="float" office:value="-0.47607103" calcext:value-type="float">
            <text:p>-0.47607103</text:p>
          </table:table-cell>
          <table:table-cell table:style-name="ce10" office:value-type="float" office:value="-0.3550792" calcext:value-type="float">
            <text:p>-0.355079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-1.93499828" calcext:value-type="float">
            <text:p>-1.93499828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0.5999654" calcext:value-type="float">
            <text:p>-0.5999654</text:p>
          </table:table-cell>
          <table:table-cell table:style-name="ce10" office:value-type="float" office:value="-0.81596307" calcext:value-type="float">
            <text:p>-0.81596307</text:p>
          </table:table-cell>
          <table:table-cell table:style-name="ce10" office:value-type="float" office:value="-0.54625539" calcext:value-type="float">
            <text:p>-0.54625539</text:p>
          </table:table-cell>
          <table:table-cell table:style-name="ce10" office:value-type="float" office:value="1.5371418" calcext:value-type="float">
            <text:p>1.5371418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53906874" calcext:value-type="float">
            <text:p>-0.53906874</text:p>
          </table:table-cell>
          <table:table-cell table:style-name="ce10" office:value-type="float" office:value="0.7880079" calcext:value-type="float">
            <text:p>0.7880079</text:p>
          </table:table-cell>
          <table:table-cell table:style-name="ce10" office:value-type="float" office:value="-0.5322483" calcext:value-type="float">
            <text:p>-0.5322483</text:p>
          </table:table-cell>
          <table:table-cell table:style-name="ce10" office:value-type="float" office:value="-0.696753389" calcext:value-type="float">
            <text:p>-0.696753389</text:p>
          </table:table-cell>
          <table:table-cell table:style-name="ce10" office:value-type="float" office:value="-1.09143489" calcext:value-type="float">
            <text:p>-1.09143489</text:p>
          </table:table-cell>
          <table:table-cell table:style-name="ce10" office:value-type="float" office:value="-2.0484037" calcext:value-type="float">
            <text:p>-2.0484037</text:p>
          </table:table-cell>
          <table:table-cell table:style-name="ce10" office:value-type="float" office:value="-0.9331582" calcext:value-type="float">
            <text:p>-0.9331582</text:p>
          </table:table-cell>
          <table:table-cell table:style-name="ce10" office:value-type="float" office:value="-0.68324755" calcext:value-type="float">
            <text:p>-0.68324755</text:p>
          </table:table-cell>
          <table:table-cell table:style-name="ce10" office:value-type="float" office:value="-0.9084458" calcext:value-type="float">
            <text:p>-0.9084458</text:p>
          </table:table-cell>
          <table:table-cell table:style-name="ce10" office:value-type="float" office:value="-0.66196107" calcext:value-type="float">
            <text:p>-0.66196107</text:p>
          </table:table-cell>
          <table:table-cell table:style-name="ce10" office:value-type="float" office:value="-2.2702229" calcext:value-type="float">
            <text:p>-2.2702229</text:p>
          </table:table-cell>
          <table:table-cell table:style-name="ce10" office:value-type="float" office:value="1.4996043" calcext:value-type="float">
            <text:p>1.4996043</text:p>
          </table:table-cell>
          <table:table-cell table:style-name="ce10" office:value-type="float" office:value="1.12473497" calcext:value-type="float">
            <text:p>1.12473497</text:p>
          </table:table-cell>
          <table:table-cell table:style-name="ce10" office:value-type="float" office:value="-1.03525242" calcext:value-type="float">
            <text:p>-1.03525242</text:p>
          </table:table-cell>
          <table:table-cell table:style-name="ce10" office:value-type="float" office:value="0.51416237" calcext:value-type="float">
            <text:p>0.51416237</text:p>
          </table:table-cell>
          <table:table-cell table:style-name="ce10" office:value-type="float" office:value="-0.4734779" calcext:value-type="float">
            <text:p>-0.4734779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1.1152377" calcext:value-type="float">
            <text:p>-1.1152377</text:p>
          </table:table-cell>
          <table:table-cell table:style-name="ce10" office:value-type="float" office:value="0.604029145" calcext:value-type="float">
            <text:p>0.604029145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0.14963576" calcext:value-type="float">
            <text:p>-0.14963576</text:p>
          </table:table-cell>
          <table:table-cell table:style-name="ce10" office:value-type="float" office:value="0.80949039" calcext:value-type="float">
            <text:p>0.80949039</text:p>
          </table:table-cell>
          <table:table-cell table:style-name="ce10" office:value-type="float" office:value="-0.4651502" calcext:value-type="float">
            <text:p>-0.465150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-0.69398114" calcext:value-type="float">
            <text:p>-0.69398114</text:p>
          </table:table-cell>
          <table:table-cell table:style-name="ce10" office:value-type="float" office:value="0.68116916" calcext:value-type="float">
            <text:p>0.68116916</text:p>
          </table:table-cell>
          <table:table-cell table:style-name="ce10" office:value-type="float" office:value="1.1705826" calcext:value-type="float">
            <text:p>1.1705826</text:p>
          </table:table-cell>
          <table:table-cell table:style-name="ce10" office:value-type="float" office:value="-0.206693649" calcext:value-type="float">
            <text:p>-0.206693649</text:p>
          </table:table-cell>
          <table:table-cell table:style-name="ce10" office:value-type="float" office:value="-0.54625539" calcext:value-type="float">
            <text:p>-0.54625539</text:p>
          </table:table-cell>
          <table:table-cell table:style-name="ce10" office:value-type="float" office:value="0.4552703" calcext:value-type="float">
            <text:p>0.4552703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96177011" calcext:value-type="float">
            <text:p>-0.96177011</text:p>
          </table:table-cell>
          <table:table-cell table:style-name="ce10" office:value-type="float" office:value="1.3257745" calcext:value-type="float">
            <text:p>1.3257745</text:p>
          </table:table-cell>
          <table:table-cell table:style-name="ce10" office:value-type="float" office:value="-0.20295803" calcext:value-type="float">
            <text:p>-0.20295803</text:p>
          </table:table-cell>
          <table:table-cell table:style-name="ce10" office:value-type="float" office:value="1.194293895" calcext:value-type="float">
            <text:p>1.194293895</text:p>
          </table:table-cell>
          <table:table-cell table:style-name="ce10" office:value-type="float" office:value="1.74738716" calcext:value-type="float">
            <text:p>1.74738716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08056979" calcext:value-type="float">
            <text:p>-0.08056979</text:p>
          </table:table-cell>
          <table:table-cell table:style-name="ce10" office:value-type="float" office:value="0.14606015" calcext:value-type="float">
            <text:p>0.14606015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1.54559743" calcext:value-type="float">
            <text:p>1.54559743</text:p>
          </table:table-cell>
          <table:table-cell table:style-name="ce10" office:value-type="float" office:value="0.7331384" calcext:value-type="float">
            <text:p>0.7331384</text:p>
          </table:table-cell>
          <table:table-cell table:style-name="ce10" office:value-type="float" office:value="1.2180334" calcext:value-type="float">
            <text:p>1.2180334</text:p>
          </table:table-cell>
          <table:table-cell table:style-name="ce10" office:value-type="float" office:value="-0.58640052" calcext:value-type="float">
            <text:p>-0.58640052</text:p>
          </table:table-cell>
          <table:table-cell table:style-name="ce10" office:value-type="float" office:value="0.53347261" calcext:value-type="float">
            <text:p>0.53347261</text:p>
          </table:table-cell>
          <table:table-cell table:style-name="ce10" office:value-type="float" office:value="-0.36910657" calcext:value-type="float">
            <text:p>-0.36910657</text:p>
          </table:table-cell>
          <table:table-cell table:style-name="ce10" office:value-type="float" office:value="-0.6423276" calcext:value-type="float">
            <text:p>-0.6423276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0.3505367" calcext:value-type="float">
            <text:p>0.3505367</text:p>
          </table:table-cell>
          <table:table-cell table:style-name="ce10" office:value-type="float" office:value="2.0108103" calcext:value-type="float">
            <text:p>2.0108103</text:p>
          </table:table-cell>
          <table:table-cell table:style-name="ce10" office:value-type="float" office:value="0.774543585" calcext:value-type="float">
            <text:p>0.774543585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0.80253151" calcext:value-type="float">
            <text:p>0.80253151</text:p>
          </table:table-cell>
          <table:table-cell table:style-name="ce10" office:value-type="float" office:value="1.55522161" calcext:value-type="float">
            <text:p>1.55522161</text:p>
          </table:table-cell>
          <table:table-cell table:style-name="ce10" office:value-type="float" office:value="3.871503" calcext:value-type="float">
            <text:p>3.871503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-0.13840416" calcext:value-type="float">
            <text:p>-0.13840416</text:p>
          </table:table-cell>
          <table:table-cell table:style-name="ce10" office:value-type="float" office:value="0.65211313" calcext:value-type="float">
            <text:p>0.65211313</text:p>
          </table:table-cell>
          <table:table-cell table:style-name="ce10" office:value-type="float" office:value="-0.8377833" calcext:value-type="float">
            <text:p>-0.8377833</text:p>
          </table:table-cell>
          <table:table-cell table:style-name="ce10" office:value-type="float" office:value="-0.459193828" calcext:value-type="float">
            <text:p>-0.459193828</text:p>
          </table:table-cell>
          <table:table-cell table:style-name="ce10" office:value-type="float" office:value="0.30951296" calcext:value-type="float">
            <text:p>0.30951296</text:p>
          </table:table-cell>
          <table:table-cell table:style-name="ce10" office:value-type="float" office:value="-0.104135" calcext:value-type="float">
            <text:p>-0.104135</text:p>
          </table:table-cell>
          <table:table-cell table:style-name="ce10" office:value-type="float" office:value="0.2435273" calcext:value-type="float">
            <text:p>0.2435273</text:p>
          </table:table-cell>
          <table:table-cell table:style-name="ce10" office:value-type="float" office:value="0.88574203" calcext:value-type="float">
            <text:p>0.88574203</text:p>
          </table:table-cell>
          <table:table-cell table:style-name="ce10" office:value-type="float" office:value="-0.15224534" calcext:value-type="float">
            <text:p>-0.15224534</text:p>
          </table:table-cell>
          <table:table-cell table:style-name="ce10" office:value-type="float" office:value="-1.2742038" calcext:value-type="float">
            <text:p>-1.2742038</text:p>
          </table:table-cell>
          <table:table-cell table:style-name="ce10" office:value-type="float" office:value="1.04428659" calcext:value-type="float">
            <text:p>1.04428659</text:p>
          </table:table-cell>
          <table:table-cell table:style-name="ce10" office:value-type="float" office:value="0.117917737" calcext:value-type="float">
            <text:p>0.117917737</text:p>
          </table:table-cell>
          <table:table-cell table:style-name="ce10" office:value-type="float" office:value="0.92751118" calcext:value-type="float">
            <text:p>0.92751118</text:p>
          </table:table-cell>
          <table:table-cell table:style-name="ce10" office:value-type="float" office:value="1.1419235" calcext:value-type="float">
            <text:p>1.1419235</text:p>
          </table:table-cell>
          <table:table-cell table:style-name="ce10" office:value-type="float" office:value="-0.9408096" calcext:value-type="float">
            <text:p>-0.9408096</text:p>
          </table:table-cell>
          <table:table-cell table:style-name="ce10" office:value-type="float" office:value="0.5402864" calcext:value-type="float">
            <text:p>0.5402864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0.63487923" calcext:value-type="float">
            <text:p>0.63487923</text:p>
          </table:table-cell>
          <table:table-cell table:style-name="ce10" office:value-type="float" office:value="-0.6147007" calcext:value-type="float">
            <text:p>-0.6147007</text:p>
          </table:table-cell>
          <table:table-cell table:style-name="ce10" office:value-type="float" office:value="-0.0620393" calcext:value-type="float">
            <text:p>-0.0620393</text:p>
          </table:table-cell>
          <table:table-cell table:style-name="ce10" office:value-type="float" office:value="0.51877585" calcext:value-type="float">
            <text:p>0.51877585</text:p>
          </table:table-cell>
          <table:table-cell table:style-name="ce10" office:value-type="float" office:value="0.13253592" calcext:value-type="float">
            <text:p>0.13253592</text:p>
          </table:table-cell>
          <table:table-cell table:style-name="ce10" office:value-type="float" office:value="-0.07728587" calcext:value-type="float">
            <text:p>-0.07728587</text:p>
          </table:table-cell>
          <table:table-cell table:style-name="ce10" office:value-type="float" office:value="0.1000468" calcext:value-type="float">
            <text:p>0.1000468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0.2281804" calcext:value-type="float">
            <text:p>0.2281804</text:p>
          </table:table-cell>
          <table:table-cell table:style-name="ce10" office:value-type="float" office:value="-0.4778133" calcext:value-type="float">
            <text:p>-0.4778133</text:p>
          </table:table-cell>
          <table:table-cell table:style-name="ce10" office:value-type="float" office:value="0.002732371" calcext:value-type="float">
            <text:p>0.002732371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1.0083422" calcext:value-type="float">
            <text:p>1.0083422</text:p>
          </table:table-cell>
          <table:table-cell table:style-name="ce10" office:value-type="float" office:value="0.73722976" calcext:value-type="float">
            <text:p>0.73722976</text:p>
          </table:table-cell>
          <table:table-cell table:style-name="ce10" office:value-type="float" office:value="-0.3056266" calcext:value-type="float">
            <text:p>-0.3056266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0.84694227" calcext:value-type="float">
            <text:p>0.84694227</text:p>
          </table:table-cell>
          <table:table-cell table:style-name="ce10" office:value-type="float" office:value="-1.81066366" calcext:value-type="float">
            <text:p>-1.81066366</text:p>
          </table:table-cell>
          <table:table-cell table:style-name="ce10" office:value-type="float" office:value="0.4770364" calcext:value-type="float">
            <text:p>0.4770364</text:p>
          </table:table-cell>
          <table:table-cell table:style-name="ce10" office:value-type="float" office:value="-0.564240587" calcext:value-type="float">
            <text:p>-0.564240587</text:p>
          </table:table-cell>
          <table:table-cell table:style-name="ce10" office:value-type="float" office:value="0.95780715" calcext:value-type="float">
            <text:p>0.95780715</text:p>
          </table:table-cell>
          <table:table-cell table:style-name="ce10" office:value-type="float" office:value="-1.156212" calcext:value-type="float">
            <text:p>-1.156212</text:p>
          </table:table-cell>
          <table:table-cell table:style-name="ce10" office:value-type="float" office:value="0.4963514" calcext:value-type="float">
            <text:p>0.4963514</text:p>
          </table:table-cell>
          <table:table-cell table:style-name="ce10" office:value-type="float" office:value="1.53113284" calcext:value-type="float">
            <text:p>1.53113284</text:p>
          </table:table-cell>
          <table:table-cell table:style-name="ce10" office:value-type="float" office:value="-0.72397153" calcext:value-type="float">
            <text:p>-0.72397153</text:p>
          </table:table-cell>
          <table:table-cell table:style-name="ce10" office:value-type="float" office:value="-1.3463718" calcext:value-type="float">
            <text:p>-1.3463718</text:p>
          </table:table-cell>
          <table:table-cell table:style-name="ce10" office:value-type="float" office:value="-0.15175986" calcext:value-type="float">
            <text:p>-0.15175986</text:p>
          </table:table-cell>
          <table:table-cell table:style-name="ce10" office:value-type="float" office:value="0.009709811" calcext:value-type="float">
            <text:p>0.009709811</text:p>
          </table:table-cell>
          <table:table-cell table:style-name="ce10" office:value-type="float" office:value="-1.39863106" calcext:value-type="float">
            <text:p>-1.39863106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0.54065444" calcext:value-type="float">
            <text:p>0.54065444</text:p>
          </table:table-cell>
          <table:table-cell table:style-name="ce10" office:value-type="float" office:value="-0.85362959" calcext:value-type="float">
            <text:p>-0.85362959</text:p>
          </table:table-cell>
          <table:table-cell table:style-name="ce10" office:value-type="float" office:value="0.4858077" calcext:value-type="float">
            <text:p>0.4858077</text:p>
          </table:table-cell>
          <table:table-cell table:style-name="ce10" office:value-type="float" office:value="0.8140448" calcext:value-type="float">
            <text:p>0.8140448</text:p>
          </table:table-cell>
          <table:table-cell table:style-name="ce10" office:value-type="float" office:value="0.2636303" calcext:value-type="float">
            <text:p>0.2636303</text:p>
          </table:table-cell>
          <table:table-cell table:style-name="ce10" office:value-type="float" office:value="-0.904909" calcext:value-type="float">
            <text:p>-0.904909</text:p>
          </table:table-cell>
          <table:table-cell table:style-name="ce10" office:value-type="float" office:value="0.39649027" calcext:value-type="float">
            <text:p>0.39649027</text:p>
          </table:table-cell>
          <table:table-cell table:style-name="ce10" office:value-type="float" office:value="0.26489343" calcext:value-type="float">
            <text:p>0.26489343</text:p>
          </table:table-cell>
          <table:table-cell table:style-name="ce10" office:value-type="float" office:value="0.51416237" calcext:value-type="float">
            <text:p>0.51416237</text:p>
          </table:table-cell>
          <table:table-cell table:style-name="ce10" office:value-type="float" office:value="1.1681558" calcext:value-type="float">
            <text:p>1.1681558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0.6446205" calcext:value-type="float">
            <text:p>0.6446205</text:p>
          </table:table-cell>
          <table:table-cell table:style-name="ce10" office:value-type="float" office:value="0.586679" calcext:value-type="float">
            <text:p>0.586679</text:p>
          </table:table-cell>
          <table:table-cell table:style-name="ce10" office:value-type="float" office:value="-2.091336052" calcext:value-type="float">
            <text:p>-2.091336052</text:p>
          </table:table-cell>
          <table:table-cell table:style-name="ce10" office:value-type="float" office:value="-0.13865391" calcext:value-type="float">
            <text:p>-0.13865391</text:p>
          </table:table-cell>
          <table:table-cell table:style-name="ce10" office:value-type="float" office:value="1.80639957" calcext:value-type="float">
            <text:p>1.80639957</text:p>
          </table:table-cell>
          <table:table-cell table:style-name="ce10" office:value-type="float" office:value="0.20743075" calcext:value-type="float">
            <text:p>0.20743075</text:p>
          </table:table-cell>
          <table:table-cell table:style-name="ce10" office:value-type="float" office:value="0.034558" calcext:value-type="float">
            <text:p>0.034558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1.08394477" calcext:value-type="float">
            <text:p>1.08394477</text:p>
          </table:table-cell>
          <table:table-cell table:style-name="ce10" office:value-type="float" office:value="1.03849974" calcext:value-type="float">
            <text:p>1.03849974</text:p>
          </table:table-cell>
          <table:table-cell table:style-name="ce10" office:value-type="float" office:value="0.8814909" calcext:value-type="float">
            <text:p>0.8814909</text:p>
          </table:table-cell>
          <table:table-cell table:style-name="ce10" office:value-type="float" office:value="-2.336415429" calcext:value-type="float">
            <text:p>-2.336415429</text:p>
          </table:table-cell>
          <table:table-cell table:style-name="ce10" office:value-type="float" office:value="-1.59787101" calcext:value-type="float">
            <text:p>-1.59787101</text:p>
          </table:table-cell>
          <table:table-cell table:style-name="ce10" office:value-type="float" office:value="1.0918977" calcext:value-type="float">
            <text:p>1.0918977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1.89050946" calcext:value-type="float">
            <text:p>1.89050946</text:p>
          </table:table-cell>
          <table:table-cell table:style-name="ce10" office:value-type="float" office:value="-0.42913982" calcext:value-type="float">
            <text:p>-0.42913982</text:p>
          </table:table-cell>
          <table:table-cell table:style-name="ce10" office:value-type="float" office:value="0.168762" calcext:value-type="float">
            <text:p>0.168762</text:p>
          </table:table-cell>
          <table:table-cell table:style-name="ce10" office:value-type="float" office:value="-0.37842922" calcext:value-type="float">
            <text:p>-0.37842922</text:p>
          </table:table-cell>
          <table:table-cell table:style-name="ce10" office:value-type="float" office:value="-1.959295685" calcext:value-type="float">
            <text:p>-1.959295685</text:p>
          </table:table-cell>
          <table:table-cell table:style-name="ce10" office:value-type="float" office:value="-0.17967466" calcext:value-type="float">
            <text:p>-0.17967466</text:p>
          </table:table-cell>
          <table:table-cell table:style-name="ce10" office:value-type="float" office:value="1.5089509" calcext:value-type="float">
            <text:p>1.5089509</text:p>
          </table:table-cell>
          <table:table-cell table:style-name="ce10" office:value-type="float" office:value="-0.87048899" calcext:value-type="float">
            <text:p>-0.87048899</text:p>
          </table:table-cell>
          <table:table-cell table:style-name="ce10" office:value-type="float" office:value="-0.08017331" calcext:value-type="float">
            <text:p>-0.08017331</text:p>
          </table:table-cell>
          <table:table-cell table:style-name="ce10" office:value-type="float" office:value="-1.6862403" calcext:value-type="float">
            <text:p>-1.6862403</text:p>
          </table:table-cell>
          <table:table-cell table:style-name="ce10" office:value-type="float" office:value="-0.09220534" calcext:value-type="float">
            <text:p>-0.09220534</text:p>
          </table:table-cell>
          <table:table-cell table:style-name="ce10" office:value-type="float" office:value="1.0921015" calcext:value-type="float">
            <text:p>1.0921015</text:p>
          </table:table-cell>
          <table:table-cell table:style-name="ce10" office:value-type="float" office:value="-0.4154872" calcext:value-type="float">
            <text:p>-0.4154872</text:p>
          </table:table-cell>
          <table:table-cell table:style-name="ce10" office:value-type="float" office:value="1.24787403" calcext:value-type="float">
            <text:p>1.24787403</text:p>
          </table:table-cell>
          <table:table-cell table:style-name="ce10" office:value-type="float" office:value="-0.78164806" calcext:value-type="float">
            <text:p>-0.78164806</text:p>
          </table:table-cell>
          <table:table-cell table:style-name="ce10" office:value-type="float" office:value="0.78336976" calcext:value-type="float">
            <text:p>0.78336976</text:p>
          </table:table-cell>
          <table:table-cell table:style-name="ce10" office:value-type="float" office:value="-1.5703374" calcext:value-type="float">
            <text:p>-1.5703374</text:p>
          </table:table-cell>
          <table:table-cell table:style-name="ce10" office:value-type="float" office:value="0.946004" calcext:value-type="float">
            <text:p>0.946004</text:p>
          </table:table-cell>
          <table:table-cell table:style-name="ce10" office:value-type="float" office:value="-1.7923026" calcext:value-type="float">
            <text:p>-1.7923026</text:p>
          </table:table-cell>
          <table:table-cell table:style-name="ce10" office:value-type="float" office:value="0.6388439" calcext:value-type="float">
            <text:p>0.6388439</text:p>
          </table:table-cell>
          <table:table-cell table:style-name="ce10" office:value-type="float" office:value="-1.143024931" calcext:value-type="float">
            <text:p>-1.143024931</text:p>
          </table:table-cell>
          <table:table-cell table:style-name="ce10" office:value-type="float" office:value="0.25400798" calcext:value-type="float">
            <text:p>0.25400798</text:p>
          </table:table-cell>
          <table:table-cell table:style-name="ce10" office:value-type="float" office:value="-0.91024249" calcext:value-type="float">
            <text:p>-0.91024249</text:p>
          </table:table-cell>
          <table:table-cell table:style-name="ce10" office:value-type="float" office:value="0.45481786" calcext:value-type="float">
            <text:p>0.45481786</text:p>
          </table:table-cell>
          <table:table-cell table:style-name="ce10" office:value-type="float" office:value="-0.3479008" calcext:value-type="float">
            <text:p>-0.3479008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0.1436451" calcext:value-type="float">
            <text:p>0.1436451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0.3987629" calcext:value-type="float">
            <text:p>0.3987629</text:p>
          </table:table-cell>
          <table:table-cell table:style-name="ce10" office:value-type="float" office:value="-0.523389317" calcext:value-type="float">
            <text:p>-0.523389317</text:p>
          </table:table-cell>
          <table:table-cell table:style-name="ce10" office:value-type="float" office:value="0.93177052" calcext:value-type="float">
            <text:p>0.93177052</text:p>
          </table:table-cell>
          <table:table-cell table:style-name="ce10" office:value-type="float" office:value="-1.45218" calcext:value-type="float">
            <text:p>-1.45218</text:p>
          </table:table-cell>
          <table:table-cell table:style-name="ce10" office:value-type="float" office:value="-1.3272914" calcext:value-type="float">
            <text:p>-1.3272914</text:p>
          </table:table-cell>
          <table:table-cell table:style-name="ce10" office:value-type="float" office:value="0.79088643" calcext:value-type="float">
            <text:p>0.79088643</text:p>
          </table:table-cell>
          <table:table-cell table:style-name="ce10" office:value-type="float" office:value="-0.25573665" calcext:value-type="float">
            <text:p>-0.25573665</text:p>
          </table:table-cell>
          <table:table-cell table:style-name="ce10" office:value-type="float" office:value="-0.5680465" calcext:value-type="float">
            <text:p>-0.5680465</text:p>
          </table:table-cell>
          <table:table-cell table:style-name="ce10" office:value-type="float" office:value="1.29531395" calcext:value-type="float">
            <text:p>1.29531395</text:p>
          </table:table-cell>
          <table:table-cell table:style-name="ce10" office:value-type="float" office:value="-0.108696307" calcext:value-type="float">
            <text:p>-0.108696307</text:p>
          </table:table-cell>
          <table:table-cell table:style-name="ce10" office:value-type="float" office:value="-0.86080899" calcext:value-type="float">
            <text:p>-0.86080899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0.51806439" calcext:value-type="float">
            <text:p>0.51806439</text:p>
          </table:table-cell>
          <table:table-cell table:style-name="ce10" office:value-type="float" office:value="-0.49091582" calcext:value-type="float">
            <text:p>-0.49091582</text:p>
          </table:table-cell>
          <table:table-cell table:style-name="ce10" office:value-type="float" office:value="1.28421" calcext:value-type="float">
            <text:p>1.28421</text:p>
          </table:table-cell>
          <table:table-cell table:style-name="ce10" office:value-type="float" office:value="-0.1214863" calcext:value-type="float">
            <text:p>-0.1214863</text:p>
          </table:table-cell>
          <table:table-cell table:style-name="ce10" office:value-type="float" office:value="0.5031757" calcext:value-type="float">
            <text:p>0.5031757</text:p>
          </table:table-cell>
          <table:table-cell table:style-name="ce10" office:value-type="float" office:value="-1.2415653" calcext:value-type="float">
            <text:p>-1.2415653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0.17190458" calcext:value-type="float">
            <text:p>0.17190458</text:p>
          </table:table-cell>
          <table:table-cell table:style-name="ce10" office:value-type="float" office:value="0.68457152" calcext:value-type="float">
            <text:p>0.68457152</text:p>
          </table:table-cell>
          <table:table-cell table:style-name="ce10" office:value-type="float" office:value="1.0840632" calcext:value-type="float">
            <text:p>1.0840632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1.2813548" calcext:value-type="float">
            <text:p>1.2813548</text:p>
          </table:table-cell>
          <table:table-cell table:style-name="ce10" office:value-type="float" office:value="0.2198311" calcext:value-type="float">
            <text:p>0.2198311</text:p>
          </table:table-cell>
          <table:table-cell table:style-name="ce10" office:value-type="float" office:value="0.888221781" calcext:value-type="float">
            <text:p>0.888221781</text:p>
          </table:table-cell>
          <table:table-cell table:style-name="ce10" office:value-type="float" office:value="0.55636469" calcext:value-type="float">
            <text:p>0.55636469</text:p>
          </table:table-cell>
          <table:table-cell table:style-name="ce10" office:value-type="float" office:value="-0.04374739" calcext:value-type="float">
            <text:p>-0.04374739</text:p>
          </table:table-cell>
          <table:table-cell table:style-name="ce10" office:value-type="float" office:value="-0.56023337" calcext:value-type="float">
            <text:p>-0.56023337</text:p>
          </table:table-cell>
          <table:table-cell table:style-name="ce10" office:value-type="float" office:value="-0.4942633" calcext:value-type="float">
            <text:p>-0.4942633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style-name="ce10" office:value-type="float" office:value="-0.48883555" calcext:value-type="float">
            <text:p>-0.48883555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0.7900562" calcext:value-type="float">
            <text:p>-0.7900562</text:p>
          </table:table-cell>
          <table:table-cell table:style-name="ce10" office:value-type="float" office:value="-0.074801558" calcext:value-type="float">
            <text:p>-0.074801558</text:p>
          </table:table-cell>
          <table:table-cell table:style-name="ce10" office:value-type="float" office:value="-0.54625539" calcext:value-type="float">
            <text:p>-0.54625539</text:p>
          </table:table-cell>
          <table:table-cell table:style-name="ce10" office:value-type="float" office:value="-1.117297" calcext:value-type="float">
            <text:p>-1.117297</text:p>
          </table:table-cell>
          <table:table-cell table:style-name="ce10" office:value-type="float" office:value="0.6137842" calcext:value-type="float">
            <text:p>0.6137842</text:p>
          </table:table-cell>
          <table:table-cell table:style-name="ce10" office:value-type="float" office:value="0.59662812" calcext:value-type="float">
            <text:p>0.59662812</text:p>
          </table:table-cell>
          <table:table-cell table:style-name="ce10" office:value-type="float" office:value="-0.59748449" calcext:value-type="float">
            <text:p>-0.59748449</text:p>
          </table:table-cell>
          <table:table-cell table:style-name="ce10" office:value-type="float" office:value="1.0095548" calcext:value-type="float">
            <text:p>1.0095548</text:p>
          </table:table-cell>
          <table:table-cell table:style-name="ce10" office:value-type="float" office:value="1.97667455" calcext:value-type="float">
            <text:p>1.97667455</text:p>
          </table:table-cell>
          <table:table-cell table:style-name="ce10" office:value-type="float" office:value="1.282796481" calcext:value-type="float">
            <text:p>1.282796481</text:p>
          </table:table-cell>
          <table:table-cell table:style-name="ce10" office:value-type="float" office:value="-1.21966206" calcext:value-type="float">
            <text:p>-1.21966206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82203012" calcext:value-type="float">
            <text:p>-0.82203012</text:p>
          </table:table-cell>
          <table:table-cell table:style-name="ce10" office:value-type="float" office:value="-0.3983357" calcext:value-type="float">
            <text:p>-0.3983357</text:p>
          </table:table-cell>
          <table:table-cell table:style-name="ce10" office:value-type="float" office:value="1.473903" calcext:value-type="float">
            <text:p>1.473903</text:p>
          </table:table-cell>
          <table:table-cell table:style-name="ce10" office:value-type="float" office:value="-0.21479121" calcext:value-type="float">
            <text:p>-0.21479121</text:p>
          </table:table-cell>
          <table:table-cell table:style-name="ce10" office:value-type="float" office:value="1.172482" calcext:value-type="float">
            <text:p>1.172482</text:p>
          </table:table-cell>
          <table:table-cell table:style-name="ce10" office:value-type="float" office:value="-0.4193782" calcext:value-type="float">
            <text:p>-0.4193782</text:p>
          </table:table-cell>
          <table:table-cell table:style-name="ce10" office:value-type="float" office:value="1.45487072" calcext:value-type="float">
            <text:p>1.45487072</text:p>
          </table:table-cell>
          <table:table-cell table:style-name="ce10" office:value-type="float" office:value="1.14647152" calcext:value-type="float">
            <text:p>1.14647152</text:p>
          </table:table-cell>
          <table:table-cell table:style-name="ce10" office:value-type="float" office:value="-0.37825973" calcext:value-type="float">
            <text:p>-0.37825973</text:p>
          </table:table-cell>
          <table:table-cell table:style-name="ce10" office:value-type="float" office:value="-0.1196573" calcext:value-type="float">
            <text:p>-0.1196573</text:p>
          </table:table-cell>
          <table:table-cell table:style-name="ce10" office:value-type="float" office:value="1.6108961" calcext:value-type="float">
            <text:p>1.6108961</text:p>
          </table:table-cell>
          <table:table-cell table:style-name="ce10" office:value-type="float" office:value="-2.1236835" calcext:value-type="float">
            <text:p>-2.1236835</text:p>
          </table:table-cell>
          <table:table-cell table:style-name="ce10" office:value-type="float" office:value="-0.8573837" calcext:value-type="float">
            <text:p>-0.8573837</text:p>
          </table:table-cell>
          <table:table-cell table:style-name="ce10" office:value-type="float" office:value="0.469410379" calcext:value-type="float">
            <text:p>0.469410379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0.93990432" calcext:value-type="float">
            <text:p>-0.93990432</text:p>
          </table:table-cell>
          <table:table-cell table:style-name="ce10" office:value-type="float" office:value="1.24747559" calcext:value-type="float">
            <text:p>1.24747559</text:p>
          </table:table-cell>
          <table:table-cell table:style-name="ce10" office:value-type="float" office:value="-0.4376323" calcext:value-type="float">
            <text:p>-0.4376323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-1.93621548" calcext:value-type="float">
            <text:p>-1.93621548</text:p>
          </table:table-cell>
          <table:table-cell table:style-name="ce10" office:value-type="float" office:value="-1.65878807" calcext:value-type="float">
            <text:p>-1.65878807</text:p>
          </table:table-cell>
          <table:table-cell table:style-name="ce10" office:value-type="float" office:value="0.3537636" calcext:value-type="float">
            <text:p>0.3537636</text:p>
          </table:table-cell>
          <table:table-cell table:style-name="ce10" office:value-type="float" office:value="0.157856999" calcext:value-type="float">
            <text:p>0.157856999</text:p>
          </table:table-cell>
          <table:table-cell table:style-name="ce10" office:value-type="float" office:value="0.42266529" calcext:value-type="float">
            <text:p>0.42266529</text:p>
          </table:table-cell>
          <table:table-cell table:style-name="ce10" office:value-type="float" office:value="1.6134518" calcext:value-type="float">
            <text:p>1.6134518</text:p>
          </table:table-cell>
          <table:table-cell table:style-name="ce10" office:value-type="float" office:value="0.6504089" calcext:value-type="float">
            <text:p>0.6504089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12280849" calcext:value-type="float">
            <text:p>-0.12280849</text:p>
          </table:table-cell>
          <table:table-cell table:style-name="ce10" office:value-type="float" office:value="-0.2917924" calcext:value-type="float">
            <text:p>-0.2917924</text:p>
          </table:table-cell>
          <table:table-cell table:style-name="ce10" office:value-type="float" office:value="1.12931546" calcext:value-type="float">
            <text:p>1.12931546</text:p>
          </table:table-cell>
          <table:table-cell table:style-name="ce10" office:value-type="float" office:value="0.436664993" calcext:value-type="float">
            <text:p>0.436664993</text:p>
          </table:table-cell>
          <table:table-cell table:style-name="ce10" office:value-type="float" office:value="0.04112252" calcext:value-type="float">
            <text:p>0.04112252</text:p>
          </table:table-cell>
          <table:table-cell table:style-name="ce10" office:value-type="float" office:value="-0.8796193" calcext:value-type="float">
            <text:p>-0.8796193</text:p>
          </table:table-cell>
          <table:table-cell table:style-name="ce10" office:value-type="float" office:value="0.66125468" calcext:value-type="float">
            <text:p>0.66125468</text:p>
          </table:table-cell>
          <table:table-cell table:style-name="ce10" office:value-type="float" office:value="-0.34922053" calcext:value-type="float">
            <text:p>-0.34922053</text:p>
          </table:table-cell>
          <table:table-cell table:style-name="ce10" office:value-type="float" office:value="0.4812281" calcext:value-type="float">
            <text:p>0.4812281</text:p>
          </table:table-cell>
          <table:table-cell table:style-name="ce10" office:value-type="float" office:value="-2.42631985" calcext:value-type="float">
            <text:p>-2.42631985</text:p>
          </table:table-cell>
          <table:table-cell table:style-name="ce10" office:value-type="float" office:value="0.5145318" calcext:value-type="float">
            <text:p>0.5145318</text:p>
          </table:table-cell>
          <table:table-cell table:style-name="ce10" office:value-type="float" office:value="-0.6171946" calcext:value-type="float">
            <text:p>-0.6171946</text:p>
          </table:table-cell>
          <table:table-cell table:style-name="ce10" office:value-type="float" office:value="-1.29620004" calcext:value-type="float">
            <text:p>-1.29620004</text:p>
          </table:table-cell>
          <table:table-cell table:style-name="ce10" office:value-type="float" office:value="0.09606494" calcext:value-type="float">
            <text:p>0.09606494</text:p>
          </table:table-cell>
          <table:table-cell table:style-name="ce10" office:value-type="float" office:value="0.44282258" calcext:value-type="float">
            <text:p>0.44282258</text:p>
          </table:table-cell>
          <table:table-cell table:style-name="ce10" office:value-type="float" office:value="0.9115567" calcext:value-type="float">
            <text:p>0.9115567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1.0449608" calcext:value-type="float">
            <text:p>1.0449608</text:p>
          </table:table-cell>
          <table:table-cell table:style-name="ce10" office:value-type="float" office:value="-0.4375248" calcext:value-type="float">
            <text:p>-0.4375248</text:p>
          </table:table-cell>
          <table:table-cell table:style-name="ce10" office:value-type="float" office:value="-0.556683263" calcext:value-type="float">
            <text:p>-0.556683263</text:p>
          </table:table-cell>
          <table:table-cell table:style-name="ce10" office:value-type="float" office:value="1.96176853" calcext:value-type="float">
            <text:p>1.96176853</text:p>
          </table:table-cell>
          <table:table-cell table:style-name="ce10" office:value-type="float" office:value="-1.42410768" calcext:value-type="float">
            <text:p>-1.42410768</text:p>
          </table:table-cell>
          <table:table-cell table:style-name="ce10" office:value-type="float" office:value="0.36640463" calcext:value-type="float">
            <text:p>0.36640463</text:p>
          </table:table-cell>
          <table:table-cell table:style-name="ce10" office:value-type="float" office:value="-0.5433173" calcext:value-type="float">
            <text:p>-0.5433173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0.07100182" calcext:value-type="float">
            <text:p>0.07100182</text:p>
          </table:table-cell>
          <table:table-cell table:style-name="ce10" office:value-type="float" office:value="-0.0699665" calcext:value-type="float">
            <text:p>-0.0699665</text:p>
          </table:table-cell>
          <table:table-cell table:style-name="ce10" office:value-type="float" office:value="-1.1424203" calcext:value-type="float">
            <text:p>-1.1424203</text:p>
          </table:table-cell>
          <table:table-cell table:style-name="ce10" office:value-type="float" office:value="-0.186461696" calcext:value-type="float">
            <text:p>-0.186461696</text:p>
          </table:table-cell>
          <table:table-cell table:style-name="ce10" office:value-type="float" office:value="-1.97646541" calcext:value-type="float">
            <text:p>-1.97646541</text:p>
          </table:table-cell>
          <table:table-cell table:style-name="ce10" office:value-type="float" office:value="-1.3611245" calcext:value-type="float">
            <text:p>-1.3611245</text:p>
          </table:table-cell>
          <table:table-cell table:style-name="ce10" office:value-type="float" office:value="-0.6333243" calcext:value-type="float">
            <text:p>-0.6333243</text:p>
          </table:table-cell>
          <table:table-cell table:style-name="ce10" office:value-type="float" office:value="-1.91487697" calcext:value-type="float">
            <text:p>-1.91487697</text:p>
          </table:table-cell>
          <table:table-cell table:style-name="ce10" office:value-type="float" office:value="-0.66371696" calcext:value-type="float">
            <text:p>-0.66371696</text:p>
          </table:table-cell>
          <table:table-cell table:style-name="ce10" office:value-type="float" office:value="-2.0789132" calcext:value-type="float">
            <text:p>-2.0789132</text:p>
          </table:table-cell>
          <table:table-cell table:style-name="ce10" office:value-type="float" office:value="-2.42138307" calcext:value-type="float">
            <text:p>-2.42138307</text:p>
          </table:table-cell>
          <table:table-cell table:style-name="ce10" office:value-type="float" office:value="-2.08582653" calcext:value-type="float">
            <text:p>-2.08582653</text:p>
          </table:table-cell>
          <table:table-cell table:style-name="ce10" office:value-type="float" office:value="1.46487636" calcext:value-type="float">
            <text:p>1.46487636</text:p>
          </table:table-cell>
          <table:table-cell table:style-name="ce10" office:value-type="float" office:value="0.5769073" calcext:value-type="float">
            <text:p>0.5769073</text:p>
          </table:table-cell>
          <table:table-cell table:style-name="ce10" office:value-type="float" office:value="-0.76373355" calcext:value-type="float">
            <text:p>-0.76373355</text:p>
          </table:table-cell>
          <table:table-cell table:style-name="ce10" office:value-type="float" office:value="-0.69280994" calcext:value-type="float">
            <text:p>-0.69280994</text:p>
          </table:table-cell>
          <table:table-cell table:style-name="ce10" office:value-type="float" office:value="-0.2291079" calcext:value-type="float">
            <text:p>-0.2291079</text:p>
          </table:table-cell>
          <table:table-cell table:style-name="ce10" office:value-type="float" office:value="0.41154421" calcext:value-type="float">
            <text:p>0.41154421</text:p>
          </table:table-cell>
          <table:table-cell table:style-name="ce10" office:value-type="float" office:value="-0.3884642" calcext:value-type="float">
            <text:p>-0.3884642</text:p>
          </table:table-cell>
          <table:table-cell table:style-name="ce10" office:value-type="float" office:value="-1.005046" calcext:value-type="float">
            <text:p>-1.005046</text:p>
          </table:table-cell>
          <table:table-cell table:style-name="ce10" office:value-type="float" office:value="-2.05023406" calcext:value-type="float">
            <text:p>-2.05023406</text:p>
          </table:table-cell>
          <table:table-cell table:style-name="ce10" office:value-type="float" office:value="-1.74896853" calcext:value-type="float">
            <text:p>-1.74896853</text:p>
          </table:table-cell>
          <table:table-cell table:style-name="ce10" office:value-type="float" office:value="-2.89831006" calcext:value-type="float">
            <text:p>-2.89831006</text:p>
          </table:table-cell>
          <table:table-cell table:style-name="ce10" office:value-type="float" office:value="-0.5145267" calcext:value-type="float">
            <text:p>-0.5145267</text:p>
          </table:table-cell>
          <table:table-cell table:style-name="ce10" office:value-type="float" office:value="-2.1197307" calcext:value-type="float">
            <text:p>-2.1197307</text:p>
          </table:table-cell>
          <table:table-cell table:style-name="ce10" office:value-type="float" office:value="1.1348492" calcext:value-type="float">
            <text:p>1.1348492</text:p>
          </table:table-cell>
          <table:table-cell table:style-name="ce10" office:value-type="float" office:value="0.527729" calcext:value-type="float">
            <text:p>0.527729</text:p>
          </table:table-cell>
          <table:table-cell table:style-name="ce10" office:value-type="float" office:value="-0.679336803" calcext:value-type="float">
            <text:p>-0.679336803</text:p>
          </table:table-cell>
          <table:table-cell table:style-name="ce10" office:value-type="float" office:value="1.12112665" calcext:value-type="float">
            <text:p>1.12112665</text:p>
          </table:table-cell>
          <table:table-cell table:style-name="ce10" office:value-type="float" office:value="-1.98404011" calcext:value-type="float">
            <text:p>-1.98404011</text:p>
          </table:table-cell>
          <table:table-cell table:style-name="ce10" office:value-type="float" office:value="-1.89000107" calcext:value-type="float">
            <text:p>-1.89000107</text:p>
          </table:table-cell>
          <table:table-cell table:style-name="ce10" office:value-type="float" office:value="1.9396698" calcext:value-type="float">
            <text:p>1.9396698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0.14120993" calcext:value-type="float">
            <text:p>0.14120993</text:p>
          </table:table-cell>
          <table:table-cell table:style-name="ce10" office:value-type="float" office:value="0.06707214" calcext:value-type="float">
            <text:p>0.06707214</text:p>
          </table:table-cell>
          <table:table-cell table:style-name="ce10" office:value-type="float" office:value="0.322672" calcext:value-type="float">
            <text:p>0.322672</text:p>
          </table:table-cell>
          <table:table-cell table:style-name="ce10" office:value-type="float" office:value="0.3737862" calcext:value-type="float">
            <text:p>0.3737862</text:p>
          </table:table-cell>
          <table:table-cell table:style-name="ce10" office:value-type="float" office:value="-0.35368322" calcext:value-type="float">
            <text:p>-0.35368322</text:p>
          </table:table-cell>
          <table:table-cell table:style-name="ce10" office:value-type="float" office:value="-0.274693" calcext:value-type="float">
            <text:p>-0.274693</text:p>
          </table:table-cell>
          <table:table-cell table:style-name="ce10" office:value-type="float" office:value="0.2546319" calcext:value-type="float">
            <text:p>0.2546319</text:p>
          </table:table-cell>
          <table:table-cell table:style-name="ce10" office:value-type="float" office:value="1.36415327" calcext:value-type="float">
            <text:p>1.36415327</text:p>
          </table:table-cell>
          <table:table-cell table:style-name="ce10" office:value-type="float" office:value="-0.21341932" calcext:value-type="float">
            <text:p>-0.21341932</text:p>
          </table:table-cell>
          <table:table-cell table:style-name="ce10" office:value-type="float" office:value="-0.7189779" calcext:value-type="float">
            <text:p>-0.7189779</text:p>
          </table:table-cell>
          <table:table-cell table:style-name="ce10" office:value-type="float" office:value="-0.0211717" calcext:value-type="float">
            <text:p>-0.0211717</text:p>
          </table:table-cell>
          <table:table-cell table:style-name="ce10" office:value-type="float" office:value="-0.136699465" calcext:value-type="float">
            <text:p>-0.136699465</text:p>
          </table:table-cell>
          <table:table-cell table:style-name="ce10" office:value-type="float" office:value="0.81779835" calcext:value-type="float">
            <text:p>0.81779835</text:p>
          </table:table-cell>
          <table:table-cell table:style-name="ce10" office:value-type="float" office:value="2.1619378" calcext:value-type="float">
            <text:p>2.1619378</text:p>
          </table:table-cell>
          <table:table-cell table:style-name="ce10" office:value-type="float" office:value="0.56287894" calcext:value-type="float">
            <text:p>0.56287894</text:p>
          </table:table-cell>
          <table:table-cell table:style-name="ce10" office:value-type="float" office:value="2.65484813" calcext:value-type="float">
            <text:p>2.65484813</text:p>
          </table:table-cell>
          <table:table-cell table:style-name="ce10" office:value-type="float" office:value="-1.7945609" calcext:value-type="float">
            <text:p>-1.7945609</text:p>
          </table:table-cell>
          <table:table-cell table:style-name="ce10" office:value-type="float" office:value="0.21748826" calcext:value-type="float">
            <text:p>0.21748826</text:p>
          </table:table-cell>
          <table:table-cell table:style-name="ce10" office:value-type="float" office:value="0.5065472" calcext:value-type="float">
            <text:p>0.5065472</text:p>
          </table:table-cell>
          <table:table-cell table:style-name="ce10" office:value-type="float" office:value="-0.2997874" calcext:value-type="float">
            <text:p>-0.2997874</text:p>
          </table:table-cell>
          <table:table-cell table:style-name="ce10" office:value-type="float" office:value="-0.38264899" calcext:value-type="float">
            <text:p>-0.38264899</text:p>
          </table:table-cell>
          <table:table-cell table:style-name="ce10" office:value-type="float" office:value="2.14736347" calcext:value-type="float">
            <text:p>2.14736347</text:p>
          </table:table-cell>
          <table:table-cell table:style-name="ce10" office:value-type="float" office:value="-2.55318631" calcext:value-type="float">
            <text:p>-2.55318631</text:p>
          </table:table-cell>
          <table:table-cell table:style-name="ce10" office:value-type="float" office:value="0.2521116" calcext:value-type="float">
            <text:p>0.2521116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0.8810145" calcext:value-type="float">
            <text:p>0.8810145</text:p>
          </table:table-cell>
          <table:table-cell table:style-name="ce10" office:value-type="float" office:value="-0.1389568" calcext:value-type="float">
            <text:p>-0.1389568</text:p>
          </table:table-cell>
          <table:table-cell table:style-name="ce10" office:value-type="float" office:value="-1.968682511" calcext:value-type="float">
            <text:p>-1.968682511</text:p>
          </table:table-cell>
          <table:table-cell table:style-name="ce10" office:value-type="float" office:value="-1.5320016" calcext:value-type="float">
            <text:p>-1.5320016</text:p>
          </table:table-cell>
          <table:table-cell table:style-name="ce10" office:value-type="float" office:value="0.60517116" calcext:value-type="float">
            <text:p>0.60517116</text:p>
          </table:table-cell>
          <table:table-cell table:style-name="ce10" office:value-type="float" office:value="0.03995572" calcext:value-type="float">
            <text:p>0.03995572</text:p>
          </table:table-cell>
          <table:table-cell table:style-name="ce10" office:value-type="float" office:value="0.3392483" calcext:value-type="float">
            <text:p>0.3392483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0.22176635" calcext:value-type="float">
            <text:p>0.22176635</text:p>
          </table:table-cell>
          <table:table-cell table:style-name="ce10" office:value-type="float" office:value="0.27973964" calcext:value-type="float">
            <text:p>0.27973964</text:p>
          </table:table-cell>
          <table:table-cell table:style-name="ce10" office:value-type="float" office:value="-1.467512" calcext:value-type="float">
            <text:p>-1.467512</text:p>
          </table:table-cell>
          <table:table-cell table:style-name="ce10" office:value-type="float" office:value="1.051142555" calcext:value-type="float">
            <text:p>1.051142555</text:p>
          </table:table-cell>
          <table:table-cell table:style-name="ce10" office:value-type="float" office:value="-0.10527106" calcext:value-type="float">
            <text:p>-0.10527106</text:p>
          </table:table-cell>
          <table:table-cell table:style-name="ce10" office:value-type="float" office:value="-0.104135" calcext:value-type="float">
            <text:p>-0.104135</text:p>
          </table:table-cell>
          <table:table-cell table:style-name="ce10" office:value-type="float" office:value="-0.2519609" calcext:value-type="float">
            <text:p>-0.2519609</text:p>
          </table:table-cell>
          <table:table-cell table:style-name="ce10" office:value-type="float" office:value="-0.01838342" calcext:value-type="float">
            <text:p>-0.01838342</text:p>
          </table:table-cell>
          <table:table-cell table:style-name="ce10" office:value-type="float" office:value="1.10803503" calcext:value-type="float">
            <text:p>1.10803503</text:p>
          </table:table-cell>
          <table:table-cell table:style-name="ce10" office:value-type="float" office:value="-0.8470182" calcext:value-type="float">
            <text:p>-0.8470182</text:p>
          </table:table-cell>
          <table:table-cell table:style-name="ce10" office:value-type="float" office:value="0.03386029" calcext:value-type="float">
            <text:p>0.03386029</text:p>
          </table:table-cell>
          <table:table-cell table:style-name="ce10" office:value-type="float" office:value="-2.129213358" calcext:value-type="float">
            <text:p>-2.129213358</text:p>
          </table:table-cell>
          <table:table-cell table:style-name="ce10" office:value-type="float" office:value="-0.14036066" calcext:value-type="float">
            <text:p>-0.14036066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86174513" calcext:value-type="float">
            <text:p>-0.86174513</text:p>
          </table:table-cell>
          <table:table-cell table:style-name="ce10" office:value-type="float" office:value="1.01774677" calcext:value-type="float">
            <text:p>1.01774677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-2.92262326" calcext:value-type="float">
            <text:p>-2.92262326</text:p>
          </table:table-cell>
          <table:table-cell table:style-name="ce10" office:value-type="float" office:value="-0.6285416" calcext:value-type="float">
            <text:p>-0.6285416</text:p>
          </table:table-cell>
          <table:table-cell table:style-name="ce10" office:value-type="float" office:value="-0.5100954" calcext:value-type="float">
            <text:p>-0.5100954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-0.14836087" calcext:value-type="float">
            <text:p>-0.14836087</text:p>
          </table:table-cell>
          <table:table-cell table:style-name="ce10" office:value-type="float" office:value="-0.37099102" calcext:value-type="float">
            <text:p>-0.37099102</text:p>
          </table:table-cell>
          <table:table-cell table:style-name="ce10" office:value-type="float" office:value="-1.6454559" calcext:value-type="float">
            <text:p>-1.6454559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0.8993709" calcext:value-type="float">
            <text:p>-0.8993709</text:p>
          </table:table-cell>
          <table:table-cell table:style-name="ce10" office:value-type="float" office:value="-0.320351526" calcext:value-type="float">
            <text:p>-0.320351526</text:p>
          </table:table-cell>
          <table:table-cell table:style-name="ce10" office:value-type="float" office:value="-0.3965682" calcext:value-type="float">
            <text:p>-0.3965682</text:p>
          </table:table-cell>
          <table:table-cell table:style-name="ce10" office:value-type="float" office:value="-0.04010188" calcext:value-type="float">
            <text:p>-0.04010188</text:p>
          </table:table-cell>
          <table:table-cell table:style-name="ce10" office:value-type="float" office:value="0.22562384" calcext:value-type="float">
            <text:p>0.22562384</text:p>
          </table:table-cell>
          <table:table-cell table:style-name="ce10" office:value-type="float" office:value="-0.1608593" calcext:value-type="float">
            <text:p>-0.1608593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0.30942471" calcext:value-type="float">
            <text:p>0.30942471</text:p>
          </table:table-cell>
          <table:table-cell table:style-name="ce10" office:value-type="float" office:value="0.77740578" calcext:value-type="float">
            <text:p>0.77740578</text:p>
          </table:table-cell>
          <table:table-cell table:style-name="ce10" office:value-type="float" office:value="0.1241261" calcext:value-type="float">
            <text:p>0.1241261</text:p>
          </table:table-cell>
          <table:table-cell table:style-name="ce10" office:value-type="float" office:value="0.835602201" calcext:value-type="float">
            <text:p>0.835602201</text:p>
          </table:table-cell>
          <table:table-cell table:style-name="ce10" office:value-type="float" office:value="-1.67090427" calcext:value-type="float">
            <text:p>-1.67090427</text:p>
          </table:table-cell>
          <table:table-cell table:style-name="ce10" office:value-type="float" office:value="0.1448612" calcext:value-type="float">
            <text:p>0.1448612</text:p>
          </table:table-cell>
          <table:table-cell table:style-name="ce10" office:value-type="float" office:value="-1.1297572" calcext:value-type="float">
            <text:p>-1.1297572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0.91255378" calcext:value-type="float">
            <text:p>0.91255378</text:p>
          </table:table-cell>
          <table:table-cell table:style-name="ce10" office:value-type="float" office:value="-0.1920768" calcext:value-type="float">
            <text:p>-0.1920768</text:p>
          </table:table-cell>
          <table:table-cell table:style-name="ce10" office:value-type="float" office:value="-0.81778346" calcext:value-type="float">
            <text:p>-0.81778346</text:p>
          </table:table-cell>
          <table:table-cell table:style-name="ce10" office:value-type="float" office:value="1.347790341" calcext:value-type="float">
            <text:p>1.347790341</text:p>
          </table:table-cell>
          <table:table-cell table:style-name="ce10" office:value-type="float" office:value="-0.589498" calcext:value-type="float">
            <text:p>-0.589498</text:p>
          </table:table-cell>
          <table:table-cell table:style-name="ce10" office:value-type="float" office:value="-0.1696184" calcext:value-type="float">
            <text:p>-0.1696184</text:p>
          </table:table-cell>
          <table:table-cell table:style-name="ce10" office:value-type="float" office:value="1.87783293" calcext:value-type="float">
            <text:p>1.87783293</text:p>
          </table:table-cell>
          <table:table-cell table:style-name="ce10" office:value-type="float" office:value="2.62116319" calcext:value-type="float">
            <text:p>2.62116319</text:p>
          </table:table-cell>
          <table:table-cell table:style-name="ce10" office:value-type="float" office:value="0.8079512" calcext:value-type="float">
            <text:p>0.8079512</text:p>
          </table:table-cell>
          <table:table-cell table:style-name="ce10" office:value-type="float" office:value="0.46415188" calcext:value-type="float">
            <text:p>0.46415188</text:p>
          </table:table-cell>
          <table:table-cell table:style-name="ce10" office:value-type="float" office:value="0.0879644" calcext:value-type="float">
            <text:p>0.0879644</text:p>
          </table:table-cell>
          <table:table-cell table:style-name="ce10" office:value-type="float" office:value="-0.1429267" calcext:value-type="float">
            <text:p>-0.1429267</text:p>
          </table:table-cell>
          <table:table-cell table:style-name="ce10" office:value-type="float" office:value="-1.38706009" calcext:value-type="float">
            <text:p>-1.38706009</text:p>
          </table:table-cell>
          <table:table-cell table:style-name="ce10" office:value-type="float" office:value="0.8346586" calcext:value-type="float">
            <text:p>0.8346586</text:p>
          </table:table-cell>
          <table:table-cell table:style-name="ce10" office:value-type="float" office:value="0.36744484" calcext:value-type="float">
            <text:p>0.36744484</text:p>
          </table:table-cell>
          <table:table-cell table:style-name="ce10" office:value-type="float" office:value="-1.5329447" calcext:value-type="float">
            <text:p>-1.5329447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5684745" calcext:value-type="float">
            <text:p>-0.5684745</text:p>
          </table:table-cell>
          <table:table-cell table:style-name="ce10" office:value-type="float" office:value="0.9764271" calcext:value-type="float">
            <text:p>0.9764271</text:p>
          </table:table-cell>
          <table:table-cell table:style-name="ce10" office:value-type="float" office:value="1.594221406" calcext:value-type="float">
            <text:p>1.594221406</text:p>
          </table:table-cell>
          <table:table-cell table:style-name="ce10" office:value-type="float" office:value="2.56104502" calcext:value-type="float">
            <text:p>2.56104502</text:p>
          </table:table-cell>
          <table:table-cell table:style-name="ce10" office:value-type="float" office:value="1.38897712" calcext:value-type="float">
            <text:p>1.38897712</text:p>
          </table:table-cell>
          <table:table-cell table:style-name="ce10" office:value-type="float" office:value="-1.76588268" calcext:value-type="float">
            <text:p>-1.76588268</text:p>
          </table:table-cell>
          <table:table-cell table:style-name="ce10" office:value-type="float" office:value="-0.2282575" calcext:value-type="float">
            <text:p>-0.228257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0.41473688" calcext:value-type="float">
            <text:p>0.41473688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2.0817655" calcext:value-type="float">
            <text:p>2.0817655</text:p>
          </table:table-cell>
          <table:table-cell table:style-name="ce10" office:value-type="float" office:value="-1.227589519" calcext:value-type="float">
            <text:p>-1.227589519</text:p>
          </table:table-cell>
          <table:table-cell table:style-name="ce10" office:value-type="float" office:value="0.37861583" calcext:value-type="float">
            <text:p>0.37861583</text:p>
          </table:table-cell>
          <table:table-cell table:style-name="ce10" office:value-type="float" office:value="-0.1375779" calcext:value-type="float">
            <text:p>-0.1375779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1.14592327" calcext:value-type="float">
            <text:p>1.14592327</text:p>
          </table:table-cell>
          <table:table-cell table:style-name="ce10" office:value-type="float" office:value="-0.52619001" calcext:value-type="float">
            <text:p>-0.52619001</text:p>
          </table:table-cell>
          <table:table-cell table:style-name="ce10" office:value-type="float" office:value="1.1810506" calcext:value-type="float">
            <text:p>1.1810506</text:p>
          </table:table-cell>
          <table:table-cell table:style-name="ce10" office:value-type="float" office:value="-0.5322483" calcext:value-type="float">
            <text:p>-0.5322483</text:p>
          </table:table-cell>
          <table:table-cell table:style-name="ce10" office:value-type="float" office:value="-0.181987326" calcext:value-type="float">
            <text:p>-0.181987326</text:p>
          </table:table-cell>
          <table:table-cell table:style-name="ce10" office:value-type="float" office:value="0.49437357" calcext:value-type="float">
            <text:p>0.49437357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2.08806506" calcext:value-type="float">
            <text:p>2.08806506</text:p>
          </table:table-cell>
          <table:table-cell table:style-name="ce10" office:value-type="float" office:value="-0.72606047" calcext:value-type="float">
            <text:p>-0.72606047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-0.11900426" calcext:value-type="float">
            <text:p>-0.11900426</text:p>
          </table:table-cell>
          <table:table-cell table:style-name="ce10" office:value-type="float" office:value="0.6101726" calcext:value-type="float">
            <text:p>0.6101726</text:p>
          </table:table-cell>
          <table:table-cell table:style-name="ce10" office:value-type="float" office:value="0.6763939" calcext:value-type="float">
            <text:p>0.6763939</text:p>
          </table:table-cell>
          <table:table-cell table:style-name="ce10" office:value-type="float" office:value="-0.04312044" calcext:value-type="float">
            <text:p>-0.04312044</text:p>
          </table:table-cell>
          <table:table-cell table:style-name="ce10" office:value-type="float" office:value="0.56390502" calcext:value-type="float">
            <text:p>0.56390502</text:p>
          </table:table-cell>
          <table:table-cell table:style-name="ce10" office:value-type="float" office:value="0.82321316" calcext:value-type="float">
            <text:p>0.82321316</text:p>
          </table:table-cell>
          <table:table-cell table:style-name="ce10" office:value-type="float" office:value="0.476469" calcext:value-type="float">
            <text:p>0.476469</text:p>
          </table:table-cell>
          <table:table-cell table:style-name="ce10" office:value-type="float" office:value="0.4257151" calcext:value-type="float">
            <text:p>0.4257151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1.1707951" calcext:value-type="float">
            <text:p>-1.1707951</text:p>
          </table:table-cell>
          <table:table-cell table:style-name="ce10" office:value-type="float" office:value="0.379662633" calcext:value-type="float">
            <text:p>0.379662633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1.03568459" calcext:value-type="float">
            <text:p>-1.03568459</text:p>
          </table:table-cell>
          <table:table-cell table:style-name="ce10" office:value-type="float" office:value="0.88566203" calcext:value-type="float">
            <text:p>0.88566203</text:p>
          </table:table-cell>
          <table:table-cell table:style-name="ce10" office:value-type="float" office:value="-0.5309542" calcext:value-type="float">
            <text:p>-0.5309542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0.277365" calcext:value-type="float">
            <text:p>0.277365</text:p>
          </table:table-cell>
          <table:table-cell table:style-name="ce10" office:value-type="float" office:value="1.44982084" calcext:value-type="float">
            <text:p>1.44982084</text:p>
          </table:table-cell>
          <table:table-cell table:style-name="ce10" office:value-type="float" office:value="-0.2713281" calcext:value-type="float">
            <text:p>-0.2713281</text:p>
          </table:table-cell>
          <table:table-cell table:style-name="ce10" office:value-type="float" office:value="0.088993854" calcext:value-type="float">
            <text:p>0.088993854</text:p>
          </table:table-cell>
          <table:table-cell table:style-name="ce10" office:value-type="float" office:value="1.36423941" calcext:value-type="float">
            <text:p>1.36423941</text:p>
          </table:table-cell>
          <table:table-cell table:style-name="ce10" office:value-type="float" office:value="0.700314" calcext:value-type="float">
            <text:p>0.700314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0.86507584" calcext:value-type="float">
            <text:p>0.86507584</text:p>
          </table:table-cell>
          <table:table-cell table:style-name="ce10" office:value-type="float" office:value="2.02748872" calcext:value-type="float">
            <text:p>2.02748872</text:p>
          </table:table-cell>
          <table:table-cell table:style-name="ce10" office:value-type="float" office:value="0.3658665" calcext:value-type="float">
            <text:p>0.3658665</text:p>
          </table:table-cell>
          <table:table-cell table:style-name="ce10" office:value-type="float" office:value="-0.32948695" calcext:value-type="float">
            <text:p>-0.32948695</text:p>
          </table:table-cell>
          <table:table-cell table:style-name="ce10" office:value-type="float" office:value="1.213135428" calcext:value-type="float">
            <text:p>1.213135428</text:p>
          </table:table-cell>
          <table:table-cell table:style-name="ce10" office:value-type="float" office:value="1.01848208" calcext:value-type="float">
            <text:p>1.01848208</text:p>
          </table:table-cell>
          <table:table-cell table:style-name="ce10" office:value-type="float" office:value="1.1791161" calcext:value-type="float">
            <text:p>1.1791161</text:p>
          </table:table-cell>
          <table:table-cell table:style-name="ce10" office:value-type="float" office:value="-0.76373355" calcext:value-type="float">
            <text:p>-0.76373355</text:p>
          </table:table-cell>
          <table:table-cell table:style-name="ce10" office:value-type="float" office:value="-0.6097922" calcext:value-type="float">
            <text:p>-0.6097922</text:p>
          </table:table-cell>
          <table:table-cell table:style-name="ce10" office:value-type="float" office:value="1.3366971" calcext:value-type="float">
            <text:p>1.3366971</text:p>
          </table:table-cell>
          <table:table-cell table:style-name="ce10" office:value-type="float" office:value="0.41402437" calcext:value-type="float">
            <text:p>0.41402437</text:p>
          </table:table-cell>
          <table:table-cell table:style-name="ce10" office:value-type="float" office:value="-0.0449388" calcext:value-type="float">
            <text:p>-0.0449388</text:p>
          </table:table-cell>
          <table:table-cell table:style-name="ce10" office:value-type="float" office:value="1.6052708" calcext:value-type="float">
            <text:p>1.6052708</text:p>
          </table:table-cell>
          <table:table-cell table:style-name="ce10" office:value-type="float" office:value="1.0555656" calcext:value-type="float">
            <text:p>1.0555656</text:p>
          </table:table-cell>
          <table:table-cell table:style-name="ce10" office:value-type="float" office:value="-1.20891159" calcext:value-type="float">
            <text:p>-1.20891159</text:p>
          </table:table-cell>
          <table:table-cell table:style-name="ce10" office:value-type="float" office:value="0.09850652" calcext:value-type="float">
            <text:p>0.09850652</text:p>
          </table:table-cell>
          <table:table-cell table:style-name="ce10" office:value-type="float" office:value="-1.4550012" calcext:value-type="float">
            <text:p>-1.4550012</text:p>
          </table:table-cell>
          <table:table-cell table:style-name="ce10" office:value-type="float" office:value="-0.7708074" calcext:value-type="float">
            <text:p>-0.7708074</text:p>
          </table:table-cell>
          <table:table-cell table:style-name="ce10" office:value-type="float" office:value="-0.2378991" calcext:value-type="float">
            <text:p>-0.2378991</text:p>
          </table:table-cell>
          <table:table-cell table:style-name="ce10" office:value-type="float" office:value="1.4989203" calcext:value-type="float">
            <text:p>1.4989203</text:p>
          </table:table-cell>
          <table:table-cell table:style-name="ce10" office:value-type="float" office:value="0.837365296" calcext:value-type="float">
            <text:p>0.837365296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0.40250849" calcext:value-type="float">
            <text:p>0.40250849</text:p>
          </table:table-cell>
          <table:table-cell table:style-name="ce10" office:value-type="float" office:value="-1.61201" calcext:value-type="float">
            <text:p>-1.61201</text:p>
          </table:table-cell>
          <table:table-cell table:style-name="ce10" office:value-type="float" office:value="-0.4551802" calcext:value-type="float">
            <text:p>-0.4551802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0.51558508" calcext:value-type="float">
            <text:p>0.51558508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0.9245109" calcext:value-type="float">
            <text:p>-0.9245109</text:p>
          </table:table-cell>
          <table:table-cell table:style-name="ce10" office:value-type="float" office:value="2.070483034" calcext:value-type="float">
            <text:p>2.070483034</text:p>
          </table:table-cell>
          <table:table-cell table:style-name="ce10" office:value-type="float" office:value="1.41434749" calcext:value-type="float">
            <text:p>1.41434749</text:p>
          </table:table-cell>
          <table:table-cell table:style-name="ce10" office:value-type="float" office:value="1.2062108" calcext:value-type="float">
            <text:p>1.2062108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-0.33312216" calcext:value-type="float">
            <text:p>-0.33312216</text:p>
          </table:table-cell>
          <table:table-cell table:style-name="ce10" office:value-type="float" office:value="-1.15081199" calcext:value-type="float">
            <text:p>-1.15081199</text:p>
          </table:table-cell>
          <table:table-cell table:style-name="ce10" office:value-type="float" office:value="0.2494658" calcext:value-type="float">
            <text:p>0.2494658</text:p>
          </table:table-cell>
          <table:table-cell table:style-name="ce10" office:value-type="float" office:value="0.89362423" calcext:value-type="float">
            <text:p>0.89362423</text:p>
          </table:table-cell>
          <table:table-cell table:style-name="ce10" office:value-type="float" office:value="-0.222781415" calcext:value-type="float">
            <text:p>-0.222781415</text:p>
          </table:table-cell>
          <table:table-cell table:style-name="ce10" office:value-type="float" office:value="-0.95315055" calcext:value-type="float">
            <text:p>-0.95315055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76956278" calcext:value-type="float">
            <text:p>-0.76956278</text:p>
          </table:table-cell>
          <table:table-cell table:style-name="ce10" office:value-type="float" office:value="-0.59675247" calcext:value-type="float">
            <text:p>-0.59675247</text:p>
          </table:table-cell>
          <table:table-cell table:style-name="ce10" office:value-type="float" office:value="0.6400984" calcext:value-type="float">
            <text:p>0.6400984</text:p>
          </table:table-cell>
          <table:table-cell table:style-name="ce10" office:value-type="float" office:value="0.18423716" calcext:value-type="float">
            <text:p>0.18423716</text:p>
          </table:table-cell>
          <table:table-cell table:style-name="ce10" office:value-type="float" office:value="0.2600814" calcext:value-type="float">
            <text:p>0.2600814</text:p>
          </table:table-cell>
          <table:table-cell table:style-name="ce10" office:value-type="float" office:value="-0.6087985" calcext:value-type="float">
            <text:p>-0.6087985</text:p>
          </table:table-cell>
          <table:table-cell table:style-name="ce10" office:value-type="float" office:value="1.68953503" calcext:value-type="float">
            <text:p>1.68953503</text:p>
          </table:table-cell>
          <table:table-cell table:style-name="ce10" office:value-type="float" office:value="-0.76812254" calcext:value-type="float">
            <text:p>-0.76812254</text:p>
          </table:table-cell>
          <table:table-cell table:style-name="ce10" office:value-type="float" office:value="0.88189996" calcext:value-type="float">
            <text:p>0.88189996</text:p>
          </table:table-cell>
          <table:table-cell table:style-name="ce10" office:value-type="float" office:value="0.870674" calcext:value-type="float">
            <text:p>0.870674</text:p>
          </table:table-cell>
          <table:table-cell table:style-name="ce10" office:value-type="float" office:value="0.9386797" calcext:value-type="float">
            <text:p>0.9386797</text:p>
          </table:table-cell>
          <table:table-cell table:style-name="ce10" office:value-type="float" office:value="-0.5166876" calcext:value-type="float">
            <text:p>-0.5166876</text:p>
          </table:table-cell>
          <table:table-cell table:style-name="ce10" office:value-type="float" office:value="-1.0685864" calcext:value-type="float">
            <text:p>-1.0685864</text:p>
          </table:table-cell>
          <table:table-cell table:style-name="ce10" office:value-type="float" office:value="-0.18274288" calcext:value-type="float">
            <text:p>-0.18274288</text:p>
          </table:table-cell>
          <table:table-cell table:style-name="ce10" office:value-type="float" office:value="-0.07695377" calcext:value-type="float">
            <text:p>-0.07695377</text:p>
          </table:table-cell>
          <table:table-cell table:style-name="ce10" office:value-type="float" office:value="1.1702406" calcext:value-type="float">
            <text:p>1.1702406</text:p>
          </table:table-cell>
          <table:table-cell table:style-name="ce10" office:value-type="float" office:value="0.74539103" calcext:value-type="float">
            <text:p>0.74539103</text:p>
          </table:table-cell>
          <table:table-cell table:style-name="ce10" office:value-type="float" office:value="-0.4914717" calcext:value-type="float">
            <text:p>-0.4914717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1.63241904" calcext:value-type="float">
            <text:p>1.63241904</text:p>
          </table:table-cell>
          <table:table-cell table:style-name="ce10" office:value-type="float" office:value="0.87920567" calcext:value-type="float">
            <text:p>0.87920567</text:p>
          </table:table-cell>
          <table:table-cell table:style-name="ce10" office:value-type="float" office:value="-1.0859654" calcext:value-type="float">
            <text:p>-1.0859654</text:p>
          </table:table-cell>
          <table:table-cell table:style-name="ce10" office:value-type="float" office:value="-0.479424297" calcext:value-type="float">
            <text:p>-0.479424297</text:p>
          </table:table-cell>
          <table:table-cell table:style-name="ce10" office:value-type="float" office:value="1.19229992" calcext:value-type="float">
            <text:p>1.19229992</text:p>
          </table:table-cell>
          <table:table-cell table:style-name="ce10" office:value-type="float" office:value="-0.104135" calcext:value-type="float">
            <text:p>-0.104135</text:p>
          </table:table-cell>
          <table:table-cell table:style-name="ce10" office:value-type="float" office:value="1.3519365" calcext:value-type="float">
            <text:p>1.3519365</text:p>
          </table:table-cell>
          <table:table-cell table:style-name="ce10" office:value-type="float" office:value="0.23890463" calcext:value-type="float">
            <text:p>0.23890463</text:p>
          </table:table-cell>
          <table:table-cell table:style-name="ce10" office:value-type="float" office:value="-1.30949586" calcext:value-type="float">
            <text:p>-1.30949586</text:p>
          </table:table-cell>
          <table:table-cell table:style-name="ce10" office:value-type="float" office:value="-0.4493191" calcext:value-type="float">
            <text:p>-0.4493191</text:p>
          </table:table-cell>
          <table:table-cell table:style-name="ce10" office:value-type="float" office:value="-0.5322483" calcext:value-type="float">
            <text:p>-0.5322483</text:p>
          </table:table-cell>
          <table:table-cell table:style-name="ce10" office:value-type="float" office:value="-0.348275368" calcext:value-type="float">
            <text:p>-0.348275368</text:p>
          </table:table-cell>
          <table:table-cell table:style-name="ce10" office:value-type="float" office:value="-0.54629872" calcext:value-type="float">
            <text:p>-0.54629872</text:p>
          </table:table-cell>
          <table:table-cell table:style-name="ce10" office:value-type="float" office:value="2.162383" calcext:value-type="float">
            <text:p>2.162383</text:p>
          </table:table-cell>
          <table:table-cell table:style-name="ce10" office:value-type="float" office:value="1.09228636" calcext:value-type="float">
            <text:p>1.09228636</text:p>
          </table:table-cell>
          <table:table-cell table:style-name="ce10" office:value-type="float" office:value="-0.47983217" calcext:value-type="float">
            <text:p>-0.47983217</text:p>
          </table:table-cell>
          <table:table-cell table:style-name="ce10" office:value-type="float" office:value="0.4851036" calcext:value-type="float">
            <text:p>0.4851036</text:p>
          </table:table-cell>
          <table:table-cell table:style-name="ce10" office:value-type="float" office:value="-0.26442268" calcext:value-type="float">
            <text:p>-0.26442268</text:p>
          </table:table-cell>
          <table:table-cell table:style-name="ce10" office:value-type="float" office:value="0.2284974" calcext:value-type="float">
            <text:p>0.2284974</text:p>
          </table:table-cell>
          <table:table-cell table:style-name="ce10" office:value-type="float" office:value="1.7838375" calcext:value-type="float">
            <text:p>1.7838375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-0.0797677" calcext:value-type="float">
            <text:p>-0.0797677</text:p>
          </table:table-cell>
          <table:table-cell table:style-name="ce10" office:value-type="float" office:value="1.07303696" calcext:value-type="float">
            <text:p>1.07303696</text:p>
          </table:table-cell>
          <table:table-cell table:style-name="ce10" office:value-type="float" office:value="0.8889551" calcext:value-type="float">
            <text:p>0.8889551</text:p>
          </table:table-cell>
          <table:table-cell table:style-name="ce10" office:value-type="float" office:value="1.7699127" calcext:value-type="float">
            <text:p>1.7699127</text:p>
          </table:table-cell>
          <table:table-cell table:style-name="ce10" office:value-type="float" office:value="0.6695743" calcext:value-type="float">
            <text:p>0.6695743</text:p>
          </table:table-cell>
          <table:table-cell table:style-name="ce10" office:value-type="float" office:value="-0.1839127" calcext:value-type="float">
            <text:p>-0.1839127</text:p>
          </table:table-cell>
          <table:table-cell table:style-name="ce10" office:value-type="float" office:value="0.340771373" calcext:value-type="float">
            <text:p>0.340771373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0.99110856" calcext:value-type="float">
            <text:p>-0.99110856</text:p>
          </table:table-cell>
          <table:table-cell table:style-name="ce10" office:value-type="float" office:value="0.79554819" calcext:value-type="float">
            <text:p>0.79554819</text:p>
          </table:table-cell>
          <table:table-cell table:style-name="ce10" office:value-type="float" office:value="-0.4611621" calcext:value-type="float">
            <text:p>-0.4611621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-0.28044357" calcext:value-type="float">
            <text:p>-0.28044357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1.129673" calcext:value-type="float">
            <text:p>1.129673</text:p>
          </table:table-cell>
          <table:table-cell table:style-name="ce10" office:value-type="float" office:value="-0.72219883" calcext:value-type="float">
            <text:p>-0.72219883</text:p>
          </table:table-cell>
          <table:table-cell table:style-name="ce10" office:value-type="float" office:value="0.81043008" calcext:value-type="float">
            <text:p>0.81043008</text:p>
          </table:table-cell>
          <table:table-cell table:style-name="ce10" office:value-type="float" office:value="-1.1838784" calcext:value-type="float">
            <text:p>-1.1838784</text:p>
          </table:table-cell>
          <table:table-cell table:style-name="ce10" office:value-type="float" office:value="1.9253989" calcext:value-type="float">
            <text:p>1.9253989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79710483" calcext:value-type="float">
            <text:p>-0.79710483</text:p>
          </table:table-cell>
          <table:table-cell table:style-name="ce10" office:value-type="float" office:value="0.9598916" calcext:value-type="float">
            <text:p>0.9598916</text:p>
          </table:table-cell>
          <table:table-cell table:style-name="ce10" office:value-type="float" office:value="0.45359288" calcext:value-type="float">
            <text:p>0.45359288</text:p>
          </table:table-cell>
          <table:table-cell table:style-name="ce10" office:value-type="float" office:value="0.857051288" calcext:value-type="float">
            <text:p>0.857051288</text:p>
          </table:table-cell>
          <table:table-cell table:style-name="ce10" office:value-type="float" office:value="-1.19977662" calcext:value-type="float">
            <text:p>-1.19977662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52872504" calcext:value-type="float">
            <text:p>-0.52872504</text:p>
          </table:table-cell>
          <table:table-cell table:style-name="ce10" office:value-type="float" office:value="-1.06878023" calcext:value-type="float">
            <text:p>-1.06878023</text:p>
          </table:table-cell>
          <table:table-cell table:style-name="ce10" office:value-type="float" office:value="0.1284379" calcext:value-type="float">
            <text:p>0.1284379</text:p>
          </table:table-cell>
          <table:table-cell table:style-name="ce10" office:value-type="float" office:value="0.11624308" calcext:value-type="float">
            <text:p>0.11624308</text:p>
          </table:table-cell>
          <table:table-cell table:style-name="ce10" office:value-type="float" office:value="0.8726074" calcext:value-type="float">
            <text:p>0.8726074</text:p>
          </table:table-cell>
          <table:table-cell table:style-name="ce10" office:value-type="float" office:value="-0.7687309" calcext:value-type="float">
            <text:p>-0.7687309</text:p>
          </table:table-cell>
          <table:table-cell table:style-name="ce10" office:value-type="float" office:value="0.57445313" calcext:value-type="float">
            <text:p>0.57445313</text:p>
          </table:table-cell>
          <table:table-cell table:style-name="ce10" office:value-type="float" office:value="-0.15295015" calcext:value-type="float">
            <text:p>-0.15295015</text:p>
          </table:table-cell>
          <table:table-cell table:style-name="ce10" office:value-type="float" office:value="0.91016662" calcext:value-type="float">
            <text:p>0.91016662</text:p>
          </table:table-cell>
          <table:table-cell table:style-name="ce10" office:value-type="float" office:value="0.402348" calcext:value-type="float">
            <text:p>0.402348</text:p>
          </table:table-cell>
          <table:table-cell table:style-name="ce10" office:value-type="float" office:value="1.9107359" calcext:value-type="float">
            <text:p>1.9107359</text:p>
          </table:table-cell>
          <table:table-cell table:style-name="ce10" office:value-type="float" office:value="-1.0112103" calcext:value-type="float">
            <text:p>-1.0112103</text:p>
          </table:table-cell>
          <table:table-cell table:style-name="ce10" office:value-type="float" office:value="-1.3824217" calcext:value-type="float">
            <text:p>-1.3824217</text:p>
          </table:table-cell>
          <table:table-cell table:style-name="ce10" office:value-type="float" office:value="0.927113042" calcext:value-type="float">
            <text:p>0.927113042</text:p>
          </table:table-cell>
          <table:table-cell table:style-name="ce10" office:value-type="float" office:value="-1.0667648" calcext:value-type="float">
            <text:p>-1.0667648</text:p>
          </table:table-cell>
          <table:table-cell table:style-name="ce10" office:value-type="float" office:value="-0.24409014" calcext:value-type="float">
            <text:p>-0.24409014</text:p>
          </table:table-cell>
          <table:table-cell table:style-name="ce10" office:value-type="float" office:value="-0.27425095" calcext:value-type="float">
            <text:p>-0.27425095</text:p>
          </table:table-cell>
          <table:table-cell table:style-name="ce10" office:value-type="float" office:value="-0.3207814" calcext:value-type="float">
            <text:p>-0.3207814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1.23268051" calcext:value-type="float">
            <text:p>1.23268051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1.0006018" calcext:value-type="float">
            <text:p>-1.0006018</text:p>
          </table:table-cell>
          <table:table-cell table:style-name="ce10" office:value-type="float" office:value="-0.005936929" calcext:value-type="float">
            <text:p>-0.005936929</text:p>
          </table:table-cell>
          <table:table-cell table:style-name="ce10" office:value-type="float" office:value="0.72053026" calcext:value-type="float">
            <text:p>0.72053026</text:p>
          </table:table-cell>
          <table:table-cell table:style-name="ce10" office:value-type="float" office:value="0.4324682" calcext:value-type="float">
            <text:p>0.4324682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-0.67576007" calcext:value-type="float">
            <text:p>-0.67576007</text:p>
          </table:table-cell>
          <table:table-cell table:style-name="ce10" office:value-type="float" office:value="0.14442694" calcext:value-type="float">
            <text:p>0.14442694</text:p>
          </table:table-cell>
          <table:table-cell table:style-name="ce10" office:value-type="float" office:value="0.1342313" calcext:value-type="float">
            <text:p>0.1342313</text:p>
          </table:table-cell>
          <table:table-cell table:style-name="ce10" office:value-type="float" office:value="0.97324049" calcext:value-type="float">
            <text:p>0.97324049</text:p>
          </table:table-cell>
          <table:table-cell table:style-name="ce10" office:value-type="float" office:value="0.292848455" calcext:value-type="float">
            <text:p>0.292848455</text:p>
          </table:table-cell>
          <table:table-cell table:style-name="ce10" office:value-type="float" office:value="1.03745332" calcext:value-type="float">
            <text:p>1.03745332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0.85764202" calcext:value-type="float">
            <text:p>0.85764202</text:p>
          </table:table-cell>
          <table:table-cell table:style-name="ce10" office:value-type="float" office:value="-0.39659723" calcext:value-type="float">
            <text:p>-0.39659723</text:p>
          </table:table-cell>
          <table:table-cell table:style-name="ce10" office:value-type="float" office:value="0.7892814" calcext:value-type="float">
            <text:p>0.7892814</text:p>
          </table:table-cell>
          <table:table-cell table:style-name="ce10" office:value-type="float" office:value="-0.16764178" calcext:value-type="float">
            <text:p>-0.16764178</text:p>
          </table:table-cell>
          <table:table-cell table:style-name="ce10" office:value-type="float" office:value="0.8200847" calcext:value-type="float">
            <text:p>0.8200847</text:p>
          </table:table-cell>
          <table:table-cell table:style-name="ce10" office:value-type="float" office:value="2.2933279" calcext:value-type="float">
            <text:p>2.2933279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1.52301344" calcext:value-type="float">
            <text:p>1.52301344</text:p>
          </table:table-cell>
          <table:table-cell table:style-name="ce10" office:value-type="float" office:value="0.73114346" calcext:value-type="float">
            <text:p>0.73114346</text:p>
          </table:table-cell>
          <table:table-cell table:style-name="ce10" office:value-type="float" office:value="1.4591559" calcext:value-type="float">
            <text:p>1.4591559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496065" calcext:value-type="float">
            <text:p>-0.4496065</text:p>
          </table:table-cell>
          <table:table-cell table:style-name="ce10" office:value-type="float" office:value="1.5290311" calcext:value-type="float">
            <text:p>1.5290311</text:p>
          </table:table-cell>
          <table:table-cell table:style-name="ce10" office:value-type="float" office:value="1.268147629" calcext:value-type="float">
            <text:p>1.268147629</text:p>
          </table:table-cell>
          <table:table-cell table:style-name="ce10" office:value-type="float" office:value="0.06795979" calcext:value-type="float">
            <text:p>0.06795979</text:p>
          </table:table-cell>
          <table:table-cell table:style-name="ce10" office:value-type="float" office:value="0.99608011" calcext:value-type="float">
            <text:p>0.99608011</text:p>
          </table:table-cell>
          <table:table-cell table:style-name="ce10" office:value-type="float" office:value="0.40006931" calcext:value-type="float">
            <text:p>0.40006931</text:p>
          </table:table-cell>
          <table:table-cell table:style-name="ce10" office:value-type="float" office:value="0.5661702" calcext:value-type="float">
            <text:p>0.5661702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-2.11538813" calcext:value-type="float">
            <text:p>-2.11538813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1.0706928" calcext:value-type="float">
            <text:p>-1.0706928</text:p>
          </table:table-cell>
          <table:table-cell table:style-name="ce10" office:value-type="float" office:value="-0.079859546" calcext:value-type="float">
            <text:p>-0.079859546</text:p>
          </table:table-cell>
          <table:table-cell table:style-name="ce10" office:value-type="float" office:value="-1.69612197" calcext:value-type="float">
            <text:p>-1.69612197</text:p>
          </table:table-cell>
          <table:table-cell table:style-name="ce10" office:value-type="float" office:value="-1.3883348" calcext:value-type="float">
            <text:p>-1.3883348</text:p>
          </table:table-cell>
          <table:table-cell table:style-name="ce10" office:value-type="float" office:value="-1.3726574" calcext:value-type="float">
            <text:p>-1.3726574</text:p>
          </table:table-cell>
          <table:table-cell table:style-name="ce10" office:value-type="float" office:value="-1.95496853" calcext:value-type="float">
            <text:p>-1.95496853</text:p>
          </table:table-cell>
          <table:table-cell table:style-name="ce10" office:value-type="float" office:value="0.669237" calcext:value-type="float">
            <text:p>0.669237</text:p>
          </table:table-cell>
          <table:table-cell table:style-name="ce10" office:value-type="float" office:value="-0.7756257" calcext:value-type="float">
            <text:p>-0.7756257</text:p>
          </table:table-cell>
          <table:table-cell table:style-name="ce10" office:value-type="float" office:value="-0.5322483" calcext:value-type="float">
            <text:p>-0.5322483</text:p>
          </table:table-cell>
          <table:table-cell table:style-name="ce10" office:value-type="float" office:value="-0.02434263" calcext:value-type="float">
            <text:p>-0.02434263</text:p>
          </table:table-cell>
          <table:table-cell table:style-name="ce10" office:value-type="float" office:value="-0.87269501" calcext:value-type="float">
            <text:p>-0.87269501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88178471" calcext:value-type="float">
            <text:p>-0.88178471</text:p>
          </table:table-cell>
          <table:table-cell table:style-name="ce10" office:value-type="float" office:value="0.15301484" calcext:value-type="float">
            <text:p>0.15301484</text:p>
          </table:table-cell>
          <table:table-cell table:style-name="ce10" office:value-type="float" office:value="-2.1952593" calcext:value-type="float">
            <text:p>-2.1952593</text:p>
          </table:table-cell>
          <table:table-cell table:style-name="ce10" office:value-type="float" office:value="0.14602196" calcext:value-type="float">
            <text:p>0.14602196</text:p>
          </table:table-cell>
          <table:table-cell table:style-name="ce10" office:value-type="float" office:value="-2.2428971" calcext:value-type="float">
            <text:p>-2.2428971</text:p>
          </table:table-cell>
          <table:table-cell table:style-name="ce10" office:value-type="float" office:value="-0.5899591" calcext:value-type="float">
            <text:p>-0.5899591</text:p>
          </table:table-cell>
          <table:table-cell table:style-name="ce10" office:value-type="float" office:value="-1.69704207" calcext:value-type="float">
            <text:p>-1.69704207</text:p>
          </table:table-cell>
          <table:table-cell table:style-name="ce10" office:value-type="float" office:value="-1.9508857" calcext:value-type="float">
            <text:p>-1.9508857</text:p>
          </table:table-cell>
          <table:table-cell table:style-name="ce10" office:value-type="float" office:value="0.03066655" calcext:value-type="float">
            <text:p>0.03066655</text:p>
          </table:table-cell>
          <table:table-cell table:style-name="ce10" office:value-type="float" office:value="0.7561687" calcext:value-type="float">
            <text:p>0.7561687</text:p>
          </table:table-cell>
          <table:table-cell table:style-name="ce10" office:value-type="float" office:value="0.6478182" calcext:value-type="float">
            <text:p>0.6478182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0.5961387" calcext:value-type="float">
            <text:p>-0.5961387</text:p>
          </table:table-cell>
          <table:table-cell table:style-name="ce10" office:value-type="float" office:value="0.466414793" calcext:value-type="float">
            <text:p>0.466414793</text:p>
          </table:table-cell>
          <table:table-cell table:style-name="ce10" office:value-type="float" office:value="-1.97076206" calcext:value-type="float">
            <text:p>-1.97076206</text:p>
          </table:table-cell>
          <table:table-cell table:style-name="ce10" office:value-type="float" office:value="-0.77568631" calcext:value-type="float">
            <text:p>-0.77568631</text:p>
          </table:table-cell>
          <table:table-cell table:style-name="ce10" office:value-type="float" office:value="-1.83474304" calcext:value-type="float">
            <text:p>-1.83474304</text:p>
          </table:table-cell>
          <table:table-cell table:style-name="ce10" office:value-type="float" office:value="-0.4647517" calcext:value-type="float">
            <text:p>-0.4647517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3:40:47.031239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_5f_Data" style:display-name="PageStyle_Raw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og2" style:display-name="PageStyle_Log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an-centered" style:display-name="PageStyle_Mean-center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lative_20_quantities" style:display-name="PageStyle_Relative quanti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ssing_20_data" style:display-name="PageStyle_Missing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utoscaled" style:display-name="PageStyle_Autoscal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8:01:25</meta:creation-date>
    <meta:initial-creator>Jessica</meta:initial-creator>
    <dc:language>en-US</dc:language>
    <dc:creator>Diego </dc:creator>
    <dc:date>2016-10-24T13:41:18.790235368</dc:date>
    <meta:editing-cycles>8</meta:editing-cycles>
    <meta:editing-duration>PT45M31S</meta:editing-duration>
    <meta:generator>LibreOffice/5.0.3.2$Linux_X86_64 LibreOffice_project/00m0$Build-2</meta:generator>
    <meta:document-statistic meta:table-count="6" meta:cell-count="504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